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0.00040939">
            <text:p>0,00040939</text:p>
            <draw:frame table:end-cell-address="Foglio1.K16" table:end-x="1.147cm" table:end-y="0.319cm" draw:z-index="0" draw:style-name="gr1" svg:width="26.429cm" svg:height="6.987cm" svg:x="0.167cm" svg:y="0.106cm">
              <draw:object draw:notify-on-update-of-ranges="Foglio1.A1:Foglio1.A1000 Foglio1.B1:Foglio1.B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99836309">
            <text:p>1,99836309</text:p>
          </table:table-cell>
          <table:table-cell table:number-columns-repeated="1022"/>
        </table:table-row>
        <table:table-row table:style-name="ro1">
          <table:table-cell office:value-type="float" office:value="0.00196415">
            <text:p>0,00196415</text:p>
          </table:table-cell>
          <table:table-cell office:value-type="float" office:value="1.99215881">
            <text:p>1,99215881</text:p>
          </table:table-cell>
          <table:table-cell table:number-columns-repeated="1022"/>
        </table:table-row>
        <table:table-row table:style-name="ro1">
          <table:table-cell office:value-type="float" office:value="0.00544543">
            <text:p>0,00544543</text:p>
          </table:table-cell>
          <table:table-cell office:value-type="float" office:value="1.97833647">
            <text:p>1,97833647</text:p>
          </table:table-cell>
          <table:table-cell table:number-columns-repeated="1022"/>
        </table:table-row>
        <table:table-row table:style-name="ro1">
          <table:table-cell office:value-type="float" office:value="0.00759298">
            <text:p>0,00759298</text:p>
          </table:table-cell>
          <table:table-cell office:value-type="float" office:value="1.96985752">
            <text:p>1,96985752</text:p>
          </table:table-cell>
          <table:table-cell table:number-columns-repeated="1022"/>
        </table:table-row>
        <table:table-row table:style-name="ro1">
          <table:table-cell office:value-type="float" office:value="0.01183191">
            <text:p>0,01183191</text:p>
          </table:table-cell>
          <table:table-cell office:value-type="float" office:value="1.95322796">
            <text:p>1,95322796</text:p>
          </table:table-cell>
          <table:table-cell table:number-columns-repeated="1022"/>
        </table:table-row>
        <table:table-row table:style-name="ro1">
          <table:table-cell office:value-type="float" office:value="0.01325324">
            <text:p>0,01325324</text:p>
          </table:table-cell>
          <table:table-cell office:value-type="float" office:value="1.94768347">
            <text:p>1,94768347</text:p>
          </table:table-cell>
          <table:table-cell table:number-columns-repeated="1022"/>
        </table:table-row>
        <table:table-row table:style-name="ro1">
          <table:table-cell office:value-type="float" office:value="0.01464111">
            <text:p>0,01464111</text:p>
          </table:table-cell>
          <table:table-cell office:value-type="float" office:value="1.9422847">
            <text:p>1,94228470</text:p>
          </table:table-cell>
          <table:table-cell table:number-columns-repeated="1022"/>
        </table:table-row>
        <table:table-row table:style-name="ro1">
          <table:table-cell office:value-type="float" office:value="0.01822966">
            <text:p>0,01822966</text:p>
          </table:table-cell>
          <table:table-cell office:value-type="float" office:value="1.92839465">
            <text:p>1,92839465</text:p>
          </table:table-cell>
          <table:table-cell table:number-columns-repeated="1022"/>
        </table:table-row>
        <table:table-row table:style-name="ro1">
          <table:table-cell office:value-type="float" office:value="0.02176003">
            <text:p>0,02176003</text:p>
          </table:table-cell>
          <table:table-cell office:value-type="float" office:value="1.91482669">
            <text:p>1,91482669</text:p>
          </table:table-cell>
          <table:table-cell table:number-columns-repeated="1022"/>
        </table:table-row>
        <table:table-row table:style-name="ro1">
          <table:table-cell office:value-type="float" office:value="0.03207162">
            <text:p>0,03207162</text:p>
          </table:table-cell>
          <table:table-cell office:value-type="float" office:value="1.87574132">
            <text:p>1,87574132</text:p>
          </table:table-cell>
          <table:table-cell table:number-columns-repeated="1022"/>
        </table:table-row>
        <table:table-row table:style-name="ro1">
          <table:table-cell office:value-type="float" office:value="0.03376131">
            <text:p>0,03376131</text:p>
          </table:table-cell>
          <table:table-cell office:value-type="float" office:value="1.86941316">
            <text:p>1,86941316</text:p>
          </table:table-cell>
          <table:table-cell table:number-columns-repeated="1022"/>
        </table:table-row>
        <table:table-row table:style-name="ro1">
          <table:table-cell office:value-type="float" office:value="0.03694955">
            <text:p>0,03694955</text:p>
          </table:table-cell>
          <table:table-cell office:value-type="float" office:value="1.85753081">
            <text:p>1,85753081</text:p>
          </table:table-cell>
          <table:table-cell table:number-columns-repeated="1022"/>
        </table:table-row>
        <table:table-row table:style-name="ro1">
          <table:table-cell office:value-type="float" office:value="0.03699346">
            <text:p>0,03699346</text:p>
          </table:table-cell>
          <table:table-cell office:value-type="float" office:value="1.85736768">
            <text:p>1,85736768</text:p>
          </table:table-cell>
          <table:table-cell table:number-columns-repeated="1022"/>
        </table:table-row>
        <table:table-row table:style-name="ro1">
          <table:table-cell office:value-type="float" office:value="0.03837056">
            <text:p>0,03837056</text:p>
          </table:table-cell>
          <table:table-cell office:value-type="float" office:value="1.85225915">
            <text:p>1,85225915</text:p>
          </table:table-cell>
          <table:table-cell table:number-columns-repeated="1022"/>
        </table:table-row>
        <table:table-row table:style-name="ro1">
          <table:table-cell office:value-type="float" office:value="0.04060635">
            <text:p>0,04060635</text:p>
          </table:table-cell>
          <table:table-cell office:value-type="float" office:value="1.84399513">
            <text:p>1,84399513</text:p>
          </table:table-cell>
          <table:table-cell table:number-columns-repeated="1022"/>
        </table:table-row>
        <table:table-row table:style-name="ro1">
          <table:table-cell office:value-type="float" office:value="0.04080833">
            <text:p>0,04080833</text:p>
          </table:table-cell>
          <table:table-cell office:value-type="float" office:value="1.84325037">
            <text:p>1,84325037</text:p>
          </table:table-cell>
          <table:table-cell table:number-columns-repeated="1022"/>
        </table:table-row>
        <table:table-row table:style-name="ro1">
          <table:table-cell office:value-type="float" office:value="0.0422014">
            <text:p>0,04220140</text:p>
          </table:table-cell>
          <table:table-cell office:value-type="float" office:value="1.83812197">
            <text:p>1,83812197</text:p>
          </table:table-cell>
          <table:table-cell table:number-columns-repeated="1022"/>
        </table:table-row>
        <table:table-row table:style-name="ro1">
          <table:table-cell office:value-type="float" office:value="0.04361598">
            <text:p>0,04361598</text:p>
          </table:table-cell>
          <table:table-cell office:value-type="float" office:value="1.83292899">
            <text:p>1,83292899</text:p>
          </table:table-cell>
          <table:table-cell table:number-columns-repeated="1022"/>
        </table:table-row>
        <table:table-row table:style-name="ro1">
          <table:table-cell office:value-type="float" office:value="0.04476445">
            <text:p>0,04476445</text:p>
          </table:table-cell>
          <table:table-cell office:value-type="float" office:value="1.82872368">
            <text:p>1,82872368</text:p>
          </table:table-cell>
          <table:table-cell table:number-columns-repeated="1022"/>
        </table:table-row>
        <table:table-row table:style-name="ro1">
          <table:table-cell office:value-type="float" office:value="0.04518874">
            <text:p>0,04518874</text:p>
          </table:table-cell>
          <table:table-cell office:value-type="float" office:value="1.82717253">
            <text:p>1,82717253</text:p>
          </table:table-cell>
          <table:table-cell table:number-columns-repeated="1022"/>
        </table:table-row>
        <table:table-row table:style-name="ro1">
          <table:table-cell office:value-type="float" office:value="0.04861001">
            <text:p>0,04861001</text:p>
          </table:table-cell>
          <table:table-cell office:value-type="float" office:value="1.8147127">
            <text:p>1,81471270</text:p>
          </table:table-cell>
          <table:table-cell table:number-columns-repeated="1022"/>
        </table:table-row>
        <table:table-row table:style-name="ro1">
          <table:table-cell office:value-type="float" office:value="0.04975419">
            <text:p>0,04975419</text:p>
          </table:table-cell>
          <table:table-cell office:value-type="float" office:value="1.81056472">
            <text:p>1,81056472</text:p>
          </table:table-cell>
          <table:table-cell table:number-columns-repeated="1022"/>
        </table:table-row>
        <table:table-row table:style-name="ro1">
          <table:table-cell office:value-type="float" office:value="0.05051692">
            <text:p>0,05051692</text:p>
          </table:table-cell>
          <table:table-cell office:value-type="float" office:value="1.8078049">
            <text:p>1,80780490</text:p>
          </table:table-cell>
          <table:table-cell table:number-columns-repeated="1022"/>
        </table:table-row>
        <table:table-row table:style-name="ro1">
          <table:table-cell office:value-type="float" office:value="0.05398786">
            <text:p>0,05398786</text:p>
          </table:table-cell>
          <table:table-cell office:value-type="float" office:value="1.79529878">
            <text:p>1,79529878</text:p>
          </table:table-cell>
          <table:table-cell table:number-columns-repeated="1022"/>
        </table:table-row>
        <table:table-row table:style-name="ro1">
          <table:table-cell office:value-type="float" office:value="0.06092677">
            <text:p>0,06092677</text:p>
          </table:table-cell>
          <table:table-cell office:value-type="float" office:value="1.77055605">
            <text:p>1,77055605</text:p>
          </table:table-cell>
          <table:table-cell table:number-columns-repeated="1022"/>
        </table:table-row>
        <table:table-row table:style-name="ro1">
          <table:table-cell office:value-type="float" office:value="0.0612133">
            <text:p>0,06121330</text:p>
          </table:table-cell>
          <table:table-cell office:value-type="float" office:value="1.7695417">
            <text:p>1,76954170</text:p>
          </table:table-cell>
          <table:table-cell table:number-columns-repeated="1022"/>
        </table:table-row>
        <table:table-row table:style-name="ro1">
          <table:table-cell office:value-type="float" office:value="0.0613234">
            <text:p>0,06132340</text:p>
          </table:table-cell>
          <table:table-cell office:value-type="float" office:value="1.76915209">
            <text:p>1,76915209</text:p>
          </table:table-cell>
          <table:table-cell table:number-columns-repeated="1022"/>
        </table:table-row>
        <table:table-row table:style-name="ro1">
          <table:table-cell office:value-type="float" office:value="0.06446608">
            <text:p>0,06446608</text:p>
          </table:table-cell>
          <table:table-cell office:value-type="float" office:value="1.75806719">
            <text:p>1,75806719</text:p>
          </table:table-cell>
          <table:table-cell table:number-columns-repeated="1022"/>
        </table:table-row>
        <table:table-row table:style-name="ro1">
          <table:table-cell office:value-type="float" office:value="0.06657375">
            <text:p>0,06657375</text:p>
          </table:table-cell>
          <table:table-cell office:value-type="float" office:value="1.75067195">
            <text:p>1,75067195</text:p>
          </table:table-cell>
          <table:table-cell table:number-columns-repeated="1022"/>
        </table:table-row>
        <table:table-row table:style-name="ro1">
          <table:table-cell office:value-type="float" office:value="0.06982125">
            <text:p>0,06982125</text:p>
          </table:table-cell>
          <table:table-cell office:value-type="float" office:value="1.73933818">
            <text:p>1,73933818</text:p>
          </table:table-cell>
          <table:table-cell table:number-columns-repeated="1022"/>
        </table:table-row>
        <table:table-row table:style-name="ro1">
          <table:table-cell office:value-type="float" office:value="0.07495386">
            <text:p>0,07495386</text:p>
          </table:table-cell>
          <table:table-cell office:value-type="float" office:value="1.72157482">
            <text:p>1,72157482</text:p>
          </table:table-cell>
          <table:table-cell table:number-columns-repeated="1022"/>
        </table:table-row>
        <table:table-row table:style-name="ro1">
          <table:table-cell office:value-type="float" office:value="0.07495786">
            <text:p>0,07495786</text:p>
          </table:table-cell>
          <table:table-cell office:value-type="float" office:value="1.72156105">
            <text:p>1,72156105</text:p>
          </table:table-cell>
          <table:table-cell table:number-columns-repeated="1022"/>
        </table:table-row>
        <table:table-row table:style-name="ro1">
          <table:table-cell office:value-type="float" office:value="0.08168681">
            <text:p>0,08168681</text:p>
          </table:table-cell>
          <table:table-cell office:value-type="float" office:value="1.69854764">
            <text:p>1,69854764</text:p>
          </table:table-cell>
          <table:table-cell table:number-columns-repeated="1022"/>
        </table:table-row>
        <table:table-row table:style-name="ro1">
          <table:table-cell office:value-type="float" office:value="0.08377906">
            <text:p>0,08377906</text:p>
          </table:table-cell>
          <table:table-cell office:value-type="float" office:value="1.69145493">
            <text:p>1,69145493</text:p>
          </table:table-cell>
          <table:table-cell table:number-columns-repeated="1022"/>
        </table:table-row>
        <table:table-row table:style-name="ro1">
          <table:table-cell office:value-type="float" office:value="0.08503879">
            <text:p>0,08503879</text:p>
          </table:table-cell>
          <table:table-cell office:value-type="float" office:value="1.68719875">
            <text:p>1,68719875</text:p>
          </table:table-cell>
          <table:table-cell table:number-columns-repeated="1022"/>
        </table:table-row>
        <table:table-row table:style-name="ro1">
          <table:table-cell office:value-type="float" office:value="0.08893434">
            <text:p>0,08893434</text:p>
          </table:table-cell>
          <table:table-cell office:value-type="float" office:value="1.67410467">
            <text:p>1,67410467</text:p>
          </table:table-cell>
          <table:table-cell table:number-columns-repeated="1022"/>
        </table:table-row>
        <table:table-row table:style-name="ro1">
          <table:table-cell office:value-type="float" office:value="0.09487436">
            <text:p>0,09487436</text:p>
          </table:table-cell>
          <table:table-cell office:value-type="float" office:value="1.65433393">
            <text:p>1,65433393</text:p>
          </table:table-cell>
          <table:table-cell table:number-columns-repeated="1022"/>
        </table:table-row>
        <table:table-row table:style-name="ro1">
          <table:table-cell office:value-type="float" office:value="0.0988694">
            <text:p>0,09886940</text:p>
          </table:table-cell>
          <table:table-cell office:value-type="float" office:value="1.64116833">
            <text:p>1,64116833</text:p>
          </table:table-cell>
          <table:table-cell table:number-columns-repeated="1022"/>
        </table:table-row>
        <table:table-row table:style-name="ro1">
          <table:table-cell office:value-type="float" office:value="0.09903327">
            <text:p>0,09903327</text:p>
          </table:table-cell>
          <table:table-cell office:value-type="float" office:value="1.64063053">
            <text:p>1,64063053</text:p>
          </table:table-cell>
          <table:table-cell table:number-columns-repeated="1022"/>
        </table:table-row>
        <table:table-row table:style-name="ro1">
          <table:table-cell office:value-type="float" office:value="0.09942426">
            <text:p>0,09942426</text:p>
          </table:table-cell>
          <table:table-cell office:value-type="float" office:value="1.63934811">
            <text:p>1,63934811</text:p>
          </table:table-cell>
          <table:table-cell table:number-columns-repeated="1022"/>
        </table:table-row>
        <table:table-row table:style-name="ro1">
          <table:table-cell office:value-type="float" office:value="0.10116983">
            <text:p>0,10116983</text:p>
          </table:table-cell>
          <table:table-cell office:value-type="float" office:value="1.63363489">
            <text:p>1,63363489</text:p>
          </table:table-cell>
          <table:table-cell table:number-columns-repeated="1022"/>
        </table:table-row>
        <table:table-row table:style-name="ro1">
          <table:table-cell office:value-type="float" office:value="0.10190576">
            <text:p>0,10190576</text:p>
          </table:table-cell>
          <table:table-cell office:value-type="float" office:value="1.63123218">
            <text:p>1,63123218</text:p>
          </table:table-cell>
          <table:table-cell table:number-columns-repeated="1022"/>
        </table:table-row>
        <table:table-row table:style-name="ro1">
          <table:table-cell office:value-type="float" office:value="0.10219848">
            <text:p>0,10219848</text:p>
          </table:table-cell>
          <table:table-cell office:value-type="float" office:value="1.63027746">
            <text:p>1,63027746</text:p>
          </table:table-cell>
          <table:table-cell table:number-columns-repeated="1022"/>
        </table:table-row>
        <table:table-row table:style-name="ro1">
          <table:table-cell office:value-type="float" office:value="0.1075418">
            <text:p>0,10754180</text:p>
          </table:table-cell>
          <table:table-cell office:value-type="float" office:value="1.61294804">
            <text:p>1,61294804</text:p>
          </table:table-cell>
          <table:table-cell table:number-columns-repeated="1022"/>
        </table:table-row>
        <table:table-row table:style-name="ro1">
          <table:table-cell office:value-type="float" office:value="0.11749886">
            <text:p>0,11749886</text:p>
          </table:table-cell>
          <table:table-cell office:value-type="float" office:value="1.5811453">
            <text:p>1,58114530</text:p>
          </table:table-cell>
          <table:table-cell table:number-columns-repeated="1022"/>
        </table:table-row>
        <table:table-row table:style-name="ro1">
          <table:table-cell office:value-type="float" office:value="0.11820481">
            <text:p>0,11820481</text:p>
          </table:table-cell>
          <table:table-cell office:value-type="float" office:value="1.57891446">
            <text:p>1,57891446</text:p>
          </table:table-cell>
          <table:table-cell table:number-columns-repeated="1022"/>
        </table:table-row>
        <table:table-row table:style-name="ro1">
          <table:table-cell office:value-type="float" office:value="0.11950153">
            <text:p>0,11950153</text:p>
          </table:table-cell>
          <table:table-cell office:value-type="float" office:value="1.57482494">
            <text:p>1,57482494</text:p>
          </table:table-cell>
          <table:table-cell table:number-columns-repeated="1022"/>
        </table:table-row>
        <table:table-row table:style-name="ro1">
          <table:table-cell office:value-type="float" office:value="0.1251574">
            <text:p>0,12515740</text:p>
          </table:table-cell>
          <table:table-cell office:value-type="float" office:value="1.55711129">
            <text:p>1,55711129</text:p>
          </table:table-cell>
          <table:table-cell table:number-columns-repeated="1022"/>
        </table:table-row>
        <table:table-row table:style-name="ro1">
          <table:table-cell office:value-type="float" office:value="0.12661594">
            <text:p>0,12661594</text:p>
          </table:table-cell>
          <table:table-cell office:value-type="float" office:value="1.5525757">
            <text:p>1,55257570</text:p>
          </table:table-cell>
          <table:table-cell table:number-columns-repeated="1022"/>
        </table:table-row>
        <table:table-row table:style-name="ro1">
          <table:table-cell office:value-type="float" office:value="0.12776074">
            <text:p>0,12776074</text:p>
          </table:table-cell>
          <table:table-cell office:value-type="float" office:value="1.54902501">
            <text:p>1,54902501</text:p>
          </table:table-cell>
          <table:table-cell table:number-columns-repeated="1022"/>
        </table:table-row>
        <table:table-row table:style-name="ro1">
          <table:table-cell office:value-type="float" office:value="0.12798218">
            <text:p>0,12798218</text:p>
          </table:table-cell>
          <table:table-cell office:value-type="float" office:value="1.54833912">
            <text:p>1,54833912</text:p>
          </table:table-cell>
          <table:table-cell table:number-columns-repeated="1022"/>
        </table:table-row>
        <table:table-row table:style-name="ro1">
          <table:table-cell office:value-type="float" office:value="0.13000804">
            <text:p>0,13000804</text:p>
          </table:table-cell>
          <table:table-cell office:value-type="float" office:value="1.54207837">
            <text:p>1,54207837</text:p>
          </table:table-cell>
          <table:table-cell table:number-columns-repeated="1022"/>
        </table:table-row>
        <table:table-row table:style-name="ro1">
          <table:table-cell office:value-type="float" office:value="0.13081473">
            <text:p>0,13081473</text:p>
          </table:table-cell>
          <table:table-cell office:value-type="float" office:value="1.53959242">
            <text:p>1,53959242</text:p>
          </table:table-cell>
          <table:table-cell table:number-columns-repeated="1022"/>
        </table:table-row>
        <table:table-row table:style-name="ro1">
          <table:table-cell office:value-type="float" office:value="0.13216665">
            <text:p>0,13216665</text:p>
          </table:table-cell>
          <table:table-cell office:value-type="float" office:value="1.53543522">
            <text:p>1,53543522</text:p>
          </table:table-cell>
          <table:table-cell table:number-columns-repeated="1022"/>
        </table:table-row>
        <table:table-row table:style-name="ro1">
          <table:table-cell office:value-type="float" office:value="0.13239417">
            <text:p>0,13239417</text:p>
          </table:table-cell>
          <table:table-cell office:value-type="float" office:value="1.53473671">
            <text:p>1,53473671</text:p>
          </table:table-cell>
          <table:table-cell table:number-columns-repeated="1022"/>
        </table:table-row>
        <table:table-row table:style-name="ro1">
          <table:table-cell office:value-type="float" office:value="0.13374021">
            <text:p>0,13374021</text:p>
          </table:table-cell>
          <table:table-cell office:value-type="float" office:value="1.53061063">
            <text:p>1,53061063</text:p>
          </table:table-cell>
          <table:table-cell table:number-columns-repeated="1022"/>
        </table:table-row>
        <table:table-row table:style-name="ro1">
          <table:table-cell office:value-type="float" office:value="0.14075647">
            <text:p>0,14075647</text:p>
          </table:table-cell>
          <table:table-cell office:value-type="float" office:value="1.50928231">
            <text:p>1,50928231</text:p>
          </table:table-cell>
          <table:table-cell table:number-columns-repeated="1022"/>
        </table:table-row>
        <table:table-row table:style-name="ro1">
          <table:table-cell office:value-type="float" office:value="0.14299195">
            <text:p>0,14299195</text:p>
          </table:table-cell>
          <table:table-cell office:value-type="float" office:value="1.50254943">
            <text:p>1,50254943</text:p>
          </table:table-cell>
          <table:table-cell table:number-columns-repeated="1022"/>
        </table:table-row>
        <table:table-row table:style-name="ro1">
          <table:table-cell office:value-type="float" office:value="0.14334575">
            <text:p>0,14334575</text:p>
          </table:table-cell>
          <table:table-cell office:value-type="float" office:value="1.50148659">
            <text:p>1,50148659</text:p>
          </table:table-cell>
          <table:table-cell table:number-columns-repeated="1022"/>
        </table:table-row>
        <table:table-row table:style-name="ro1">
          <table:table-cell office:value-type="float" office:value="0.14503371">
            <text:p>0,14503371</text:p>
          </table:table-cell>
          <table:table-cell office:value-type="float" office:value="1.49642625">
            <text:p>1,49642625</text:p>
          </table:table-cell>
          <table:table-cell table:number-columns-repeated="1022"/>
        </table:table-row>
        <table:table-row table:style-name="ro1">
          <table:table-cell office:value-type="float" office:value="0.14715276">
            <text:p>0,14715276</text:p>
          </table:table-cell>
          <table:table-cell office:value-type="float" office:value="1.49009765">
            <text:p>1,49009765</text:p>
          </table:table-cell>
          <table:table-cell table:number-columns-repeated="1022"/>
        </table:table-row>
        <table:table-row table:style-name="ro1">
          <table:table-cell office:value-type="float" office:value="0.1477676">
            <text:p>0,14776760</text:p>
          </table:table-cell>
          <table:table-cell office:value-type="float" office:value="1.48826644">
            <text:p>1,48826644</text:p>
          </table:table-cell>
          <table:table-cell table:number-columns-repeated="1022"/>
        </table:table-row>
        <table:table-row table:style-name="ro1">
          <table:table-cell office:value-type="float" office:value="0.14877099">
            <text:p>0,14877099</text:p>
          </table:table-cell>
          <table:table-cell office:value-type="float" office:value="1.4852828">
            <text:p>1,48528280</text:p>
          </table:table-cell>
          <table:table-cell table:number-columns-repeated="1022"/>
        </table:table-row>
        <table:table-row table:style-name="ro1">
          <table:table-cell office:value-type="float" office:value="0.1497393">
            <text:p>0,14973930</text:p>
          </table:table-cell>
          <table:table-cell office:value-type="float" office:value="1.48240918">
            <text:p>1,48240918</text:p>
          </table:table-cell>
          <table:table-cell table:number-columns-repeated="1022"/>
        </table:table-row>
        <table:table-row table:style-name="ro1">
          <table:table-cell office:value-type="float" office:value="0.15040689">
            <text:p>0,15040689</text:p>
          </table:table-cell>
          <table:table-cell office:value-type="float" office:value="1.48043119">
            <text:p>1,48043119</text:p>
          </table:table-cell>
          <table:table-cell table:number-columns-repeated="1022"/>
        </table:table-row>
        <table:table-row table:style-name="ro1">
          <table:table-cell office:value-type="float" office:value="0.1512728">
            <text:p>0,15127280</text:p>
          </table:table-cell>
          <table:table-cell office:value-type="float" office:value="1.4778696">
            <text:p>1,47786960</text:p>
          </table:table-cell>
          <table:table-cell table:number-columns-repeated="1022"/>
        </table:table-row>
        <table:table-row table:style-name="ro1">
          <table:table-cell office:value-type="float" office:value="0.15308532">
            <text:p>0,15308532</text:p>
          </table:table-cell>
          <table:table-cell office:value-type="float" office:value="1.47252195">
            <text:p>1,47252195</text:p>
          </table:table-cell>
          <table:table-cell table:number-columns-repeated="1022"/>
        </table:table-row>
        <table:table-row table:style-name="ro1">
          <table:table-cell office:value-type="float" office:value="0.15643413">
            <text:p>0,15643413</text:p>
          </table:table-cell>
          <table:table-cell office:value-type="float" office:value="1.46269252">
            <text:p>1,46269252</text:p>
          </table:table-cell>
          <table:table-cell table:number-columns-repeated="1022"/>
        </table:table-row>
        <table:table-row table:style-name="ro1">
          <table:table-cell office:value-type="float" office:value="0.16184642">
            <text:p>0,16184642</text:p>
          </table:table-cell>
          <table:table-cell office:value-type="float" office:value="1.44694487">
            <text:p>1,44694487</text:p>
          </table:table-cell>
          <table:table-cell table:number-columns-repeated="1022"/>
        </table:table-row>
        <table:table-row table:style-name="ro1">
          <table:table-cell office:value-type="float" office:value="0.16509444">
            <text:p>0,16509444</text:p>
          </table:table-cell>
          <table:table-cell office:value-type="float" office:value="1.4375759">
            <text:p>1,43757590</text:p>
          </table:table-cell>
          <table:table-cell table:number-columns-repeated="1022"/>
        </table:table-row>
        <table:table-row table:style-name="ro1">
          <table:table-cell office:value-type="float" office:value="0.17182651">
            <text:p>0,17182651</text:p>
          </table:table-cell>
          <table:table-cell office:value-type="float" office:value="1.41834992">
            <text:p>1,41834992</text:p>
          </table:table-cell>
          <table:table-cell table:number-columns-repeated="1022"/>
        </table:table-row>
        <table:table-row table:style-name="ro1">
          <table:table-cell office:value-type="float" office:value="0.17282949">
            <text:p>0,17282949</text:p>
          </table:table-cell>
          <table:table-cell office:value-type="float" office:value="1.41550762">
            <text:p>1,41550762</text:p>
          </table:table-cell>
          <table:table-cell table:number-columns-repeated="1022"/>
        </table:table-row>
        <table:table-row table:style-name="ro1">
          <table:table-cell office:value-type="float" office:value="0.17592451">
            <text:p>0,17592451</text:p>
          </table:table-cell>
          <table:table-cell office:value-type="float" office:value="1.40677263">
            <text:p>1,40677263</text:p>
          </table:table-cell>
          <table:table-cell table:number-columns-repeated="1022"/>
        </table:table-row>
        <table:table-row table:style-name="ro1">
          <table:table-cell office:value-type="float" office:value="0.18538013">
            <text:p>0,18538013</text:p>
          </table:table-cell>
          <table:table-cell office:value-type="float" office:value="1.38041878">
            <text:p>1,38041878</text:p>
          </table:table-cell>
          <table:table-cell table:number-columns-repeated="1022"/>
        </table:table-row>
        <table:table-row table:style-name="ro1">
          <table:table-cell office:value-type="float" office:value="0.1871465">
            <text:p>0,18714650</text:p>
          </table:table-cell>
          <table:table-cell office:value-type="float" office:value="1.37555073">
            <text:p>1,37555073</text:p>
          </table:table-cell>
          <table:table-cell table:number-columns-repeated="1022"/>
        </table:table-row>
        <table:table-row table:style-name="ro1">
          <table:table-cell office:value-type="float" office:value="0.190367">
            <text:p>0,19036700</text:p>
          </table:table-cell>
          <table:table-cell office:value-type="float" office:value="1.36671928">
            <text:p>1,36671928</text:p>
          </table:table-cell>
          <table:table-cell table:number-columns-repeated="1022"/>
        </table:table-row>
        <table:table-row table:style-name="ro1">
          <table:table-cell office:value-type="float" office:value="0.19438142">
            <text:p>0,19438142</text:p>
          </table:table-cell>
          <table:table-cell office:value-type="float" office:value="1.35579003">
            <text:p>1,35579003</text:p>
          </table:table-cell>
          <table:table-cell table:number-columns-repeated="1022"/>
        </table:table-row>
        <table:table-row table:style-name="ro1">
          <table:table-cell office:value-type="float" office:value="0.19512654">
            <text:p>0,19512654</text:p>
          </table:table-cell>
          <table:table-cell office:value-type="float" office:value="1.35377111">
            <text:p>1,35377111</text:p>
          </table:table-cell>
          <table:table-cell table:number-columns-repeated="1022"/>
        </table:table-row>
        <table:table-row table:style-name="ro1">
          <table:table-cell office:value-type="float" office:value="0.19592836">
            <text:p>0,19592836</text:p>
          </table:table-cell>
          <table:table-cell office:value-type="float" office:value="1.35160188">
            <text:p>1,35160188</text:p>
          </table:table-cell>
          <table:table-cell table:number-columns-repeated="1022"/>
        </table:table-row>
        <table:table-row table:style-name="ro1">
          <table:table-cell office:value-type="float" office:value="0.19656624">
            <text:p>0,19656624</text:p>
          </table:table-cell>
          <table:table-cell office:value-type="float" office:value="1.34987865">
            <text:p>1,34987865</text:p>
          </table:table-cell>
          <table:table-cell table:number-columns-repeated="1022"/>
        </table:table-row>
        <table:table-row table:style-name="ro1">
          <table:table-cell office:value-type="float" office:value="0.19999095">
            <text:p>0,19999095</text:p>
          </table:table-cell>
          <table:table-cell office:value-type="float" office:value="1.34066436">
            <text:p>1,34066436</text:p>
          </table:table-cell>
          <table:table-cell table:number-columns-repeated="1022"/>
        </table:table-row>
        <table:table-row table:style-name="ro1">
          <table:table-cell office:value-type="float" office:value="0.20037769">
            <text:p>0,20037769</text:p>
          </table:table-cell>
          <table:table-cell office:value-type="float" office:value="1.33962778">
            <text:p>1,33962778</text:p>
          </table:table-cell>
          <table:table-cell table:number-columns-repeated="1022"/>
        </table:table-row>
        <table:table-row table:style-name="ro1">
          <table:table-cell office:value-type="float" office:value="0.20484225">
            <text:p>0,20484225</text:p>
          </table:table-cell>
          <table:table-cell office:value-type="float" office:value="1.32771934">
            <text:p>1,32771934</text:p>
          </table:table-cell>
          <table:table-cell table:number-columns-repeated="1022"/>
        </table:table-row>
        <table:table-row table:style-name="ro1">
          <table:table-cell office:value-type="float" office:value="0.20537283">
            <text:p>0,20537283</text:p>
          </table:table-cell>
          <table:table-cell office:value-type="float" office:value="1.32631116">
            <text:p>1,32631116</text:p>
          </table:table-cell>
          <table:table-cell table:number-columns-repeated="1022"/>
        </table:table-row>
        <table:table-row table:style-name="ro1">
          <table:table-cell office:value-type="float" office:value="0.20570325">
            <text:p>0,20570325</text:p>
          </table:table-cell>
          <table:table-cell office:value-type="float" office:value="1.32543497">
            <text:p>1,32543497</text:p>
          </table:table-cell>
          <table:table-cell table:number-columns-repeated="1022"/>
        </table:table-row>
        <table:table-row table:style-name="ro1">
          <table:table-cell office:value-type="float" office:value="0.20996704">
            <text:p>0,20996704</text:p>
          </table:table-cell>
          <table:table-cell office:value-type="float" office:value="1.31418028">
            <text:p>1,31418028</text:p>
          </table:table-cell>
          <table:table-cell table:number-columns-repeated="1022"/>
        </table:table-row>
        <table:table-row table:style-name="ro1">
          <table:table-cell office:value-type="float" office:value="0.21124079">
            <text:p>0,21124079</text:p>
          </table:table-cell>
          <table:table-cell office:value-type="float" office:value="1.31083665">
            <text:p>1,31083665</text:p>
          </table:table-cell>
          <table:table-cell table:number-columns-repeated="1022"/>
        </table:table-row>
        <table:table-row table:style-name="ro1">
          <table:table-cell office:value-type="float" office:value="0.21359065">
            <text:p>0,21359065</text:p>
          </table:table-cell>
          <table:table-cell office:value-type="float" office:value="1.30469055">
            <text:p>1,30469055</text:p>
          </table:table-cell>
          <table:table-cell table:number-columns-repeated="1022"/>
        </table:table-row>
        <table:table-row table:style-name="ro1">
          <table:table-cell office:value-type="float" office:value="0.21528344">
            <text:p>0,21528344</text:p>
          </table:table-cell>
          <table:table-cell office:value-type="float" office:value="1.30028087">
            <text:p>1,30028087</text:p>
          </table:table-cell>
          <table:table-cell table:number-columns-repeated="1022"/>
        </table:table-row>
        <table:table-row table:style-name="ro1">
          <table:table-cell office:value-type="float" office:value="0.21699356">
            <text:p>0,21699356</text:p>
          </table:table-cell>
          <table:table-cell office:value-type="float" office:value="1.29584121">
            <text:p>1,29584121</text:p>
          </table:table-cell>
          <table:table-cell table:number-columns-repeated="1022"/>
        </table:table-row>
        <table:table-row table:style-name="ro1">
          <table:table-cell office:value-type="float" office:value="0.21857794">
            <text:p>0,21857794</text:p>
          </table:table-cell>
          <table:table-cell office:value-type="float" office:value="1.29174148">
            <text:p>1,29174148</text:p>
          </table:table-cell>
          <table:table-cell table:number-columns-repeated="1022"/>
        </table:table-row>
        <table:table-row table:style-name="ro1">
          <table:table-cell office:value-type="float" office:value="0.21862735">
            <text:p>0,21862735</text:p>
          </table:table-cell>
          <table:table-cell office:value-type="float" office:value="1.29161385">
            <text:p>1,29161385</text:p>
          </table:table-cell>
          <table:table-cell table:number-columns-repeated="1022"/>
        </table:table-row>
        <table:table-row table:style-name="ro1">
          <table:table-cell office:value-type="float" office:value="0.2196169">
            <text:p>0,21961690</text:p>
          </table:table-cell>
          <table:table-cell office:value-type="float" office:value="1.28906015">
            <text:p>1,28906015</text:p>
          </table:table-cell>
          <table:table-cell table:number-columns-repeated="1022"/>
        </table:table-row>
        <table:table-row table:style-name="ro1">
          <table:table-cell office:value-type="float" office:value="0.22080465">
            <text:p>0,22080465</text:p>
          </table:table-cell>
          <table:table-cell office:value-type="float" office:value="1.28600161">
            <text:p>1,28600161</text:p>
          </table:table-cell>
          <table:table-cell table:number-columns-repeated="1022"/>
        </table:table-row>
        <table:table-row table:style-name="ro1">
          <table:table-cell office:value-type="float" office:value="0.22276798">
            <text:p>0,22276798</text:p>
          </table:table-cell>
          <table:table-cell office:value-type="float" office:value="1.28096182">
            <text:p>1,28096182</text:p>
          </table:table-cell>
          <table:table-cell table:number-columns-repeated="1022"/>
        </table:table-row>
        <table:table-row table:style-name="ro1">
          <table:table-cell office:value-type="float" office:value="0.2236518">
            <text:p>0,22365180</text:p>
          </table:table-cell>
          <table:table-cell office:value-type="float" office:value="1.27869955">
            <text:p>1,27869955</text:p>
          </table:table-cell>
          <table:table-cell table:number-columns-repeated="1022"/>
        </table:table-row>
        <table:table-row table:style-name="ro1">
          <table:table-cell office:value-type="float" office:value="0.22702513">
            <text:p>0,22702513</text:p>
          </table:table-cell>
          <table:table-cell office:value-type="float" office:value="1.27010163">
            <text:p>1,27010163</text:p>
          </table:table-cell>
          <table:table-cell table:number-columns-repeated="1022"/>
        </table:table-row>
        <table:table-row table:style-name="ro1">
          <table:table-cell office:value-type="float" office:value="0.22957549">
            <text:p>0,22957549</text:p>
          </table:table-cell>
          <table:table-cell office:value-type="float" office:value="1.26363969">
            <text:p>1,26363969</text:p>
          </table:table-cell>
          <table:table-cell table:number-columns-repeated="1022"/>
        </table:table-row>
        <table:table-row table:style-name="ro1">
          <table:table-cell office:value-type="float" office:value="0.23078415">
            <text:p>0,23078415</text:p>
          </table:table-cell>
          <table:table-cell office:value-type="float" office:value="1.26058876">
            <text:p>1,26058876</text:p>
          </table:table-cell>
          <table:table-cell table:number-columns-repeated="1022"/>
        </table:table-row>
        <table:table-row table:style-name="ro1">
          <table:table-cell office:value-type="float" office:value="0.23098189">
            <text:p>0,23098189</text:p>
          </table:table-cell>
          <table:table-cell office:value-type="float" office:value="1.26009032">
            <text:p>1,26009032</text:p>
          </table:table-cell>
          <table:table-cell table:number-columns-repeated="1022"/>
        </table:table-row>
        <table:table-row table:style-name="ro1">
          <table:table-cell office:value-type="float" office:value="0.23320082">
            <text:p>0,23320082</text:p>
          </table:table-cell>
          <table:table-cell office:value-type="float" office:value="1.25451061">
            <text:p>1,25451061</text:p>
          </table:table-cell>
          <table:table-cell table:number-columns-repeated="1022"/>
        </table:table-row>
        <table:table-row table:style-name="ro1">
          <table:table-cell office:value-type="float" office:value="0.23472389">
            <text:p>0,23472389</text:p>
          </table:table-cell>
          <table:table-cell office:value-type="float" office:value="1.250695">
            <text:p>1,25069500</text:p>
          </table:table-cell>
          <table:table-cell table:number-columns-repeated="1022"/>
        </table:table-row>
        <table:table-row table:style-name="ro1">
          <table:table-cell office:value-type="float" office:value="0.23658643">
            <text:p>0,23658643</text:p>
          </table:table-cell>
          <table:table-cell office:value-type="float" office:value="1.24604474">
            <text:p>1,24604474</text:p>
          </table:table-cell>
          <table:table-cell table:number-columns-repeated="1022"/>
        </table:table-row>
        <table:table-row table:style-name="ro1">
          <table:table-cell office:value-type="float" office:value="0.2377966">
            <text:p>0,23779660</text:p>
          </table:table-cell>
          <table:table-cell office:value-type="float" office:value="1.24303253">
            <text:p>1,24303253</text:p>
          </table:table-cell>
          <table:table-cell table:number-columns-repeated="1022"/>
        </table:table-row>
        <table:table-row table:style-name="ro1">
          <table:table-cell office:value-type="float" office:value="0.23799961">
            <text:p>0,23799961</text:p>
          </table:table-cell>
          <table:table-cell office:value-type="float" office:value="1.24252793">
            <text:p>1,24252793</text:p>
          </table:table-cell>
          <table:table-cell table:number-columns-repeated="1022"/>
        </table:table-row>
        <table:table-row table:style-name="ro1">
          <table:table-cell office:value-type="float" office:value="0.24102985">
            <text:p>0,24102985</text:p>
          </table:table-cell>
          <table:table-cell office:value-type="float" office:value="1.2350204">
            <text:p>1,23502040</text:p>
          </table:table-cell>
          <table:table-cell table:number-columns-repeated="1022"/>
        </table:table-row>
        <table:table-row table:style-name="ro1">
          <table:table-cell office:value-type="float" office:value="0.24561574">
            <text:p>0,24561574</text:p>
          </table:table-cell>
          <table:table-cell office:value-type="float" office:value="1.22374485">
            <text:p>1,22374485</text:p>
          </table:table-cell>
          <table:table-cell table:number-columns-repeated="1022"/>
        </table:table-row>
        <table:table-row table:style-name="ro1">
          <table:table-cell office:value-type="float" office:value="0.24574404">
            <text:p>0,24574404</text:p>
          </table:table-cell>
          <table:table-cell office:value-type="float" office:value="1.22343087">
            <text:p>1,22343087</text:p>
          </table:table-cell>
          <table:table-cell table:number-columns-repeated="1022"/>
        </table:table-row>
        <table:table-row table:style-name="ro1">
          <table:table-cell office:value-type="float" office:value="0.25323984">
            <text:p>0,25323984</text:p>
          </table:table-cell>
          <table:table-cell office:value-type="float" office:value="1.20522648">
            <text:p>1,20522648</text:p>
          </table:table-cell>
          <table:table-cell table:number-columns-repeated="1022"/>
        </table:table-row>
        <table:table-row table:style-name="ro1">
          <table:table-cell office:value-type="float" office:value="0.25330791">
            <text:p>0,25330791</text:p>
          </table:table-cell>
          <table:table-cell office:value-type="float" office:value="1.20506242">
            <text:p>1,20506242</text:p>
          </table:table-cell>
          <table:table-cell table:number-columns-repeated="1022"/>
        </table:table-row>
        <table:table-row table:style-name="ro1">
          <table:table-cell office:value-type="float" office:value="0.25406956">
            <text:p>0,25406956</text:p>
          </table:table-cell>
          <table:table-cell office:value-type="float" office:value="1.20322813">
            <text:p>1,20322813</text:p>
          </table:table-cell>
          <table:table-cell table:number-columns-repeated="1022"/>
        </table:table-row>
        <table:table-row table:style-name="ro1">
          <table:table-cell office:value-type="float" office:value="0.25414106">
            <text:p>0,25414106</text:p>
          </table:table-cell>
          <table:table-cell office:value-type="float" office:value="1.20305608">
            <text:p>1,20305608</text:p>
          </table:table-cell>
          <table:table-cell table:number-columns-repeated="1022"/>
        </table:table-row>
        <table:table-row table:style-name="ro1">
          <table:table-cell office:value-type="float" office:value="0.25477527">
            <text:p>0,25477527</text:p>
          </table:table-cell>
          <table:table-cell office:value-type="float" office:value="1.20153107">
            <text:p>1,20153107</text:p>
          </table:table-cell>
          <table:table-cell table:number-columns-repeated="1022"/>
        </table:table-row>
        <table:table-row table:style-name="ro1">
          <table:table-cell office:value-type="float" office:value="0.25778646">
            <text:p>0,25778646</text:p>
          </table:table-cell>
          <table:table-cell office:value-type="float" office:value="1.19431675">
            <text:p>1,19431675</text:p>
          </table:table-cell>
          <table:table-cell table:number-columns-repeated="1022"/>
        </table:table-row>
        <table:table-row table:style-name="ro1">
          <table:table-cell office:value-type="float" office:value="0.25788353">
            <text:p>0,25788353</text:p>
          </table:table-cell>
          <table:table-cell office:value-type="float" office:value="1.19408489">
            <text:p>1,19408489</text:p>
          </table:table-cell>
          <table:table-cell table:number-columns-repeated="1022"/>
        </table:table-row>
        <table:table-row table:style-name="ro1">
          <table:table-cell office:value-type="float" office:value="0.25834978">
            <text:p>0,25834978</text:p>
          </table:table-cell>
          <table:table-cell office:value-type="float" office:value="1.19297194">
            <text:p>1,19297194</text:p>
          </table:table-cell>
          <table:table-cell table:number-columns-repeated="1022"/>
        </table:table-row>
        <table:table-row table:style-name="ro1">
          <table:table-cell office:value-type="float" office:value="0.26379094">
            <text:p>0,26379094</text:p>
          </table:table-cell>
          <table:table-cell office:value-type="float" office:value="1.18006002">
            <text:p>1,18006002</text:p>
          </table:table-cell>
          <table:table-cell table:number-columns-repeated="1022"/>
        </table:table-row>
        <table:table-row table:style-name="ro1">
          <table:table-cell office:value-type="float" office:value="0.26485653">
            <text:p>0,26485653</text:p>
          </table:table-cell>
          <table:table-cell office:value-type="float" office:value="1.17754778">
            <text:p>1,17754778</text:p>
          </table:table-cell>
          <table:table-cell table:number-columns-repeated="1022"/>
        </table:table-row>
        <table:table-row table:style-name="ro1">
          <table:table-cell office:value-type="float" office:value="0.26663539">
            <text:p>0,26663539</text:p>
          </table:table-cell>
          <table:table-cell office:value-type="float" office:value="1.17336584">
            <text:p>1,17336584</text:p>
          </table:table-cell>
          <table:table-cell table:number-columns-repeated="1022"/>
        </table:table-row>
        <table:table-row table:style-name="ro1">
          <table:table-cell office:value-type="float" office:value="0.26754906">
            <text:p>0,26754906</text:p>
          </table:table-cell>
          <table:table-cell office:value-type="float" office:value="1.17122366">
            <text:p>1,17122366</text:p>
          </table:table-cell>
          <table:table-cell table:number-columns-repeated="1022"/>
        </table:table-row>
        <table:table-row table:style-name="ro1">
          <table:table-cell office:value-type="float" office:value="0.26915178">
            <text:p>0,26915178</text:p>
          </table:table-cell>
          <table:table-cell office:value-type="float" office:value="1.16747538">
            <text:p>1,16747538</text:p>
          </table:table-cell>
          <table:table-cell table:number-columns-repeated="1022"/>
        </table:table-row>
        <table:table-row table:style-name="ro1">
          <table:table-cell office:value-type="float" office:value="0.27263625">
            <text:p>0,27263625</text:p>
          </table:table-cell>
          <table:table-cell office:value-type="float" office:value="1.1593676">
            <text:p>1,15936760</text:p>
          </table:table-cell>
          <table:table-cell table:number-columns-repeated="1022"/>
        </table:table-row>
        <table:table-row table:style-name="ro1">
          <table:table-cell office:value-type="float" office:value="0.27402254">
            <text:p>0,27402254</text:p>
          </table:table-cell>
          <table:table-cell office:value-type="float" office:value="1.1561576">
            <text:p>1,15615760</text:p>
          </table:table-cell>
          <table:table-cell table:number-columns-repeated="1022"/>
        </table:table-row>
        <table:table-row table:style-name="ro1">
          <table:table-cell office:value-type="float" office:value="0.27610061">
            <text:p>0,27610061</text:p>
          </table:table-cell>
          <table:table-cell office:value-type="float" office:value="1.15136243">
            <text:p>1,15136243</text:p>
          </table:table-cell>
          <table:table-cell table:number-columns-repeated="1022"/>
        </table:table-row>
        <table:table-row table:style-name="ro1">
          <table:table-cell office:value-type="float" office:value="0.27821377">
            <text:p>0,27821377</text:p>
          </table:table-cell>
          <table:table-cell office:value-type="float" office:value="1.14650668">
            <text:p>1,14650668</text:p>
          </table:table-cell>
          <table:table-cell table:number-columns-repeated="1022"/>
        </table:table-row>
        <table:table-row table:style-name="ro1">
          <table:table-cell office:value-type="float" office:value="0.27885716">
            <text:p>0,27885716</text:p>
          </table:table-cell>
          <table:table-cell office:value-type="float" office:value="1.14503231">
            <text:p>1,14503231</text:p>
          </table:table-cell>
          <table:table-cell table:number-columns-repeated="1022"/>
        </table:table-row>
        <table:table-row table:style-name="ro1">
          <table:table-cell office:value-type="float" office:value="0.28070679">
            <text:p>0,28070679</text:p>
          </table:table-cell>
          <table:table-cell office:value-type="float" office:value="1.14080437">
            <text:p>1,14080437</text:p>
          </table:table-cell>
          <table:table-cell table:number-columns-repeated="1022"/>
        </table:table-row>
        <table:table-row table:style-name="ro1">
          <table:table-cell office:value-type="float" office:value="0.28076374">
            <text:p>0,28076374</text:p>
          </table:table-cell>
          <table:table-cell office:value-type="float" office:value="1.14067444">
            <text:p>1,14067444</text:p>
          </table:table-cell>
          <table:table-cell table:number-columns-repeated="1022"/>
        </table:table-row>
        <table:table-row table:style-name="ro1">
          <table:table-cell office:value-type="float" office:value="0.28307218">
            <text:p>0,28307218</text:p>
          </table:table-cell>
          <table:table-cell office:value-type="float" office:value="1.13542022">
            <text:p>1,13542022</text:p>
          </table:table-cell>
          <table:table-cell table:number-columns-repeated="1022"/>
        </table:table-row>
        <table:table-row table:style-name="ro1">
          <table:table-cell office:value-type="float" office:value="0.28504407">
            <text:p>0,28504407</text:p>
          </table:table-cell>
          <table:table-cell office:value-type="float" office:value="1.1309512">
            <text:p>1,13095120</text:p>
          </table:table-cell>
          <table:table-cell table:number-columns-repeated="1022"/>
        </table:table-row>
        <table:table-row table:style-name="ro1">
          <table:table-cell office:value-type="float" office:value="0.28541392">
            <text:p>0,28541392</text:p>
          </table:table-cell>
          <table:table-cell office:value-type="float" office:value="1.13011495">
            <text:p>1,13011495</text:p>
          </table:table-cell>
          <table:table-cell table:number-columns-repeated="1022"/>
        </table:table-row>
        <table:table-row table:style-name="ro1">
          <table:table-cell office:value-type="float" office:value="0.28714443">
            <text:p>0,28714443</text:p>
          </table:table-cell>
          <table:table-cell office:value-type="float" office:value="1.12621034">
            <text:p>1,12621034</text:p>
          </table:table-cell>
          <table:table-cell table:number-columns-repeated="1022"/>
        </table:table-row>
        <table:table-row table:style-name="ro1">
          <table:table-cell office:value-type="float" office:value="0.29529662">
            <text:p>0,29529662</text:p>
          </table:table-cell>
          <table:table-cell office:value-type="float" office:value="1.10799708">
            <text:p>1,10799708</text:p>
          </table:table-cell>
          <table:table-cell table:number-columns-repeated="1022"/>
        </table:table-row>
        <table:table-row table:style-name="ro1">
          <table:table-cell office:value-type="float" office:value="0.29634774">
            <text:p>0,29634774</text:p>
          </table:table-cell>
          <table:table-cell office:value-type="float" office:value="1.10567024">
            <text:p>1,10567024</text:p>
          </table:table-cell>
          <table:table-cell table:number-columns-repeated="1022"/>
        </table:table-row>
        <table:table-row table:style-name="ro1">
          <table:table-cell office:value-type="float" office:value="0.29790871">
            <text:p>0,29790871</text:p>
          </table:table-cell>
          <table:table-cell office:value-type="float" office:value="1.10222379">
            <text:p>1,10222379</text:p>
          </table:table-cell>
          <table:table-cell table:number-columns-repeated="1022"/>
        </table:table-row>
        <table:table-row table:style-name="ro1">
          <table:table-cell office:value-type="float" office:value="0.30020164">
            <text:p>0,30020164</text:p>
          </table:table-cell>
          <table:table-cell office:value-type="float" office:value="1.09718072">
            <text:p>1,09718072</text:p>
          </table:table-cell>
          <table:table-cell table:number-columns-repeated="1022"/>
        </table:table-row>
        <table:table-row table:style-name="ro1">
          <table:table-cell office:value-type="float" office:value="0.30310261">
            <text:p>0,30310261</text:p>
          </table:table-cell>
          <table:table-cell office:value-type="float" office:value="1.09083336">
            <text:p>1,09083336</text:p>
          </table:table-cell>
          <table:table-cell table:number-columns-repeated="1022"/>
        </table:table-row>
        <table:table-row table:style-name="ro1">
          <table:table-cell office:value-type="float" office:value="0.30469159">
            <text:p>0,30469159</text:p>
          </table:table-cell>
          <table:table-cell office:value-type="float" office:value="1.08737225">
            <text:p>1,08737225</text:p>
          </table:table-cell>
          <table:table-cell table:number-columns-repeated="1022"/>
        </table:table-row>
        <table:table-row table:style-name="ro1">
          <table:table-cell office:value-type="float" office:value="0.30852444">
            <text:p>0,30852444</text:p>
          </table:table-cell>
          <table:table-cell office:value-type="float" office:value="1.07906864">
            <text:p>1,07906864</text:p>
          </table:table-cell>
          <table:table-cell table:number-columns-repeated="1022"/>
        </table:table-row>
        <table:table-row table:style-name="ro1">
          <table:table-cell office:value-type="float" office:value="0.30892557">
            <text:p>0,30892557</text:p>
          </table:table-cell>
          <table:table-cell office:value-type="float" office:value="1.07820329">
            <text:p>1,07820329</text:p>
          </table:table-cell>
          <table:table-cell table:number-columns-repeated="1022"/>
        </table:table-row>
        <table:table-row table:style-name="ro1">
          <table:table-cell office:value-type="float" office:value="0.3091554">
            <text:p>0,30915540</text:p>
          </table:table-cell>
          <table:table-cell office:value-type="float" office:value="1.0777078">
            <text:p>1,07770780</text:p>
          </table:table-cell>
          <table:table-cell table:number-columns-repeated="1022"/>
        </table:table-row>
        <table:table-row table:style-name="ro1">
          <table:table-cell office:value-type="float" office:value="0.31112813">
            <text:p>0,31112813</text:p>
          </table:table-cell>
          <table:table-cell office:value-type="float" office:value="1.07346412">
            <text:p>1,07346412</text:p>
          </table:table-cell>
          <table:table-cell table:number-columns-repeated="1022"/>
        </table:table-row>
        <table:table-row table:style-name="ro1">
          <table:table-cell office:value-type="float" office:value="0.31445257">
            <text:p>0,31445257</text:p>
          </table:table-cell>
          <table:table-cell office:value-type="float" office:value="1.06635047">
            <text:p>1,06635047</text:p>
          </table:table-cell>
          <table:table-cell table:number-columns-repeated="1022"/>
        </table:table-row>
        <table:table-row table:style-name="ro1">
          <table:table-cell office:value-type="float" office:value="0.31508748">
            <text:p>0,31508748</text:p>
          </table:table-cell>
          <table:table-cell office:value-type="float" office:value="1.06499726">
            <text:p>1,06499726</text:p>
          </table:table-cell>
          <table:table-cell table:number-columns-repeated="1022"/>
        </table:table-row>
        <table:table-row table:style-name="ro1">
          <table:table-cell office:value-type="float" office:value="0.31535652">
            <text:p>0,31535652</text:p>
          </table:table-cell>
          <table:table-cell office:value-type="float" office:value="1.06442436">
            <text:p>1,06442436</text:p>
          </table:table-cell>
          <table:table-cell table:number-columns-repeated="1022"/>
        </table:table-row>
        <table:table-row table:style-name="ro1">
          <table:table-cell office:value-type="float" office:value="0.31616604">
            <text:p>0,31616604</text:p>
          </table:table-cell>
          <table:table-cell office:value-type="float" office:value="1.06270241">
            <text:p>1,06270241</text:p>
          </table:table-cell>
          <table:table-cell table:number-columns-repeated="1022"/>
        </table:table-row>
        <table:table-row table:style-name="ro1">
          <table:table-cell office:value-type="float" office:value="0.31859194">
            <text:p>0,31859194</text:p>
          </table:table-cell>
          <table:table-cell office:value-type="float" office:value="1.05755886">
            <text:p>1,05755886</text:p>
          </table:table-cell>
          <table:table-cell table:number-columns-repeated="1022"/>
        </table:table-row>
        <table:table-row table:style-name="ro1">
          <table:table-cell office:value-type="float" office:value="0.31889142">
            <text:p>0,31889142</text:p>
          </table:table-cell>
          <table:table-cell office:value-type="float" office:value="1.05692562">
            <text:p>1,05692562</text:p>
          </table:table-cell>
          <table:table-cell table:number-columns-repeated="1022"/>
        </table:table-row>
        <table:table-row table:style-name="ro1">
          <table:table-cell office:value-type="float" office:value="0.32258053">
            <text:p>0,32258053</text:p>
          </table:table-cell>
          <table:table-cell office:value-type="float" office:value="1.04915609">
            <text:p>1,04915609</text:p>
          </table:table-cell>
          <table:table-cell table:number-columns-repeated="1022"/>
        </table:table-row>
        <table:table-row table:style-name="ro1">
          <table:table-cell office:value-type="float" office:value="0.32403482">
            <text:p>0,32403482</text:p>
          </table:table-cell>
          <table:table-cell office:value-type="float" office:value="1.04610897">
            <text:p>1,04610897</text:p>
          </table:table-cell>
          <table:table-cell table:number-columns-repeated="1022"/>
        </table:table-row>
        <table:table-row table:style-name="ro1">
          <table:table-cell office:value-type="float" office:value="0.32822102">
            <text:p>0,32822102</text:p>
          </table:table-cell>
          <table:table-cell office:value-type="float" office:value="1.03738709">
            <text:p>1,03738709</text:p>
          </table:table-cell>
          <table:table-cell table:number-columns-repeated="1022"/>
        </table:table-row>
        <table:table-row table:style-name="ro1">
          <table:table-cell office:value-type="float" office:value="0.33024919">
            <text:p>0,33024919</text:p>
          </table:table-cell>
          <table:table-cell office:value-type="float" office:value="1.03318761">
            <text:p>1,03318761</text:p>
          </table:table-cell>
          <table:table-cell table:number-columns-repeated="1022"/>
        </table:table-row>
        <table:table-row table:style-name="ro1">
          <table:table-cell office:value-type="float" office:value="0.33375591">
            <text:p>0,33375591</text:p>
          </table:table-cell>
          <table:table-cell office:value-type="float" office:value="1.02596678">
            <text:p>1,02596678</text:p>
          </table:table-cell>
          <table:table-cell table:number-columns-repeated="1022"/>
        </table:table-row>
        <table:table-row table:style-name="ro1">
          <table:table-cell office:value-type="float" office:value="0.33516171">
            <text:p>0,33516171</text:p>
          </table:table-cell>
          <table:table-cell office:value-type="float" office:value="1.02308622">
            <text:p>1,02308622</text:p>
          </table:table-cell>
          <table:table-cell table:number-columns-repeated="1022"/>
        </table:table-row>
        <table:table-row table:style-name="ro1">
          <table:table-cell office:value-type="float" office:value="0.33675461">
            <text:p>0,33675461</text:p>
          </table:table-cell>
          <table:table-cell office:value-type="float" office:value="1.01983205">
            <text:p>1,01983205</text:p>
          </table:table-cell>
          <table:table-cell table:number-columns-repeated="1022"/>
        </table:table-row>
        <table:table-row table:style-name="ro1">
          <table:table-cell office:value-type="float" office:value="0.33706333">
            <text:p>0,33706333</text:p>
          </table:table-cell>
          <table:table-cell office:value-type="float" office:value="1.01920257">
            <text:p>1,01920257</text:p>
          </table:table-cell>
          <table:table-cell table:number-columns-repeated="1022"/>
        </table:table-row>
        <table:table-row table:style-name="ro1">
          <table:table-cell office:value-type="float" office:value="0.33865324">
            <text:p>0,33865324</text:p>
          </table:table-cell>
          <table:table-cell office:value-type="float" office:value="1.01596684">
            <text:p>1,01596684</text:p>
          </table:table-cell>
          <table:table-cell table:number-columns-repeated="1022"/>
        </table:table-row>
        <table:table-row table:style-name="ro1">
          <table:table-cell office:value-type="float" office:value="0.33926869">
            <text:p>0,33926869</text:p>
          </table:table-cell>
          <table:table-cell office:value-type="float" office:value="1.01471704">
            <text:p>1,01471704</text:p>
          </table:table-cell>
          <table:table-cell table:number-columns-repeated="1022"/>
        </table:table-row>
        <table:table-row table:style-name="ro1">
          <table:table-cell office:value-type="float" office:value="0.3430794">
            <text:p>0,34307940</text:p>
          </table:table-cell>
          <table:table-cell office:value-type="float" office:value="1.00701286">
            <text:p>1,00701286</text:p>
          </table:table-cell>
          <table:table-cell table:number-columns-repeated="1022"/>
        </table:table-row>
        <table:table-row table:style-name="ro1">
          <table:table-cell office:value-type="float" office:value="0.34598605">
            <text:p>0,34598605</text:p>
          </table:table-cell>
          <table:table-cell office:value-type="float" office:value="1.00117577">
            <text:p>1,00117577</text:p>
          </table:table-cell>
          <table:table-cell table:number-columns-repeated="1022"/>
        </table:table-row>
        <table:table-row table:style-name="ro1">
          <table:table-cell office:value-type="float" office:value="0.34696256">
            <text:p>0,34696256</text:p>
          </table:table-cell>
          <table:table-cell office:value-type="float" office:value="0.99922237">
            <text:p>0,99922237</text:p>
          </table:table-cell>
          <table:table-cell table:number-columns-repeated="1022"/>
        </table:table-row>
        <table:table-row table:style-name="ro1">
          <table:table-cell office:value-type="float" office:value="0.3474701">
            <text:p>0,34747010</text:p>
          </table:table-cell>
          <table:table-cell office:value-type="float" office:value="0.99820859">
            <text:p>0,99820859</text:p>
          </table:table-cell>
          <table:table-cell table:number-columns-repeated="1022"/>
        </table:table-row>
        <table:table-row table:style-name="ro1">
          <table:table-cell office:value-type="float" office:value="0.35029813">
            <text:p>0,35029813</text:p>
          </table:table-cell>
          <table:table-cell office:value-type="float" office:value="0.99257859">
            <text:p>0,99257859</text:p>
          </table:table-cell>
          <table:table-cell table:number-columns-repeated="1022"/>
        </table:table-row>
        <table:table-row table:style-name="ro1">
          <table:table-cell office:value-type="float" office:value="0.3507816">
            <text:p>0,35078160</text:p>
          </table:table-cell>
          <table:table-cell office:value-type="float" office:value="0.9916193">
            <text:p>0,99161930</text:p>
          </table:table-cell>
          <table:table-cell table:number-columns-repeated="1022"/>
        </table:table-row>
        <table:table-row table:style-name="ro1">
          <table:table-cell office:value-type="float" office:value="0.35152752">
            <text:p>0,35152752</text:p>
          </table:table-cell>
          <table:table-cell office:value-type="float" office:value="0.99014106">
            <text:p>0,99014106</text:p>
          </table:table-cell>
          <table:table-cell table:number-columns-repeated="1022"/>
        </table:table-row>
        <table:table-row table:style-name="ro1">
          <table:table-cell office:value-type="float" office:value="0.35894061">
            <text:p>0,35894061</text:p>
          </table:table-cell>
          <table:table-cell office:value-type="float" office:value="0.97556935">
            <text:p>0,97556935</text:p>
          </table:table-cell>
          <table:table-cell table:number-columns-repeated="1022"/>
        </table:table-row>
        <table:table-row table:style-name="ro1">
          <table:table-cell office:value-type="float" office:value="0.3594443">
            <text:p>0,35944430</text:p>
          </table:table-cell>
          <table:table-cell office:value-type="float" office:value="0.97458707">
            <text:p>0,97458707</text:p>
          </table:table-cell>
          <table:table-cell table:number-columns-repeated="1022"/>
        </table:table-row>
        <table:table-row table:style-name="ro1">
          <table:table-cell office:value-type="float" office:value="0.36402223">
            <text:p>0,36402223</text:p>
          </table:table-cell>
          <table:table-cell office:value-type="float" office:value="0.96570462">
            <text:p>0,96570462</text:p>
          </table:table-cell>
          <table:table-cell table:number-columns-repeated="1022"/>
        </table:table-row>
        <table:table-row table:style-name="ro1">
          <table:table-cell office:value-type="float" office:value="0.36436608">
            <text:p>0,36436608</text:p>
          </table:table-cell>
          <table:table-cell office:value-type="float" office:value="0.96504072">
            <text:p>0,96504072</text:p>
          </table:table-cell>
          <table:table-cell table:number-columns-repeated="1022"/>
        </table:table-row>
        <table:table-row table:style-name="ro1">
          <table:table-cell office:value-type="float" office:value="0.36442135">
            <text:p>0,36442135</text:p>
          </table:table-cell>
          <table:table-cell office:value-type="float" office:value="0.96493405">
            <text:p>0,96493405</text:p>
          </table:table-cell>
          <table:table-cell table:number-columns-repeated="1022"/>
        </table:table-row>
        <table:table-row table:style-name="ro1">
          <table:table-cell office:value-type="float" office:value="0.36692877">
            <text:p>0,36692877</text:p>
          </table:table-cell>
          <table:table-cell office:value-type="float" office:value="0.96010718">
            <text:p>0,96010718</text:p>
          </table:table-cell>
          <table:table-cell table:number-columns-repeated="1022"/>
        </table:table-row>
        <table:table-row table:style-name="ro1">
          <table:table-cell office:value-type="float" office:value="0.37226363">
            <text:p>0,37226363</text:p>
          </table:table-cell>
          <table:table-cell office:value-type="float" office:value="0.94991756">
            <text:p>0,94991756</text:p>
          </table:table-cell>
          <table:table-cell table:number-columns-repeated="1022"/>
        </table:table-row>
        <table:table-row table:style-name="ro1">
          <table:table-cell office:value-type="float" office:value="0.37345903">
            <text:p>0,37345903</text:p>
          </table:table-cell>
          <table:table-cell office:value-type="float" office:value="0.9476492">
            <text:p>0,94764920</text:p>
          </table:table-cell>
          <table:table-cell table:number-columns-repeated="1022"/>
        </table:table-row>
        <table:table-row table:style-name="ro1">
          <table:table-cell office:value-type="float" office:value="0.38123194">
            <text:p>0,38123194</text:p>
          </table:table-cell>
          <table:table-cell office:value-type="float" office:value="0.93303114">
            <text:p>0,93303114</text:p>
          </table:table-cell>
          <table:table-cell table:number-columns-repeated="1022"/>
        </table:table-row>
        <table:table-row table:style-name="ro1">
          <table:table-cell office:value-type="float" office:value="0.38133014">
            <text:p>0,38133014</text:p>
          </table:table-cell>
          <table:table-cell office:value-type="float" office:value="0.93284791">
            <text:p>0,93284791</text:p>
          </table:table-cell>
          <table:table-cell table:number-columns-repeated="1022"/>
        </table:table-row>
        <table:table-row table:style-name="ro1">
          <table:table-cell office:value-type="float" office:value="0.39406348">
            <text:p>0,39406348</text:p>
          </table:table-cell>
          <table:table-cell office:value-type="float" office:value="0.90939132">
            <text:p>0,90939132</text:p>
          </table:table-cell>
          <table:table-cell table:number-columns-repeated="1022"/>
        </table:table-row>
        <table:table-row table:style-name="ro1">
          <table:table-cell office:value-type="float" office:value="0.39791562">
            <text:p>0,39791562</text:p>
          </table:table-cell>
          <table:table-cell office:value-type="float" office:value="0.90241204">
            <text:p>0,90241204</text:p>
          </table:table-cell>
          <table:table-cell table:number-columns-repeated="1022"/>
        </table:table-row>
        <table:table-row table:style-name="ro1">
          <table:table-cell office:value-type="float" office:value="0.39971553">
            <text:p>0,39971553</text:p>
          </table:table-cell>
          <table:table-cell office:value-type="float" office:value="0.89916936">
            <text:p>0,89916936</text:p>
          </table:table-cell>
          <table:table-cell table:number-columns-repeated="1022"/>
        </table:table-row>
        <table:table-row table:style-name="ro1">
          <table:table-cell office:value-type="float" office:value="0.40000156">
            <text:p>0,40000156</text:p>
          </table:table-cell>
          <table:table-cell office:value-type="float" office:value="0.89865513">
            <text:p>0,89865513</text:p>
          </table:table-cell>
          <table:table-cell table:number-columns-repeated="1022"/>
        </table:table-row>
        <table:table-row table:style-name="ro1">
          <table:table-cell office:value-type="float" office:value="0.40287548">
            <text:p>0,40287548</text:p>
          </table:table-cell>
          <table:table-cell office:value-type="float" office:value="0.89350462">
            <text:p>0,89350462</text:p>
          </table:table-cell>
          <table:table-cell table:number-columns-repeated="1022"/>
        </table:table-row>
        <table:table-row table:style-name="ro1">
          <table:table-cell office:value-type="float" office:value="0.40314736">
            <text:p>0,40314736</text:p>
          </table:table-cell>
          <table:table-cell office:value-type="float" office:value="0.8930189">
            <text:p>0,89301890</text:p>
          </table:table-cell>
          <table:table-cell table:number-columns-repeated="1022"/>
        </table:table-row>
        <table:table-row table:style-name="ro1">
          <table:table-cell office:value-type="float" office:value="0.40386109">
            <text:p>0,40386109</text:p>
          </table:table-cell>
          <table:table-cell office:value-type="float" office:value="0.89174505">
            <text:p>0,89174505</text:p>
          </table:table-cell>
          <table:table-cell table:number-columns-repeated="1022"/>
        </table:table-row>
        <table:table-row table:style-name="ro1">
          <table:table-cell office:value-type="float" office:value="0.40411272">
            <text:p>0,40411272</text:p>
          </table:table-cell>
          <table:table-cell office:value-type="float" office:value="0.8912964">
            <text:p>0,89129640</text:p>
          </table:table-cell>
          <table:table-cell table:number-columns-repeated="1022"/>
        </table:table-row>
        <table:table-row table:style-name="ro1">
          <table:table-cell office:value-type="float" office:value="0.40603343">
            <text:p>0,40603343</text:p>
          </table:table-cell>
          <table:table-cell office:value-type="float" office:value="0.88787912">
            <text:p>0,88787912</text:p>
          </table:table-cell>
          <table:table-cell table:number-columns-repeated="1022"/>
        </table:table-row>
        <table:table-row table:style-name="ro1">
          <table:table-cell office:value-type="float" office:value="0.41228">
            <text:p>0,41228000</text:p>
          </table:table-cell>
          <table:table-cell office:value-type="float" office:value="0.87685571">
            <text:p>0,87685571</text:p>
          </table:table-cell>
          <table:table-cell table:number-columns-repeated="1022"/>
        </table:table-row>
        <table:table-row table:style-name="ro1">
          <table:table-cell office:value-type="float" office:value="0.41340576">
            <text:p>0,41340576</text:p>
          </table:table-cell>
          <table:table-cell office:value-type="float" office:value="0.87488368">
            <text:p>0,87488368</text:p>
          </table:table-cell>
          <table:table-cell table:number-columns-repeated="1022"/>
        </table:table-row>
        <table:table-row table:style-name="ro1">
          <table:table-cell office:value-type="float" office:value="0.41617495">
            <text:p>0,41617495</text:p>
          </table:table-cell>
          <table:table-cell office:value-type="float" office:value="0.87005164">
            <text:p>0,87005164</text:p>
          </table:table-cell>
          <table:table-cell table:number-columns-repeated="1022"/>
        </table:table-row>
        <table:table-row table:style-name="ro1">
          <table:table-cell office:value-type="float" office:value="0.42305574">
            <text:p>0,42305574</text:p>
          </table:table-cell>
          <table:table-cell office:value-type="float" office:value="0.85816036">
            <text:p>0,85816036</text:p>
          </table:table-cell>
          <table:table-cell table:number-columns-repeated="1022"/>
        </table:table-row>
        <table:table-row table:style-name="ro1">
          <table:table-cell office:value-type="float" office:value="0.42333871">
            <text:p>0,42333871</text:p>
          </table:table-cell>
          <table:table-cell office:value-type="float" office:value="0.85767482">
            <text:p>0,85767482</text:p>
          </table:table-cell>
          <table:table-cell table:number-columns-repeated="1022"/>
        </table:table-row>
        <table:table-row table:style-name="ro1">
          <table:table-cell office:value-type="float" office:value="0.42396476">
            <text:p>0,42396476</text:p>
          </table:table-cell>
          <table:table-cell office:value-type="float" office:value="0.85660161">
            <text:p>0,85660161</text:p>
          </table:table-cell>
          <table:table-cell table:number-columns-repeated="1022"/>
        </table:table-row>
        <table:table-row table:style-name="ro1">
          <table:table-cell office:value-type="float" office:value="0.42475468">
            <text:p>0,42475468</text:p>
          </table:table-cell>
          <table:table-cell office:value-type="float" office:value="0.85524938">
            <text:p>0,85524938</text:p>
          </table:table-cell>
          <table:table-cell table:number-columns-repeated="1022"/>
        </table:table-row>
        <table:table-row table:style-name="ro1">
          <table:table-cell office:value-type="float" office:value="0.42592407">
            <text:p>0,42592407</text:p>
          </table:table-cell>
          <table:table-cell office:value-type="float" office:value="0.85325148">
            <text:p>0,85325148</text:p>
          </table:table-cell>
          <table:table-cell table:number-columns-repeated="1022"/>
        </table:table-row>
        <table:table-row table:style-name="ro1">
          <table:table-cell office:value-type="float" office:value="0.42739852">
            <text:p>0,42739852</text:p>
          </table:table-cell>
          <table:table-cell office:value-type="float" office:value="0.85073903">
            <text:p>0,85073903</text:p>
          </table:table-cell>
          <table:table-cell table:number-columns-repeated="1022"/>
        </table:table-row>
        <table:table-row table:style-name="ro1">
          <table:table-cell office:value-type="float" office:value="0.42802659">
            <text:p>0,42802659</text:p>
          </table:table-cell>
          <table:table-cell office:value-type="float" office:value="0.84967105">
            <text:p>0,84967105</text:p>
          </table:table-cell>
          <table:table-cell table:number-columns-repeated="1022"/>
        </table:table-row>
        <table:table-row table:style-name="ro1">
          <table:table-cell office:value-type="float" office:value="0.43003428">
            <text:p>0,43003428</text:p>
          </table:table-cell>
          <table:table-cell office:value-type="float" office:value="0.84626614">
            <text:p>0,84626614</text:p>
          </table:table-cell>
          <table:table-cell table:number-columns-repeated="1022"/>
        </table:table-row>
        <table:table-row table:style-name="ro1">
          <table:table-cell office:value-type="float" office:value="0.43028643">
            <text:p>0,43028643</text:p>
          </table:table-cell>
          <table:table-cell office:value-type="float" office:value="0.84583948">
            <text:p>0,84583948</text:p>
          </table:table-cell>
          <table:table-cell table:number-columns-repeated="1022"/>
        </table:table-row>
        <table:table-row table:style-name="ro1">
          <table:table-cell office:value-type="float" office:value="0.4308459">
            <text:p>0,43084590</text:p>
          </table:table-cell>
          <table:table-cell office:value-type="float" office:value="0.84489356">
            <text:p>0,84489356</text:p>
          </table:table-cell>
          <table:table-cell table:number-columns-repeated="1022"/>
        </table:table-row>
        <table:table-row table:style-name="ro1">
          <table:table-cell office:value-type="float" office:value="0.43262337">
            <text:p>0,43262337</text:p>
          </table:table-cell>
          <table:table-cell office:value-type="float" office:value="0.84189534">
            <text:p>0,84189534</text:p>
          </table:table-cell>
          <table:table-cell table:number-columns-repeated="1022"/>
        </table:table-row>
        <table:table-row table:style-name="ro1">
          <table:table-cell office:value-type="float" office:value="0.43283416">
            <text:p>0,43283416</text:p>
          </table:table-cell>
          <table:table-cell office:value-type="float" office:value="0.84154049">
            <text:p>0,84154049</text:p>
          </table:table-cell>
          <table:table-cell table:number-columns-repeated="1022"/>
        </table:table-row>
        <table:table-row table:style-name="ro1">
          <table:table-cell office:value-type="float" office:value="0.43631744">
            <text:p>0,43631744</text:p>
          </table:table-cell>
          <table:table-cell office:value-type="float" office:value="0.83569823">
            <text:p>0,83569823</text:p>
          </table:table-cell>
          <table:table-cell table:number-columns-repeated="1022"/>
        </table:table-row>
        <table:table-row table:style-name="ro1">
          <table:table-cell office:value-type="float" office:value="0.43842828">
            <text:p>0,43842828</text:p>
          </table:table-cell>
          <table:table-cell office:value-type="float" office:value="0.83217761">
            <text:p>0,83217761</text:p>
          </table:table-cell>
          <table:table-cell table:number-columns-repeated="1022"/>
        </table:table-row>
        <table:table-row table:style-name="ro1">
          <table:table-cell office:value-type="float" office:value="0.44391779">
            <text:p>0,44391779</text:p>
          </table:table-cell>
          <table:table-cell office:value-type="float" office:value="0.82309109">
            <text:p>0,82309109</text:p>
          </table:table-cell>
          <table:table-cell table:number-columns-repeated="1022"/>
        </table:table-row>
        <table:table-row table:style-name="ro1">
          <table:table-cell office:value-type="float" office:value="0.44465679">
            <text:p>0,44465679</text:p>
          </table:table-cell>
          <table:table-cell office:value-type="float" office:value="0.82187546">
            <text:p>0,82187546</text:p>
          </table:table-cell>
          <table:table-cell table:number-columns-repeated="1022"/>
        </table:table-row>
        <table:table-row table:style-name="ro1">
          <table:table-cell office:value-type="float" office:value="0.44495242">
            <text:p>0,44495242</text:p>
          </table:table-cell>
          <table:table-cell office:value-type="float" office:value="0.82138966">
            <text:p>0,82138966</text:p>
          </table:table-cell>
          <table:table-cell table:number-columns-repeated="1022"/>
        </table:table-row>
        <table:table-row table:style-name="ro1">
          <table:table-cell office:value-type="float" office:value="0.44818936">
            <text:p>0,44818936</text:p>
          </table:table-cell>
          <table:table-cell office:value-type="float" office:value="0.81608926">
            <text:p>0,81608926</text:p>
          </table:table-cell>
          <table:table-cell table:number-columns-repeated="1022"/>
        </table:table-row>
        <table:table-row table:style-name="ro1">
          <table:table-cell office:value-type="float" office:value="0.44941975">
            <text:p>0,44941975</text:p>
          </table:table-cell>
          <table:table-cell office:value-type="float" office:value="0.81408351">
            <text:p>0,81408351</text:p>
          </table:table-cell>
          <table:table-cell table:number-columns-repeated="1022"/>
        </table:table-row>
        <table:table-row table:style-name="ro1">
          <table:table-cell office:value-type="float" office:value="0.45031481">
            <text:p>0,45031481</text:p>
          </table:table-cell>
          <table:table-cell office:value-type="float" office:value="0.81262751">
            <text:p>0,81262751</text:p>
          </table:table-cell>
          <table:table-cell table:number-columns-repeated="1022"/>
        </table:table-row>
        <table:table-row table:style-name="ro1">
          <table:table-cell office:value-type="float" office:value="0.4536072">
            <text:p>0,45360720</text:p>
          </table:table-cell>
          <table:table-cell office:value-type="float" office:value="0.80729412">
            <text:p>0,80729412</text:p>
          </table:table-cell>
          <table:table-cell table:number-columns-repeated="1022"/>
        </table:table-row>
        <table:table-row table:style-name="ro1">
          <table:table-cell office:value-type="float" office:value="0.46272164">
            <text:p>0,46272164</text:p>
          </table:table-cell>
          <table:table-cell office:value-type="float" office:value="0.79271137">
            <text:p>0,79271137</text:p>
          </table:table-cell>
          <table:table-cell table:number-columns-repeated="1022"/>
        </table:table-row>
        <table:table-row table:style-name="ro1">
          <table:table-cell office:value-type="float" office:value="0.46463549">
            <text:p>0,46463549</text:p>
          </table:table-cell>
          <table:table-cell office:value-type="float" office:value="0.78968291">
            <text:p>0,78968291</text:p>
          </table:table-cell>
          <table:table-cell table:number-columns-repeated="1022"/>
        </table:table-row>
        <table:table-row table:style-name="ro1">
          <table:table-cell office:value-type="float" office:value="0.46574948">
            <text:p>0,46574948</text:p>
          </table:table-cell>
          <table:table-cell office:value-type="float" office:value="0.78792547">
            <text:p>0,78792547</text:p>
          </table:table-cell>
          <table:table-cell table:number-columns-repeated="1022"/>
        </table:table-row>
        <table:table-row table:style-name="ro1">
          <table:table-cell office:value-type="float" office:value="0.46681428">
            <text:p>0,46681428</text:p>
          </table:table-cell>
          <table:table-cell office:value-type="float" office:value="0.78624928">
            <text:p>0,78624928</text:p>
          </table:table-cell>
          <table:table-cell table:number-columns-repeated="1022"/>
        </table:table-row>
        <table:table-row table:style-name="ro1">
          <table:table-cell office:value-type="float" office:value="0.46681848">
            <text:p>0,46681848</text:p>
          </table:table-cell>
          <table:table-cell office:value-type="float" office:value="0.78624268">
            <text:p>0,78624268</text:p>
          </table:table-cell>
          <table:table-cell table:number-columns-repeated="1022"/>
        </table:table-row>
        <table:table-row table:style-name="ro1">
          <table:table-cell office:value-type="float" office:value="0.47103835">
            <text:p>0,47103835</text:p>
          </table:table-cell>
          <table:table-cell office:value-type="float" office:value="0.77963493">
            <text:p>0,77963493</text:p>
          </table:table-cell>
          <table:table-cell table:number-columns-repeated="1022"/>
        </table:table-row>
        <table:table-row table:style-name="ro1">
          <table:table-cell office:value-type="float" office:value="0.47190711">
            <text:p>0,47190711</text:p>
          </table:table-cell>
          <table:table-cell office:value-type="float" office:value="0.77828146">
            <text:p>0,77828146</text:p>
          </table:table-cell>
          <table:table-cell table:number-columns-repeated="1022"/>
        </table:table-row>
        <table:table-row table:style-name="ro1">
          <table:table-cell office:value-type="float" office:value="0.47602511">
            <text:p>0,47602511</text:p>
          </table:table-cell>
          <table:table-cell office:value-type="float" office:value="0.77189786">
            <text:p>0,77189786</text:p>
          </table:table-cell>
          <table:table-cell table:number-columns-repeated="1022"/>
        </table:table-row>
        <table:table-row table:style-name="ro1">
          <table:table-cell office:value-type="float" office:value="0.4760881">
            <text:p>0,47608810</text:p>
          </table:table-cell>
          <table:table-cell office:value-type="float" office:value="0.77180063">
            <text:p>0,77180063</text:p>
          </table:table-cell>
          <table:table-cell table:number-columns-repeated="1022"/>
        </table:table-row>
        <table:table-row table:style-name="ro1">
          <table:table-cell office:value-type="float" office:value="0.47877266">
            <text:p>0,47877266</text:p>
          </table:table-cell>
          <table:table-cell office:value-type="float" office:value="0.76766784">
            <text:p>0,76766784</text:p>
          </table:table-cell>
          <table:table-cell table:number-columns-repeated="1022"/>
        </table:table-row>
        <table:table-row table:style-name="ro1">
          <table:table-cell office:value-type="float" office:value="0.48037952">
            <text:p>0,48037952</text:p>
          </table:table-cell>
          <table:table-cell office:value-type="float" office:value="0.76520473">
            <text:p>0,76520473</text:p>
          </table:table-cell>
          <table:table-cell table:number-columns-repeated="1022"/>
        </table:table-row>
        <table:table-row table:style-name="ro1">
          <table:table-cell office:value-type="float" office:value="0.48608443">
            <text:p>0,48608443</text:p>
          </table:table-cell>
          <table:table-cell office:value-type="float" office:value="0.7565235">
            <text:p>0,75652350</text:p>
          </table:table-cell>
          <table:table-cell table:number-columns-repeated="1022"/>
        </table:table-row>
        <table:table-row table:style-name="ro1">
          <table:table-cell office:value-type="float" office:value="0.49043615">
            <text:p>0,49043615</text:p>
          </table:table-cell>
          <table:table-cell office:value-type="float" office:value="0.74996771">
            <text:p>0,74996771</text:p>
          </table:table-cell>
          <table:table-cell table:number-columns-repeated="1022"/>
        </table:table-row>
        <table:table-row table:style-name="ro1">
          <table:table-cell office:value-type="float" office:value="0.49397999">
            <text:p>0,49397999</text:p>
          </table:table-cell>
          <table:table-cell office:value-type="float" office:value="0.74467098">
            <text:p>0,74467098</text:p>
          </table:table-cell>
          <table:table-cell table:number-columns-repeated="1022"/>
        </table:table-row>
        <table:table-row table:style-name="ro1">
          <table:table-cell office:value-type="float" office:value="0.49949388">
            <text:p>0,49949388</text:p>
          </table:table-cell>
          <table:table-cell office:value-type="float" office:value="0.73650402">
            <text:p>0,73650402</text:p>
          </table:table-cell>
          <table:table-cell table:number-columns-repeated="1022"/>
        </table:table-row>
        <table:table-row table:style-name="ro1">
          <table:table-cell office:value-type="float" office:value="0.50021891">
            <text:p>0,50021891</text:p>
          </table:table-cell>
          <table:table-cell office:value-type="float" office:value="0.73543682">
            <text:p>0,73543682</text:p>
          </table:table-cell>
          <table:table-cell table:number-columns-repeated="1022"/>
        </table:table-row>
        <table:table-row table:style-name="ro1">
          <table:table-cell office:value-type="float" office:value="0.50111042">
            <text:p>0,50111042</text:p>
          </table:table-cell>
          <table:table-cell office:value-type="float" office:value="0.73412669">
            <text:p>0,73412669</text:p>
          </table:table-cell>
          <table:table-cell table:number-columns-repeated="1022"/>
        </table:table-row>
        <table:table-row table:style-name="ro1">
          <table:table-cell office:value-type="float" office:value="0.50281601">
            <text:p>0,50281601</text:p>
          </table:table-cell>
          <table:table-cell office:value-type="float" office:value="0.73162673">
            <text:p>0,73162673</text:p>
          </table:table-cell>
          <table:table-cell table:number-columns-repeated="1022"/>
        </table:table-row>
        <table:table-row table:style-name="ro1">
          <table:table-cell office:value-type="float" office:value="0.50543595">
            <text:p>0,50543595</text:p>
          </table:table-cell>
          <table:table-cell office:value-type="float" office:value="0.72780312">
            <text:p>0,72780312</text:p>
          </table:table-cell>
          <table:table-cell table:number-columns-repeated="1022"/>
        </table:table-row>
        <table:table-row table:style-name="ro1">
          <table:table-cell office:value-type="float" office:value="0.50780441">
            <text:p>0,50780441</text:p>
          </table:table-cell>
          <table:table-cell office:value-type="float" office:value="0.72436372">
            <text:p>0,72436372</text:p>
          </table:table-cell>
          <table:table-cell table:number-columns-repeated="1022"/>
        </table:table-row>
        <table:table-row table:style-name="ro1">
          <table:table-cell office:value-type="float" office:value="0.51009724">
            <text:p>0,51009724</text:p>
          </table:table-cell>
          <table:table-cell office:value-type="float" office:value="0.72104964">
            <text:p>0,72104964</text:p>
          </table:table-cell>
          <table:table-cell table:number-columns-repeated="1022"/>
        </table:table-row>
        <table:table-row table:style-name="ro1">
          <table:table-cell office:value-type="float" office:value="0.51276073">
            <text:p>0,51276073</text:p>
          </table:table-cell>
          <table:table-cell office:value-type="float" office:value="0.71721884">
            <text:p>0,71721884</text:p>
          </table:table-cell>
          <table:table-cell table:number-columns-repeated="1022"/>
        </table:table-row>
        <table:table-row table:style-name="ro1">
          <table:table-cell office:value-type="float" office:value="0.51298782">
            <text:p>0,51298782</text:p>
          </table:table-cell>
          <table:table-cell office:value-type="float" office:value="0.71689316">
            <text:p>0,71689316</text:p>
          </table:table-cell>
          <table:table-cell table:number-columns-repeated="1022"/>
        </table:table-row>
        <table:table-row table:style-name="ro1">
          <table:table-cell office:value-type="float" office:value="0.51347483">
            <text:p>0,51347483</text:p>
          </table:table-cell>
          <table:table-cell office:value-type="float" office:value="0.71619523">
            <text:p>0,71619523</text:p>
          </table:table-cell>
          <table:table-cell table:number-columns-repeated="1022"/>
        </table:table-row>
        <table:table-row table:style-name="ro1">
          <table:table-cell office:value-type="float" office:value="0.51659273">
            <text:p>0,51659273</text:p>
          </table:table-cell>
          <table:table-cell office:value-type="float" office:value="0.71174307">
            <text:p>0,71174307</text:p>
          </table:table-cell>
          <table:table-cell table:number-columns-repeated="1022"/>
        </table:table-row>
        <table:table-row table:style-name="ro1">
          <table:table-cell office:value-type="float" office:value="0.51878767">
            <text:p>0,51878767</text:p>
          </table:table-cell>
          <table:table-cell office:value-type="float" office:value="0.70862547">
            <text:p>0,70862547</text:p>
          </table:table-cell>
          <table:table-cell table:number-columns-repeated="1022"/>
        </table:table-row>
        <table:table-row table:style-name="ro1">
          <table:table-cell office:value-type="float" office:value="0.51989103">
            <text:p>0,51989103</text:p>
          </table:table-cell>
          <table:table-cell office:value-type="float" office:value="0.70706344">
            <text:p>0,70706344</text:p>
          </table:table-cell>
          <table:table-cell table:number-columns-repeated="1022"/>
        </table:table-row>
        <table:table-row table:style-name="ro1">
          <table:table-cell office:value-type="float" office:value="0.52009473">
            <text:p>0,52009473</text:p>
          </table:table-cell>
          <table:table-cell office:value-type="float" office:value="0.70677544">
            <text:p>0,70677544</text:p>
          </table:table-cell>
          <table:table-cell table:number-columns-repeated="1022"/>
        </table:table-row>
        <table:table-row table:style-name="ro1">
          <table:table-cell office:value-type="float" office:value="0.52174247">
            <text:p>0,52174247</text:p>
          </table:table-cell>
          <table:table-cell office:value-type="float" office:value="0.70445012">
            <text:p>0,70445012</text:p>
          </table:table-cell>
          <table:table-cell table:number-columns-repeated="1022"/>
        </table:table-row>
        <table:table-row table:style-name="ro1">
          <table:table-cell office:value-type="float" office:value="0.5220189">
            <text:p>0,52201890</text:p>
          </table:table-cell>
          <table:table-cell office:value-type="float" office:value="0.70406076">
            <text:p>0,70406076</text:p>
          </table:table-cell>
          <table:table-cell table:number-columns-repeated="1022"/>
        </table:table-row>
        <table:table-row table:style-name="ro1">
          <table:table-cell office:value-type="float" office:value="0.52618176">
            <text:p>0,52618176</text:p>
          </table:table-cell>
          <table:table-cell office:value-type="float" office:value="0.69822329">
            <text:p>0,69822329</text:p>
          </table:table-cell>
          <table:table-cell table:number-columns-repeated="1022"/>
        </table:table-row>
        <table:table-row table:style-name="ro1">
          <table:table-cell office:value-type="float" office:value="0.53405109">
            <text:p>0,53405109</text:p>
          </table:table-cell>
          <table:table-cell office:value-type="float" office:value="0.68732021">
            <text:p>0,68732021</text:p>
          </table:table-cell>
          <table:table-cell table:number-columns-repeated="1022"/>
        </table:table-row>
        <table:table-row table:style-name="ro1">
          <table:table-cell office:value-type="float" office:value="0.53633343">
            <text:p>0,53633343</text:p>
          </table:table-cell>
          <table:table-cell office:value-type="float" office:value="0.68418996">
            <text:p>0,68418996</text:p>
          </table:table-cell>
          <table:table-cell table:number-columns-repeated="1022"/>
        </table:table-row>
        <table:table-row table:style-name="ro1">
          <table:table-cell office:value-type="float" office:value="0.54692001">
            <text:p>0,54692001</text:p>
          </table:table-cell>
          <table:table-cell office:value-type="float" office:value="0.66985579">
            <text:p>0,66985579</text:p>
          </table:table-cell>
          <table:table-cell table:number-columns-repeated="1022"/>
        </table:table-row>
        <table:table-row table:style-name="ro1">
          <table:table-cell office:value-type="float" office:value="0.54816723">
            <text:p>0,54816723</text:p>
          </table:table-cell>
          <table:table-cell office:value-type="float" office:value="0.66818696">
            <text:p>0,66818696</text:p>
          </table:table-cell>
          <table:table-cell table:number-columns-repeated="1022"/>
        </table:table-row>
        <table:table-row table:style-name="ro1">
          <table:table-cell office:value-type="float" office:value="0.5516531">
            <text:p>0,55165310</text:p>
          </table:table-cell>
          <table:table-cell office:value-type="float" office:value="0.66354472">
            <text:p>0,66354472</text:p>
          </table:table-cell>
          <table:table-cell table:number-columns-repeated="1022"/>
        </table:table-row>
        <table:table-row table:style-name="ro1">
          <table:table-cell office:value-type="float" office:value="0.55192432">
            <text:p>0,55192432</text:p>
          </table:table-cell>
          <table:table-cell office:value-type="float" office:value="0.66318489">
            <text:p>0,66318489</text:p>
          </table:table-cell>
          <table:table-cell table:number-columns-repeated="1022"/>
        </table:table-row>
        <table:table-row table:style-name="ro1">
          <table:table-cell office:value-type="float" office:value="0.55409817">
            <text:p>0,55409817</text:p>
          </table:table-cell>
          <table:table-cell office:value-type="float" office:value="0.66030782">
            <text:p>0,66030782</text:p>
          </table:table-cell>
          <table:table-cell table:number-columns-repeated="1022"/>
        </table:table-row>
        <table:table-row table:style-name="ro1">
          <table:table-cell office:value-type="float" office:value="0.55526167">
            <text:p>0,55526167</text:p>
          </table:table-cell>
          <table:table-cell office:value-type="float" office:value="0.65877307">
            <text:p>0,65877307</text:p>
          </table:table-cell>
          <table:table-cell table:number-columns-repeated="1022"/>
        </table:table-row>
        <table:table-row table:style-name="ro1">
          <table:table-cell office:value-type="float" office:value="0.56095393">
            <text:p>0,56095393</text:p>
          </table:table-cell>
          <table:table-cell office:value-type="float" office:value="0.65131578">
            <text:p>0,65131578</text:p>
          </table:table-cell>
          <table:table-cell table:number-columns-repeated="1022"/>
        </table:table-row>
        <table:table-row table:style-name="ro1">
          <table:table-cell office:value-type="float" office:value="0.56558212">
            <text:p>0,56558212</text:p>
          </table:table-cell>
          <table:table-cell office:value-type="float" office:value="0.64531478">
            <text:p>0,64531478</text:p>
          </table:table-cell>
          <table:table-cell table:number-columns-repeated="1022"/>
        </table:table-row>
        <table:table-row table:style-name="ro1">
          <table:table-cell office:value-type="float" office:value="0.56781025">
            <text:p>0,56781025</text:p>
          </table:table-cell>
          <table:table-cell office:value-type="float" office:value="0.64244548">
            <text:p>0,64244548</text:p>
          </table:table-cell>
          <table:table-cell table:number-columns-repeated="1022"/>
        </table:table-row>
        <table:table-row table:style-name="ro1">
          <table:table-cell office:value-type="float" office:value="0.56783136">
            <text:p>0,56783136</text:p>
          </table:table-cell>
          <table:table-cell office:value-type="float" office:value="0.64241836">
            <text:p>0,64241836</text:p>
          </table:table-cell>
          <table:table-cell table:number-columns-repeated="1022"/>
        </table:table-row>
        <table:table-row table:style-name="ro1">
          <table:table-cell office:value-type="float" office:value="0.56814385">
            <text:p>0,56814385</text:p>
          </table:table-cell>
          <table:table-cell office:value-type="float" office:value="0.64201699">
            <text:p>0,64201699</text:p>
          </table:table-cell>
          <table:table-cell table:number-columns-repeated="1022"/>
        </table:table-row>
        <table:table-row table:style-name="ro1">
          <table:table-cell office:value-type="float" office:value="0.56904655">
            <text:p>0,56904655</text:p>
          </table:table-cell>
          <table:table-cell office:value-type="float" office:value="0.64085894">
            <text:p>0,64085894</text:p>
          </table:table-cell>
          <table:table-cell table:number-columns-repeated="1022"/>
        </table:table-row>
        <table:table-row table:style-name="ro1">
          <table:table-cell office:value-type="float" office:value="0.57648081">
            <text:p>0,57648081</text:p>
          </table:table-cell>
          <table:table-cell office:value-type="float" office:value="0.6314008">
            <text:p>0,63140080</text:p>
          </table:table-cell>
          <table:table-cell table:number-columns-repeated="1022"/>
        </table:table-row>
        <table:table-row table:style-name="ro1">
          <table:table-cell office:value-type="float" office:value="0.58046535">
            <text:p>0,58046535</text:p>
          </table:table-cell>
          <table:table-cell office:value-type="float" office:value="0.62638912">
            <text:p>0,62638912</text:p>
          </table:table-cell>
          <table:table-cell table:number-columns-repeated="1022"/>
        </table:table-row>
        <table:table-row table:style-name="ro1">
          <table:table-cell office:value-type="float" office:value="0.58103548">
            <text:p>0,58103548</text:p>
          </table:table-cell>
          <table:table-cell office:value-type="float" office:value="0.62567527">
            <text:p>0,62567527</text:p>
          </table:table-cell>
          <table:table-cell table:number-columns-repeated="1022"/>
        </table:table-row>
        <table:table-row table:style-name="ro1">
          <table:table-cell office:value-type="float" office:value="0.58141214">
            <text:p>0,58141214</text:p>
          </table:table-cell>
          <table:table-cell office:value-type="float" office:value="0.62520411">
            <text:p>0,62520411</text:p>
          </table:table-cell>
          <table:table-cell table:number-columns-repeated="1022"/>
        </table:table-row>
        <table:table-row table:style-name="ro1">
          <table:table-cell office:value-type="float" office:value="0.58436257">
            <text:p>0,58436257</text:p>
          </table:table-cell>
          <table:table-cell office:value-type="float" office:value="0.62152574">
            <text:p>0,62152574</text:p>
          </table:table-cell>
          <table:table-cell table:number-columns-repeated="1022"/>
        </table:table-row>
        <table:table-row table:style-name="ro1">
          <table:table-cell office:value-type="float" office:value="0.58773053">
            <text:p>0,58773053</text:p>
          </table:table-cell>
          <table:table-cell office:value-type="float" office:value="0.61735325">
            <text:p>0,61735325</text:p>
          </table:table-cell>
          <table:table-cell table:number-columns-repeated="1022"/>
        </table:table-row>
        <table:table-row table:style-name="ro1">
          <table:table-cell office:value-type="float" office:value="0.59122276">
            <text:p>0,59122276</text:p>
          </table:table-cell>
          <table:table-cell office:value-type="float" office:value="0.6130564">
            <text:p>0,61305640</text:p>
          </table:table-cell>
          <table:table-cell table:number-columns-repeated="1022"/>
        </table:table-row>
        <table:table-row table:style-name="ro1">
          <table:table-cell office:value-type="float" office:value="0.59254956">
            <text:p>0,59254956</text:p>
          </table:table-cell>
          <table:table-cell office:value-type="float" office:value="0.61143175">
            <text:p>0,61143175</text:p>
          </table:table-cell>
          <table:table-cell table:number-columns-repeated="1022"/>
        </table:table-row>
        <table:table-row table:style-name="ro1">
          <table:table-cell office:value-type="float" office:value="0.59468">
            <text:p>0,59468000</text:p>
          </table:table-cell>
          <table:table-cell office:value-type="float" office:value="0.60883206">
            <text:p>0,60883206</text:p>
          </table:table-cell>
          <table:table-cell table:number-columns-repeated="1022"/>
        </table:table-row>
        <table:table-row table:style-name="ro1">
          <table:table-cell office:value-type="float" office:value="0.60431811">
            <text:p>0,60431811</text:p>
          </table:table-cell>
          <table:table-cell office:value-type="float" office:value="0.59720846">
            <text:p>0,59720846</text:p>
          </table:table-cell>
          <table:table-cell table:number-columns-repeated="1022"/>
        </table:table-row>
        <table:table-row table:style-name="ro1">
          <table:table-cell office:value-type="float" office:value="0.60826953">
            <text:p>0,60826953</text:p>
          </table:table-cell>
          <table:table-cell office:value-type="float" office:value="0.59250743">
            <text:p>0,59250743</text:p>
          </table:table-cell>
          <table:table-cell table:number-columns-repeated="1022"/>
        </table:table-row>
        <table:table-row table:style-name="ro1">
          <table:table-cell office:value-type="float" office:value="0.60958163">
            <text:p>0,60958163</text:p>
          </table:table-cell>
          <table:table-cell office:value-type="float" office:value="0.5909546">
            <text:p>0,59095460</text:p>
          </table:table-cell>
          <table:table-cell table:number-columns-repeated="1022"/>
        </table:table-row>
        <table:table-row table:style-name="ro1">
          <table:table-cell office:value-type="float" office:value="0.61308947">
            <text:p>0,61308947</text:p>
          </table:table-cell>
          <table:table-cell office:value-type="float" office:value="0.58682316">
            <text:p>0,58682316</text:p>
          </table:table-cell>
          <table:table-cell table:number-columns-repeated="1022"/>
        </table:table-row>
        <table:table-row table:style-name="ro1">
          <table:table-cell office:value-type="float" office:value="0.61560825">
            <text:p>0,61560825</text:p>
          </table:table-cell>
          <table:table-cell office:value-type="float" office:value="0.58387444">
            <text:p>0,58387444</text:p>
          </table:table-cell>
          <table:table-cell table:number-columns-repeated="1022"/>
        </table:table-row>
        <table:table-row table:style-name="ro1">
          <table:table-cell office:value-type="float" office:value="0.61906448">
            <text:p>0,61906448</text:p>
          </table:table-cell>
          <table:table-cell office:value-type="float" office:value="0.57985235">
            <text:p>0,57985235</text:p>
          </table:table-cell>
          <table:table-cell table:number-columns-repeated="1022"/>
        </table:table-row>
        <table:table-row table:style-name="ro1">
          <table:table-cell office:value-type="float" office:value="0.63930973">
            <text:p>0,63930973</text:p>
          </table:table-cell>
          <table:table-cell office:value-type="float" office:value="0.55684281">
            <text:p>0,55684281</text:p>
          </table:table-cell>
          <table:table-cell table:number-columns-repeated="1022"/>
        </table:table-row>
        <table:table-row table:style-name="ro1">
          <table:table-cell office:value-type="float" office:value="0.64010587">
            <text:p>0,64010587</text:p>
          </table:table-cell>
          <table:table-cell office:value-type="float" office:value="0.55595687">
            <text:p>0,55595687</text:p>
          </table:table-cell>
          <table:table-cell table:number-columns-repeated="1022"/>
        </table:table-row>
        <table:table-row table:style-name="ro1">
          <table:table-cell office:value-type="float" office:value="0.64490572">
            <text:p>0,64490572</text:p>
          </table:table-cell>
          <table:table-cell office:value-type="float" office:value="0.55064539">
            <text:p>0,55064539</text:p>
          </table:table-cell>
          <table:table-cell table:number-columns-repeated="1022"/>
        </table:table-row>
        <table:table-row table:style-name="ro1">
          <table:table-cell office:value-type="float" office:value="0.64859445">
            <text:p>0,64859445</text:p>
          </table:table-cell>
          <table:table-cell office:value-type="float" office:value="0.54659798">
            <text:p>0,54659798</text:p>
          </table:table-cell>
          <table:table-cell table:number-columns-repeated="1022"/>
        </table:table-row>
        <table:table-row table:style-name="ro1">
          <table:table-cell office:value-type="float" office:value="0.65286382">
            <text:p>0,65286382</text:p>
          </table:table-cell>
          <table:table-cell office:value-type="float" office:value="0.54195058">
            <text:p>0,54195058</text:p>
          </table:table-cell>
          <table:table-cell table:number-columns-repeated="1022"/>
        </table:table-row>
        <table:table-row table:style-name="ro1">
          <table:table-cell office:value-type="float" office:value="0.65411548">
            <text:p>0,65411548</text:p>
          </table:table-cell>
          <table:table-cell office:value-type="float" office:value="0.54059561">
            <text:p>0,54059561</text:p>
          </table:table-cell>
          <table:table-cell table:number-columns-repeated="1022"/>
        </table:table-row>
        <table:table-row table:style-name="ro1">
          <table:table-cell office:value-type="float" office:value="0.65636042">
            <text:p>0,65636042</text:p>
          </table:table-cell>
          <table:table-cell office:value-type="float" office:value="0.53817384">
            <text:p>0,53817384</text:p>
          </table:table-cell>
          <table:table-cell table:number-columns-repeated="1022"/>
        </table:table-row>
        <table:table-row table:style-name="ro1">
          <table:table-cell office:value-type="float" office:value="0.65834384">
            <text:p>0,65834384</text:p>
          </table:table-cell>
          <table:table-cell office:value-type="float" office:value="0.53604321">
            <text:p>0,53604321</text:p>
          </table:table-cell>
          <table:table-cell table:number-columns-repeated="1022"/>
        </table:table-row>
        <table:table-row table:style-name="ro1">
          <table:table-cell office:value-type="float" office:value="0.65835732">
            <text:p>0,65835732</text:p>
          </table:table-cell>
          <table:table-cell office:value-type="float" office:value="0.53602876">
            <text:p>0,53602876</text:p>
          </table:table-cell>
          <table:table-cell table:number-columns-repeated="1022"/>
        </table:table-row>
        <table:table-row table:style-name="ro1">
          <table:table-cell office:value-type="float" office:value="0.66075228">
            <text:p>0,66075228</text:p>
          </table:table-cell>
          <table:table-cell office:value-type="float" office:value="0.53346737">
            <text:p>0,53346737</text:p>
          </table:table-cell>
          <table:table-cell table:number-columns-repeated="1022"/>
        </table:table-row>
        <table:table-row table:style-name="ro1">
          <table:table-cell office:value-type="float" office:value="0.6632104">
            <text:p>0,66321040</text:p>
          </table:table-cell>
          <table:table-cell office:value-type="float" office:value="0.53085115">
            <text:p>0,53085115</text:p>
          </table:table-cell>
          <table:table-cell table:number-columns-repeated="1022"/>
        </table:table-row>
        <table:table-row table:style-name="ro1">
          <table:table-cell office:value-type="float" office:value="0.66749037">
            <text:p>0,66749037</text:p>
          </table:table-cell>
          <table:table-cell office:value-type="float" office:value="0.52632649">
            <text:p>0,52632649</text:p>
          </table:table-cell>
          <table:table-cell table:number-columns-repeated="1022"/>
        </table:table-row>
        <table:table-row table:style-name="ro1">
          <table:table-cell office:value-type="float" office:value="0.67187803">
            <text:p>0,67187803</text:p>
          </table:table-cell>
          <table:table-cell office:value-type="float" office:value="0.52172801">
            <text:p>0,52172801</text:p>
          </table:table-cell>
          <table:table-cell table:number-columns-repeated="1022"/>
        </table:table-row>
        <table:table-row table:style-name="ro1">
          <table:table-cell office:value-type="float" office:value="0.6746592">
            <text:p>0,67465920</text:p>
          </table:table-cell>
          <table:table-cell office:value-type="float" office:value="0.51883404">
            <text:p>0,51883404</text:p>
          </table:table-cell>
          <table:table-cell table:number-columns-repeated="1022"/>
        </table:table-row>
        <table:table-row table:style-name="ro1">
          <table:table-cell office:value-type="float" office:value="0.6824928">
            <text:p>0,68249280</text:p>
          </table:table-cell>
          <table:table-cell office:value-type="float" office:value="0.5107687">
            <text:p>0,51076870</text:p>
          </table:table-cell>
          <table:table-cell table:number-columns-repeated="1022"/>
        </table:table-row>
        <table:table-row table:style-name="ro1">
          <table:table-cell office:value-type="float" office:value="0.68327326">
            <text:p>0,68327326</text:p>
          </table:table-cell>
          <table:table-cell office:value-type="float" office:value="0.50997206">
            <text:p>0,50997206</text:p>
          </table:table-cell>
          <table:table-cell table:number-columns-repeated="1022"/>
        </table:table-row>
        <table:table-row table:style-name="ro1">
          <table:table-cell office:value-type="float" office:value="0.68356709">
            <text:p>0,68356709</text:p>
          </table:table-cell>
          <table:table-cell office:value-type="float" office:value="0.50967246">
            <text:p>0,50967246</text:p>
          </table:table-cell>
          <table:table-cell table:number-columns-repeated="1022"/>
        </table:table-row>
        <table:table-row table:style-name="ro1">
          <table:table-cell office:value-type="float" office:value="0.69312753">
            <text:p>0,69312753</text:p>
          </table:table-cell>
          <table:table-cell office:value-type="float" office:value="0.50001966">
            <text:p>0,50001966</text:p>
          </table:table-cell>
          <table:table-cell table:number-columns-repeated="1022"/>
        </table:table-row>
        <table:table-row table:style-name="ro1">
          <table:table-cell office:value-type="float" office:value="0.69553241">
            <text:p>0,69553241</text:p>
          </table:table-cell>
          <table:table-cell office:value-type="float" office:value="0.49762045">
            <text:p>0,49762045</text:p>
          </table:table-cell>
          <table:table-cell table:number-columns-repeated="1022"/>
        </table:table-row>
        <table:table-row table:style-name="ro1">
          <table:table-cell office:value-type="float" office:value="0.69696867">
            <text:p>0,69696867</text:p>
          </table:table-cell>
          <table:table-cell office:value-type="float" office:value="0.49619308">
            <text:p>0,49619308</text:p>
          </table:table-cell>
          <table:table-cell table:number-columns-repeated="1022"/>
        </table:table-row>
        <table:table-row table:style-name="ro1">
          <table:table-cell office:value-type="float" office:value="0.70244057">
            <text:p>0,70244057</text:p>
          </table:table-cell>
          <table:table-cell office:value-type="float" office:value="0.49079245">
            <text:p>0,49079245</text:p>
          </table:table-cell>
          <table:table-cell table:number-columns-repeated="1022"/>
        </table:table-row>
        <table:table-row table:style-name="ro1">
          <table:table-cell office:value-type="float" office:value="0.70592598">
            <text:p>0,70592598</text:p>
          </table:table-cell>
          <table:table-cell office:value-type="float" office:value="0.48738311">
            <text:p>0,48738311</text:p>
          </table:table-cell>
          <table:table-cell table:number-columns-repeated="1022"/>
        </table:table-row>
        <table:table-row table:style-name="ro1">
          <table:table-cell office:value-type="float" office:value="0.70699412">
            <text:p>0,70699412</text:p>
          </table:table-cell>
          <table:table-cell office:value-type="float" office:value="0.48634304">
            <text:p>0,48634304</text:p>
          </table:table-cell>
          <table:table-cell table:number-columns-repeated="1022"/>
        </table:table-row>
        <table:table-row table:style-name="ro1">
          <table:table-cell office:value-type="float" office:value="0.71047791">
            <text:p>0,71047791</text:p>
          </table:table-cell>
          <table:table-cell office:value-type="float" office:value="0.48296619">
            <text:p>0,48296619</text:p>
          </table:table-cell>
          <table:table-cell table:number-columns-repeated="1022"/>
        </table:table-row>
        <table:table-row table:style-name="ro1">
          <table:table-cell office:value-type="float" office:value="0.71064109">
            <text:p>0,71064109</text:p>
          </table:table-cell>
          <table:table-cell office:value-type="float" office:value="0.48280859">
            <text:p>0,48280859</text:p>
          </table:table-cell>
          <table:table-cell table:number-columns-repeated="1022"/>
        </table:table-row>
        <table:table-row table:style-name="ro1">
          <table:table-cell office:value-type="float" office:value="0.71305848">
            <text:p>0,71305848</text:p>
          </table:table-cell>
          <table:table-cell office:value-type="float" office:value="0.48047995">
            <text:p>0,48047995</text:p>
          </table:table-cell>
          <table:table-cell table:number-columns-repeated="1022"/>
        </table:table-row>
        <table:table-row table:style-name="ro1">
          <table:table-cell office:value-type="float" office:value="0.71333692">
            <text:p>0,71333692</text:p>
          </table:table-cell>
          <table:table-cell office:value-type="float" office:value="0.48021245">
            <text:p>0,48021245</text:p>
          </table:table-cell>
          <table:table-cell table:number-columns-repeated="1022"/>
        </table:table-row>
        <table:table-row table:style-name="ro1">
          <table:table-cell office:value-type="float" office:value="0.72140584">
            <text:p>0,72140584</text:p>
          </table:table-cell>
          <table:table-cell office:value-type="float" office:value="0.47252506">
            <text:p>0,47252506</text:p>
          </table:table-cell>
          <table:table-cell table:number-columns-repeated="1022"/>
        </table:table-row>
        <table:table-row table:style-name="ro1">
          <table:table-cell office:value-type="float" office:value="0.7302685">
            <text:p>0,73026850</text:p>
          </table:table-cell>
          <table:table-cell office:value-type="float" office:value="0.46422319">
            <text:p>0,46422319</text:p>
          </table:table-cell>
          <table:table-cell table:number-columns-repeated="1022"/>
        </table:table-row>
        <table:table-row table:style-name="ro1">
          <table:table-cell office:value-type="float" office:value="0.73254136">
            <text:p>0,73254136</text:p>
          </table:table-cell>
          <table:table-cell office:value-type="float" office:value="0.46211776">
            <text:p>0,46211776</text:p>
          </table:table-cell>
          <table:table-cell table:number-columns-repeated="1022"/>
        </table:table-row>
        <table:table-row table:style-name="ro1">
          <table:table-cell office:value-type="float" office:value="0.73389687">
            <text:p>0,73389687</text:p>
          </table:table-cell>
          <table:table-cell office:value-type="float" office:value="0.46086664">
            <text:p>0,46086664</text:p>
          </table:table-cell>
          <table:table-cell table:number-columns-repeated="1022"/>
        </table:table-row>
        <table:table-row table:style-name="ro1">
          <table:table-cell office:value-type="float" office:value="0.73415612">
            <text:p>0,73415612</text:p>
          </table:table-cell>
          <table:table-cell office:value-type="float" office:value="0.46062775">
            <text:p>0,46062775</text:p>
          </table:table-cell>
          <table:table-cell table:number-columns-repeated="1022"/>
        </table:table-row>
        <table:table-row table:style-name="ro1">
          <table:table-cell office:value-type="float" office:value="0.73823973">
            <text:p>0,73823973</text:p>
          </table:table-cell>
          <table:table-cell office:value-type="float" office:value="0.45688101">
            <text:p>0,45688101</text:p>
          </table:table-cell>
          <table:table-cell table:number-columns-repeated="1022"/>
        </table:table-row>
        <table:table-row table:style-name="ro1">
          <table:table-cell office:value-type="float" office:value="0.7417766">
            <text:p>0,74177660</text:p>
          </table:table-cell>
          <table:table-cell office:value-type="float" office:value="0.45366056">
            <text:p>0,45366056</text:p>
          </table:table-cell>
          <table:table-cell table:number-columns-repeated="1022"/>
        </table:table-row>
        <table:table-row table:style-name="ro1">
          <table:table-cell office:value-type="float" office:value="0.74268871">
            <text:p>0,74268871</text:p>
          </table:table-cell>
          <table:table-cell office:value-type="float" office:value="0.45283374">
            <text:p>0,45283374</text:p>
          </table:table-cell>
          <table:table-cell table:number-columns-repeated="1022"/>
        </table:table-row>
        <table:table-row table:style-name="ro1">
          <table:table-cell office:value-type="float" office:value="0.7453819">
            <text:p>0,74538190</text:p>
          </table:table-cell>
          <table:table-cell office:value-type="float" office:value="0.45040116">
            <text:p>0,45040116</text:p>
          </table:table-cell>
          <table:table-cell table:number-columns-repeated="1022"/>
        </table:table-row>
        <table:table-row table:style-name="ro1">
          <table:table-cell office:value-type="float" office:value="0.74693775">
            <text:p>0,74693775</text:p>
          </table:table-cell>
          <table:table-cell office:value-type="float" office:value="0.44900183">
            <text:p>0,44900183</text:p>
          </table:table-cell>
          <table:table-cell table:number-columns-repeated="1022"/>
        </table:table-row>
        <table:table-row table:style-name="ro1">
          <table:table-cell office:value-type="float" office:value="0.74968506">
            <text:p>0,74968506</text:p>
          </table:table-cell>
          <table:table-cell office:value-type="float" office:value="0.4465415">
            <text:p>0,44654150</text:p>
          </table:table-cell>
          <table:table-cell table:number-columns-repeated="1022"/>
        </table:table-row>
        <table:table-row table:style-name="ro1">
          <table:table-cell office:value-type="float" office:value="0.75045852">
            <text:p>0,75045852</text:p>
          </table:table-cell>
          <table:table-cell office:value-type="float" office:value="0.44585127">
            <text:p>0,44585127</text:p>
          </table:table-cell>
          <table:table-cell table:number-columns-repeated="1022"/>
        </table:table-row>
        <table:table-row table:style-name="ro1">
          <table:table-cell office:value-type="float" office:value="0.75253466">
            <text:p>0,75253466</text:p>
          </table:table-cell>
          <table:table-cell office:value-type="float" office:value="0.44400381">
            <text:p>0,44400381</text:p>
          </table:table-cell>
          <table:table-cell table:number-columns-repeated="1022"/>
        </table:table-row>
        <table:table-row table:style-name="ro1">
          <table:table-cell office:value-type="float" office:value="0.75732326">
            <text:p>0,75732326</text:p>
          </table:table-cell>
          <table:table-cell office:value-type="float" office:value="0.4397718">
            <text:p>0,43977180</text:p>
          </table:table-cell>
          <table:table-cell table:number-columns-repeated="1022"/>
        </table:table-row>
        <table:table-row table:style-name="ro1">
          <table:table-cell office:value-type="float" office:value="0.75883323">
            <text:p>0,75883323</text:p>
          </table:table-cell>
          <table:table-cell office:value-type="float" office:value="0.43844571">
            <text:p>0,43844571</text:p>
          </table:table-cell>
          <table:table-cell table:number-columns-repeated="1022"/>
        </table:table-row>
        <table:table-row table:style-name="ro1">
          <table:table-cell office:value-type="float" office:value="0.76289059">
            <text:p>0,76289059</text:p>
          </table:table-cell>
          <table:table-cell office:value-type="float" office:value="0.43490225">
            <text:p>0,43490225</text:p>
          </table:table-cell>
          <table:table-cell table:number-columns-repeated="1022"/>
        </table:table-row>
        <table:table-row table:style-name="ro1">
          <table:table-cell office:value-type="float" office:value="0.76369938">
            <text:p>0,76369938</text:p>
          </table:table-cell>
          <table:table-cell office:value-type="float" office:value="0.43419932">
            <text:p>0,43419932</text:p>
          </table:table-cell>
          <table:table-cell table:number-columns-repeated="1022"/>
        </table:table-row>
        <table:table-row table:style-name="ro1">
          <table:table-cell office:value-type="float" office:value="0.76626662">
            <text:p>0,76626662</text:p>
          </table:table-cell>
          <table:table-cell office:value-type="float" office:value="0.43197565">
            <text:p>0,43197565</text:p>
          </table:table-cell>
          <table:table-cell table:number-columns-repeated="1022"/>
        </table:table-row>
        <table:table-row table:style-name="ro1">
          <table:table-cell office:value-type="float" office:value="0.76659086">
            <text:p>0,76659086</text:p>
          </table:table-cell>
          <table:table-cell office:value-type="float" office:value="0.43169561">
            <text:p>0,43169561</text:p>
          </table:table-cell>
          <table:table-cell table:number-columns-repeated="1022"/>
        </table:table-row>
        <table:table-row table:style-name="ro1">
          <table:table-cell office:value-type="float" office:value="0.76989547">
            <text:p>0,76989547</text:p>
          </table:table-cell>
          <table:table-cell office:value-type="float" office:value="0.42885185">
            <text:p>0,42885185</text:p>
          </table:table-cell>
          <table:table-cell table:number-columns-repeated="1022"/>
        </table:table-row>
        <table:table-row table:style-name="ro1">
          <table:table-cell office:value-type="float" office:value="0.77016804">
            <text:p>0,77016804</text:p>
          </table:table-cell>
          <table:table-cell office:value-type="float" office:value="0.42861813">
            <text:p>0,42861813</text:p>
          </table:table-cell>
          <table:table-cell table:number-columns-repeated="1022"/>
        </table:table-row>
        <table:table-row table:style-name="ro1">
          <table:table-cell office:value-type="float" office:value="0.77496335">
            <text:p>0,77496335</text:p>
          </table:table-cell>
          <table:table-cell office:value-type="float" office:value="0.42452706">
            <text:p>0,42452706</text:p>
          </table:table-cell>
          <table:table-cell table:number-columns-repeated="1022"/>
        </table:table-row>
        <table:table-row table:style-name="ro1">
          <table:table-cell office:value-type="float" office:value="0.77732244">
            <text:p>0,77732244</text:p>
          </table:table-cell>
          <table:table-cell office:value-type="float" office:value="0.42252879">
            <text:p>0,42252879</text:p>
          </table:table-cell>
          <table:table-cell table:number-columns-repeated="1022"/>
        </table:table-row>
        <table:table-row table:style-name="ro1">
          <table:table-cell office:value-type="float" office:value="0.78025042">
            <text:p>0,78025042</text:p>
          </table:table-cell>
          <table:table-cell office:value-type="float" office:value="0.4200617">
            <text:p>0,42006170</text:p>
          </table:table-cell>
          <table:table-cell table:number-columns-repeated="1022"/>
        </table:table-row>
        <table:table-row table:style-name="ro1">
          <table:table-cell office:value-type="float" office:value="0.78044724">
            <text:p>0,78044724</text:p>
          </table:table-cell>
          <table:table-cell office:value-type="float" office:value="0.41989639">
            <text:p>0,41989639</text:p>
          </table:table-cell>
          <table:table-cell table:number-columns-repeated="1022"/>
        </table:table-row>
        <table:table-row table:style-name="ro1">
          <table:table-cell office:value-type="float" office:value="0.78181842">
            <text:p>0,78181842</text:p>
          </table:table-cell>
          <table:table-cell office:value-type="float" office:value="0.41874646">
            <text:p>0,41874646</text:p>
          </table:table-cell>
          <table:table-cell table:number-columns-repeated="1022"/>
        </table:table-row>
        <table:table-row table:style-name="ro1">
          <table:table-cell office:value-type="float" office:value="0.7842267">
            <text:p>0,78422670</text:p>
          </table:table-cell>
          <table:table-cell office:value-type="float" office:value="0.41673439">
            <text:p>0,41673439</text:p>
          </table:table-cell>
          <table:table-cell table:number-columns-repeated="1022"/>
        </table:table-row>
        <table:table-row table:style-name="ro1">
          <table:table-cell office:value-type="float" office:value="0.78922327">
            <text:p>0,78922327</text:p>
          </table:table-cell>
          <table:table-cell office:value-type="float" office:value="0.41259064">
            <text:p>0,41259064</text:p>
          </table:table-cell>
          <table:table-cell table:number-columns-repeated="1022"/>
        </table:table-row>
        <table:table-row table:style-name="ro1">
          <table:table-cell office:value-type="float" office:value="0.79041047">
            <text:p>0,79041047</text:p>
          </table:table-cell>
          <table:table-cell office:value-type="float" office:value="0.41161215">
            <text:p>0,41161215</text:p>
          </table:table-cell>
          <table:table-cell table:number-columns-repeated="1022"/>
        </table:table-row>
        <table:table-row table:style-name="ro1">
          <table:table-cell office:value-type="float" office:value="0.79109365">
            <text:p>0,79109365</text:p>
          </table:table-cell>
          <table:table-cell office:value-type="float" office:value="0.41105012">
            <text:p>0,41105012</text:p>
          </table:table-cell>
          <table:table-cell table:number-columns-repeated="1022"/>
        </table:table-row>
        <table:table-row table:style-name="ro1">
          <table:table-cell office:value-type="float" office:value="0.79543111">
            <text:p>0,79543111</text:p>
          </table:table-cell>
          <table:table-cell office:value-type="float" office:value="0.40749972">
            <text:p>0,40749972</text:p>
          </table:table-cell>
          <table:table-cell table:number-columns-repeated="1022"/>
        </table:table-row>
        <table:table-row table:style-name="ro1">
          <table:table-cell office:value-type="float" office:value="0.79736183">
            <text:p>0,79736183</text:p>
          </table:table-cell>
          <table:table-cell office:value-type="float" office:value="0.40592921">
            <text:p>0,40592921</text:p>
          </table:table-cell>
          <table:table-cell table:number-columns-repeated="1022"/>
        </table:table-row>
        <table:table-row table:style-name="ro1">
          <table:table-cell office:value-type="float" office:value="0.79760972">
            <text:p>0,79760972</text:p>
          </table:table-cell>
          <table:table-cell office:value-type="float" office:value="0.40572802">
            <text:p>0,40572802</text:p>
          </table:table-cell>
          <table:table-cell table:number-columns-repeated="1022"/>
        </table:table-row>
        <table:table-row table:style-name="ro1">
          <table:table-cell office:value-type="float" office:value="0.80097883">
            <text:p>0,80097883</text:p>
          </table:table-cell>
          <table:table-cell office:value-type="float" office:value="0.40300332">
            <text:p>0,40300332</text:p>
          </table:table-cell>
          <table:table-cell table:number-columns-repeated="1022"/>
        </table:table-row>
        <table:table-row table:style-name="ro1">
          <table:table-cell office:value-type="float" office:value="0.80170794">
            <text:p>0,80170794</text:p>
          </table:table-cell>
          <table:table-cell office:value-type="float" office:value="0.40241608">
            <text:p>0,40241608</text:p>
          </table:table-cell>
          <table:table-cell table:number-columns-repeated="1022"/>
        </table:table-row>
        <table:table-row table:style-name="ro1">
          <table:table-cell office:value-type="float" office:value="0.81099716">
            <text:p>0,81099716</text:p>
          </table:table-cell>
          <table:table-cell office:value-type="float" office:value="0.39500884">
            <text:p>0,39500884</text:p>
          </table:table-cell>
          <table:table-cell table:number-columns-repeated="1022"/>
        </table:table-row>
        <table:table-row table:style-name="ro1">
          <table:table-cell office:value-type="float" office:value="0.81133759">
            <text:p>0,81133759</text:p>
          </table:table-cell>
          <table:table-cell office:value-type="float" office:value="0.39473999">
            <text:p>0,39473999</text:p>
          </table:table-cell>
          <table:table-cell table:number-columns-repeated="1022"/>
        </table:table-row>
        <table:table-row table:style-name="ro1">
          <table:table-cell office:value-type="float" office:value="0.81413746">
            <text:p>0,81413746</text:p>
          </table:table-cell>
          <table:table-cell office:value-type="float" office:value="0.39253572">
            <text:p>0,39253572</text:p>
          </table:table-cell>
          <table:table-cell table:number-columns-repeated="1022"/>
        </table:table-row>
        <table:table-row table:style-name="ro1">
          <table:table-cell office:value-type="float" office:value="0.81415001">
            <text:p>0,81415001</text:p>
          </table:table-cell>
          <table:table-cell office:value-type="float" office:value="0.39252587">
            <text:p>0,39252587</text:p>
          </table:table-cell>
          <table:table-cell table:number-columns-repeated="1022"/>
        </table:table-row>
        <table:table-row table:style-name="ro1">
          <table:table-cell office:value-type="float" office:value="0.81419427">
            <text:p>0,81419427</text:p>
          </table:table-cell>
          <table:table-cell office:value-type="float" office:value="0.39249113">
            <text:p>0,39249113</text:p>
          </table:table-cell>
          <table:table-cell table:number-columns-repeated="1022"/>
        </table:table-row>
        <table:table-row table:style-name="ro1">
          <table:table-cell office:value-type="float" office:value="0.82220779">
            <text:p>0,82220779</text:p>
          </table:table-cell>
          <table:table-cell office:value-type="float" office:value="0.38625079">
            <text:p>0,38625079</text:p>
          </table:table-cell>
          <table:table-cell table:number-columns-repeated="1022"/>
        </table:table-row>
        <table:table-row table:style-name="ro1">
          <table:table-cell office:value-type="float" office:value="0.82470982">
            <text:p>0,82470982</text:p>
          </table:table-cell>
          <table:table-cell office:value-type="float" office:value="0.3843228">
            <text:p>0,38432280</text:p>
          </table:table-cell>
          <table:table-cell table:number-columns-repeated="1022"/>
        </table:table-row>
        <table:table-row table:style-name="ro1">
          <table:table-cell office:value-type="float" office:value="0.82664673">
            <text:p>0,82664673</text:p>
          </table:table-cell>
          <table:table-cell office:value-type="float" office:value="0.38283688">
            <text:p>0,38283688</text:p>
          </table:table-cell>
          <table:table-cell table:number-columns-repeated="1022"/>
        </table:table-row>
        <table:table-row table:style-name="ro1">
          <table:table-cell office:value-type="float" office:value="0.82700612">
            <text:p>0,82700612</text:p>
          </table:table-cell>
          <table:table-cell office:value-type="float" office:value="0.3825618">
            <text:p>0,38256180</text:p>
          </table:table-cell>
          <table:table-cell table:number-columns-repeated="1022"/>
        </table:table-row>
        <table:table-row table:style-name="ro1">
          <table:table-cell office:value-type="float" office:value="0.82817802">
            <text:p>0,82817802</text:p>
          </table:table-cell>
          <table:table-cell office:value-type="float" office:value="0.3816662">
            <text:p>0,38166620</text:p>
          </table:table-cell>
          <table:table-cell table:number-columns-repeated="1022"/>
        </table:table-row>
        <table:table-row table:style-name="ro1">
          <table:table-cell office:value-type="float" office:value="0.83307918">
            <text:p>0,83307918</text:p>
          </table:table-cell>
          <table:table-cell office:value-type="float" office:value="0.37794326">
            <text:p>0,37794326</text:p>
          </table:table-cell>
          <table:table-cell table:number-columns-repeated="1022"/>
        </table:table-row>
        <table:table-row table:style-name="ro1">
          <table:table-cell office:value-type="float" office:value="0.83526413">
            <text:p>0,83526413</text:p>
          </table:table-cell>
          <table:table-cell office:value-type="float" office:value="0.3762953">
            <text:p>0,37629530</text:p>
          </table:table-cell>
          <table:table-cell table:number-columns-repeated="1022"/>
        </table:table-row>
        <table:table-row table:style-name="ro1">
          <table:table-cell office:value-type="float" office:value="0.8395483">
            <text:p>0,83954830</text:p>
          </table:table-cell>
          <table:table-cell office:value-type="float" office:value="0.37308484">
            <text:p>0,37308484</text:p>
          </table:table-cell>
          <table:table-cell table:number-columns-repeated="1022"/>
        </table:table-row>
        <table:table-row table:style-name="ro1">
          <table:table-cell office:value-type="float" office:value="0.84102652">
            <text:p>0,84102652</text:p>
          </table:table-cell>
          <table:table-cell office:value-type="float" office:value="0.37198347">
            <text:p>0,37198347</text:p>
          </table:table-cell>
          <table:table-cell table:number-columns-repeated="1022"/>
        </table:table-row>
        <table:table-row table:style-name="ro1">
          <table:table-cell office:value-type="float" office:value="0.84917798">
            <text:p>0,84917798</text:p>
          </table:table-cell>
          <table:table-cell office:value-type="float" office:value="0.36596822">
            <text:p>0,36596822</text:p>
          </table:table-cell>
          <table:table-cell table:number-columns-repeated="1022"/>
        </table:table-row>
        <table:table-row table:style-name="ro1">
          <table:table-cell office:value-type="float" office:value="0.85882157">
            <text:p>0,85882157</text:p>
          </table:table-cell>
          <table:table-cell office:value-type="float" office:value="0.35897736">
            <text:p>0,35897736</text:p>
          </table:table-cell>
          <table:table-cell table:number-columns-repeated="1022"/>
        </table:table-row>
        <table:table-row table:style-name="ro1">
          <table:table-cell office:value-type="float" office:value="0.85922246">
            <text:p>0,85922246</text:p>
          </table:table-cell>
          <table:table-cell office:value-type="float" office:value="0.35868965">
            <text:p>0,35868965</text:p>
          </table:table-cell>
          <table:table-cell table:number-columns-repeated="1022"/>
        </table:table-row>
        <table:table-row table:style-name="ro1">
          <table:table-cell office:value-type="float" office:value="0.86115849">
            <text:p>0,86115849</text:p>
          </table:table-cell>
          <table:table-cell office:value-type="float" office:value="0.35730347">
            <text:p>0,35730347</text:p>
          </table:table-cell>
          <table:table-cell table:number-columns-repeated="1022"/>
        </table:table-row>
        <table:table-row table:style-name="ro1">
          <table:table-cell office:value-type="float" office:value="0.86200939">
            <text:p>0,86200939</text:p>
          </table:table-cell>
          <table:table-cell office:value-type="float" office:value="0.35669593">
            <text:p>0,35669593</text:p>
          </table:table-cell>
          <table:table-cell table:number-columns-repeated="1022"/>
        </table:table-row>
        <table:table-row table:style-name="ro1">
          <table:table-cell office:value-type="float" office:value="0.86588501">
            <text:p>0,86588501</text:p>
          </table:table-cell>
          <table:table-cell office:value-type="float" office:value="0.35394178">
            <text:p>0,35394178</text:p>
          </table:table-cell>
          <table:table-cell table:number-columns-repeated="1022"/>
        </table:table-row>
        <table:table-row table:style-name="ro1">
          <table:table-cell office:value-type="float" office:value="0.86844481">
            <text:p>0,86844481</text:p>
          </table:table-cell>
          <table:table-cell office:value-type="float" office:value="0.35213437">
            <text:p>0,35213437</text:p>
          </table:table-cell>
          <table:table-cell table:number-columns-repeated="1022"/>
        </table:table-row>
        <table:table-row table:style-name="ro1">
          <table:table-cell office:value-type="float" office:value="0.8696219">
            <text:p>0,86962190</text:p>
          </table:table-cell>
          <table:table-cell office:value-type="float" office:value="0.35130636">
            <text:p>0,35130636</text:p>
          </table:table-cell>
          <table:table-cell table:number-columns-repeated="1022"/>
        </table:table-row>
        <table:table-row table:style-name="ro1">
          <table:table-cell office:value-type="float" office:value="0.87085875">
            <text:p>0,87085875</text:p>
          </table:table-cell>
          <table:table-cell office:value-type="float" office:value="0.35043841">
            <text:p>0,35043841</text:p>
          </table:table-cell>
          <table:table-cell table:number-columns-repeated="1022"/>
        </table:table-row>
        <table:table-row table:style-name="ro1">
          <table:table-cell office:value-type="float" office:value="0.87576704">
            <text:p>0,87576704</text:p>
          </table:table-cell>
          <table:table-cell office:value-type="float" office:value="0.34701513">
            <text:p>0,34701513</text:p>
          </table:table-cell>
          <table:table-cell table:number-columns-repeated="1022"/>
        </table:table-row>
        <table:table-row table:style-name="ro1">
          <table:table-cell office:value-type="float" office:value="0.87922823">
            <text:p>0,87922823</text:p>
          </table:table-cell>
          <table:table-cell office:value-type="float" office:value="0.34462126">
            <text:p>0,34462126</text:p>
          </table:table-cell>
          <table:table-cell table:number-columns-repeated="1022"/>
        </table:table-row>
        <table:table-row table:style-name="ro1">
          <table:table-cell office:value-type="float" office:value="0.88671982">
            <text:p>0,88671982</text:p>
          </table:table-cell>
          <table:table-cell office:value-type="float" office:value="0.33949622">
            <text:p>0,33949622</text:p>
          </table:table-cell>
          <table:table-cell table:number-columns-repeated="1022"/>
        </table:table-row>
        <table:table-row table:style-name="ro1">
          <table:table-cell office:value-type="float" office:value="0.88969082">
            <text:p>0,88969082</text:p>
          </table:table-cell>
          <table:table-cell office:value-type="float" office:value="0.33748492">
            <text:p>0,33748492</text:p>
          </table:table-cell>
          <table:table-cell table:number-columns-repeated="1022"/>
        </table:table-row>
        <table:table-row table:style-name="ro1">
          <table:table-cell office:value-type="float" office:value="0.89799129">
            <text:p>0,89799129</text:p>
          </table:table-cell>
          <table:table-cell office:value-type="float" office:value="0.3319286">
            <text:p>0,33192860</text:p>
          </table:table-cell>
          <table:table-cell table:number-columns-repeated="1022"/>
        </table:table-row>
        <table:table-row table:style-name="ro1">
          <table:table-cell office:value-type="float" office:value="0.89807049">
            <text:p>0,89807049</text:p>
          </table:table-cell>
          <table:table-cell office:value-type="float" office:value="0.33187603">
            <text:p>0,33187603</text:p>
          </table:table-cell>
          <table:table-cell table:number-columns-repeated="1022"/>
        </table:table-row>
        <table:table-row table:style-name="ro1">
          <table:table-cell office:value-type="float" office:value="0.90617434">
            <text:p>0,90617434</text:p>
          </table:table-cell>
          <table:table-cell office:value-type="float" office:value="0.32654043">
            <text:p>0,32654043</text:p>
          </table:table-cell>
          <table:table-cell table:number-columns-repeated="1022"/>
        </table:table-row>
        <table:table-row table:style-name="ro1">
          <table:table-cell office:value-type="float" office:value="0.90741359">
            <text:p>0,90741359</text:p>
          </table:table-cell>
          <table:table-cell office:value-type="float" office:value="0.3257321">
            <text:p>0,32573210</text:p>
          </table:table-cell>
          <table:table-cell table:number-columns-repeated="1022"/>
        </table:table-row>
        <table:table-row table:style-name="ro1">
          <table:table-cell office:value-type="float" office:value="0.90770786">
            <text:p>0,90770786</text:p>
          </table:table-cell>
          <table:table-cell office:value-type="float" office:value="0.32554045">
            <text:p>0,32554045</text:p>
          </table:table-cell>
          <table:table-cell table:number-columns-repeated="1022"/>
        </table:table-row>
        <table:table-row table:style-name="ro1">
          <table:table-cell office:value-type="float" office:value="0.90791548">
            <text:p>0,90791548</text:p>
          </table:table-cell>
          <table:table-cell office:value-type="float" office:value="0.32540531">
            <text:p>0,32540531</text:p>
          </table:table-cell>
          <table:table-cell table:number-columns-repeated="1022"/>
        </table:table-row>
        <table:table-row table:style-name="ro1">
          <table:table-cell office:value-type="float" office:value="0.9087429">
            <text:p>0,90874290</text:p>
          </table:table-cell>
          <table:table-cell office:value-type="float" office:value="0.32486725">
            <text:p>0,32486725</text:p>
          </table:table-cell>
          <table:table-cell table:number-columns-repeated="1022"/>
        </table:table-row>
        <table:table-row table:style-name="ro1">
          <table:table-cell office:value-type="float" office:value="0.91508587">
            <text:p>0,91508587</text:p>
          </table:table-cell>
          <table:table-cell office:value-type="float" office:value="0.32077204">
            <text:p>0,32077204</text:p>
          </table:table-cell>
          <table:table-cell table:number-columns-repeated="1022"/>
        </table:table-row>
        <table:table-row table:style-name="ro1">
          <table:table-cell office:value-type="float" office:value="0.92286701">
            <text:p>0,92286701</text:p>
          </table:table-cell>
          <table:table-cell office:value-type="float" office:value="0.31581874">
            <text:p>0,31581874</text:p>
          </table:table-cell>
          <table:table-cell table:number-columns-repeated="1022"/>
        </table:table-row>
        <table:table-row table:style-name="ro1">
          <table:table-cell office:value-type="float" office:value="0.92829799">
            <text:p>0,92829799</text:p>
          </table:table-cell>
          <table:table-cell office:value-type="float" office:value="0.31240689">
            <text:p>0,31240689</text:p>
          </table:table-cell>
          <table:table-cell table:number-columns-repeated="1022"/>
        </table:table-row>
        <table:table-row table:style-name="ro1">
          <table:table-cell office:value-type="float" office:value="0.93010682">
            <text:p>0,93010682</text:p>
          </table:table-cell>
          <table:table-cell office:value-type="float" office:value="0.31127875">
            <text:p>0,31127875</text:p>
          </table:table-cell>
          <table:table-cell table:number-columns-repeated="1022"/>
        </table:table-row>
        <table:table-row table:style-name="ro1">
          <table:table-cell office:value-type="float" office:value="0.93092586">
            <text:p>0,93092586</text:p>
          </table:table-cell>
          <table:table-cell office:value-type="float" office:value="0.31076927">
            <text:p>0,31076927</text:p>
          </table:table-cell>
          <table:table-cell table:number-columns-repeated="1022"/>
        </table:table-row>
        <table:table-row table:style-name="ro1">
          <table:table-cell office:value-type="float" office:value="0.93250961">
            <text:p>0,93250961</text:p>
          </table:table-cell>
          <table:table-cell office:value-type="float" office:value="0.30978647">
            <text:p>0,30978647</text:p>
          </table:table-cell>
          <table:table-cell table:number-columns-repeated="1022"/>
        </table:table-row>
        <table:table-row table:style-name="ro1">
          <table:table-cell office:value-type="float" office:value="0.93441577">
            <text:p>0,93441577</text:p>
          </table:table-cell>
          <table:table-cell office:value-type="float" office:value="0.30860771">
            <text:p>0,30860771</text:p>
          </table:table-cell>
          <table:table-cell table:number-columns-repeated="1022"/>
        </table:table-row>
        <table:table-row table:style-name="ro1">
          <table:table-cell office:value-type="float" office:value="0.93473917">
            <text:p>0,93473917</text:p>
          </table:table-cell>
          <table:table-cell office:value-type="float" office:value="0.30840816">
            <text:p>0,30840816</text:p>
          </table:table-cell>
          <table:table-cell table:number-columns-repeated="1022"/>
        </table:table-row>
        <table:table-row table:style-name="ro1">
          <table:table-cell office:value-type="float" office:value="0.93579661">
            <text:p>0,93579661</text:p>
          </table:table-cell>
          <table:table-cell office:value-type="float" office:value="0.30775661">
            <text:p>0,30775661</text:p>
          </table:table-cell>
          <table:table-cell table:number-columns-repeated="1022"/>
        </table:table-row>
        <table:table-row table:style-name="ro1">
          <table:table-cell office:value-type="float" office:value="0.9377709">
            <text:p>0,93777090</text:p>
          </table:table-cell>
          <table:table-cell office:value-type="float" office:value="0.3065438">
            <text:p>0,30654380</text:p>
          </table:table-cell>
          <table:table-cell table:number-columns-repeated="1022"/>
        </table:table-row>
        <table:table-row table:style-name="ro1">
          <table:table-cell office:value-type="float" office:value="0.94115363">
            <text:p>0,94115363</text:p>
          </table:table-cell>
          <table:table-cell office:value-type="float" office:value="0.30447689">
            <text:p>0,30447689</text:p>
          </table:table-cell>
          <table:table-cell table:number-columns-repeated="1022"/>
        </table:table-row>
        <table:table-row table:style-name="ro1">
          <table:table-cell office:value-type="float" office:value="0.94472741">
            <text:p>0,94472741</text:p>
          </table:table-cell>
          <table:table-cell office:value-type="float" office:value="0.30230839">
            <text:p>0,30230839</text:p>
          </table:table-cell>
          <table:table-cell table:number-columns-repeated="1022"/>
        </table:table-row>
        <table:table-row table:style-name="ro1">
          <table:table-cell office:value-type="float" office:value="0.94494762">
            <text:p>0,94494762</text:p>
          </table:table-cell>
          <table:table-cell office:value-type="float" office:value="0.30217527">
            <text:p>0,30217527</text:p>
          </table:table-cell>
          <table:table-cell table:number-columns-repeated="1022"/>
        </table:table-row>
        <table:table-row table:style-name="ro1">
          <table:table-cell office:value-type="float" office:value="0.94535271">
            <text:p>0,94535271</text:p>
          </table:table-cell>
          <table:table-cell office:value-type="float" office:value="0.30193056">
            <text:p>0,30193056</text:p>
          </table:table-cell>
          <table:table-cell table:number-columns-repeated="1022"/>
        </table:table-row>
        <table:table-row table:style-name="ro1">
          <table:table-cell office:value-type="float" office:value="0.94823624">
            <text:p>0,94823624</text:p>
          </table:table-cell>
          <table:table-cell office:value-type="float" office:value="0.30019431">
            <text:p>0,30019431</text:p>
          </table:table-cell>
          <table:table-cell table:number-columns-repeated="1022"/>
        </table:table-row>
        <table:table-row table:style-name="ro1">
          <table:table-cell office:value-type="float" office:value="0.9550662">
            <text:p>0,95506620</text:p>
          </table:table-cell>
          <table:table-cell office:value-type="float" office:value="0.29612157">
            <text:p>0,29612157</text:p>
          </table:table-cell>
          <table:table-cell table:number-columns-repeated="1022"/>
        </table:table-row>
        <table:table-row table:style-name="ro1">
          <table:table-cell office:value-type="float" office:value="0.9555476">
            <text:p>0,95554760</text:p>
          </table:table-cell>
          <table:table-cell office:value-type="float" office:value="0.29583659">
            <text:p>0,29583659</text:p>
          </table:table-cell>
          <table:table-cell table:number-columns-repeated="1022"/>
        </table:table-row>
        <table:table-row table:style-name="ro1">
          <table:table-cell office:value-type="float" office:value="0.95591748">
            <text:p>0,95591748</text:p>
          </table:table-cell>
          <table:table-cell office:value-type="float" office:value="0.29561783">
            <text:p>0,29561783</text:p>
          </table:table-cell>
          <table:table-cell table:number-columns-repeated="1022"/>
        </table:table-row>
        <table:table-row table:style-name="ro1">
          <table:table-cell office:value-type="float" office:value="0.95767045">
            <text:p>0,95767045</text:p>
          </table:table-cell>
          <table:table-cell office:value-type="float" office:value="0.29458323">
            <text:p>0,29458323</text:p>
          </table:table-cell>
          <table:table-cell table:number-columns-repeated="1022"/>
        </table:table-row>
        <table:table-row table:style-name="ro1">
          <table:table-cell office:value-type="float" office:value="0.96228499">
            <text:p>0,96228499</text:p>
          </table:table-cell>
          <table:table-cell office:value-type="float" office:value="0.291877">
            <text:p>0,29187700</text:p>
          </table:table-cell>
          <table:table-cell table:number-columns-repeated="1022"/>
        </table:table-row>
        <table:table-row table:style-name="ro1">
          <table:table-cell office:value-type="float" office:value="0.96348643">
            <text:p>0,96348643</text:p>
          </table:table-cell>
          <table:table-cell office:value-type="float" office:value="0.2911765">
            <text:p>0,29117650</text:p>
          </table:table-cell>
          <table:table-cell table:number-columns-repeated="1022"/>
        </table:table-row>
        <table:table-row table:style-name="ro1">
          <table:table-cell office:value-type="float" office:value="0.96901797">
            <text:p>0,96901797</text:p>
          </table:table-cell>
          <table:table-cell office:value-type="float" office:value="0.28797294">
            <text:p>0,28797294</text:p>
          </table:table-cell>
          <table:table-cell table:number-columns-repeated="1022"/>
        </table:table-row>
        <table:table-row table:style-name="ro1">
          <table:table-cell office:value-type="float" office:value="0.97027139">
            <text:p>0,97027139</text:p>
          </table:table-cell>
          <table:table-cell office:value-type="float" office:value="0.28725194">
            <text:p>0,28725194</text:p>
          </table:table-cell>
          <table:table-cell table:number-columns-repeated="1022"/>
        </table:table-row>
        <table:table-row table:style-name="ro1">
          <table:table-cell office:value-type="float" office:value="0.97124167">
            <text:p>0,97124167</text:p>
          </table:table-cell>
          <table:table-cell office:value-type="float" office:value="0.28669505">
            <text:p>0,28669505</text:p>
          </table:table-cell>
          <table:table-cell table:number-columns-repeated="1022"/>
        </table:table-row>
        <table:table-row table:style-name="ro1">
          <table:table-cell office:value-type="float" office:value="0.97823262">
            <text:p>0,97823262</text:p>
          </table:table-cell>
          <table:table-cell office:value-type="float" office:value="0.28271441">
            <text:p>0,28271441</text:p>
          </table:table-cell>
          <table:table-cell table:number-columns-repeated="1022"/>
        </table:table-row>
        <table:table-row table:style-name="ro1">
          <table:table-cell office:value-type="float" office:value="0.98191624">
            <text:p>0,98191624</text:p>
          </table:table-cell>
          <table:table-cell office:value-type="float" office:value="0.28063923">
            <text:p>0,28063923</text:p>
          </table:table-cell>
          <table:table-cell table:number-columns-repeated="1022"/>
        </table:table-row>
        <table:table-row table:style-name="ro1">
          <table:table-cell office:value-type="float" office:value="0.99410123">
            <text:p>0,99410123</text:p>
          </table:table-cell>
          <table:table-cell office:value-type="float" office:value="0.27388272">
            <text:p>0,27388272</text:p>
          </table:table-cell>
          <table:table-cell table:number-columns-repeated="1022"/>
        </table:table-row>
        <table:table-row table:style-name="ro1">
          <table:table-cell office:value-type="float" office:value="0.9959782">
            <text:p>0,99597820</text:p>
          </table:table-cell>
          <table:table-cell office:value-type="float" office:value="0.27285651">
            <text:p>0,27285651</text:p>
          </table:table-cell>
          <table:table-cell table:number-columns-repeated="1022"/>
        </table:table-row>
        <table:table-row table:style-name="ro1">
          <table:table-cell office:value-type="float" office:value="1.00040226">
            <text:p>1,00040226</text:p>
          </table:table-cell>
          <table:table-cell office:value-type="float" office:value="0.27045289">
            <text:p>0,27045289</text:p>
          </table:table-cell>
          <table:table-cell table:number-columns-repeated="1022"/>
        </table:table-row>
        <table:table-row table:style-name="ro1">
          <table:table-cell office:value-type="float" office:value="1.00041047">
            <text:p>1,00041047</text:p>
          </table:table-cell>
          <table:table-cell office:value-type="float" office:value="0.27044845">
            <text:p>0,27044845</text:p>
          </table:table-cell>
          <table:table-cell table:number-columns-repeated="1022"/>
        </table:table-row>
        <table:table-row table:style-name="ro1">
          <table:table-cell office:value-type="float" office:value="1.00096672">
            <text:p>1,00096672</text:p>
          </table:table-cell>
          <table:table-cell office:value-type="float" office:value="0.27014775">
            <text:p>0,27014775</text:p>
          </table:table-cell>
          <table:table-cell table:number-columns-repeated="1022"/>
        </table:table-row>
        <table:table-row table:style-name="ro1">
          <table:table-cell office:value-type="float" office:value="1.00309745">
            <text:p>1,00309745</text:p>
          </table:table-cell>
          <table:table-cell office:value-type="float" office:value="0.26899897">
            <text:p>0,26899897</text:p>
          </table:table-cell>
          <table:table-cell table:number-columns-repeated="1022"/>
        </table:table-row>
        <table:table-row table:style-name="ro1">
          <table:table-cell office:value-type="float" office:value="1.01230365">
            <text:p>1,01230365</text:p>
          </table:table-cell>
          <table:table-cell office:value-type="float" office:value="0.26409137">
            <text:p>0,26409137</text:p>
          </table:table-cell>
          <table:table-cell table:number-columns-repeated="1022"/>
        </table:table-row>
        <table:table-row table:style-name="ro1">
          <table:table-cell office:value-type="float" office:value="1.01538298">
            <text:p>1,01538298</text:p>
          </table:table-cell>
          <table:table-cell office:value-type="float" office:value="0.26246992">
            <text:p>0,26246992</text:p>
          </table:table-cell>
          <table:table-cell table:number-columns-repeated="1022"/>
        </table:table-row>
        <table:table-row table:style-name="ro1">
          <table:table-cell office:value-type="float" office:value="1.01935208">
            <text:p>1,01935208</text:p>
          </table:table-cell>
          <table:table-cell office:value-type="float" office:value="0.26039463">
            <text:p>0,26039463</text:p>
          </table:table-cell>
          <table:table-cell table:number-columns-repeated="1022"/>
        </table:table-row>
        <table:table-row table:style-name="ro1">
          <table:table-cell office:value-type="float" office:value="1.02038862">
            <text:p>1,02038862</text:p>
          </table:table-cell>
          <table:table-cell office:value-type="float" office:value="0.25985537">
            <text:p>0,25985537</text:p>
          </table:table-cell>
          <table:table-cell table:number-columns-repeated="1022"/>
        </table:table-row>
        <table:table-row table:style-name="ro1">
          <table:table-cell office:value-type="float" office:value="1.03247032">
            <text:p>1,03247032</text:p>
          </table:table-cell>
          <table:table-cell office:value-type="float" office:value="0.25365164">
            <text:p>0,25365164</text:p>
          </table:table-cell>
          <table:table-cell table:number-columns-repeated="1022"/>
        </table:table-row>
        <table:table-row table:style-name="ro1">
          <table:table-cell office:value-type="float" office:value="1.03377535">
            <text:p>1,03377535</text:p>
          </table:table-cell>
          <table:table-cell office:value-type="float" office:value="0.25299045">
            <text:p>0,25299045</text:p>
          </table:table-cell>
          <table:table-cell table:number-columns-repeated="1022"/>
        </table:table-row>
        <table:table-row table:style-name="ro1">
          <table:table-cell office:value-type="float" office:value="1.03503033">
            <text:p>1,03503033</text:p>
          </table:table-cell>
          <table:table-cell office:value-type="float" office:value="0.25235626">
            <text:p>0,25235626</text:p>
          </table:table-cell>
          <table:table-cell table:number-columns-repeated="1022"/>
        </table:table-row>
        <table:table-row table:style-name="ro1">
          <table:table-cell office:value-type="float" office:value="1.03810443">
            <text:p>1,03810443</text:p>
          </table:table-cell>
          <table:table-cell office:value-type="float" office:value="0.25080948">
            <text:p>0,25080948</text:p>
          </table:table-cell>
          <table:table-cell table:number-columns-repeated="1022"/>
        </table:table-row>
        <table:table-row table:style-name="ro1">
          <table:table-cell office:value-type="float" office:value="1.03962248">
            <text:p>1,03962248</text:p>
          </table:table-cell>
          <table:table-cell office:value-type="float" office:value="0.25004915">
            <text:p>0,25004915</text:p>
          </table:table-cell>
          <table:table-cell table:number-columns-repeated="1022"/>
        </table:table-row>
        <table:table-row table:style-name="ro1">
          <table:table-cell office:value-type="float" office:value="1.04368504">
            <text:p>1,04368504</text:p>
          </table:table-cell>
          <table:table-cell office:value-type="float" office:value="0.2480257">
            <text:p>0,24802570</text:p>
          </table:table-cell>
          <table:table-cell table:number-columns-repeated="1022"/>
        </table:table-row>
        <table:table-row table:style-name="ro1">
          <table:table-cell office:value-type="float" office:value="1.04439306">
            <text:p>1,04439306</text:p>
          </table:table-cell>
          <table:table-cell office:value-type="float" office:value="0.24767474">
            <text:p>0,24767474</text:p>
          </table:table-cell>
          <table:table-cell table:number-columns-repeated="1022"/>
        </table:table-row>
        <table:table-row table:style-name="ro1">
          <table:table-cell office:value-type="float" office:value="1.04887097">
            <text:p>1,04887097</text:p>
          </table:table-cell>
          <table:table-cell office:value-type="float" office:value="0.24546651">
            <text:p>0,24546651</text:p>
          </table:table-cell>
          <table:table-cell table:number-columns-repeated="1022"/>
        </table:table-row>
        <table:table-row table:style-name="ro1">
          <table:table-cell office:value-type="float" office:value="1.05218823">
            <text:p>1,05218823</text:p>
          </table:table-cell>
          <table:table-cell office:value-type="float" office:value="0.24384335">
            <text:p>0,24384335</text:p>
          </table:table-cell>
          <table:table-cell table:number-columns-repeated="1022"/>
        </table:table-row>
        <table:table-row table:style-name="ro1">
          <table:table-cell office:value-type="float" office:value="1.05575253">
            <text:p>1,05575253</text:p>
          </table:table-cell>
          <table:table-cell office:value-type="float" office:value="0.24211127">
            <text:p>0,24211127</text:p>
          </table:table-cell>
          <table:table-cell table:number-columns-repeated="1022"/>
        </table:table-row>
        <table:table-row table:style-name="ro1">
          <table:table-cell office:value-type="float" office:value="1.05995219">
            <text:p>1,05995219</text:p>
          </table:table-cell>
          <table:table-cell office:value-type="float" office:value="0.24008621">
            <text:p>0,24008621</text:p>
          </table:table-cell>
          <table:table-cell table:number-columns-repeated="1022"/>
        </table:table-row>
        <table:table-row table:style-name="ro1">
          <table:table-cell office:value-type="float" office:value="1.06638332">
            <text:p>1,06638332</text:p>
          </table:table-cell>
          <table:table-cell office:value-type="float" office:value="0.23701794">
            <text:p>0,23701794</text:p>
          </table:table-cell>
          <table:table-cell table:number-columns-repeated="1022"/>
        </table:table-row>
        <table:table-row table:style-name="ro1">
          <table:table-cell office:value-type="float" office:value="1.06741318">
            <text:p>1,06741318</text:p>
          </table:table-cell>
          <table:table-cell office:value-type="float" office:value="0.23653025">
            <text:p>0,23653025</text:p>
          </table:table-cell>
          <table:table-cell table:number-columns-repeated="1022"/>
        </table:table-row>
        <table:table-row table:style-name="ro1">
          <table:table-cell office:value-type="float" office:value="1.06953621">
            <text:p>1,06953621</text:p>
          </table:table-cell>
          <table:table-cell office:value-type="float" office:value="0.23552805">
            <text:p>0,23552805</text:p>
          </table:table-cell>
          <table:table-cell table:number-columns-repeated="1022"/>
        </table:table-row>
        <table:table-row table:style-name="ro1">
          <table:table-cell office:value-type="float" office:value="1.07639987">
            <text:p>1,07639987</text:p>
          </table:table-cell>
          <table:table-cell office:value-type="float" office:value="0.23231698">
            <text:p>0,23231698</text:p>
          </table:table-cell>
          <table:table-cell table:number-columns-repeated="1022"/>
        </table:table-row>
        <table:table-row table:style-name="ro1">
          <table:table-cell office:value-type="float" office:value="1.07769473">
            <text:p>1,07769473</text:p>
          </table:table-cell>
          <table:table-cell office:value-type="float" office:value="0.23171612">
            <text:p>0,23171612</text:p>
          </table:table-cell>
          <table:table-cell table:number-columns-repeated="1022"/>
        </table:table-row>
        <table:table-row table:style-name="ro1">
          <table:table-cell office:value-type="float" office:value="1.08415456">
            <text:p>1,08415456</text:p>
          </table:table-cell>
          <table:table-cell office:value-type="float" office:value="0.22874168">
            <text:p>0,22874168</text:p>
          </table:table-cell>
          <table:table-cell table:number-columns-repeated="1022"/>
        </table:table-row>
        <table:table-row table:style-name="ro1">
          <table:table-cell office:value-type="float" office:value="1.08453106">
            <text:p>1,08453106</text:p>
          </table:table-cell>
          <table:table-cell office:value-type="float" office:value="0.2285695">
            <text:p>0,22856950</text:p>
          </table:table-cell>
          <table:table-cell table:number-columns-repeated="1022"/>
        </table:table-row>
        <table:table-row table:style-name="ro1">
          <table:table-cell office:value-type="float" office:value="1.08597524">
            <text:p>1,08597524</text:p>
          </table:table-cell>
          <table:table-cell office:value-type="float" office:value="0.22791027">
            <text:p>0,22791027</text:p>
          </table:table-cell>
          <table:table-cell table:number-columns-repeated="1022"/>
        </table:table-row>
        <table:table-row table:style-name="ro1">
          <table:table-cell office:value-type="float" office:value="1.08705562">
            <text:p>1,08705562</text:p>
          </table:table-cell>
          <table:table-cell office:value-type="float" office:value="0.22741834">
            <text:p>0,22741834</text:p>
          </table:table-cell>
          <table:table-cell table:number-columns-repeated="1022"/>
        </table:table-row>
        <table:table-row table:style-name="ro1">
          <table:table-cell office:value-type="float" office:value="1.09750177">
            <text:p>1,09750177</text:p>
          </table:table-cell>
          <table:table-cell office:value-type="float" office:value="0.22271633">
            <text:p>0,22271633</text:p>
          </table:table-cell>
          <table:table-cell table:number-columns-repeated="1022"/>
        </table:table-row>
        <table:table-row table:style-name="ro1">
          <table:table-cell office:value-type="float" office:value="1.09794066">
            <text:p>1,09794066</text:p>
          </table:table-cell>
          <table:table-cell office:value-type="float" office:value="0.22252093">
            <text:p>0,22252093</text:p>
          </table:table-cell>
          <table:table-cell table:number-columns-repeated="1022"/>
        </table:table-row>
        <table:table-row table:style-name="ro1">
          <table:table-cell office:value-type="float" office:value="1.09954194">
            <text:p>1,09954194</text:p>
          </table:table-cell>
          <table:table-cell office:value-type="float" office:value="0.22180943">
            <text:p>0,22180943</text:p>
          </table:table-cell>
          <table:table-cell table:number-columns-repeated="1022"/>
        </table:table-row>
        <table:table-row table:style-name="ro1">
          <table:table-cell office:value-type="float" office:value="1.10276976">
            <text:p>1,10276976</text:p>
          </table:table-cell>
          <table:table-cell office:value-type="float" office:value="0.22038212">
            <text:p>0,22038212</text:p>
          </table:table-cell>
          <table:table-cell table:number-columns-repeated="1022"/>
        </table:table-row>
        <table:table-row table:style-name="ro1">
          <table:table-cell office:value-type="float" office:value="1.10334938">
            <text:p>1,10334938</text:p>
          </table:table-cell>
          <table:table-cell office:value-type="float" office:value="0.22012679">
            <text:p>0,22012679</text:p>
          </table:table-cell>
          <table:table-cell table:number-columns-repeated="1022"/>
        </table:table-row>
        <table:table-row table:style-name="ro1">
          <table:table-cell office:value-type="float" office:value="1.11114994">
            <text:p>1,11114994</text:p>
          </table:table-cell>
          <table:table-cell office:value-type="float" office:value="0.21671922">
            <text:p>0,21671922</text:p>
          </table:table-cell>
          <table:table-cell table:number-columns-repeated="1022"/>
        </table:table-row>
        <table:table-row table:style-name="ro1">
          <table:table-cell office:value-type="float" office:value="1.11230607">
            <text:p>1,11230607</text:p>
          </table:table-cell>
          <table:table-cell office:value-type="float" office:value="0.21621869">
            <text:p>0,21621869</text:p>
          </table:table-cell>
          <table:table-cell table:number-columns-repeated="1022"/>
        </table:table-row>
        <table:table-row table:style-name="ro1">
          <table:table-cell office:value-type="float" office:value="1.1132939">
            <text:p>1,11329390</text:p>
          </table:table-cell>
          <table:table-cell office:value-type="float" office:value="0.21579193">
            <text:p>0,21579193</text:p>
          </table:table-cell>
          <table:table-cell table:number-columns-repeated="1022"/>
        </table:table-row>
        <table:table-row table:style-name="ro1">
          <table:table-cell office:value-type="float" office:value="1.11614701">
            <text:p>1,11614701</text:p>
          </table:table-cell>
          <table:table-cell office:value-type="float" office:value="0.21456408">
            <text:p>0,21456408</text:p>
          </table:table-cell>
          <table:table-cell table:number-columns-repeated="1022"/>
        </table:table-row>
        <table:table-row table:style-name="ro1">
          <table:table-cell office:value-type="float" office:value="1.11664673">
            <text:p>1,11664673</text:p>
          </table:table-cell>
          <table:table-cell office:value-type="float" office:value="0.21434975">
            <text:p>0,21434975</text:p>
          </table:table-cell>
          <table:table-cell table:number-columns-repeated="1022"/>
        </table:table-row>
        <table:table-row table:style-name="ro1">
          <table:table-cell office:value-type="float" office:value="1.12899723">
            <text:p>1,12899723</text:p>
          </table:table-cell>
          <table:table-cell office:value-type="float" office:value="0.20911995">
            <text:p>0,20911995</text:p>
          </table:table-cell>
          <table:table-cell table:number-columns-repeated="1022"/>
        </table:table-row>
        <table:table-row table:style-name="ro1">
          <table:table-cell office:value-type="float" office:value="1.12973947">
            <text:p>1,12973947</text:p>
          </table:table-cell>
          <table:table-cell office:value-type="float" office:value="0.20880974">
            <text:p>0,20880974</text:p>
          </table:table-cell>
          <table:table-cell table:number-columns-repeated="1022"/>
        </table:table-row>
        <table:table-row table:style-name="ro1">
          <table:table-cell office:value-type="float" office:value="1.12996975">
            <text:p>1,12996975</text:p>
          </table:table-cell>
          <table:table-cell office:value-type="float" office:value="0.2087136">
            <text:p>0,20871360</text:p>
          </table:table-cell>
          <table:table-cell table:number-columns-repeated="1022"/>
        </table:table-row>
        <table:table-row table:style-name="ro1">
          <table:table-cell office:value-type="float" office:value="1.13038982">
            <text:p>1,13038982</text:p>
          </table:table-cell>
          <table:table-cell office:value-type="float" office:value="0.20853832">
            <text:p>0,20853832</text:p>
          </table:table-cell>
          <table:table-cell table:number-columns-repeated="1022"/>
        </table:table-row>
        <table:table-row table:style-name="ro1">
          <table:table-cell office:value-type="float" office:value="1.13273561">
            <text:p>1,13273561</text:p>
          </table:table-cell>
          <table:table-cell office:value-type="float" office:value="0.20756224">
            <text:p>0,20756224</text:p>
          </table:table-cell>
          <table:table-cell table:number-columns-repeated="1022"/>
        </table:table-row>
        <table:table-row table:style-name="ro1">
          <table:table-cell office:value-type="float" office:value="1.1369826">
            <text:p>1,13698260</text:p>
          </table:table-cell>
          <table:table-cell office:value-type="float" office:value="0.20580667">
            <text:p>0,20580667</text:p>
          </table:table-cell>
          <table:table-cell table:number-columns-repeated="1022"/>
        </table:table-row>
        <table:table-row table:style-name="ro1">
          <table:table-cell office:value-type="float" office:value="1.13794899">
            <text:p>1,13794899</text:p>
          </table:table-cell>
          <table:table-cell office:value-type="float" office:value="0.20540928">
            <text:p>0,20540928</text:p>
          </table:table-cell>
          <table:table-cell table:number-columns-repeated="1022"/>
        </table:table-row>
        <table:table-row table:style-name="ro1">
          <table:table-cell office:value-type="float" office:value="1.13872931">
            <text:p>1,13872931</text:p>
          </table:table-cell>
          <table:table-cell office:value-type="float" office:value="0.20508896">
            <text:p>0,20508896</text:p>
          </table:table-cell>
          <table:table-cell table:number-columns-repeated="1022"/>
        </table:table-row>
        <table:table-row table:style-name="ro1">
          <table:table-cell office:value-type="float" office:value="1.14691316">
            <text:p>1,14691316</text:p>
          </table:table-cell>
          <table:table-cell office:value-type="float" office:value="0.20175945">
            <text:p>0,20175945</text:p>
          </table:table-cell>
          <table:table-cell table:number-columns-repeated="1022"/>
        </table:table-row>
        <table:table-row table:style-name="ro1">
          <table:table-cell office:value-type="float" office:value="1.15239447">
            <text:p>1,15239447</text:p>
          </table:table-cell>
          <table:table-cell office:value-type="float" office:value="0.19955971">
            <text:p>0,19955971</text:p>
          </table:table-cell>
          <table:table-cell table:number-columns-repeated="1022"/>
        </table:table-row>
        <table:table-row table:style-name="ro1">
          <table:table-cell office:value-type="float" office:value="1.15451025">
            <text:p>1,15451025</text:p>
          </table:table-cell>
          <table:table-cell office:value-type="float" office:value="0.19871705">
            <text:p>0,19871705</text:p>
          </table:table-cell>
          <table:table-cell table:number-columns-repeated="1022"/>
        </table:table-row>
        <table:table-row table:style-name="ro1">
          <table:table-cell office:value-type="float" office:value="1.15599455">
            <text:p>1,15599455</text:p>
          </table:table-cell>
          <table:table-cell office:value-type="float" office:value="0.19812801">
            <text:p>0,19812801</text:p>
          </table:table-cell>
          <table:table-cell table:number-columns-repeated="1022"/>
        </table:table-row>
        <table:table-row table:style-name="ro1">
          <table:table-cell office:value-type="float" office:value="1.15662823">
            <text:p>1,15662823</text:p>
          </table:table-cell>
          <table:table-cell office:value-type="float" office:value="0.19787708">
            <text:p>0,19787708</text:p>
          </table:table-cell>
          <table:table-cell table:number-columns-repeated="1022"/>
        </table:table-row>
        <table:table-row table:style-name="ro1">
          <table:table-cell office:value-type="float" office:value="1.16257657">
            <text:p>1,16257657</text:p>
          </table:table-cell>
          <table:table-cell office:value-type="float" office:value="0.19553694">
            <text:p>0,19553694</text:p>
          </table:table-cell>
          <table:table-cell table:number-columns-repeated="1022"/>
        </table:table-row>
        <table:table-row table:style-name="ro1">
          <table:table-cell office:value-type="float" office:value="1.1761767">
            <text:p>1,17617670</text:p>
          </table:table-cell>
          <table:table-cell office:value-type="float" office:value="0.19028997">
            <text:p>0,19028997</text:p>
          </table:table-cell>
          <table:table-cell table:number-columns-repeated="1022"/>
        </table:table-row>
        <table:table-row table:style-name="ro1">
          <table:table-cell office:value-type="float" office:value="1.177133">
            <text:p>1,17713300</text:p>
          </table:table-cell>
          <table:table-cell office:value-type="float" office:value="0.18992637">
            <text:p>0,18992637</text:p>
          </table:table-cell>
          <table:table-cell table:number-columns-repeated="1022"/>
        </table:table-row>
        <table:table-row table:style-name="ro1">
          <table:table-cell office:value-type="float" office:value="1.18186887">
            <text:p>1,18186887</text:p>
          </table:table-cell>
          <table:table-cell office:value-type="float" office:value="0.18813593">
            <text:p>0,18813593</text:p>
          </table:table-cell>
          <table:table-cell table:number-columns-repeated="1022"/>
        </table:table-row>
        <table:table-row table:style-name="ro1">
          <table:table-cell office:value-type="float" office:value="1.18774992">
            <text:p>1,18774992</text:p>
          </table:table-cell>
          <table:table-cell office:value-type="float" office:value="0.18593602">
            <text:p>0,18593602</text:p>
          </table:table-cell>
          <table:table-cell table:number-columns-repeated="1022"/>
        </table:table-row>
        <table:table-row table:style-name="ro1">
          <table:table-cell office:value-type="float" office:value="1.18886024">
            <text:p>1,18886024</text:p>
          </table:table-cell>
          <table:table-cell office:value-type="float" office:value="0.18552358">
            <text:p>0,18552358</text:p>
          </table:table-cell>
          <table:table-cell table:number-columns-repeated="1022"/>
        </table:table-row>
        <table:table-row table:style-name="ro1">
          <table:table-cell office:value-type="float" office:value="1.19072823">
            <text:p>1,19072823</text:p>
          </table:table-cell>
          <table:table-cell office:value-type="float" office:value="0.18483176">
            <text:p>0,18483176</text:p>
          </table:table-cell>
          <table:table-cell table:number-columns-repeated="1022"/>
        </table:table-row>
        <table:table-row table:style-name="ro1">
          <table:table-cell office:value-type="float" office:value="1.19536793">
            <text:p>1,19536793</text:p>
          </table:table-cell>
          <table:table-cell office:value-type="float" office:value="0.18312456">
            <text:p>0,18312456</text:p>
          </table:table-cell>
          <table:table-cell table:number-columns-repeated="1022"/>
        </table:table-row>
        <table:table-row table:style-name="ro1">
          <table:table-cell office:value-type="float" office:value="1.19588298">
            <text:p>1,19588298</text:p>
          </table:table-cell>
          <table:table-cell office:value-type="float" office:value="0.18293602">
            <text:p>0,18293602</text:p>
          </table:table-cell>
          <table:table-cell table:number-columns-repeated="1022"/>
        </table:table-row>
        <table:table-row table:style-name="ro1">
          <table:table-cell office:value-type="float" office:value="1.19614852">
            <text:p>1,19614852</text:p>
          </table:table-cell>
          <table:table-cell office:value-type="float" office:value="0.1828389">
            <text:p>0,18283890</text:p>
          </table:table-cell>
          <table:table-cell table:number-columns-repeated="1022"/>
        </table:table-row>
        <table:table-row table:style-name="ro1">
          <table:table-cell office:value-type="float" office:value="1.19840571">
            <text:p>1,19840571</text:p>
          </table:table-cell>
          <table:table-cell office:value-type="float" office:value="0.18201535">
            <text:p>0,18201535</text:p>
          </table:table-cell>
          <table:table-cell table:number-columns-repeated="1022"/>
        </table:table-row>
        <table:table-row table:style-name="ro1">
          <table:table-cell office:value-type="float" office:value="1.20575843">
            <text:p>1,20575843</text:p>
          </table:table-cell>
          <table:table-cell office:value-type="float" office:value="0.17935832">
            <text:p>0,17935832</text:p>
          </table:table-cell>
          <table:table-cell table:number-columns-repeated="1022"/>
        </table:table-row>
        <table:table-row table:style-name="ro1">
          <table:table-cell office:value-type="float" office:value="1.21550681">
            <text:p>1,21550681</text:p>
          </table:table-cell>
          <table:table-cell office:value-type="float" office:value="0.17589528">
            <text:p>0,17589528</text:p>
          </table:table-cell>
          <table:table-cell table:number-columns-repeated="1022"/>
        </table:table-row>
        <table:table-row table:style-name="ro1">
          <table:table-cell office:value-type="float" office:value="1.2163434">
            <text:p>1,21634340</text:p>
          </table:table-cell>
          <table:table-cell office:value-type="float" office:value="0.17560122">
            <text:p>0,17560122</text:p>
          </table:table-cell>
          <table:table-cell table:number-columns-repeated="1022"/>
        </table:table-row>
        <table:table-row table:style-name="ro1">
          <table:table-cell office:value-type="float" office:value="1.22307751">
            <text:p>1,22307751</text:p>
          </table:table-cell>
          <table:table-cell office:value-type="float" office:value="0.17325205">
            <text:p>0,17325205</text:p>
          </table:table-cell>
          <table:table-cell table:number-columns-repeated="1022"/>
        </table:table-row>
        <table:table-row table:style-name="ro1">
          <table:table-cell office:value-type="float" office:value="1.22380895">
            <text:p>1,22380895</text:p>
          </table:table-cell>
          <table:table-cell office:value-type="float" office:value="0.17299878">
            <text:p>0,17299878</text:p>
          </table:table-cell>
          <table:table-cell table:number-columns-repeated="1022"/>
        </table:table-row>
        <table:table-row table:style-name="ro1">
          <table:table-cell office:value-type="float" office:value="1.22515415">
            <text:p>1,22515415</text:p>
          </table:table-cell>
          <table:table-cell office:value-type="float" office:value="0.17253397">
            <text:p>0,17253397</text:p>
          </table:table-cell>
          <table:table-cell table:number-columns-repeated="1022"/>
        </table:table-row>
        <table:table-row table:style-name="ro1">
          <table:table-cell office:value-type="float" office:value="1.2274339">
            <text:p>1,22743390</text:p>
          </table:table-cell>
          <table:table-cell office:value-type="float" office:value="0.17174909">
            <text:p>0,17174909</text:p>
          </table:table-cell>
          <table:table-cell table:number-columns-repeated="1022"/>
        </table:table-row>
        <table:table-row table:style-name="ro1">
          <table:table-cell office:value-type="float" office:value="1.227682">
            <text:p>1,22768200</text:p>
          </table:table-cell>
          <table:table-cell office:value-type="float" office:value="0.17166389">
            <text:p>0,17166389</text:p>
          </table:table-cell>
          <table:table-cell table:number-columns-repeated="1022"/>
        </table:table-row>
        <table:table-row table:style-name="ro1">
          <table:table-cell office:value-type="float" office:value="1.23484559">
            <text:p>1,23484559</text:p>
          </table:table-cell>
          <table:table-cell office:value-type="float" office:value="0.16922197">
            <text:p>0,16922197</text:p>
          </table:table-cell>
          <table:table-cell table:number-columns-repeated="1022"/>
        </table:table-row>
        <table:table-row table:style-name="ro1">
          <table:table-cell office:value-type="float" office:value="1.23493668">
            <text:p>1,23493668</text:p>
          </table:table-cell>
          <table:table-cell office:value-type="float" office:value="0.16919114">
            <text:p>0,16919114</text:p>
          </table:table-cell>
          <table:table-cell table:number-columns-repeated="1022"/>
        </table:table-row>
        <table:table-row table:style-name="ro1">
          <table:table-cell office:value-type="float" office:value="1.23842729">
            <text:p>1,23842729</text:p>
          </table:table-cell>
          <table:table-cell office:value-type="float" office:value="0.16801409">
            <text:p>0,16801409</text:p>
          </table:table-cell>
          <table:table-cell table:number-columns-repeated="1022"/>
        </table:table-row>
        <table:table-row table:style-name="ro1">
          <table:table-cell office:value-type="float" office:value="1.24779823">
            <text:p>1,24779823</text:p>
          </table:table-cell>
          <table:table-cell office:value-type="float" office:value="0.16489452">
            <text:p>0,16489452</text:p>
          </table:table-cell>
          <table:table-cell table:number-columns-repeated="1022"/>
        </table:table-row>
        <table:table-row table:style-name="ro1">
          <table:table-cell office:value-type="float" office:value="1.2478988">
            <text:p>1,24789880</text:p>
          </table:table-cell>
          <table:table-cell office:value-type="float" office:value="0.16486136">
            <text:p>0,16486136</text:p>
          </table:table-cell>
          <table:table-cell table:number-columns-repeated="1022"/>
        </table:table-row>
        <table:table-row table:style-name="ro1">
          <table:table-cell office:value-type="float" office:value="1.25160106">
            <text:p>1,25160106</text:p>
          </table:table-cell>
          <table:table-cell office:value-type="float" office:value="0.16364515">
            <text:p>0,16364515</text:p>
          </table:table-cell>
          <table:table-cell table:number-columns-repeated="1022"/>
        </table:table-row>
        <table:table-row table:style-name="ro1">
          <table:table-cell office:value-type="float" office:value="1.25727151">
            <text:p>1,25727151</text:p>
          </table:table-cell>
          <table:table-cell office:value-type="float" office:value="0.16179975">
            <text:p>0,16179975</text:p>
          </table:table-cell>
          <table:table-cell table:number-columns-repeated="1022"/>
        </table:table-row>
        <table:table-row table:style-name="ro1">
          <table:table-cell office:value-type="float" office:value="1.27227772">
            <text:p>1,27227772</text:p>
          </table:table-cell>
          <table:table-cell office:value-type="float" office:value="0.15701589">
            <text:p>0,15701589</text:p>
          </table:table-cell>
          <table:table-cell table:number-columns-repeated="1022"/>
        </table:table-row>
        <table:table-row table:style-name="ro1">
          <table:table-cell office:value-type="float" office:value="1.27513412">
            <text:p>1,27513412</text:p>
          </table:table-cell>
          <table:table-cell office:value-type="float" office:value="0.15612145">
            <text:p>0,15612145</text:p>
          </table:table-cell>
          <table:table-cell table:number-columns-repeated="1022"/>
        </table:table-row>
        <table:table-row table:style-name="ro1">
          <table:table-cell office:value-type="float" office:value="1.27728243">
            <text:p>1,27728243</text:p>
          </table:table-cell>
          <table:table-cell office:value-type="float" office:value="0.15545209">
            <text:p>0,15545209</text:p>
          </table:table-cell>
          <table:table-cell table:number-columns-repeated="1022"/>
        </table:table-row>
        <table:table-row table:style-name="ro1">
          <table:table-cell office:value-type="float" office:value="1.27946541">
            <text:p>1,27946541</text:p>
          </table:table-cell>
          <table:table-cell office:value-type="float" office:value="0.15477488">
            <text:p>0,15477488</text:p>
          </table:table-cell>
          <table:table-cell table:number-columns-repeated="1022"/>
        </table:table-row>
        <table:table-row table:style-name="ro1">
          <table:table-cell office:value-type="float" office:value="1.28234767">
            <text:p>1,28234767</text:p>
          </table:table-cell>
          <table:table-cell office:value-type="float" office:value="0.15388524">
            <text:p>0,15388524</text:p>
          </table:table-cell>
          <table:table-cell table:number-columns-repeated="1022"/>
        </table:table-row>
        <table:table-row table:style-name="ro1">
          <table:table-cell office:value-type="float" office:value="1.2895017">
            <text:p>1,28950170</text:p>
          </table:table-cell>
          <table:table-cell office:value-type="float" office:value="0.15169911">
            <text:p>0,15169911</text:p>
          </table:table-cell>
          <table:table-cell table:number-columns-repeated="1022"/>
        </table:table-row>
        <table:table-row table:style-name="ro1">
          <table:table-cell office:value-type="float" office:value="1.29024867">
            <text:p>1,29024867</text:p>
          </table:table-cell>
          <table:table-cell office:value-type="float" office:value="0.15147266">
            <text:p>0,15147266</text:p>
          </table:table-cell>
          <table:table-cell table:number-columns-repeated="1022"/>
        </table:table-row>
        <table:table-row table:style-name="ro1">
          <table:table-cell office:value-type="float" office:value="1.29070822">
            <text:p>1,29070822</text:p>
          </table:table-cell>
          <table:table-cell office:value-type="float" office:value="0.1513335">
            <text:p>0,15133350</text:p>
          </table:table-cell>
          <table:table-cell table:number-columns-repeated="1022"/>
        </table:table-row>
        <table:table-row table:style-name="ro1">
          <table:table-cell office:value-type="float" office:value="1.29189764">
            <text:p>1,29189764</text:p>
          </table:table-cell>
          <table:table-cell office:value-type="float" office:value="0.15097393">
            <text:p>0,15097393</text:p>
          </table:table-cell>
          <table:table-cell table:number-columns-repeated="1022"/>
        </table:table-row>
        <table:table-row table:style-name="ro1">
          <table:table-cell office:value-type="float" office:value="1.29340235">
            <text:p>1,29340235</text:p>
          </table:table-cell>
          <table:table-cell office:value-type="float" office:value="0.15052027">
            <text:p>0,15052027</text:p>
          </table:table-cell>
          <table:table-cell table:number-columns-repeated="1022"/>
        </table:table-row>
        <table:table-row table:style-name="ro1">
          <table:table-cell office:value-type="float" office:value="1.30057697">
            <text:p>1,30057697</text:p>
          </table:table-cell>
          <table:table-cell office:value-type="float" office:value="0.14837584">
            <text:p>0,14837584</text:p>
          </table:table-cell>
          <table:table-cell table:number-columns-repeated="1022"/>
        </table:table-row>
        <table:table-row table:style-name="ro1">
          <table:table-cell office:value-type="float" office:value="1.3019766">
            <text:p>1,30197660</text:p>
          </table:table-cell>
          <table:table-cell office:value-type="float" office:value="0.14796108">
            <text:p>0,14796108</text:p>
          </table:table-cell>
          <table:table-cell table:number-columns-repeated="1022"/>
        </table:table-row>
        <table:table-row table:style-name="ro1">
          <table:table-cell office:value-type="float" office:value="1.30944407">
            <text:p>1,30944407</text:p>
          </table:table-cell>
          <table:table-cell office:value-type="float" office:value="0.14576771">
            <text:p>0,14576771</text:p>
          </table:table-cell>
          <table:table-cell table:number-columns-repeated="1022"/>
        </table:table-row>
        <table:table-row table:style-name="ro1">
          <table:table-cell office:value-type="float" office:value="1.31936105">
            <text:p>1,31936105</text:p>
          </table:table-cell>
          <table:table-cell office:value-type="float" office:value="0.14290504">
            <text:p>0,14290504</text:p>
          </table:table-cell>
          <table:table-cell table:number-columns-repeated="1022"/>
        </table:table-row>
        <table:table-row table:style-name="ro1">
          <table:table-cell office:value-type="float" office:value="1.32236442">
            <text:p>1,32236442</text:p>
          </table:table-cell>
          <table:table-cell office:value-type="float" office:value="0.14204922">
            <text:p>0,14204922</text:p>
          </table:table-cell>
          <table:table-cell table:number-columns-repeated="1022"/>
        </table:table-row>
        <table:table-row table:style-name="ro1">
          <table:table-cell office:value-type="float" office:value="1.32697673">
            <text:p>1,32697673</text:p>
          </table:table-cell>
          <table:table-cell office:value-type="float" office:value="0.14074489">
            <text:p>0,14074489</text:p>
          </table:table-cell>
          <table:table-cell table:number-columns-repeated="1022"/>
        </table:table-row>
        <table:table-row table:style-name="ro1">
          <table:table-cell office:value-type="float" office:value="1.32815489">
            <text:p>1,32815489</text:p>
          </table:table-cell>
          <table:table-cell office:value-type="float" office:value="0.14041365">
            <text:p>0,14041365</text:p>
          </table:table-cell>
          <table:table-cell table:number-columns-repeated="1022"/>
        </table:table-row>
        <table:table-row table:style-name="ro1">
          <table:table-cell office:value-type="float" office:value="1.32843863">
            <text:p>1,32843863</text:p>
          </table:table-cell>
          <table:table-cell office:value-type="float" office:value="0.14033399">
            <text:p>0,14033399</text:p>
          </table:table-cell>
          <table:table-cell table:number-columns-repeated="1022"/>
        </table:table-row>
        <table:table-row table:style-name="ro1">
          <table:table-cell office:value-type="float" office:value="1.33265564">
            <text:p>1,33265564</text:p>
          </table:table-cell>
          <table:table-cell office:value-type="float" office:value="0.13915538">
            <text:p>0,13915538</text:p>
          </table:table-cell>
          <table:table-cell table:number-columns-repeated="1022"/>
        </table:table-row>
        <table:table-row table:style-name="ro1">
          <table:table-cell office:value-type="float" office:value="1.33797376">
            <text:p>1,33797376</text:p>
          </table:table-cell>
          <table:table-cell office:value-type="float" office:value="0.13768314">
            <text:p>0,13768314</text:p>
          </table:table-cell>
          <table:table-cell table:number-columns-repeated="1022"/>
        </table:table-row>
        <table:table-row table:style-name="ro1">
          <table:table-cell office:value-type="float" office:value="1.3420489">
            <text:p>1,34204890</text:p>
          </table:table-cell>
          <table:table-cell office:value-type="float" office:value="0.13656554">
            <text:p>0,13656554</text:p>
          </table:table-cell>
          <table:table-cell table:number-columns-repeated="1022"/>
        </table:table-row>
        <table:table-row table:style-name="ro1">
          <table:table-cell office:value-type="float" office:value="1.3420717">
            <text:p>1,34207170</text:p>
          </table:table-cell>
          <table:table-cell office:value-type="float" office:value="0.13655932">
            <text:p>0,13655932</text:p>
          </table:table-cell>
          <table:table-cell table:number-columns-repeated="1022"/>
        </table:table-row>
        <table:table-row table:style-name="ro1">
          <table:table-cell office:value-type="float" office:value="1.35099958">
            <text:p>1,35099958</text:p>
          </table:table-cell>
          <table:table-cell office:value-type="float" office:value="0.13414259">
            <text:p>0,13414259</text:p>
          </table:table-cell>
          <table:table-cell table:number-columns-repeated="1022"/>
        </table:table-row>
        <table:table-row table:style-name="ro1">
          <table:table-cell office:value-type="float" office:value="1.35267144">
            <text:p>1,35267144</text:p>
          </table:table-cell>
          <table:table-cell office:value-type="float" office:value="0.1336948">
            <text:p>0,13369480</text:p>
          </table:table-cell>
          <table:table-cell table:number-columns-repeated="1022"/>
        </table:table-row>
        <table:table-row table:style-name="ro1">
          <table:table-cell office:value-type="float" office:value="1.36597927">
            <text:p>1,36597927</text:p>
          </table:table-cell>
          <table:table-cell office:value-type="float" office:value="0.13018336">
            <text:p>0,13018336</text:p>
          </table:table-cell>
          <table:table-cell table:number-columns-repeated="1022"/>
        </table:table-row>
        <table:table-row table:style-name="ro1">
          <table:table-cell office:value-type="float" office:value="1.3663333">
            <text:p>1,36633330</text:p>
          </table:table-cell>
          <table:table-cell office:value-type="float" office:value="0.13009121">
            <text:p>0,13009121</text:p>
          </table:table-cell>
          <table:table-cell table:number-columns-repeated="1022"/>
        </table:table-row>
        <table:table-row table:style-name="ro1">
          <table:table-cell office:value-type="float" office:value="1.37160914">
            <text:p>1,37160914</text:p>
          </table:table-cell>
          <table:table-cell office:value-type="float" office:value="0.12872575">
            <text:p>0,12872575</text:p>
          </table:table-cell>
          <table:table-cell table:number-columns-repeated="1022"/>
        </table:table-row>
        <table:table-row table:style-name="ro1">
          <table:table-cell office:value-type="float" office:value="1.37499046">
            <text:p>1,37499046</text:p>
          </table:table-cell>
          <table:table-cell office:value-type="float" office:value="0.12785816">
            <text:p>0,12785816</text:p>
          </table:table-cell>
          <table:table-cell table:number-columns-repeated="1022"/>
        </table:table-row>
        <table:table-row table:style-name="ro1">
          <table:table-cell office:value-type="float" office:value="1.37502842">
            <text:p>1,37502842</text:p>
          </table:table-cell>
          <table:table-cell office:value-type="float" office:value="0.12784846">
            <text:p>0,12784846</text:p>
          </table:table-cell>
          <table:table-cell table:number-columns-repeated="1022"/>
        </table:table-row>
        <table:table-row table:style-name="ro1">
          <table:table-cell office:value-type="float" office:value="1.37518043">
            <text:p>1,37518043</text:p>
          </table:table-cell>
          <table:table-cell office:value-type="float" office:value="0.12780959">
            <text:p>0,12780959</text:p>
          </table:table-cell>
          <table:table-cell table:number-columns-repeated="1022"/>
        </table:table-row>
        <table:table-row table:style-name="ro1">
          <table:table-cell office:value-type="float" office:value="1.38278384">
            <text:p>1,38278384</text:p>
          </table:table-cell>
          <table:table-cell office:value-type="float" office:value="0.12588072">
            <text:p>0,12588072</text:p>
          </table:table-cell>
          <table:table-cell table:number-columns-repeated="1022"/>
        </table:table-row>
        <table:table-row table:style-name="ro1">
          <table:table-cell office:value-type="float" office:value="1.39395994">
            <text:p>1,39395994</text:p>
          </table:table-cell>
          <table:table-cell office:value-type="float" office:value="0.12309822">
            <text:p>0,12309822</text:p>
          </table:table-cell>
          <table:table-cell table:number-columns-repeated="1022"/>
        </table:table-row>
        <table:table-row table:style-name="ro1">
          <table:table-cell office:value-type="float" office:value="1.40009439">
            <text:p>1,40009439</text:p>
          </table:table-cell>
          <table:table-cell office:value-type="float" office:value="0.12159717">
            <text:p>0,12159717</text:p>
          </table:table-cell>
          <table:table-cell table:number-columns-repeated="1022"/>
        </table:table-row>
        <table:table-row table:style-name="ro1">
          <table:table-cell office:value-type="float" office:value="1.40340709">
            <text:p>1,40340709</text:p>
          </table:table-cell>
          <table:table-cell office:value-type="float" office:value="0.1207942">
            <text:p>0,12079420</text:p>
          </table:table-cell>
          <table:table-cell table:number-columns-repeated="1022"/>
        </table:table-row>
        <table:table-row table:style-name="ro1">
          <table:table-cell office:value-type="float" office:value="1.40348947">
            <text:p>1,40348947</text:p>
          </table:table-cell>
          <table:table-cell office:value-type="float" office:value="0.1207743">
            <text:p>0,12077430</text:p>
          </table:table-cell>
          <table:table-cell table:number-columns-repeated="1022"/>
        </table:table-row>
        <table:table-row table:style-name="ro1">
          <table:table-cell office:value-type="float" office:value="1.40350548">
            <text:p>1,40350548</text:p>
          </table:table-cell>
          <table:table-cell office:value-type="float" office:value="0.12077043">
            <text:p>0,12077043</text:p>
          </table:table-cell>
          <table:table-cell table:number-columns-repeated="1022"/>
        </table:table-row>
        <table:table-row table:style-name="ro1">
          <table:table-cell office:value-type="float" office:value="1.40545294">
            <text:p>1,40545294</text:p>
          </table:table-cell>
          <table:table-cell office:value-type="float" office:value="0.12030096">
            <text:p>0,12030096</text:p>
          </table:table-cell>
          <table:table-cell table:number-columns-repeated="1022"/>
        </table:table-row>
        <table:table-row table:style-name="ro1">
          <table:table-cell office:value-type="float" office:value="1.40685507">
            <text:p>1,40685507</text:p>
          </table:table-cell>
          <table:table-cell office:value-type="float" office:value="0.11996407">
            <text:p>0,11996407</text:p>
          </table:table-cell>
          <table:table-cell table:number-columns-repeated="1022"/>
        </table:table-row>
        <table:table-row table:style-name="ro1">
          <table:table-cell office:value-type="float" office:value="1.4099189">
            <text:p>1,40991890</text:p>
          </table:table-cell>
          <table:table-cell office:value-type="float" office:value="0.11923122">
            <text:p>0,11923122</text:p>
          </table:table-cell>
          <table:table-cell table:number-columns-repeated="1022"/>
        </table:table-row>
        <table:table-row table:style-name="ro1">
          <table:table-cell office:value-type="float" office:value="1.41134893">
            <text:p>1,41134893</text:p>
          </table:table-cell>
          <table:table-cell office:value-type="float" office:value="0.1188907">
            <text:p>0,11889070</text:p>
          </table:table-cell>
          <table:table-cell table:number-columns-repeated="1022"/>
        </table:table-row>
        <table:table-row table:style-name="ro1">
          <table:table-cell office:value-type="float" office:value="1.41636687">
            <text:p>1,41636687</text:p>
          </table:table-cell>
          <table:table-cell office:value-type="float" office:value="0.1177035">
            <text:p>0,11770350</text:p>
          </table:table-cell>
          <table:table-cell table:number-columns-repeated="1022"/>
        </table:table-row>
        <table:table-row table:style-name="ro1">
          <table:table-cell office:value-type="float" office:value="1.41914772">
            <text:p>1,41914772</text:p>
          </table:table-cell>
          <table:table-cell office:value-type="float" office:value="0.11705068">
            <text:p>0,11705068</text:p>
          </table:table-cell>
          <table:table-cell table:number-columns-repeated="1022"/>
        </table:table-row>
        <table:table-row table:style-name="ro1">
          <table:table-cell office:value-type="float" office:value="1.42522958">
            <text:p>1,42522958</text:p>
          </table:table-cell>
          <table:table-cell office:value-type="float" office:value="0.11563553">
            <text:p>0,11563553</text:p>
          </table:table-cell>
          <table:table-cell table:number-columns-repeated="1022"/>
        </table:table-row>
        <table:table-row table:style-name="ro1">
          <table:table-cell office:value-type="float" office:value="1.42665491">
            <text:p>1,42665491</text:p>
          </table:table-cell>
          <table:table-cell office:value-type="float" office:value="0.11530637">
            <text:p>0,11530637</text:p>
          </table:table-cell>
          <table:table-cell table:number-columns-repeated="1022"/>
        </table:table-row>
        <table:table-row table:style-name="ro1">
          <table:table-cell office:value-type="float" office:value="1.42964768">
            <text:p>1,42964768</text:p>
          </table:table-cell>
          <table:table-cell office:value-type="float" office:value="0.11461826">
            <text:p>0,11461826</text:p>
          </table:table-cell>
          <table:table-cell table:number-columns-repeated="1022"/>
        </table:table-row>
        <table:table-row table:style-name="ro1">
          <table:table-cell office:value-type="float" office:value="1.43188351">
            <text:p>1,43188351</text:p>
          </table:table-cell>
          <table:table-cell office:value-type="float" office:value="0.11410687">
            <text:p>0,11410687</text:p>
          </table:table-cell>
          <table:table-cell table:number-columns-repeated="1022"/>
        </table:table-row>
        <table:table-row table:style-name="ro1">
          <table:table-cell office:value-type="float" office:value="1.43273604">
            <text:p>1,43273604</text:p>
          </table:table-cell>
          <table:table-cell office:value-type="float" office:value="0.11391247">
            <text:p>0,11391247</text:p>
          </table:table-cell>
          <table:table-cell table:number-columns-repeated="1022"/>
        </table:table-row>
        <table:table-row table:style-name="ro1">
          <table:table-cell office:value-type="float" office:value="1.43521646">
            <text:p>1,43521646</text:p>
          </table:table-cell>
          <table:table-cell office:value-type="float" office:value="0.11334877">
            <text:p>0,11334877</text:p>
          </table:table-cell>
          <table:table-cell table:number-columns-repeated="1022"/>
        </table:table-row>
        <table:table-row table:style-name="ro1">
          <table:table-cell office:value-type="float" office:value="1.44299478">
            <text:p>1,44299478</text:p>
          </table:table-cell>
          <table:table-cell office:value-type="float" office:value="0.11159909">
            <text:p>0,11159909</text:p>
          </table:table-cell>
          <table:table-cell table:number-columns-repeated="1022"/>
        </table:table-row>
        <table:table-row table:style-name="ro1">
          <table:table-cell office:value-type="float" office:value="1.44723335">
            <text:p>1,44723335</text:p>
          </table:table-cell>
          <table:table-cell office:value-type="float" office:value="0.11065705">
            <text:p>0,11065705</text:p>
          </table:table-cell>
          <table:table-cell table:number-columns-repeated="1022"/>
        </table:table-row>
        <table:table-row table:style-name="ro1">
          <table:table-cell office:value-type="float" office:value="1.45052453">
            <text:p>1,45052453</text:p>
          </table:table-cell>
          <table:table-cell office:value-type="float" office:value="0.10993106">
            <text:p>0,10993106</text:p>
          </table:table-cell>
          <table:table-cell table:number-columns-repeated="1022"/>
        </table:table-row>
        <table:table-row table:style-name="ro1">
          <table:table-cell office:value-type="float" office:value="1.45079761">
            <text:p>1,45079761</text:p>
          </table:table-cell>
          <table:table-cell office:value-type="float" office:value="0.10987103">
            <text:p>0,10987103</text:p>
          </table:table-cell>
          <table:table-cell table:number-columns-repeated="1022"/>
        </table:table-row>
        <table:table-row table:style-name="ro1">
          <table:table-cell office:value-type="float" office:value="1.45809751">
            <text:p>1,45809751</text:p>
          </table:table-cell>
          <table:table-cell office:value-type="float" office:value="0.10827859">
            <text:p>0,10827859</text:p>
          </table:table-cell>
          <table:table-cell table:number-columns-repeated="1022"/>
        </table:table-row>
        <table:table-row table:style-name="ro1">
          <table:table-cell office:value-type="float" office:value="1.47125827">
            <text:p>1,47125827</text:p>
          </table:table-cell>
          <table:table-cell office:value-type="float" office:value="0.10546571">
            <text:p>0,10546571</text:p>
          </table:table-cell>
          <table:table-cell table:number-columns-repeated="1022"/>
        </table:table-row>
        <table:table-row table:style-name="ro1">
          <table:table-cell office:value-type="float" office:value="1.47993134">
            <text:p>1,47993134</text:p>
          </table:table-cell>
          <table:table-cell office:value-type="float" office:value="0.10365207">
            <text:p>0,10365207</text:p>
          </table:table-cell>
          <table:table-cell table:number-columns-repeated="1022"/>
        </table:table-row>
        <table:table-row table:style-name="ro1">
          <table:table-cell office:value-type="float" office:value="1.48964574">
            <text:p>1,48964574</text:p>
          </table:table-cell>
          <table:table-cell office:value-type="float" office:value="0.10165767">
            <text:p>0,10165767</text:p>
          </table:table-cell>
          <table:table-cell table:number-columns-repeated="1022"/>
        </table:table-row>
        <table:table-row table:style-name="ro1">
          <table:table-cell office:value-type="float" office:value="1.49486327">
            <text:p>1,49486327</text:p>
          </table:table-cell>
          <table:table-cell office:value-type="float" office:value="0.10060238">
            <text:p>0,10060238</text:p>
          </table:table-cell>
          <table:table-cell table:number-columns-repeated="1022"/>
        </table:table-row>
        <table:table-row table:style-name="ro1">
          <table:table-cell office:value-type="float" office:value="1.49528198">
            <text:p>1,49528198</text:p>
          </table:table-cell>
          <table:table-cell office:value-type="float" office:value="0.10051817">
            <text:p>0,10051817</text:p>
          </table:table-cell>
          <table:table-cell table:number-columns-repeated="1022"/>
        </table:table-row>
        <table:table-row table:style-name="ro1">
          <table:table-cell office:value-type="float" office:value="1.49546461">
            <text:p>1,49546461</text:p>
          </table:table-cell>
          <table:table-cell office:value-type="float" office:value="0.10048146">
            <text:p>0,10048146</text:p>
          </table:table-cell>
          <table:table-cell table:number-columns-repeated="1022"/>
        </table:table-row>
        <table:table-row table:style-name="ro1">
          <table:table-cell office:value-type="float" office:value="1.49689279">
            <text:p>1,49689279</text:p>
          </table:table-cell>
          <table:table-cell office:value-type="float" office:value="0.10019486">
            <text:p>0,10019486</text:p>
          </table:table-cell>
          <table:table-cell table:number-columns-repeated="1022"/>
        </table:table-row>
        <table:table-row table:style-name="ro1">
          <table:table-cell office:value-type="float" office:value="1.49759465">
            <text:p>1,49759465</text:p>
          </table:table-cell>
          <table:table-cell office:value-type="float" office:value="0.10005431">
            <text:p>0,10005431</text:p>
          </table:table-cell>
          <table:table-cell table:number-columns-repeated="1022"/>
        </table:table-row>
        <table:table-row table:style-name="ro1">
          <table:table-cell office:value-type="float" office:value="1.50798193">
            <text:p>1,50798193</text:p>
          </table:table-cell>
          <table:table-cell office:value-type="float" office:value="0.09799717">
            <text:p>0,09799717</text:p>
          </table:table-cell>
          <table:table-cell table:number-columns-repeated="1022"/>
        </table:table-row>
        <table:table-row table:style-name="ro1">
          <table:table-cell office:value-type="float" office:value="1.51020369">
            <text:p>1,51020369</text:p>
          </table:table-cell>
          <table:table-cell office:value-type="float" office:value="0.09756268">
            <text:p>0,09756268</text:p>
          </table:table-cell>
          <table:table-cell table:number-columns-repeated="1022"/>
        </table:table-row>
        <table:table-row table:style-name="ro1">
          <table:table-cell office:value-type="float" office:value="1.51373521">
            <text:p>1,51373521</text:p>
          </table:table-cell>
          <table:table-cell office:value-type="float" office:value="0.09687602">
            <text:p>0,09687602</text:p>
          </table:table-cell>
          <table:table-cell table:number-columns-repeated="1022"/>
        </table:table-row>
        <table:table-row table:style-name="ro1">
          <table:table-cell office:value-type="float" office:value="1.51459656">
            <text:p>1,51459656</text:p>
          </table:table-cell>
          <table:table-cell office:value-type="float" office:value="0.09670928">
            <text:p>0,09670928</text:p>
          </table:table-cell>
          <table:table-cell table:number-columns-repeated="1022"/>
        </table:table-row>
        <table:table-row table:style-name="ro1">
          <table:table-cell office:value-type="float" office:value="1.51474227">
            <text:p>1,51474227</text:p>
          </table:table-cell>
          <table:table-cell office:value-type="float" office:value="0.0966811">
            <text:p>0,09668110</text:p>
          </table:table-cell>
          <table:table-cell table:number-columns-repeated="1022"/>
        </table:table-row>
        <table:table-row table:style-name="ro1">
          <table:table-cell office:value-type="float" office:value="1.51598802">
            <text:p>1,51598802</text:p>
          </table:table-cell>
          <table:table-cell office:value-type="float" office:value="0.09644052">
            <text:p>0,09644052</text:p>
          </table:table-cell>
          <table:table-cell table:number-columns-repeated="1022"/>
        </table:table-row>
        <table:table-row table:style-name="ro1">
          <table:table-cell office:value-type="float" office:value="1.51608418">
            <text:p>1,51608418</text:p>
          </table:table-cell>
          <table:table-cell office:value-type="float" office:value="0.09642197">
            <text:p>0,09642197</text:p>
          </table:table-cell>
          <table:table-cell table:number-columns-repeated="1022"/>
        </table:table-row>
        <table:table-row table:style-name="ro1">
          <table:table-cell office:value-type="float" office:value="1.52235035">
            <text:p>1,52235035</text:p>
          </table:table-cell>
          <table:table-cell office:value-type="float" office:value="0.09522112">
            <text:p>0,09522112</text:p>
          </table:table-cell>
          <table:table-cell table:number-columns-repeated="1022"/>
        </table:table-row>
        <table:table-row table:style-name="ro1">
          <table:table-cell office:value-type="float" office:value="1.52530523">
            <text:p>1,52530523</text:p>
          </table:table-cell>
          <table:table-cell office:value-type="float" office:value="0.09466004">
            <text:p>0,09466004</text:p>
          </table:table-cell>
          <table:table-cell table:number-columns-repeated="1022"/>
        </table:table-row>
        <table:table-row table:style-name="ro1">
          <table:table-cell office:value-type="float" office:value="1.53316171">
            <text:p>1,53316171</text:p>
          </table:table-cell>
          <table:table-cell office:value-type="float" office:value="0.09318428">
            <text:p>0,09318428</text:p>
          </table:table-cell>
          <table:table-cell table:number-columns-repeated="1022"/>
        </table:table-row>
        <table:table-row table:style-name="ro1">
          <table:table-cell office:value-type="float" office:value="1.53900533">
            <text:p>1,53900533</text:p>
          </table:table-cell>
          <table:table-cell office:value-type="float" office:value="0.09210155">
            <text:p>0,09210155</text:p>
          </table:table-cell>
          <table:table-cell table:number-columns-repeated="1022"/>
        </table:table-row>
        <table:table-row table:style-name="ro1">
          <table:table-cell office:value-type="float" office:value="1.54337751">
            <text:p>1,54337751</text:p>
          </table:table-cell>
          <table:table-cell office:value-type="float" office:value="0.0912997">
            <text:p>0,09129970</text:p>
          </table:table-cell>
          <table:table-cell table:number-columns-repeated="1022"/>
        </table:table-row>
        <table:table-row table:style-name="ro1">
          <table:table-cell office:value-type="float" office:value="1.55513081">
            <text:p>1,55513081</text:p>
          </table:table-cell>
          <table:table-cell office:value-type="float" office:value="0.08917858">
            <text:p>0,08917858</text:p>
          </table:table-cell>
          <table:table-cell table:number-columns-repeated="1022"/>
        </table:table-row>
        <table:table-row table:style-name="ro1">
          <table:table-cell office:value-type="float" office:value="1.56106827">
            <text:p>1,56106827</text:p>
          </table:table-cell>
          <table:table-cell office:value-type="float" office:value="0.08812585">
            <text:p>0,08812585</text:p>
          </table:table-cell>
          <table:table-cell table:number-columns-repeated="1022"/>
        </table:table-row>
        <table:table-row table:style-name="ro1">
          <table:table-cell office:value-type="float" office:value="1.56568693">
            <text:p>1,56568693</text:p>
          </table:table-cell>
          <table:table-cell office:value-type="float" office:value="0.08731555">
            <text:p>0,08731555</text:p>
          </table:table-cell>
          <table:table-cell table:number-columns-repeated="1022"/>
        </table:table-row>
        <table:table-row table:style-name="ro1">
          <table:table-cell office:value-type="float" office:value="1.56739408">
            <text:p>1,56739408</text:p>
          </table:table-cell>
          <table:table-cell office:value-type="float" office:value="0.08701794">
            <text:p>0,08701794</text:p>
          </table:table-cell>
          <table:table-cell table:number-columns-repeated="1022"/>
        </table:table-row>
        <table:table-row table:style-name="ro1">
          <table:table-cell office:value-type="float" office:value="1.57382486">
            <text:p>1,57382486</text:p>
          </table:table-cell>
          <table:table-cell office:value-type="float" office:value="0.08590592">
            <text:p>0,08590592</text:p>
          </table:table-cell>
          <table:table-cell table:number-columns-repeated="1022"/>
        </table:table-row>
        <table:table-row table:style-name="ro1">
          <table:table-cell office:value-type="float" office:value="1.60403784">
            <text:p>1,60403784</text:p>
          </table:table-cell>
          <table:table-cell office:value-type="float" office:value="0.08086869">
            <text:p>0,08086869</text:p>
          </table:table-cell>
          <table:table-cell table:number-columns-repeated="1022"/>
        </table:table-row>
        <table:table-row table:style-name="ro1">
          <table:table-cell office:value-type="float" office:value="1.60510876">
            <text:p>1,60510876</text:p>
          </table:table-cell>
          <table:table-cell office:value-type="float" office:value="0.08069567">
            <text:p>0,08069567</text:p>
          </table:table-cell>
          <table:table-cell table:number-columns-repeated="1022"/>
        </table:table-row>
        <table:table-row table:style-name="ro1">
          <table:table-cell office:value-type="float" office:value="1.60793701">
            <text:p>1,60793701</text:p>
          </table:table-cell>
          <table:table-cell office:value-type="float" office:value="0.08024051">
            <text:p>0,08024051</text:p>
          </table:table-cell>
          <table:table-cell table:number-columns-repeated="1022"/>
        </table:table-row>
        <table:table-row table:style-name="ro1">
          <table:table-cell office:value-type="float" office:value="1.61190144">
            <text:p>1,61190144</text:p>
          </table:table-cell>
          <table:table-cell office:value-type="float" office:value="0.0796068">
            <text:p>0,07960680</text:p>
          </table:table-cell>
          <table:table-cell table:number-columns-repeated="1022"/>
        </table:table-row>
        <table:table-row table:style-name="ro1">
          <table:table-cell office:value-type="float" office:value="1.61598163">
            <text:p>1,61598163</text:p>
          </table:table-cell>
          <table:table-cell office:value-type="float" office:value="0.07895983">
            <text:p>0,07895983</text:p>
          </table:table-cell>
          <table:table-cell table:number-columns-repeated="1022"/>
        </table:table-row>
        <table:table-row table:style-name="ro1">
          <table:table-cell office:value-type="float" office:value="1.61707593">
            <text:p>1,61707593</text:p>
          </table:table-cell>
          <table:table-cell office:value-type="float" office:value="0.0787872">
            <text:p>0,07878720</text:p>
          </table:table-cell>
          <table:table-cell table:number-columns-repeated="1022"/>
        </table:table-row>
        <table:table-row table:style-name="ro1">
          <table:table-cell office:value-type="float" office:value="1.62258043">
            <text:p>1,62258043</text:p>
          </table:table-cell>
          <table:table-cell office:value-type="float" office:value="0.07792459">
            <text:p>0,07792459</text:p>
          </table:table-cell>
          <table:table-cell table:number-columns-repeated="1022"/>
        </table:table-row>
        <table:table-row table:style-name="ro1">
          <table:table-cell office:value-type="float" office:value="1.62529516">
            <text:p>1,62529516</text:p>
          </table:table-cell>
          <table:table-cell office:value-type="float" office:value="0.07750265">
            <text:p>0,07750265</text:p>
          </table:table-cell>
          <table:table-cell table:number-columns-repeated="1022"/>
        </table:table-row>
        <table:table-row table:style-name="ro1">
          <table:table-cell office:value-type="float" office:value="1.62625714">
            <text:p>1,62625714</text:p>
          </table:table-cell>
          <table:table-cell office:value-type="float" office:value="0.07735368">
            <text:p>0,07735368</text:p>
          </table:table-cell>
          <table:table-cell table:number-columns-repeated="1022"/>
        </table:table-row>
        <table:table-row table:style-name="ro1">
          <table:table-cell office:value-type="float" office:value="1.6318183">
            <text:p>1,63181830</text:p>
          </table:table-cell>
          <table:table-cell office:value-type="float" office:value="0.0764981">
            <text:p>0,07649810</text:p>
          </table:table-cell>
          <table:table-cell table:number-columns-repeated="1022"/>
        </table:table-row>
        <table:table-row table:style-name="ro1">
          <table:table-cell office:value-type="float" office:value="1.64815144">
            <text:p>1,64815144</text:p>
          </table:table-cell>
          <table:table-cell office:value-type="float" office:value="0.07403956">
            <text:p>0,07403956</text:p>
          </table:table-cell>
          <table:table-cell table:number-columns-repeated="1022"/>
        </table:table-row>
        <table:table-row table:style-name="ro1">
          <table:table-cell office:value-type="float" office:value="1.64907299">
            <text:p>1,64907299</text:p>
          </table:table-cell>
          <table:table-cell office:value-type="float" office:value="0.07390323">
            <text:p>0,07390323</text:p>
          </table:table-cell>
          <table:table-cell table:number-columns-repeated="1022"/>
        </table:table-row>
        <table:table-row table:style-name="ro1">
          <table:table-cell office:value-type="float" office:value="1.65119681">
            <text:p>1,65119681</text:p>
          </table:table-cell>
          <table:table-cell office:value-type="float" office:value="0.07358998">
            <text:p>0,07358998</text:p>
          </table:table-cell>
          <table:table-cell table:number-columns-repeated="1022"/>
        </table:table-row>
        <table:table-row table:style-name="ro1">
          <table:table-cell office:value-type="float" office:value="1.6533631">
            <text:p>1,65336310</text:p>
          </table:table-cell>
          <table:table-cell office:value-type="float" office:value="0.07327183">
            <text:p>0,07327183</text:p>
          </table:table-cell>
          <table:table-cell table:number-columns-repeated="1022"/>
        </table:table-row>
        <table:table-row table:style-name="ro1">
          <table:table-cell office:value-type="float" office:value="1.65450504">
            <text:p>1,65450504</text:p>
          </table:table-cell>
          <table:table-cell office:value-type="float" office:value="0.07310468">
            <text:p>0,07310468</text:p>
          </table:table-cell>
          <table:table-cell table:number-columns-repeated="1022"/>
        </table:table-row>
        <table:table-row table:style-name="ro1">
          <table:table-cell office:value-type="float" office:value="1.66041236">
            <text:p>1,66041236</text:p>
          </table:table-cell>
          <table:table-cell office:value-type="float" office:value="0.07224606">
            <text:p>0,07224606</text:p>
          </table:table-cell>
          <table:table-cell table:number-columns-repeated="1022"/>
        </table:table-row>
        <table:table-row table:style-name="ro1">
          <table:table-cell office:value-type="float" office:value="1.66176531">
            <text:p>1,66176531</text:p>
          </table:table-cell>
          <table:table-cell office:value-type="float" office:value="0.07205083">
            <text:p>0,07205083</text:p>
          </table:table-cell>
          <table:table-cell table:number-columns-repeated="1022"/>
        </table:table-row>
        <table:table-row table:style-name="ro1">
          <table:table-cell office:value-type="float" office:value="1.662971">
            <text:p>1,66297100</text:p>
          </table:table-cell>
          <table:table-cell office:value-type="float" office:value="0.0718773">
            <text:p>0,07187730</text:p>
          </table:table-cell>
          <table:table-cell table:number-columns-repeated="1022"/>
        </table:table-row>
        <table:table-row table:style-name="ro1">
          <table:table-cell office:value-type="float" office:value="1.66625435">
            <text:p>1,66625435</text:p>
          </table:table-cell>
          <table:table-cell office:value-type="float" office:value="0.07140685">
            <text:p>0,07140685</text:p>
          </table:table-cell>
          <table:table-cell table:number-columns-repeated="1022"/>
        </table:table-row>
        <table:table-row table:style-name="ro1">
          <table:table-cell office:value-type="float" office:value="1.66962087">
            <text:p>1,66962087</text:p>
          </table:table-cell>
          <table:table-cell office:value-type="float" office:value="0.07092768">
            <text:p>0,07092768</text:p>
          </table:table-cell>
          <table:table-cell table:number-columns-repeated="1022"/>
        </table:table-row>
        <table:table-row table:style-name="ro1">
          <table:table-cell office:value-type="float" office:value="1.67356763">
            <text:p>1,67356763</text:p>
          </table:table-cell>
          <table:table-cell office:value-type="float" office:value="0.07037001">
            <text:p>0,07037001</text:p>
          </table:table-cell>
          <table:table-cell table:number-columns-repeated="1022"/>
        </table:table-row>
        <table:table-row table:style-name="ro1">
          <table:table-cell office:value-type="float" office:value="1.67679178">
            <text:p>1,67679178</text:p>
          </table:table-cell>
          <table:table-cell office:value-type="float" office:value="0.0699177">
            <text:p>0,06991770</text:p>
          </table:table-cell>
          <table:table-cell table:number-columns-repeated="1022"/>
        </table:table-row>
        <table:table-row table:style-name="ro1">
          <table:table-cell office:value-type="float" office:value="1.67721214">
            <text:p>1,67721214</text:p>
          </table:table-cell>
          <table:table-cell office:value-type="float" office:value="0.06985895">
            <text:p>0,06985895</text:p>
          </table:table-cell>
          <table:table-cell table:number-columns-repeated="1022"/>
        </table:table-row>
        <table:table-row table:style-name="ro1">
          <table:table-cell office:value-type="float" office:value="1.6805748">
            <text:p>1,68057480</text:p>
          </table:table-cell>
          <table:table-cell office:value-type="float" office:value="0.0693907">
            <text:p>0,06939070</text:p>
          </table:table-cell>
          <table:table-cell table:number-columns-repeated="1022"/>
        </table:table-row>
        <table:table-row table:style-name="ro1">
          <table:table-cell office:value-type="float" office:value="1.68260251">
            <text:p>1,68260251</text:p>
          </table:table-cell>
          <table:table-cell office:value-type="float" office:value="0.06910986">
            <text:p>0,06910986</text:p>
          </table:table-cell>
          <table:table-cell table:number-columns-repeated="1022"/>
        </table:table-row>
        <table:table-row table:style-name="ro1">
          <table:table-cell office:value-type="float" office:value="1.68305057">
            <text:p>1,68305057</text:p>
          </table:table-cell>
          <table:table-cell office:value-type="float" office:value="0.06904796">
            <text:p>0,06904796</text:p>
          </table:table-cell>
          <table:table-cell table:number-columns-repeated="1022"/>
        </table:table-row>
        <table:table-row table:style-name="ro1">
          <table:table-cell office:value-type="float" office:value="1.69379668">
            <text:p>1,69379668</text:p>
          </table:table-cell>
          <table:table-cell office:value-type="float" office:value="0.0675798">
            <text:p>0,06757980</text:p>
          </table:table-cell>
          <table:table-cell table:number-columns-repeated="1022"/>
        </table:table-row>
        <table:table-row table:style-name="ro1">
          <table:table-cell office:value-type="float" office:value="1.70919624">
            <text:p>1,70919624</text:p>
          </table:table-cell>
          <table:table-cell office:value-type="float" office:value="0.06553013">
            <text:p>0,06553013</text:p>
          </table:table-cell>
          <table:table-cell table:number-columns-repeated="1022"/>
        </table:table-row>
        <table:table-row table:style-name="ro1">
          <table:table-cell office:value-type="float" office:value="1.7121854">
            <text:p>1,71218540</text:p>
          </table:table-cell>
          <table:table-cell office:value-type="float" office:value="0.06513953">
            <text:p>0,06513953</text:p>
          </table:table-cell>
          <table:table-cell table:number-columns-repeated="1022"/>
        </table:table-row>
        <table:table-row table:style-name="ro1">
          <table:table-cell office:value-type="float" office:value="1.71743476">
            <text:p>1,71743476</text:p>
          </table:table-cell>
          <table:table-cell office:value-type="float" office:value="0.06445923">
            <text:p>0,06445923</text:p>
          </table:table-cell>
          <table:table-cell table:number-columns-repeated="1022"/>
        </table:table-row>
        <table:table-row table:style-name="ro1">
          <table:table-cell office:value-type="float" office:value="1.7249731">
            <text:p>1,72497310</text:p>
          </table:table-cell>
          <table:table-cell office:value-type="float" office:value="0.06349469">
            <text:p>0,06349469</text:p>
          </table:table-cell>
          <table:table-cell table:number-columns-repeated="1022"/>
        </table:table-row>
        <table:table-row table:style-name="ro1">
          <table:table-cell office:value-type="float" office:value="1.73136891">
            <text:p>1,73136891</text:p>
          </table:table-cell>
          <table:table-cell office:value-type="float" office:value="0.06268766">
            <text:p>0,06268766</text:p>
          </table:table-cell>
          <table:table-cell table:number-columns-repeated="1022"/>
        </table:table-row>
        <table:table-row table:style-name="ro1">
          <table:table-cell office:value-type="float" office:value="1.73270059">
            <text:p>1,73270059</text:p>
          </table:table-cell>
          <table:table-cell office:value-type="float" office:value="0.06252092">
            <text:p>0,06252092</text:p>
          </table:table-cell>
          <table:table-cell table:number-columns-repeated="1022"/>
        </table:table-row>
        <table:table-row table:style-name="ro1">
          <table:table-cell office:value-type="float" office:value="1.7388949">
            <text:p>1,73889490</text:p>
          </table:table-cell>
          <table:table-cell office:value-type="float" office:value="0.06175115">
            <text:p>0,06175115</text:p>
          </table:table-cell>
          <table:table-cell table:number-columns-repeated="1022"/>
        </table:table-row>
        <table:table-row table:style-name="ro1">
          <table:table-cell office:value-type="float" office:value="1.75343459">
            <text:p>1,75343459</text:p>
          </table:table-cell>
          <table:table-cell office:value-type="float" office:value="0.05998133">
            <text:p>0,05998133</text:p>
          </table:table-cell>
          <table:table-cell table:number-columns-repeated="1022"/>
        </table:table-row>
        <table:table-row table:style-name="ro1">
          <table:table-cell office:value-type="float" office:value="1.76010831">
            <text:p>1,76010831</text:p>
          </table:table-cell>
          <table:table-cell office:value-type="float" office:value="0.05918605">
            <text:p>0,05918605</text:p>
          </table:table-cell>
          <table:table-cell table:number-columns-repeated="1022"/>
        </table:table-row>
        <table:table-row table:style-name="ro1">
          <table:table-cell office:value-type="float" office:value="1.76016995">
            <text:p>1,76016995</text:p>
          </table:table-cell>
          <table:table-cell office:value-type="float" office:value="0.05917875">
            <text:p>0,05917875</text:p>
          </table:table-cell>
          <table:table-cell table:number-columns-repeated="1022"/>
        </table:table-row>
        <table:table-row table:style-name="ro1">
          <table:table-cell office:value-type="float" office:value="1.76376542">
            <text:p>1,76376542</text:p>
          </table:table-cell>
          <table:table-cell office:value-type="float" office:value="0.05875473">
            <text:p>0,05875473</text:p>
          </table:table-cell>
          <table:table-cell table:number-columns-repeated="1022"/>
        </table:table-row>
        <table:table-row table:style-name="ro1">
          <table:table-cell office:value-type="float" office:value="1.76405476">
            <text:p>1,76405476</text:p>
          </table:table-cell>
          <table:table-cell office:value-type="float" office:value="0.05872074">
            <text:p>0,05872074</text:p>
          </table:table-cell>
          <table:table-cell table:number-columns-repeated="1022"/>
        </table:table-row>
        <table:table-row table:style-name="ro1">
          <table:table-cell office:value-type="float" office:value="1.77007333">
            <text:p>1,77007333</text:p>
          </table:table-cell>
          <table:table-cell office:value-type="float" office:value="0.05801814">
            <text:p>0,05801814</text:p>
          </table:table-cell>
          <table:table-cell table:number-columns-repeated="1022"/>
        </table:table-row>
        <table:table-row table:style-name="ro1">
          <table:table-cell office:value-type="float" office:value="1.77332444">
            <text:p>1,77332444</text:p>
          </table:table-cell>
          <table:table-cell office:value-type="float" office:value="0.05764212">
            <text:p>0,05764212</text:p>
          </table:table-cell>
          <table:table-cell table:number-columns-repeated="1022"/>
        </table:table-row>
        <table:table-row table:style-name="ro1">
          <table:table-cell office:value-type="float" office:value="1.77409258">
            <text:p>1,77409258</text:p>
          </table:table-cell>
          <table:table-cell office:value-type="float" office:value="0.05755364">
            <text:p>0,05755364</text:p>
          </table:table-cell>
          <table:table-cell table:number-columns-repeated="1022"/>
        </table:table-row>
        <table:table-row table:style-name="ro1">
          <table:table-cell office:value-type="float" office:value="1.7851568">
            <text:p>1,78515680</text:p>
          </table:table-cell>
          <table:table-cell office:value-type="float" office:value="0.05629405">
            <text:p>0,05629405</text:p>
          </table:table-cell>
          <table:table-cell table:number-columns-repeated="1022"/>
        </table:table-row>
        <table:table-row table:style-name="ro1">
          <table:table-cell office:value-type="float" office:value="1.78587458">
            <text:p>1,78587458</text:p>
          </table:table-cell>
          <table:table-cell office:value-type="float" office:value="0.0562133">
            <text:p>0,05621330</text:p>
          </table:table-cell>
          <table:table-cell table:number-columns-repeated="1022"/>
        </table:table-row>
        <table:table-row table:style-name="ro1">
          <table:table-cell office:value-type="float" office:value="1.78613649">
            <text:p>1,78613649</text:p>
          </table:table-cell>
          <table:table-cell office:value-type="float" office:value="0.05618386">
            <text:p>0,05618386</text:p>
          </table:table-cell>
          <table:table-cell table:number-columns-repeated="1022"/>
        </table:table-row>
        <table:table-row table:style-name="ro1">
          <table:table-cell office:value-type="float" office:value="1.79173174">
            <text:p>1,79173174</text:p>
          </table:table-cell>
          <table:table-cell office:value-type="float" office:value="0.05555864">
            <text:p>0,05555864</text:p>
          </table:table-cell>
          <table:table-cell table:number-columns-repeated="1022"/>
        </table:table-row>
        <table:table-row table:style-name="ro1">
          <table:table-cell office:value-type="float" office:value="1.79200137">
            <text:p>1,79200137</text:p>
          </table:table-cell>
          <table:table-cell office:value-type="float" office:value="0.05552868">
            <text:p>0,05552868</text:p>
          </table:table-cell>
          <table:table-cell table:number-columns-repeated="1022"/>
        </table:table-row>
        <table:table-row table:style-name="ro1">
          <table:table-cell office:value-type="float" office:value="1.79907558">
            <text:p>1,79907558</text:p>
          </table:table-cell>
          <table:table-cell office:value-type="float" office:value="0.05474857">
            <text:p>0,05474857</text:p>
          </table:table-cell>
          <table:table-cell table:number-columns-repeated="1022"/>
        </table:table-row>
        <table:table-row table:style-name="ro1">
          <table:table-cell office:value-type="float" office:value="1.80207316">
            <text:p>1,80207316</text:p>
          </table:table-cell>
          <table:table-cell office:value-type="float" office:value="0.05442133">
            <text:p>0,05442133</text:p>
          </table:table-cell>
          <table:table-cell table:number-columns-repeated="1022"/>
        </table:table-row>
        <table:table-row table:style-name="ro1">
          <table:table-cell office:value-type="float" office:value="1.80540976">
            <text:p>1,80540976</text:p>
          </table:table-cell>
          <table:table-cell office:value-type="float" office:value="0.05405937">
            <text:p>0,05405937</text:p>
          </table:table-cell>
          <table:table-cell table:number-columns-repeated="1022"/>
        </table:table-row>
        <table:table-row table:style-name="ro1">
          <table:table-cell office:value-type="float" office:value="1.83072283">
            <text:p>1,83072283</text:p>
          </table:table-cell>
          <table:table-cell office:value-type="float" office:value="0.05139068">
            <text:p>0,05139068</text:p>
          </table:table-cell>
          <table:table-cell table:number-columns-repeated="1022"/>
        </table:table-row>
        <table:table-row table:style-name="ro1">
          <table:table-cell office:value-type="float" office:value="1.83247415">
            <text:p>1,83247415</text:p>
          </table:table-cell>
          <table:table-cell office:value-type="float" office:value="0.05121099">
            <text:p>0,05121099</text:p>
          </table:table-cell>
          <table:table-cell table:number-columns-repeated="1022"/>
        </table:table-row>
        <table:table-row table:style-name="ro1">
          <table:table-cell office:value-type="float" office:value="1.84008338">
            <text:p>1,84008338</text:p>
          </table:table-cell>
          <table:table-cell office:value-type="float" office:value="0.05043754">
            <text:p>0,05043754</text:p>
          </table:table-cell>
          <table:table-cell table:number-columns-repeated="1022"/>
        </table:table-row>
        <table:table-row table:style-name="ro1">
          <table:table-cell office:value-type="float" office:value="1.84089486">
            <text:p>1,84089486</text:p>
          </table:table-cell>
          <table:table-cell office:value-type="float" office:value="0.05035575">
            <text:p>0,05035575</text:p>
          </table:table-cell>
          <table:table-cell table:number-columns-repeated="1022"/>
        </table:table-row>
        <table:table-row table:style-name="ro1">
          <table:table-cell office:value-type="float" office:value="1.84224947">
            <text:p>1,84224947</text:p>
          </table:table-cell>
          <table:table-cell office:value-type="float" office:value="0.05021951">
            <text:p>0,05021951</text:p>
          </table:table-cell>
          <table:table-cell table:number-columns-repeated="1022"/>
        </table:table-row>
        <table:table-row table:style-name="ro1">
          <table:table-cell office:value-type="float" office:value="1.84426545">
            <text:p>1,84426545</text:p>
          </table:table-cell>
          <table:table-cell office:value-type="float" office:value="0.05001743">
            <text:p>0,05001743</text:p>
          </table:table-cell>
          <table:table-cell table:number-columns-repeated="1022"/>
        </table:table-row>
        <table:table-row table:style-name="ro1">
          <table:table-cell office:value-type="float" office:value="1.84486779">
            <text:p>1,84486779</text:p>
          </table:table-cell>
          <table:table-cell office:value-type="float" office:value="0.04995721">
            <text:p>0,04995721</text:p>
          </table:table-cell>
          <table:table-cell table:number-columns-repeated="1022"/>
        </table:table-row>
        <table:table-row table:style-name="ro1">
          <table:table-cell office:value-type="float" office:value="1.84498288">
            <text:p>1,84498288</text:p>
          </table:table-cell>
          <table:table-cell office:value-type="float" office:value="0.04994571">
            <text:p>0,04994571</text:p>
          </table:table-cell>
          <table:table-cell table:number-columns-repeated="1022"/>
        </table:table-row>
        <table:table-row table:style-name="ro1">
          <table:table-cell office:value-type="float" office:value="1.85058593">
            <text:p>1,85058593</text:p>
          </table:table-cell>
          <table:table-cell office:value-type="float" office:value="0.04938914">
            <text:p>0,04938914</text:p>
          </table:table-cell>
          <table:table-cell table:number-columns-repeated="1022"/>
        </table:table-row>
        <table:table-row table:style-name="ro1">
          <table:table-cell office:value-type="float" office:value="1.87672209">
            <text:p>1,87672209</text:p>
          </table:table-cell>
          <table:table-cell office:value-type="float" office:value="0.04687377">
            <text:p>0,04687377</text:p>
          </table:table-cell>
          <table:table-cell table:number-columns-repeated="1022"/>
        </table:table-row>
        <table:table-row table:style-name="ro1">
          <table:table-cell office:value-type="float" office:value="1.87951365">
            <text:p>1,87951365</text:p>
          </table:table-cell>
          <table:table-cell office:value-type="float" office:value="0.0466128">
            <text:p>0,04661280</text:p>
          </table:table-cell>
          <table:table-cell table:number-columns-repeated="1022"/>
        </table:table-row>
        <table:table-row table:style-name="ro1">
          <table:table-cell office:value-type="float" office:value="1.88193247">
            <text:p>1,88193247</text:p>
          </table:table-cell>
          <table:table-cell office:value-type="float" office:value="0.04638785">
            <text:p>0,04638785</text:p>
          </table:table-cell>
          <table:table-cell table:number-columns-repeated="1022"/>
        </table:table-row>
        <table:table-row table:style-name="ro1">
          <table:table-cell office:value-type="float" office:value="1.88873705">
            <text:p>1,88873705</text:p>
          </table:table-cell>
          <table:table-cell office:value-type="float" office:value="0.04576082">
            <text:p>0,04576082</text:p>
          </table:table-cell>
          <table:table-cell table:number-columns-repeated="1022"/>
        </table:table-row>
        <table:table-row table:style-name="ro1">
          <table:table-cell office:value-type="float" office:value="1.89024961">
            <text:p>1,89024961</text:p>
          </table:table-cell>
          <table:table-cell office:value-type="float" office:value="0.0456226">
            <text:p>0,04562260</text:p>
          </table:table-cell>
          <table:table-cell table:number-columns-repeated="1022"/>
        </table:table-row>
        <table:table-row table:style-name="ro1">
          <table:table-cell office:value-type="float" office:value="1.90028163">
            <text:p>1,90028163</text:p>
          </table:table-cell>
          <table:table-cell office:value-type="float" office:value="0.04471635">
            <text:p>0,04471635</text:p>
          </table:table-cell>
          <table:table-cell table:number-columns-repeated="1022"/>
        </table:table-row>
        <table:table-row table:style-name="ro1">
          <table:table-cell office:value-type="float" office:value="1.92805902">
            <text:p>1,92805902</text:p>
          </table:table-cell>
          <table:table-cell office:value-type="float" office:value="0.04229989">
            <text:p>0,04229989</text:p>
          </table:table-cell>
          <table:table-cell table:number-columns-repeated="1022"/>
        </table:table-row>
        <table:table-row table:style-name="ro1">
          <table:table-cell office:value-type="float" office:value="1.92922715">
            <text:p>1,92922715</text:p>
          </table:table-cell>
          <table:table-cell office:value-type="float" office:value="0.04220118">
            <text:p>0,04220118</text:p>
          </table:table-cell>
          <table:table-cell table:number-columns-repeated="1022"/>
        </table:table-row>
        <table:table-row table:style-name="ro1">
          <table:table-cell office:value-type="float" office:value="1.94137579">
            <text:p>1,94137579</text:p>
          </table:table-cell>
          <table:table-cell office:value-type="float" office:value="0.04118816">
            <text:p>0,04118816</text:p>
          </table:table-cell>
          <table:table-cell table:number-columns-repeated="1022"/>
        </table:table-row>
        <table:table-row table:style-name="ro1">
          <table:table-cell office:value-type="float" office:value="1.94235063">
            <text:p>1,94235063</text:p>
          </table:table-cell>
          <table:table-cell office:value-type="float" office:value="0.04110794">
            <text:p>0,04110794</text:p>
          </table:table-cell>
          <table:table-cell table:number-columns-repeated="1022"/>
        </table:table-row>
        <table:table-row table:style-name="ro1">
          <table:table-cell office:value-type="float" office:value="1.9516692">
            <text:p>1,95166920</text:p>
          </table:table-cell>
          <table:table-cell office:value-type="float" office:value="0.0403489">
            <text:p>0,04034890</text:p>
          </table:table-cell>
          <table:table-cell table:number-columns-repeated="1022"/>
        </table:table-row>
        <table:table-row table:style-name="ro1">
          <table:table-cell office:value-type="float" office:value="1.96271363">
            <text:p>1,96271363</text:p>
          </table:table-cell>
          <table:table-cell office:value-type="float" office:value="0.03946741">
            <text:p>0,03946741</text:p>
          </table:table-cell>
          <table:table-cell table:number-columns-repeated="1022"/>
        </table:table-row>
        <table:table-row table:style-name="ro1">
          <table:table-cell office:value-type="float" office:value="1.96949126">
            <text:p>1,96949126</text:p>
          </table:table-cell>
          <table:table-cell office:value-type="float" office:value="0.03893603">
            <text:p>0,03893603</text:p>
          </table:table-cell>
          <table:table-cell table:number-columns-repeated="1022"/>
        </table:table-row>
        <table:table-row table:style-name="ro1">
          <table:table-cell office:value-type="float" office:value="1.97050154">
            <text:p>1,97050154</text:p>
          </table:table-cell>
          <table:table-cell office:value-type="float" office:value="0.03885743">
            <text:p>0,03885743</text:p>
          </table:table-cell>
          <table:table-cell table:number-columns-repeated="1022"/>
        </table:table-row>
        <table:table-row table:style-name="ro1">
          <table:table-cell office:value-type="float" office:value="1.97118833">
            <text:p>1,97118833</text:p>
          </table:table-cell>
          <table:table-cell office:value-type="float" office:value="0.0388041">
            <text:p>0,03880410</text:p>
          </table:table-cell>
          <table:table-cell table:number-columns-repeated="1022"/>
        </table:table-row>
        <table:table-row table:style-name="ro1">
          <table:table-cell office:value-type="float" office:value="1.97513449">
            <text:p>1,97513449</text:p>
          </table:table-cell>
          <table:table-cell office:value-type="float" office:value="0.03849905">
            <text:p>0,03849905</text:p>
          </table:table-cell>
          <table:table-cell table:number-columns-repeated="1022"/>
        </table:table-row>
        <table:table-row table:style-name="ro1">
          <table:table-cell office:value-type="float" office:value="1.97922232">
            <text:p>1,97922232</text:p>
          </table:table-cell>
          <table:table-cell office:value-type="float" office:value="0.03818557">
            <text:p>0,03818557</text:p>
          </table:table-cell>
          <table:table-cell table:number-columns-repeated="1022"/>
        </table:table-row>
        <table:table-row table:style-name="ro1">
          <table:table-cell office:value-type="float" office:value="1.98271621">
            <text:p>1,98271621</text:p>
          </table:table-cell>
          <table:table-cell office:value-type="float" office:value="0.03791967">
            <text:p>0,03791967</text:p>
          </table:table-cell>
          <table:table-cell table:number-columns-repeated="1022"/>
        </table:table-row>
        <table:table-row table:style-name="ro1">
          <table:table-cell office:value-type="float" office:value="1.98907694">
            <text:p>1,98907694</text:p>
          </table:table-cell>
          <table:table-cell office:value-type="float" office:value="0.03744033">
            <text:p>0,03744033</text:p>
          </table:table-cell>
          <table:table-cell table:number-columns-repeated="1022"/>
        </table:table-row>
        <table:table-row table:style-name="ro1">
          <table:table-cell office:value-type="float" office:value="1.99080762">
            <text:p>1,99080762</text:p>
          </table:table-cell>
          <table:table-cell office:value-type="float" office:value="0.03731096">
            <text:p>0,03731096</text:p>
          </table:table-cell>
          <table:table-cell table:number-columns-repeated="1022"/>
        </table:table-row>
        <table:table-row table:style-name="ro1">
          <table:table-cell office:value-type="float" office:value="1.99763345">
            <text:p>1,99763345</text:p>
          </table:table-cell>
          <table:table-cell office:value-type="float" office:value="0.03680507">
            <text:p>0,03680507</text:p>
          </table:table-cell>
          <table:table-cell table:number-columns-repeated="1022"/>
        </table:table-row>
        <table:table-row table:style-name="ro1">
          <table:table-cell office:value-type="float" office:value="2.02560115">
            <text:p>2,02560115</text:p>
          </table:table-cell>
          <table:table-cell office:value-type="float" office:value="0.03480288">
            <text:p>0,03480288</text:p>
          </table:table-cell>
          <table:table-cell table:number-columns-repeated="1022"/>
        </table:table-row>
        <table:table-row table:style-name="ro1">
          <table:table-cell office:value-type="float" office:value="2.02699105">
            <text:p>2,02699105</text:p>
          </table:table-cell>
          <table:table-cell office:value-type="float" office:value="0.03470627">
            <text:p>0,03470627</text:p>
          </table:table-cell>
          <table:table-cell table:number-columns-repeated="1022"/>
        </table:table-row>
        <table:table-row table:style-name="ro1">
          <table:table-cell office:value-type="float" office:value="2.0425683">
            <text:p>2,04256830</text:p>
          </table:table-cell>
          <table:table-cell office:value-type="float" office:value="0.03364168">
            <text:p>0,03364168</text:p>
          </table:table-cell>
          <table:table-cell table:number-columns-repeated="1022"/>
        </table:table-row>
        <table:table-row table:style-name="ro1">
          <table:table-cell office:value-type="float" office:value="2.04803266">
            <text:p>2,04803266</text:p>
          </table:table-cell>
          <table:table-cell office:value-type="float" office:value="0.03327602">
            <text:p>0,03327602</text:p>
          </table:table-cell>
          <table:table-cell table:number-columns-repeated="1022"/>
        </table:table-row>
        <table:table-row table:style-name="ro1">
          <table:table-cell office:value-type="float" office:value="2.05404617">
            <text:p>2,05404617</text:p>
          </table:table-cell>
          <table:table-cell office:value-type="float" office:value="0.03287821">
            <text:p>0,03287821</text:p>
          </table:table-cell>
          <table:table-cell table:number-columns-repeated="1022"/>
        </table:table-row>
        <table:table-row table:style-name="ro1">
          <table:table-cell office:value-type="float" office:value="2.05416646">
            <text:p>2,05416646</text:p>
          </table:table-cell>
          <table:table-cell office:value-type="float" office:value="0.0328703">
            <text:p>0,03287030</text:p>
          </table:table-cell>
          <table:table-cell table:number-columns-repeated="1022"/>
        </table:table-row>
        <table:table-row table:style-name="ro1">
          <table:table-cell office:value-type="float" office:value="2.05543632">
            <text:p>2,05543632</text:p>
          </table:table-cell>
          <table:table-cell office:value-type="float" office:value="0.03278693">
            <text:p>0,03278693</text:p>
          </table:table-cell>
          <table:table-cell table:number-columns-repeated="1022"/>
        </table:table-row>
        <table:table-row table:style-name="ro1">
          <table:table-cell office:value-type="float" office:value="2.05680041">
            <text:p>2,05680041</text:p>
          </table:table-cell>
          <table:table-cell office:value-type="float" office:value="0.0326976">
            <text:p>0,03269760</text:p>
          </table:table-cell>
          <table:table-cell table:number-columns-repeated="1022"/>
        </table:table-row>
        <table:table-row table:style-name="ro1">
          <table:table-cell office:value-type="float" office:value="2.06538284">
            <text:p>2,06538284</text:p>
          </table:table-cell>
          <table:table-cell office:value-type="float" office:value="0.03214114">
            <text:p>0,03214114</text:p>
          </table:table-cell>
          <table:table-cell table:number-columns-repeated="1022"/>
        </table:table-row>
        <table:table-row table:style-name="ro1">
          <table:table-cell office:value-type="float" office:value="2.08897624">
            <text:p>2,08897624</text:p>
          </table:table-cell>
          <table:table-cell office:value-type="float" office:value="0.03065973">
            <text:p>0,03065973</text:p>
          </table:table-cell>
          <table:table-cell table:number-columns-repeated="1022"/>
        </table:table-row>
        <table:table-row table:style-name="ro1">
          <table:table-cell office:value-type="float" office:value="2.10854514">
            <text:p>2,10854514</text:p>
          </table:table-cell>
          <table:table-cell office:value-type="float" office:value="0.02948295">
            <text:p>0,02948295</text:p>
          </table:table-cell>
          <table:table-cell table:number-columns-repeated="1022"/>
        </table:table-row>
        <table:table-row table:style-name="ro1">
          <table:table-cell office:value-type="float" office:value="2.11551355">
            <text:p>2,11551355</text:p>
          </table:table-cell>
          <table:table-cell office:value-type="float" office:value="0.0290749">
            <text:p>0,02907490</text:p>
          </table:table-cell>
          <table:table-cell table:number-columns-repeated="1022"/>
        </table:table-row>
        <table:table-row table:style-name="ro1">
          <table:table-cell office:value-type="float" office:value="2.12340878">
            <text:p>2,12340878</text:p>
          </table:table-cell>
          <table:table-cell office:value-type="float" office:value="0.0286194">
            <text:p>0,02861940</text:p>
          </table:table-cell>
          <table:table-cell table:number-columns-repeated="1022"/>
        </table:table-row>
        <table:table-row table:style-name="ro1">
          <table:table-cell office:value-type="float" office:value="2.12542103">
            <text:p>2,12542103</text:p>
          </table:table-cell>
          <table:table-cell office:value-type="float" office:value="0.02850446">
            <text:p>0,02850446</text:p>
          </table:table-cell>
          <table:table-cell table:number-columns-repeated="1022"/>
        </table:table-row>
        <table:table-row table:style-name="ro1">
          <table:table-cell office:value-type="float" office:value="2.1282205">
            <text:p>2,12822050</text:p>
          </table:table-cell>
          <table:table-cell office:value-type="float" office:value="0.02834531">
            <text:p>0,02834531</text:p>
          </table:table-cell>
          <table:table-cell table:number-columns-repeated="1022"/>
        </table:table-row>
        <table:table-row table:style-name="ro1">
          <table:table-cell office:value-type="float" office:value="2.13407695">
            <text:p>2,13407695</text:p>
          </table:table-cell>
          <table:table-cell office:value-type="float" office:value="0.02801524">
            <text:p>0,02801524</text:p>
          </table:table-cell>
          <table:table-cell table:number-columns-repeated="1022"/>
        </table:table-row>
        <table:table-row table:style-name="ro1">
          <table:table-cell office:value-type="float" office:value="2.13416424">
            <text:p>2,13416424</text:p>
          </table:table-cell>
          <table:table-cell office:value-type="float" office:value="0.02801035">
            <text:p>0,02801035</text:p>
          </table:table-cell>
          <table:table-cell table:number-columns-repeated="1022"/>
        </table:table-row>
        <table:table-row table:style-name="ro1">
          <table:table-cell office:value-type="float" office:value="2.13637085">
            <text:p>2,13637085</text:p>
          </table:table-cell>
          <table:table-cell office:value-type="float" office:value="0.027887">
            <text:p>0,02788700</text:p>
          </table:table-cell>
          <table:table-cell table:number-columns-repeated="1022"/>
        </table:table-row>
        <table:table-row table:style-name="ro1">
          <table:table-cell office:value-type="float" office:value="2.14645314">
            <text:p>2,14645314</text:p>
          </table:table-cell>
          <table:table-cell office:value-type="float" office:value="0.02733031">
            <text:p>0,02733031</text:p>
          </table:table-cell>
          <table:table-cell table:number-columns-repeated="1022"/>
        </table:table-row>
        <table:table-row table:style-name="ro1">
          <table:table-cell office:value-type="float" office:value="2.15310309">
            <text:p>2,15310309</text:p>
          </table:table-cell>
          <table:table-cell office:value-type="float" office:value="0.02696922">
            <text:p>0,02696922</text:p>
          </table:table-cell>
          <table:table-cell table:number-columns-repeated="1022"/>
        </table:table-row>
        <table:table-row table:style-name="ro1">
          <table:table-cell office:value-type="float" office:value="2.15812727">
            <text:p>2,15812727</text:p>
          </table:table-cell>
          <table:table-cell office:value-type="float" office:value="0.02669958">
            <text:p>0,02669958</text:p>
          </table:table-cell>
          <table:table-cell table:number-columns-repeated="1022"/>
        </table:table-row>
        <table:table-row table:style-name="ro1">
          <table:table-cell office:value-type="float" office:value="2.17248366">
            <text:p>2,17248366</text:p>
          </table:table-cell>
          <table:table-cell office:value-type="float" office:value="0.02594386">
            <text:p>0,02594386</text:p>
          </table:table-cell>
          <table:table-cell table:number-columns-repeated="1022"/>
        </table:table-row>
        <table:table-row table:style-name="ro1">
          <table:table-cell office:value-type="float" office:value="2.18441559">
            <text:p>2,18441559</text:p>
          </table:table-cell>
          <table:table-cell office:value-type="float" office:value="0.02533207">
            <text:p>0,02533207</text:p>
          </table:table-cell>
          <table:table-cell table:number-columns-repeated="1022"/>
        </table:table-row>
        <table:table-row table:style-name="ro1">
          <table:table-cell office:value-type="float" office:value="2.18617946">
            <text:p>2,18617946</text:p>
          </table:table-cell>
          <table:table-cell office:value-type="float" office:value="0.02524287">
            <text:p>0,02524287</text:p>
          </table:table-cell>
          <table:table-cell table:number-columns-repeated="1022"/>
        </table:table-row>
        <table:table-row table:style-name="ro1">
          <table:table-cell office:value-type="float" office:value="2.200446">
            <text:p>2,20044600</text:p>
          </table:table-cell>
          <table:table-cell office:value-type="float" office:value="0.02453279">
            <text:p>0,02453279</text:p>
          </table:table-cell>
          <table:table-cell table:number-columns-repeated="1022"/>
        </table:table-row>
        <table:table-row table:style-name="ro1">
          <table:table-cell office:value-type="float" office:value="2.20155623">
            <text:p>2,20155623</text:p>
          </table:table-cell>
          <table:table-cell office:value-type="float" office:value="0.02447837">
            <text:p>0,02447837</text:p>
          </table:table-cell>
          <table:table-cell table:number-columns-repeated="1022"/>
        </table:table-row>
        <table:table-row table:style-name="ro1">
          <table:table-cell office:value-type="float" office:value="2.22038551">
            <text:p>2,22038551</text:p>
          </table:table-cell>
          <table:table-cell office:value-type="float" office:value="0.02357369">
            <text:p>0,02357369</text:p>
          </table:table-cell>
          <table:table-cell table:number-columns-repeated="1022"/>
        </table:table-row>
        <table:table-row table:style-name="ro1">
          <table:table-cell office:value-type="float" office:value="2.2272343">
            <text:p>2,22723430</text:p>
          </table:table-cell>
          <table:table-cell office:value-type="float" office:value="0.02325299">
            <text:p>0,02325299</text:p>
          </table:table-cell>
          <table:table-cell table:number-columns-repeated="1022"/>
        </table:table-row>
        <table:table-row table:style-name="ro1">
          <table:table-cell office:value-type="float" office:value="2.23193575">
            <text:p>2,23193575</text:p>
          </table:table-cell>
          <table:table-cell office:value-type="float" office:value="0.02303537">
            <text:p>0,02303537</text:p>
          </table:table-cell>
          <table:table-cell table:number-columns-repeated="1022"/>
        </table:table-row>
        <table:table-row table:style-name="ro1">
          <table:table-cell office:value-type="float" office:value="2.24765276">
            <text:p>2,24765276</text:p>
          </table:table-cell>
          <table:table-cell office:value-type="float" office:value="0.02232254">
            <text:p>0,02232254</text:p>
          </table:table-cell>
          <table:table-cell table:number-columns-repeated="1022"/>
        </table:table-row>
        <table:table-row table:style-name="ro1">
          <table:table-cell office:value-type="float" office:value="2.25274606">
            <text:p>2,25274606</text:p>
          </table:table-cell>
          <table:table-cell office:value-type="float" office:value="0.0220963">
            <text:p>0,02209630</text:p>
          </table:table-cell>
          <table:table-cell table:number-columns-repeated="1022"/>
        </table:table-row>
        <table:table-row table:style-name="ro1">
          <table:table-cell office:value-type="float" office:value="2.25681404">
            <text:p>2,25681404</text:p>
          </table:table-cell>
          <table:table-cell office:value-type="float" office:value="0.02191726">
            <text:p>0,02191726</text:p>
          </table:table-cell>
          <table:table-cell table:number-columns-repeated="1022"/>
        </table:table-row>
        <table:table-row table:style-name="ro1">
          <table:table-cell office:value-type="float" office:value="2.26959804">
            <text:p>2,26959804</text:p>
          </table:table-cell>
          <table:table-cell office:value-type="float" office:value="0.02136398">
            <text:p>0,02136398</text:p>
          </table:table-cell>
          <table:table-cell table:number-columns-repeated="1022"/>
        </table:table-row>
        <table:table-row table:style-name="ro1">
          <table:table-cell office:value-type="float" office:value="2.28730833">
            <text:p>2,28730833</text:p>
          </table:table-cell>
          <table:table-cell office:value-type="float" office:value="0.0206205">
            <text:p>0,02062050</text:p>
          </table:table-cell>
          <table:table-cell table:number-columns-repeated="1022"/>
        </table:table-row>
        <table:table-row table:style-name="ro1">
          <table:table-cell office:value-type="float" office:value="2.31991013">
            <text:p>2,31991013</text:p>
          </table:table-cell>
          <table:table-cell office:value-type="float" office:value="0.01931887">
            <text:p>0,01931887</text:p>
          </table:table-cell>
          <table:table-cell table:number-columns-repeated="1022"/>
        </table:table-row>
        <table:table-row table:style-name="ro1">
          <table:table-cell office:value-type="float" office:value="2.32950521">
            <text:p>2,32950521</text:p>
          </table:table-cell>
          <table:table-cell office:value-type="float" office:value="0.01895167">
            <text:p>0,01895167</text:p>
          </table:table-cell>
          <table:table-cell table:number-columns-repeated="1022"/>
        </table:table-row>
        <table:table-row table:style-name="ro1">
          <table:table-cell office:value-type="float" office:value="2.33537346">
            <text:p>2,33537346</text:p>
          </table:table-cell>
          <table:table-cell office:value-type="float" office:value="0.01873054">
            <text:p>0,01873054</text:p>
          </table:table-cell>
          <table:table-cell table:number-columns-repeated="1022"/>
        </table:table-row>
        <table:table-row table:style-name="ro1">
          <table:table-cell office:value-type="float" office:value="2.33744443">
            <text:p>2,33744443</text:p>
          </table:table-cell>
          <table:table-cell office:value-type="float" office:value="0.01865312">
            <text:p>0,01865312</text:p>
          </table:table-cell>
          <table:table-cell table:number-columns-repeated="1022"/>
        </table:table-row>
        <table:table-row table:style-name="ro1">
          <table:table-cell office:value-type="float" office:value="2.34251046">
            <text:p>2,34251046</text:p>
          </table:table-cell>
          <table:table-cell office:value-type="float" office:value="0.01846508">
            <text:p>0,01846508</text:p>
          </table:table-cell>
          <table:table-cell table:number-columns-repeated="1022"/>
        </table:table-row>
        <table:table-row table:style-name="ro1">
          <table:table-cell office:value-type="float" office:value="2.34267144">
            <text:p>2,34267144</text:p>
          </table:table-cell>
          <table:table-cell office:value-type="float" office:value="0.01845914">
            <text:p>0,01845914</text:p>
          </table:table-cell>
          <table:table-cell table:number-columns-repeated="1022"/>
        </table:table-row>
        <table:table-row table:style-name="ro1">
          <table:table-cell office:value-type="float" office:value="2.34772366">
            <text:p>2,34772366</text:p>
          </table:table-cell>
          <table:table-cell office:value-type="float" office:value="0.01827356">
            <text:p>0,01827356</text:p>
          </table:table-cell>
          <table:table-cell table:number-columns-repeated="1022"/>
        </table:table-row>
        <table:table-row table:style-name="ro1">
          <table:table-cell office:value-type="float" office:value="2.35550276">
            <text:p>2,35550276</text:p>
          </table:table-cell>
          <table:table-cell office:value-type="float" office:value="0.01799146">
            <text:p>0,01799146</text:p>
          </table:table-cell>
          <table:table-cell table:number-columns-repeated="1022"/>
        </table:table-row>
        <table:table-row table:style-name="ro1">
          <table:table-cell office:value-type="float" office:value="2.36315782">
            <text:p>2,36315782</text:p>
          </table:table-cell>
          <table:table-cell office:value-type="float" office:value="0.0177181">
            <text:p>0,01771810</text:p>
          </table:table-cell>
          <table:table-cell table:number-columns-repeated="1022"/>
        </table:table-row>
        <table:table-row table:style-name="ro1">
          <table:table-cell office:value-type="float" office:value="2.36352445">
            <text:p>2,36352445</text:p>
          </table:table-cell>
          <table:table-cell office:value-type="float" office:value="0.01770511">
            <text:p>0,01770511</text:p>
          </table:table-cell>
          <table:table-cell table:number-columns-repeated="1022"/>
        </table:table-row>
        <table:table-row table:style-name="ro1">
          <table:table-cell office:value-type="float" office:value="2.36548007">
            <text:p>2,36548007</text:p>
          </table:table-cell>
          <table:table-cell office:value-type="float" office:value="0.017636">
            <text:p>0,01763600</text:p>
          </table:table-cell>
          <table:table-cell table:number-columns-repeated="1022"/>
        </table:table-row>
        <table:table-row table:style-name="ro1">
          <table:table-cell office:value-type="float" office:value="2.36896681">
            <text:p>2,36896681</text:p>
          </table:table-cell>
          <table:table-cell office:value-type="float" office:value="0.01751344">
            <text:p>0,01751344</text:p>
          </table:table-cell>
          <table:table-cell table:number-columns-repeated="1022"/>
        </table:table-row>
        <table:table-row table:style-name="ro1">
          <table:table-cell office:value-type="float" office:value="2.38059862">
            <text:p>2,38059862</text:p>
          </table:table-cell>
          <table:table-cell office:value-type="float" office:value="0.01711072">
            <text:p>0,01711072</text:p>
          </table:table-cell>
          <table:table-cell table:number-columns-repeated="1022"/>
        </table:table-row>
        <table:table-row table:style-name="ro1">
          <table:table-cell office:value-type="float" office:value="2.38696251">
            <text:p>2,38696251</text:p>
          </table:table-cell>
          <table:table-cell office:value-type="float" office:value="0.01689432">
            <text:p>0,01689432</text:p>
          </table:table-cell>
          <table:table-cell table:number-columns-repeated="1022"/>
        </table:table-row>
        <table:table-row table:style-name="ro1">
          <table:table-cell office:value-type="float" office:value="2.39209251">
            <text:p>2,39209251</text:p>
          </table:table-cell>
          <table:table-cell office:value-type="float" office:value="0.01672187">
            <text:p>0,01672187</text:p>
          </table:table-cell>
          <table:table-cell table:number-columns-repeated="1022"/>
        </table:table-row>
        <table:table-row table:style-name="ro1">
          <table:table-cell office:value-type="float" office:value="2.40188586">
            <text:p>2,40188586</text:p>
          </table:table-cell>
          <table:table-cell office:value-type="float" office:value="0.01639753">
            <text:p>0,01639753</text:p>
          </table:table-cell>
          <table:table-cell table:number-columns-repeated="1022"/>
        </table:table-row>
        <table:table-row table:style-name="ro1">
          <table:table-cell office:value-type="float" office:value="2.40698276">
            <text:p>2,40698276</text:p>
          </table:table-cell>
          <table:table-cell office:value-type="float" office:value="0.01623123">
            <text:p>0,01623123</text:p>
          </table:table-cell>
          <table:table-cell table:number-columns-repeated="1022"/>
        </table:table-row>
        <table:table-row table:style-name="ro1">
          <table:table-cell office:value-type="float" office:value="2.40731034">
            <text:p>2,40731034</text:p>
          </table:table-cell>
          <table:table-cell office:value-type="float" office:value="0.0162206">
            <text:p>0,01622060</text:p>
          </table:table-cell>
          <table:table-cell table:number-columns-repeated="1022"/>
        </table:table-row>
        <table:table-row table:style-name="ro1">
          <table:table-cell office:value-type="float" office:value="2.4101886">
            <text:p>2,41018860</text:p>
          </table:table-cell>
          <table:table-cell office:value-type="float" office:value="0.01612749">
            <text:p>0,01612749</text:p>
          </table:table-cell>
          <table:table-cell table:number-columns-repeated="1022"/>
        </table:table-row>
        <table:table-row table:style-name="ro1">
          <table:table-cell office:value-type="float" office:value="2.42853126">
            <text:p>2,42853126</text:p>
          </table:table-cell>
          <table:table-cell office:value-type="float" office:value="0.01554657">
            <text:p>0,01554657</text:p>
          </table:table-cell>
          <table:table-cell table:number-columns-repeated="1022"/>
        </table:table-row>
        <table:table-row table:style-name="ro1">
          <table:table-cell office:value-type="float" office:value="2.4342149">
            <text:p>2,43421490</text:p>
          </table:table-cell>
          <table:table-cell office:value-type="float" office:value="0.01537085">
            <text:p>0,01537085</text:p>
          </table:table-cell>
          <table:table-cell table:number-columns-repeated="1022"/>
        </table:table-row>
        <table:table-row table:style-name="ro1">
          <table:table-cell office:value-type="float" office:value="2.43648668">
            <text:p>2,43648668</text:p>
          </table:table-cell>
          <table:table-cell office:value-type="float" office:value="0.01530117">
            <text:p>0,01530117</text:p>
          </table:table-cell>
          <table:table-cell table:number-columns-repeated="1022"/>
        </table:table-row>
        <table:table-row table:style-name="ro1">
          <table:table-cell office:value-type="float" office:value="2.44189449">
            <text:p>2,44189449</text:p>
          </table:table-cell>
          <table:table-cell office:value-type="float" office:value="0.01513657">
            <text:p>0,01513657</text:p>
          </table:table-cell>
          <table:table-cell table:number-columns-repeated="1022"/>
        </table:table-row>
        <table:table-row table:style-name="ro1">
          <table:table-cell office:value-type="float" office:value="2.44624957">
            <text:p>2,44624957</text:p>
          </table:table-cell>
          <table:table-cell office:value-type="float" office:value="0.0150053">
            <text:p>0,01500530</text:p>
          </table:table-cell>
          <table:table-cell table:number-columns-repeated="1022"/>
        </table:table-row>
        <table:table-row table:style-name="ro1">
          <table:table-cell office:value-type="float" office:value="2.45460679">
            <text:p>2,45460679</text:p>
          </table:table-cell>
          <table:table-cell office:value-type="float" office:value="0.01475658">
            <text:p>0,01475658</text:p>
          </table:table-cell>
          <table:table-cell table:number-columns-repeated="1022"/>
        </table:table-row>
        <table:table-row table:style-name="ro1">
          <table:table-cell office:value-type="float" office:value="2.46335366">
            <text:p>2,46335366</text:p>
          </table:table-cell>
          <table:table-cell office:value-type="float" office:value="0.01450067">
            <text:p>0,01450067</text:p>
          </table:table-cell>
          <table:table-cell table:number-columns-repeated="1022"/>
        </table:table-row>
        <table:table-row table:style-name="ro1">
          <table:table-cell office:value-type="float" office:value="2.47519158">
            <text:p>2,47519158</text:p>
          </table:table-cell>
          <table:table-cell office:value-type="float" office:value="0.01416139">
            <text:p>0,01416139</text:p>
          </table:table-cell>
          <table:table-cell table:number-columns-repeated="1022"/>
        </table:table-row>
        <table:table-row table:style-name="ro1">
          <table:table-cell office:value-type="float" office:value="2.48308665">
            <text:p>2,48308665</text:p>
          </table:table-cell>
          <table:table-cell office:value-type="float" office:value="0.01393954">
            <text:p>0,01393954</text:p>
          </table:table-cell>
          <table:table-cell table:number-columns-repeated="1022"/>
        </table:table-row>
        <table:table-row table:style-name="ro1">
          <table:table-cell office:value-type="float" office:value="2.49598872">
            <text:p>2,49598872</text:p>
          </table:table-cell>
          <table:table-cell office:value-type="float" office:value="0.01358444">
            <text:p>0,01358444</text:p>
          </table:table-cell>
          <table:table-cell table:number-columns-repeated="1022"/>
        </table:table-row>
        <table:table-row table:style-name="ro1">
          <table:table-cell office:value-type="float" office:value="2.49908795">
            <text:p>2,49908795</text:p>
          </table:table-cell>
          <table:table-cell office:value-type="float" office:value="0.0135005">
            <text:p>0,01350050</text:p>
          </table:table-cell>
          <table:table-cell table:number-columns-repeated="1022"/>
        </table:table-row>
        <table:table-row table:style-name="ro1">
          <table:table-cell office:value-type="float" office:value="2.49984944">
            <text:p>2,49984944</text:p>
          </table:table-cell>
          <table:table-cell office:value-type="float" office:value="0.01347995">
            <text:p>0,01347995</text:p>
          </table:table-cell>
          <table:table-cell table:number-columns-repeated="1022"/>
        </table:table-row>
        <table:table-row table:style-name="ro1">
          <table:table-cell office:value-type="float" office:value="2.50178151">
            <text:p>2,50178151</text:p>
          </table:table-cell>
          <table:table-cell office:value-type="float" office:value="0.01342796">
            <text:p>0,01342796</text:p>
          </table:table-cell>
          <table:table-cell table:number-columns-repeated="1022"/>
        </table:table-row>
        <table:table-row table:style-name="ro1">
          <table:table-cell office:value-type="float" office:value="2.5205691">
            <text:p>2,52056910</text:p>
          </table:table-cell>
          <table:table-cell office:value-type="float" office:value="0.01293277">
            <text:p>0,01293277</text:p>
          </table:table-cell>
          <table:table-cell table:number-columns-repeated="1022"/>
        </table:table-row>
        <table:table-row table:style-name="ro1">
          <table:table-cell office:value-type="float" office:value="2.5275888">
            <text:p>2,52758880</text:p>
          </table:table-cell>
          <table:table-cell office:value-type="float" office:value="0.01275247">
            <text:p>0,01275247</text:p>
          </table:table-cell>
          <table:table-cell table:number-columns-repeated="1022"/>
        </table:table-row>
        <table:table-row table:style-name="ro1">
          <table:table-cell office:value-type="float" office:value="2.53488553">
            <text:p>2,53488553</text:p>
          </table:table-cell>
          <table:table-cell office:value-type="float" office:value="0.01256772">
            <text:p>0,01256772</text:p>
          </table:table-cell>
          <table:table-cell table:number-columns-repeated="1022"/>
        </table:table-row>
        <table:table-row table:style-name="ro1">
          <table:table-cell office:value-type="float" office:value="2.53779574">
            <text:p>2,53779574</text:p>
          </table:table-cell>
          <table:table-cell office:value-type="float" office:value="0.01249478">
            <text:p>0,01249478</text:p>
          </table:table-cell>
          <table:table-cell table:number-columns-repeated="1022"/>
        </table:table-row>
        <table:table-row table:style-name="ro1">
          <table:table-cell office:value-type="float" office:value="2.54151392">
            <text:p>2,54151392</text:p>
          </table:table-cell>
          <table:table-cell office:value-type="float" office:value="0.01240221">
            <text:p>0,01240221</text:p>
          </table:table-cell>
          <table:table-cell table:number-columns-repeated="1022"/>
        </table:table-row>
        <table:table-row table:style-name="ro1">
          <table:table-cell office:value-type="float" office:value="2.55125595">
            <text:p>2,55125595</text:p>
          </table:table-cell>
          <table:table-cell office:value-type="float" office:value="0.0121629">
            <text:p>0,01216290</text:p>
          </table:table-cell>
          <table:table-cell table:number-columns-repeated="1022"/>
        </table:table-row>
        <table:table-row table:style-name="ro1">
          <table:table-cell office:value-type="float" office:value="2.55386969">
            <text:p>2,55386969</text:p>
          </table:table-cell>
          <table:table-cell office:value-type="float" office:value="0.01209949">
            <text:p>0,01209949</text:p>
          </table:table-cell>
          <table:table-cell table:number-columns-repeated="1022"/>
        </table:table-row>
        <table:table-row table:style-name="ro1">
          <table:table-cell office:value-type="float" office:value="2.55725172">
            <text:p>2,55725172</text:p>
          </table:table-cell>
          <table:table-cell office:value-type="float" office:value="0.01201792">
            <text:p>0,01201792</text:p>
          </table:table-cell>
          <table:table-cell table:number-columns-repeated="1022"/>
        </table:table-row>
        <table:table-row table:style-name="ro1">
          <table:table-cell office:value-type="float" office:value="2.58351244">
            <text:p>2,58351244</text:p>
          </table:table-cell>
          <table:table-cell office:value-type="float" office:value="0.01140301">
            <text:p>0,01140301</text:p>
          </table:table-cell>
          <table:table-cell table:number-columns-repeated="1022"/>
        </table:table-row>
        <table:table-row table:style-name="ro1">
          <table:table-cell office:value-type="float" office:value="2.59051673">
            <text:p>2,59051673</text:p>
          </table:table-cell>
          <table:table-cell office:value-type="float" office:value="0.01124439">
            <text:p>0,01124439</text:p>
          </table:table-cell>
          <table:table-cell table:number-columns-repeated="1022"/>
        </table:table-row>
        <table:table-row table:style-name="ro1">
          <table:table-cell office:value-type="float" office:value="2.59743433">
            <text:p>2,59743433</text:p>
          </table:table-cell>
          <table:table-cell office:value-type="float" office:value="0.01108989">
            <text:p>0,01108989</text:p>
          </table:table-cell>
          <table:table-cell table:number-columns-repeated="1022"/>
        </table:table-row>
        <table:table-row table:style-name="ro1">
          <table:table-cell office:value-type="float" office:value="2.59987158">
            <text:p>2,59987158</text:p>
          </table:table-cell>
          <table:table-cell office:value-type="float" office:value="0.01103596">
            <text:p>0,01103596</text:p>
          </table:table-cell>
          <table:table-cell table:number-columns-repeated="1022"/>
        </table:table-row>
        <table:table-row table:style-name="ro1">
          <table:table-cell office:value-type="float" office:value="2.60528963">
            <text:p>2,60528963</text:p>
          </table:table-cell>
          <table:table-cell office:value-type="float" office:value="0.01091702">
            <text:p>0,01091702</text:p>
          </table:table-cell>
          <table:table-cell table:number-columns-repeated="1022"/>
        </table:table-row>
        <table:table-row table:style-name="ro1">
          <table:table-cell office:value-type="float" office:value="2.60579336">
            <text:p>2,60579336</text:p>
          </table:table-cell>
          <table:table-cell office:value-type="float" office:value="0.01090603">
            <text:p>0,01090603</text:p>
          </table:table-cell>
          <table:table-cell table:number-columns-repeated="1022"/>
        </table:table-row>
        <table:table-row table:style-name="ro1">
          <table:table-cell office:value-type="float" office:value="2.60688709">
            <text:p>2,60688709</text:p>
          </table:table-cell>
          <table:table-cell office:value-type="float" office:value="0.0108822">
            <text:p>0,01088220</text:p>
          </table:table-cell>
          <table:table-cell table:number-columns-repeated="1022"/>
        </table:table-row>
        <table:table-row table:style-name="ro1">
          <table:table-cell office:value-type="float" office:value="2.61843742">
            <text:p>2,61843742</text:p>
          </table:table-cell>
          <table:table-cell office:value-type="float" office:value="0.01063369">
            <text:p>0,01063369</text:p>
          </table:table-cell>
          <table:table-cell table:number-columns-repeated="1022"/>
        </table:table-row>
        <table:table-row table:style-name="ro1">
          <table:table-cell office:value-type="float" office:value="2.61988794">
            <text:p>2,61988794</text:p>
          </table:table-cell>
          <table:table-cell office:value-type="float" office:value="0.01060289">
            <text:p>0,01060289</text:p>
          </table:table-cell>
          <table:table-cell table:number-columns-repeated="1022"/>
        </table:table-row>
        <table:table-row table:style-name="ro1">
          <table:table-cell office:value-type="float" office:value="2.62947961">
            <text:p>2,62947961</text:p>
          </table:table-cell>
          <table:table-cell office:value-type="float" office:value="0.01040143">
            <text:p>0,01040143</text:p>
          </table:table-cell>
          <table:table-cell table:number-columns-repeated="1022"/>
        </table:table-row>
        <table:table-row table:style-name="ro1">
          <table:table-cell office:value-type="float" office:value="2.63733636">
            <text:p>2,63733636</text:p>
          </table:table-cell>
          <table:table-cell office:value-type="float" office:value="0.01023926">
            <text:p>0,01023926</text:p>
          </table:table-cell>
          <table:table-cell table:number-columns-repeated="1022"/>
        </table:table-row>
        <table:table-row table:style-name="ro1">
          <table:table-cell office:value-type="float" office:value="2.65147938">
            <text:p>2,65147938</text:p>
          </table:table-cell>
          <table:table-cell office:value-type="float" office:value="0.00995369">
            <text:p>0,00995369</text:p>
          </table:table-cell>
          <table:table-cell table:number-columns-repeated="1022"/>
        </table:table-row>
        <table:table-row table:style-name="ro1">
          <table:table-cell office:value-type="float" office:value="2.66446628">
            <text:p>2,66446628</text:p>
          </table:table-cell>
          <table:table-cell office:value-type="float" office:value="0.00969849">
            <text:p>0,00969849</text:p>
          </table:table-cell>
          <table:table-cell table:number-columns-repeated="1022"/>
        </table:table-row>
        <table:table-row table:style-name="ro1">
          <table:table-cell office:value-type="float" office:value="2.67091096">
            <text:p>2,67091096</text:p>
          </table:table-cell>
          <table:table-cell office:value-type="float" office:value="0.00957428">
            <text:p>0,00957428</text:p>
          </table:table-cell>
          <table:table-cell table:number-columns-repeated="1022"/>
        </table:table-row>
        <table:table-row table:style-name="ro1">
          <table:table-cell office:value-type="float" office:value="2.67877684">
            <text:p>2,67877684</text:p>
          </table:table-cell>
          <table:table-cell office:value-type="float" office:value="0.00942484">
            <text:p>0,00942484</text:p>
          </table:table-cell>
          <table:table-cell table:number-columns-repeated="1022"/>
        </table:table-row>
        <table:table-row table:style-name="ro1">
          <table:table-cell office:value-type="float" office:value="2.68382776">
            <text:p>2,68382776</text:p>
          </table:table-cell>
          <table:table-cell office:value-type="float" office:value="0.00933011">
            <text:p>0,00933011</text:p>
          </table:table-cell>
          <table:table-cell table:number-columns-repeated="1022"/>
        </table:table-row>
        <table:table-row table:style-name="ro1">
          <table:table-cell office:value-type="float" office:value="2.68922371">
            <text:p>2,68922371</text:p>
          </table:table-cell>
          <table:table-cell office:value-type="float" office:value="0.00922996">
            <text:p>0,00922996</text:p>
          </table:table-cell>
          <table:table-cell table:number-columns-repeated="1022"/>
        </table:table-row>
        <table:table-row table:style-name="ro1">
          <table:table-cell office:value-type="float" office:value="2.69745581">
            <text:p>2,69745581</text:p>
          </table:table-cell>
          <table:table-cell office:value-type="float" office:value="0.00907924">
            <text:p>0,00907924</text:p>
          </table:table-cell>
          <table:table-cell table:number-columns-repeated="1022"/>
        </table:table-row>
        <table:table-row table:style-name="ro1">
          <table:table-cell office:value-type="float" office:value="2.69770022">
            <text:p>2,69770022</text:p>
          </table:table-cell>
          <table:table-cell office:value-type="float" office:value="0.00907481">
            <text:p>0,00907481</text:p>
          </table:table-cell>
          <table:table-cell table:number-columns-repeated="1022"/>
        </table:table-row>
        <table:table-row table:style-name="ro1">
          <table:table-cell office:value-type="float" office:value="2.7006085">
            <text:p>2,70060850</text:p>
          </table:table-cell>
          <table:table-cell office:value-type="float" office:value="0.00902218">
            <text:p>0,00902218</text:p>
          </table:table-cell>
          <table:table-cell table:number-columns-repeated="1022"/>
        </table:table-row>
        <table:table-row table:style-name="ro1">
          <table:table-cell office:value-type="float" office:value="2.71464463">
            <text:p>2,71464463</text:p>
          </table:table-cell>
          <table:table-cell office:value-type="float" office:value="0.00877242">
            <text:p>0,00877242</text:p>
          </table:table-cell>
          <table:table-cell table:number-columns-repeated="1022"/>
        </table:table-row>
        <table:table-row table:style-name="ro1">
          <table:table-cell office:value-type="float" office:value="2.71976932">
            <text:p>2,71976932</text:p>
          </table:table-cell>
          <table:table-cell office:value-type="float" office:value="0.00868297">
            <text:p>0,00868297</text:p>
          </table:table-cell>
          <table:table-cell table:number-columns-repeated="1022"/>
        </table:table-row>
        <table:table-row table:style-name="ro1">
          <table:table-cell office:value-type="float" office:value="2.73070583">
            <text:p>2,73070583</text:p>
          </table:table-cell>
          <table:table-cell office:value-type="float" office:value="0.00849511">
            <text:p>0,00849511</text:p>
          </table:table-cell>
          <table:table-cell table:number-columns-repeated="1022"/>
        </table:table-row>
        <table:table-row table:style-name="ro1">
          <table:table-cell office:value-type="float" office:value="2.7462552">
            <text:p>2,74625520</text:p>
          </table:table-cell>
          <table:table-cell office:value-type="float" office:value="0.00823499">
            <text:p>0,00823499</text:p>
          </table:table-cell>
          <table:table-cell table:number-columns-repeated="1022"/>
        </table:table-row>
        <table:table-row table:style-name="ro1">
          <table:table-cell office:value-type="float" office:value="2.78681824">
            <text:p>2,78681824</text:p>
          </table:table-cell>
          <table:table-cell office:value-type="float" office:value="0.0075933">
            <text:p>0,00759330</text:p>
          </table:table-cell>
          <table:table-cell table:number-columns-repeated="1022"/>
        </table:table-row>
        <table:table-row table:style-name="ro1">
          <table:table-cell office:value-type="float" office:value="2.78714449">
            <text:p>2,78714449</text:p>
          </table:table-cell>
          <table:table-cell office:value-type="float" office:value="0.00758834">
            <text:p>0,00758834</text:p>
          </table:table-cell>
          <table:table-cell table:number-columns-repeated="1022"/>
        </table:table-row>
        <table:table-row table:style-name="ro1">
          <table:table-cell office:value-type="float" office:value="2.791435">
            <text:p>2,79143500</text:p>
          </table:table-cell>
          <table:table-cell office:value-type="float" office:value="0.00752351">
            <text:p>0,00752351</text:p>
          </table:table-cell>
          <table:table-cell table:number-columns-repeated="1022"/>
        </table:table-row>
        <table:table-row table:style-name="ro1">
          <table:table-cell office:value-type="float" office:value="2.79681693">
            <text:p>2,79681693</text:p>
          </table:table-cell>
          <table:table-cell office:value-type="float" office:value="0.00744296">
            <text:p>0,00744296</text:p>
          </table:table-cell>
          <table:table-cell table:number-columns-repeated="1022"/>
        </table:table-row>
        <table:table-row table:style-name="ro1">
          <table:table-cell office:value-type="float" office:value="2.80781883">
            <text:p>2,80781883</text:p>
          </table:table-cell>
          <table:table-cell office:value-type="float" office:value="0.00728098">
            <text:p>0,00728098</text:p>
          </table:table-cell>
          <table:table-cell table:number-columns-repeated="1022"/>
        </table:table-row>
        <table:table-row table:style-name="ro1">
          <table:table-cell office:value-type="float" office:value="2.80853585">
            <text:p>2,80853585</text:p>
          </table:table-cell>
          <table:table-cell office:value-type="float" office:value="0.00727054">
            <text:p>0,00727054</text:p>
          </table:table-cell>
          <table:table-cell table:number-columns-repeated="1022"/>
        </table:table-row>
        <table:table-row table:style-name="ro1">
          <table:table-cell office:value-type="float" office:value="2.82753967">
            <text:p>2,82753967</text:p>
          </table:table-cell>
          <table:table-cell office:value-type="float" office:value="0.00699939">
            <text:p>0,00699939</text:p>
          </table:table-cell>
          <table:table-cell table:number-columns-repeated="1022"/>
        </table:table-row>
        <table:table-row table:style-name="ro1">
          <table:table-cell office:value-type="float" office:value="2.82873062">
            <text:p>2,82873062</text:p>
          </table:table-cell>
          <table:table-cell office:value-type="float" office:value="0.00698274">
            <text:p>0,00698274</text:p>
          </table:table-cell>
          <table:table-cell table:number-columns-repeated="1022"/>
        </table:table-row>
        <table:table-row table:style-name="ro1">
          <table:table-cell office:value-type="float" office:value="2.83321513">
            <text:p>2,83321513</text:p>
          </table:table-cell>
          <table:table-cell office:value-type="float" office:value="0.00692039">
            <text:p>0,00692039</text:p>
          </table:table-cell>
          <table:table-cell table:number-columns-repeated="1022"/>
        </table:table-row>
        <table:table-row table:style-name="ro1">
          <table:table-cell office:value-type="float" office:value="2.86370388">
            <text:p>2,86370388</text:p>
          </table:table-cell>
          <table:table-cell office:value-type="float" office:value="0.00651101">
            <text:p>0,00651101</text:p>
          </table:table-cell>
          <table:table-cell table:number-columns-repeated="1022"/>
        </table:table-row>
        <table:table-row table:style-name="ro1">
          <table:table-cell office:value-type="float" office:value="2.87194812">
            <text:p>2,87194812</text:p>
          </table:table-cell>
          <table:table-cell office:value-type="float" office:value="0.00640453">
            <text:p>0,00640453</text:p>
          </table:table-cell>
          <table:table-cell table:number-columns-repeated="1022"/>
        </table:table-row>
        <table:table-row table:style-name="ro1">
          <table:table-cell office:value-type="float" office:value="2.87327922">
            <text:p>2,87327922</text:p>
          </table:table-cell>
          <table:table-cell office:value-type="float" office:value="0.00638751">
            <text:p>0,00638751</text:p>
          </table:table-cell>
          <table:table-cell table:number-columns-repeated="1022"/>
        </table:table-row>
        <table:table-row table:style-name="ro1">
          <table:table-cell office:value-type="float" office:value="2.87546541">
            <text:p>2,87546541</text:p>
          </table:table-cell>
          <table:table-cell office:value-type="float" office:value="0.00635964">
            <text:p>0,00635964</text:p>
          </table:table-cell>
          <table:table-cell table:number-columns-repeated="1022"/>
        </table:table-row>
        <table:table-row table:style-name="ro1">
          <table:table-cell office:value-type="float" office:value="2.87913226">
            <text:p>2,87913226</text:p>
          </table:table-cell>
          <table:table-cell office:value-type="float" office:value="0.00631317">
            <text:p>0,00631317</text:p>
          </table:table-cell>
          <table:table-cell table:number-columns-repeated="1022"/>
        </table:table-row>
        <table:table-row table:style-name="ro1">
          <table:table-cell office:value-type="float" office:value="2.88544782">
            <text:p>2,88544782</text:p>
          </table:table-cell>
          <table:table-cell office:value-type="float" office:value="0.00623393">
            <text:p>0,00623393</text:p>
          </table:table-cell>
          <table:table-cell table:number-columns-repeated="1022"/>
        </table:table-row>
        <table:table-row table:style-name="ro1">
          <table:table-cell office:value-type="float" office:value="2.88593329">
            <text:p>2,88593329</text:p>
          </table:table-cell>
          <table:table-cell office:value-type="float" office:value="0.00622788">
            <text:p>0,00622788</text:p>
          </table:table-cell>
          <table:table-cell table:number-columns-repeated="1022"/>
        </table:table-row>
        <table:table-row table:style-name="ro1">
          <table:table-cell office:value-type="float" office:value="2.89433847">
            <text:p>2,89433847</text:p>
          </table:table-cell>
          <table:table-cell office:value-type="float" office:value="0.00612406">
            <text:p>0,00612406</text:p>
          </table:table-cell>
          <table:table-cell table:number-columns-repeated="1022"/>
        </table:table-row>
        <table:table-row table:style-name="ro1">
          <table:table-cell office:value-type="float" office:value="2.89970956">
            <text:p>2,89970956</text:p>
          </table:table-cell>
          <table:table-cell office:value-type="float" office:value="0.00605863">
            <text:p>0,00605863</text:p>
          </table:table-cell>
          <table:table-cell table:number-columns-repeated="1022"/>
        </table:table-row>
        <table:table-row table:style-name="ro1">
          <table:table-cell office:value-type="float" office:value="2.90551541">
            <text:p>2,90551541</text:p>
          </table:table-cell>
          <table:table-cell office:value-type="float" office:value="0.00598868">
            <text:p>0,00598868</text:p>
          </table:table-cell>
          <table:table-cell table:number-columns-repeated="1022"/>
        </table:table-row>
        <table:table-row table:style-name="ro1">
          <table:table-cell office:value-type="float" office:value="2.90557272">
            <text:p>2,90557272</text:p>
          </table:table-cell>
          <table:table-cell office:value-type="float" office:value="0.005988">
            <text:p>0,00598800</text:p>
          </table:table-cell>
          <table:table-cell table:number-columns-repeated="1022"/>
        </table:table-row>
        <table:table-row table:style-name="ro1">
          <table:table-cell office:value-type="float" office:value="2.91051227">
            <text:p>2,91051227</text:p>
          </table:table-cell>
          <table:table-cell office:value-type="float" office:value="0.00592913">
            <text:p>0,00592913</text:p>
          </table:table-cell>
          <table:table-cell table:number-columns-repeated="1022"/>
        </table:table-row>
        <table:table-row table:style-name="ro1">
          <table:table-cell office:value-type="float" office:value="2.91734487">
            <text:p>2,91734487</text:p>
          </table:table-cell>
          <table:table-cell office:value-type="float" office:value="0.00584866">
            <text:p>0,00584866</text:p>
          </table:table-cell>
          <table:table-cell table:number-columns-repeated="1022"/>
        </table:table-row>
        <table:table-row table:style-name="ro1">
          <table:table-cell office:value-type="float" office:value="2.94945807">
            <text:p>2,94945807</text:p>
          </table:table-cell>
          <table:table-cell office:value-type="float" office:value="0.00548483">
            <text:p>0,00548483</text:p>
          </table:table-cell>
          <table:table-cell table:number-columns-repeated="1022"/>
        </table:table-row>
        <table:table-row table:style-name="ro1">
          <table:table-cell office:value-type="float" office:value="2.95072944">
            <text:p>2,95072944</text:p>
          </table:table-cell>
          <table:table-cell office:value-type="float" office:value="0.0054709">
            <text:p>0,00547090</text:p>
          </table:table-cell>
          <table:table-cell table:number-columns-repeated="1022"/>
        </table:table-row>
        <table:table-row table:style-name="ro1">
          <table:table-cell office:value-type="float" office:value="2.95727435">
            <text:p>2,95727435</text:p>
          </table:table-cell>
          <table:table-cell office:value-type="float" office:value="0.00539976">
            <text:p>0,00539976</text:p>
          </table:table-cell>
          <table:table-cell table:number-columns-repeated="1022"/>
        </table:table-row>
        <table:table-row table:style-name="ro1">
          <table:table-cell office:value-type="float" office:value="2.96384928">
            <text:p>2,96384928</text:p>
          </table:table-cell>
          <table:table-cell office:value-type="float" office:value="0.00532921">
            <text:p>0,00532921</text:p>
          </table:table-cell>
          <table:table-cell table:number-columns-repeated="1022"/>
        </table:table-row>
        <table:table-row table:style-name="ro1">
          <table:table-cell office:value-type="float" office:value="2.96792296">
            <text:p>2,96792296</text:p>
          </table:table-cell>
          <table:table-cell office:value-type="float" office:value="0.00528597">
            <text:p>0,00528597</text:p>
          </table:table-cell>
          <table:table-cell table:number-columns-repeated="1022"/>
        </table:table-row>
        <table:table-row table:style-name="ro1">
          <table:table-cell office:value-type="float" office:value="2.97679063">
            <text:p>2,97679063</text:p>
          </table:table-cell>
          <table:table-cell office:value-type="float" office:value="0.00519305">
            <text:p>0,00519305</text:p>
          </table:table-cell>
          <table:table-cell table:number-columns-repeated="1022"/>
        </table:table-row>
        <table:table-row table:style-name="ro1">
          <table:table-cell office:value-type="float" office:value="2.97912051">
            <text:p>2,97912051</text:p>
          </table:table-cell>
          <table:table-cell office:value-type="float" office:value="0.00516891">
            <text:p>0,00516891</text:p>
          </table:table-cell>
          <table:table-cell table:number-columns-repeated="1022"/>
        </table:table-row>
        <table:table-row table:style-name="ro1">
          <table:table-cell office:value-type="float" office:value="2.98171143">
            <text:p>2,98171143</text:p>
          </table:table-cell>
          <table:table-cell office:value-type="float" office:value="0.00514219">
            <text:p>0,00514219</text:p>
          </table:table-cell>
          <table:table-cell table:number-columns-repeated="1022"/>
        </table:table-row>
        <table:table-row table:style-name="ro1">
          <table:table-cell office:value-type="float" office:value="2.98236592">
            <text:p>2,98236592</text:p>
          </table:table-cell>
          <table:table-cell office:value-type="float" office:value="0.00513547">
            <text:p>0,00513547</text:p>
          </table:table-cell>
          <table:table-cell table:number-columns-repeated="1022"/>
        </table:table-row>
        <table:table-row table:style-name="ro1">
          <table:table-cell office:value-type="float" office:value="2.99617225">
            <text:p>2,99617225</text:p>
          </table:table-cell>
          <table:table-cell office:value-type="float" office:value="0.0049956">
            <text:p>0,00499560</text:p>
          </table:table-cell>
          <table:table-cell table:number-columns-repeated="1022"/>
        </table:table-row>
        <table:table-row table:style-name="ro1">
          <table:table-cell office:value-type="float" office:value="2.99935908">
            <text:p>2,99935908</text:p>
          </table:table-cell>
          <table:table-cell office:value-type="float" office:value="0.00496386">
            <text:p>0,00496386</text:p>
          </table:table-cell>
          <table:table-cell table:number-columns-repeated="1022"/>
        </table:table-row>
        <table:table-row table:style-name="ro1">
          <table:table-cell office:value-type="float" office:value="3.00983993">
            <text:p>3,00983993</text:p>
          </table:table-cell>
          <table:table-cell office:value-type="float" office:value="0.0048609">
            <text:p>0,00486090</text:p>
          </table:table-cell>
          <table:table-cell table:number-columns-repeated="1022"/>
        </table:table-row>
        <table:table-row table:style-name="ro1">
          <table:table-cell office:value-type="float" office:value="3.01392456">
            <text:p>3,01392456</text:p>
          </table:table-cell>
          <table:table-cell office:value-type="float" office:value="0.00482135">
            <text:p>0,00482135</text:p>
          </table:table-cell>
          <table:table-cell table:number-columns-repeated="1022"/>
        </table:table-row>
        <table:table-row table:style-name="ro1">
          <table:table-cell office:value-type="float" office:value="3.01617436">
            <text:p>3,01617436</text:p>
          </table:table-cell>
          <table:table-cell office:value-type="float" office:value="0.0047997">
            <text:p>0,00479970</text:p>
          </table:table-cell>
          <table:table-cell table:number-columns-repeated="1022"/>
        </table:table-row>
        <table:table-row table:style-name="ro1">
          <table:table-cell office:value-type="float" office:value="3.02517387">
            <text:p>3,02517387</text:p>
          </table:table-cell>
          <table:table-cell office:value-type="float" office:value="0.00471408">
            <text:p>0,00471408</text:p>
          </table:table-cell>
          <table:table-cell table:number-columns-repeated="1022"/>
        </table:table-row>
        <table:table-row table:style-name="ro1">
          <table:table-cell office:value-type="float" office:value="3.04152161">
            <text:p>3,04152161</text:p>
          </table:table-cell>
          <table:table-cell office:value-type="float" office:value="0.00456245">
            <text:p>0,00456245</text:p>
          </table:table-cell>
          <table:table-cell table:number-columns-repeated="1022"/>
        </table:table-row>
        <table:table-row table:style-name="ro1">
          <table:table-cell office:value-type="float" office:value="3.04352617">
            <text:p>3,04352617</text:p>
          </table:table-cell>
          <table:table-cell office:value-type="float" office:value="0.00454419">
            <text:p>0,00454419</text:p>
          </table:table-cell>
          <table:table-cell table:number-columns-repeated="1022"/>
        </table:table-row>
        <table:table-row table:style-name="ro1">
          <table:table-cell office:value-type="float" office:value="3.05245422">
            <text:p>3,05245422</text:p>
          </table:table-cell>
          <table:table-cell office:value-type="float" office:value="0.00446377">
            <text:p>0,00446377</text:p>
          </table:table-cell>
          <table:table-cell table:number-columns-repeated="1022"/>
        </table:table-row>
        <table:table-row table:style-name="ro1">
          <table:table-cell office:value-type="float" office:value="3.07104037">
            <text:p>3,07104037</text:p>
          </table:table-cell>
          <table:table-cell office:value-type="float" office:value="0.00430089">
            <text:p>0,00430089</text:p>
          </table:table-cell>
          <table:table-cell table:number-columns-repeated="1022"/>
        </table:table-row>
        <table:table-row table:style-name="ro1">
          <table:table-cell office:value-type="float" office:value="3.09278126">
            <text:p>3,09278126</text:p>
          </table:table-cell>
          <table:table-cell office:value-type="float" office:value="0.00411789">
            <text:p>0,00411789</text:p>
          </table:table-cell>
          <table:table-cell table:number-columns-repeated="1022"/>
        </table:table-row>
        <table:table-row table:style-name="ro1">
          <table:table-cell office:value-type="float" office:value="3.10906876">
            <text:p>3,10906876</text:p>
          </table:table-cell>
          <table:table-cell office:value-type="float" office:value="0.00398591">
            <text:p>0,00398591</text:p>
          </table:table-cell>
          <table:table-cell table:number-columns-repeated="1022"/>
        </table:table-row>
        <table:table-row table:style-name="ro1">
          <table:table-cell office:value-type="float" office:value="3.11046008">
            <text:p>3,11046008</text:p>
          </table:table-cell>
          <table:table-cell office:value-type="float" office:value="0.00397483">
            <text:p>0,00397483</text:p>
          </table:table-cell>
          <table:table-cell table:number-columns-repeated="1022"/>
        </table:table-row>
        <table:table-row table:style-name="ro1">
          <table:table-cell office:value-type="float" office:value="3.12056966">
            <text:p>3,12056966</text:p>
          </table:table-cell>
          <table:table-cell office:value-type="float" office:value="0.00389527">
            <text:p>0,00389527</text:p>
          </table:table-cell>
          <table:table-cell table:number-columns-repeated="1022"/>
        </table:table-row>
        <table:table-row table:style-name="ro1">
          <table:table-cell office:value-type="float" office:value="3.12836991">
            <text:p>3,12836991</text:p>
          </table:table-cell>
          <table:table-cell office:value-type="float" office:value="0.00383497">
            <text:p>0,00383497</text:p>
          </table:table-cell>
          <table:table-cell table:number-columns-repeated="1022"/>
        </table:table-row>
        <table:table-row table:style-name="ro1">
          <table:table-cell office:value-type="float" office:value="3.1307166">
            <text:p>3,13071660</text:p>
          </table:table-cell>
          <table:table-cell office:value-type="float" office:value="0.00381702">
            <text:p>0,00381702</text:p>
          </table:table-cell>
          <table:table-cell table:number-columns-repeated="1022"/>
        </table:table-row>
        <table:table-row table:style-name="ro1">
          <table:table-cell office:value-type="float" office:value="3.13408596">
            <text:p>3,13408596</text:p>
          </table:table-cell>
          <table:table-cell office:value-type="float" office:value="0.00379138">
            <text:p>0,00379138</text:p>
          </table:table-cell>
          <table:table-cell table:number-columns-repeated="1022"/>
        </table:table-row>
        <table:table-row table:style-name="ro1">
          <table:table-cell office:value-type="float" office:value="3.14293239">
            <text:p>3,14293239</text:p>
          </table:table-cell>
          <table:table-cell office:value-type="float" office:value="0.00372489">
            <text:p>0,00372489</text:p>
          </table:table-cell>
          <table:table-cell table:number-columns-repeated="1022"/>
        </table:table-row>
        <table:table-row table:style-name="ro1">
          <table:table-cell office:value-type="float" office:value="3.16308808">
            <text:p>3,16308808</text:p>
          </table:table-cell>
          <table:table-cell office:value-type="float" office:value="0.00357772">
            <text:p>0,00357772</text:p>
          </table:table-cell>
          <table:table-cell table:number-columns-repeated="1022"/>
        </table:table-row>
        <table:table-row table:style-name="ro1">
          <table:table-cell office:value-type="float" office:value="3.16860684">
            <text:p>3,16860684</text:p>
          </table:table-cell>
          <table:table-cell office:value-type="float" office:value="0.00353845">
            <text:p>0,00353845</text:p>
          </table:table-cell>
          <table:table-cell table:number-columns-repeated="1022"/>
        </table:table-row>
        <table:table-row table:style-name="ro1">
          <table:table-cell office:value-type="float" office:value="3.18352303">
            <text:p>3,18352303</text:p>
          </table:table-cell>
          <table:table-cell office:value-type="float" office:value="0.00343445">
            <text:p>0,00343445</text:p>
          </table:table-cell>
          <table:table-cell table:number-columns-repeated="1022"/>
        </table:table-row>
        <table:table-row table:style-name="ro1">
          <table:table-cell office:value-type="float" office:value="3.20098589">
            <text:p>3,20098589</text:p>
          </table:table-cell>
          <table:table-cell office:value-type="float" office:value="0.00331657">
            <text:p>0,00331657</text:p>
          </table:table-cell>
          <table:table-cell table:number-columns-repeated="1022"/>
        </table:table-row>
        <table:table-row table:style-name="ro1">
          <table:table-cell office:value-type="float" office:value="3.20796299">
            <text:p>3,20796299</text:p>
          </table:table-cell>
          <table:table-cell office:value-type="float" office:value="0.00327061">
            <text:p>0,00327061</text:p>
          </table:table-cell>
          <table:table-cell table:number-columns-repeated="1022"/>
        </table:table-row>
        <table:table-row table:style-name="ro1">
          <table:table-cell office:value-type="float" office:value="3.20802833">
            <text:p>3,20802833</text:p>
          </table:table-cell>
          <table:table-cell office:value-type="float" office:value="0.00327018">
            <text:p>0,00327018</text:p>
          </table:table-cell>
          <table:table-cell table:number-columns-repeated="1022"/>
        </table:table-row>
        <table:table-row table:style-name="ro1">
          <table:table-cell office:value-type="float" office:value="3.21564673">
            <text:p>3,21564673</text:p>
          </table:table-cell>
          <table:table-cell office:value-type="float" office:value="0.00322073">
            <text:p>0,00322073</text:p>
          </table:table-cell>
          <table:table-cell table:number-columns-repeated="1022"/>
        </table:table-row>
        <table:table-row table:style-name="ro1">
          <table:table-cell office:value-type="float" office:value="3.21880846">
            <text:p>3,21880846</text:p>
          </table:table-cell>
          <table:table-cell office:value-type="float" office:value="0.00320043">
            <text:p>0,00320043</text:p>
          </table:table-cell>
          <table:table-cell table:number-columns-repeated="1022"/>
        </table:table-row>
        <table:table-row table:style-name="ro1">
          <table:table-cell office:value-type="float" office:value="3.22077629">
            <text:p>3,22077629</text:p>
          </table:table-cell>
          <table:table-cell office:value-type="float" office:value="0.00318786">
            <text:p>0,00318786</text:p>
          </table:table-cell>
          <table:table-cell table:number-columns-repeated="1022"/>
        </table:table-row>
        <table:table-row table:style-name="ro1">
          <table:table-cell office:value-type="float" office:value="3.22986223">
            <text:p>3,22986223</text:p>
          </table:table-cell>
          <table:table-cell office:value-type="float" office:value="0.00313045">
            <text:p>0,00313045</text:p>
          </table:table-cell>
          <table:table-cell table:number-columns-repeated="1022"/>
        </table:table-row>
        <table:table-row table:style-name="ro1">
          <table:table-cell office:value-type="float" office:value="3.23502648">
            <text:p>3,23502648</text:p>
          </table:table-cell>
          <table:table-cell office:value-type="float" office:value="0.00309829">
            <text:p>0,00309829</text:p>
          </table:table-cell>
          <table:table-cell table:number-columns-repeated="1022"/>
        </table:table-row>
        <table:table-row table:style-name="ro1">
          <table:table-cell office:value-type="float" office:value="3.25400065">
            <text:p>3,25400065</text:p>
          </table:table-cell>
          <table:table-cell office:value-type="float" office:value="0.00298292">
            <text:p>0,00298292</text:p>
          </table:table-cell>
          <table:table-cell table:number-columns-repeated="1022"/>
        </table:table-row>
        <table:table-row table:style-name="ro1">
          <table:table-cell office:value-type="float" office:value="3.26150123">
            <text:p>3,26150123</text:p>
          </table:table-cell>
          <table:table-cell office:value-type="float" office:value="0.0029385">
            <text:p>0,00293850</text:p>
          </table:table-cell>
          <table:table-cell table:number-columns-repeated="1022"/>
        </table:table-row>
        <table:table-row table:style-name="ro1">
          <table:table-cell office:value-type="float" office:value="3.26156195">
            <text:p>3,26156195</text:p>
          </table:table-cell>
          <table:table-cell office:value-type="float" office:value="0.00293815">
            <text:p>0,00293815</text:p>
          </table:table-cell>
          <table:table-cell table:number-columns-repeated="1022"/>
        </table:table-row>
        <table:table-row table:style-name="ro1">
          <table:table-cell office:value-type="float" office:value="3.27218012">
            <text:p>3,27218012</text:p>
          </table:table-cell>
          <table:table-cell office:value-type="float" office:value="0.00287641">
            <text:p>0,00287641</text:p>
          </table:table-cell>
          <table:table-cell table:number-columns-repeated="1022"/>
        </table:table-row>
        <table:table-row table:style-name="ro1">
          <table:table-cell office:value-type="float" office:value="3.29041959">
            <text:p>3,29041959</text:p>
          </table:table-cell>
          <table:table-cell office:value-type="float" office:value="0.00277337">
            <text:p>0,00277337</text:p>
          </table:table-cell>
          <table:table-cell table:number-columns-repeated="1022"/>
        </table:table-row>
        <table:table-row table:style-name="ro1">
          <table:table-cell office:value-type="float" office:value="3.29203876">
            <text:p>3,29203876</text:p>
          </table:table-cell>
          <table:table-cell office:value-type="float" office:value="0.0027644">
            <text:p>0,00276440</text:p>
          </table:table-cell>
          <table:table-cell table:number-columns-repeated="1022"/>
        </table:table-row>
        <table:table-row table:style-name="ro1">
          <table:table-cell office:value-type="float" office:value="3.30242576">
            <text:p>3,30242576</text:p>
          </table:table-cell>
          <table:table-cell office:value-type="float" office:value="0.00270757">
            <text:p>0,00270757</text:p>
          </table:table-cell>
          <table:table-cell table:number-columns-repeated="1022"/>
        </table:table-row>
        <table:table-row table:style-name="ro1">
          <table:table-cell office:value-type="float" office:value="3.31681575">
            <text:p>3,31681575</text:p>
          </table:table-cell>
          <table:table-cell office:value-type="float" office:value="0.00263076">
            <text:p>0,00263076</text:p>
          </table:table-cell>
          <table:table-cell table:number-columns-repeated="1022"/>
        </table:table-row>
        <table:table-row table:style-name="ro1">
          <table:table-cell office:value-type="float" office:value="3.3196929">
            <text:p>3,31969290</text:p>
          </table:table-cell>
          <table:table-cell office:value-type="float" office:value="0.00261566">
            <text:p>0,00261566</text:p>
          </table:table-cell>
          <table:table-cell table:number-columns-repeated="1022"/>
        </table:table-row>
        <table:table-row table:style-name="ro1">
          <table:table-cell office:value-type="float" office:value="3.33343379">
            <text:p>3,33343379</text:p>
          </table:table-cell>
          <table:table-cell office:value-type="float" office:value="0.00254476">
            <text:p>0,00254476</text:p>
          </table:table-cell>
          <table:table-cell table:number-columns-repeated="1022"/>
        </table:table-row>
        <table:table-row table:style-name="ro1">
          <table:table-cell office:value-type="float" office:value="3.34011647">
            <text:p>3,34011647</text:p>
          </table:table-cell>
          <table:table-cell office:value-type="float" office:value="0.00251097">
            <text:p>0,00251097</text:p>
          </table:table-cell>
          <table:table-cell table:number-columns-repeated="1022"/>
        </table:table-row>
        <table:table-row table:style-name="ro1">
          <table:table-cell office:value-type="float" office:value="3.35890868">
            <text:p>3,35890868</text:p>
          </table:table-cell>
          <table:table-cell office:value-type="float" office:value="0.00241835">
            <text:p>0,00241835</text:p>
          </table:table-cell>
          <table:table-cell table:number-columns-repeated="1022"/>
        </table:table-row>
        <table:table-row table:style-name="ro1">
          <table:table-cell office:value-type="float" office:value="3.36058135">
            <text:p>3,36058135</text:p>
          </table:table-cell>
          <table:table-cell office:value-type="float" office:value="0.00241027">
            <text:p>0,00241027</text:p>
          </table:table-cell>
          <table:table-cell table:number-columns-repeated="1022"/>
        </table:table-row>
        <table:table-row table:style-name="ro1">
          <table:table-cell office:value-type="float" office:value="3.37383021">
            <text:p>3,37383021</text:p>
          </table:table-cell>
          <table:table-cell office:value-type="float" office:value="0.00234724">
            <text:p>0,00234724</text:p>
          </table:table-cell>
          <table:table-cell table:number-columns-repeated="1022"/>
        </table:table-row>
        <table:table-row table:style-name="ro1">
          <table:table-cell office:value-type="float" office:value="3.38592817">
            <text:p>3,38592817</text:p>
          </table:table-cell>
          <table:table-cell office:value-type="float" office:value="0.00229113">
            <text:p>0,00229113</text:p>
          </table:table-cell>
          <table:table-cell table:number-columns-repeated="1022"/>
        </table:table-row>
        <table:table-row table:style-name="ro1">
          <table:table-cell office:value-type="float" office:value="3.38792723">
            <text:p>3,38792723</text:p>
          </table:table-cell>
          <table:table-cell office:value-type="float" office:value="0.00228199">
            <text:p>0,00228199</text:p>
          </table:table-cell>
          <table:table-cell table:number-columns-repeated="1022"/>
        </table:table-row>
        <table:table-row table:style-name="ro1">
          <table:table-cell office:value-type="float" office:value="3.392314">
            <text:p>3,39231400</text:p>
          </table:table-cell>
          <table:table-cell office:value-type="float" office:value="0.00226206">
            <text:p>0,00226206</text:p>
          </table:table-cell>
          <table:table-cell table:number-columns-repeated="1022"/>
        </table:table-row>
        <table:table-row table:style-name="ro1">
          <table:table-cell office:value-type="float" office:value="3.40489121">
            <text:p>3,40489121</text:p>
          </table:table-cell>
          <table:table-cell office:value-type="float" office:value="0.00220587">
            <text:p>0,00220587</text:p>
          </table:table-cell>
          <table:table-cell table:number-columns-repeated="1022"/>
        </table:table-row>
        <table:table-row table:style-name="ro1">
          <table:table-cell office:value-type="float" office:value="3.4135781">
            <text:p>3,41357810</text:p>
          </table:table-cell>
          <table:table-cell office:value-type="float" office:value="0.00216787">
            <text:p>0,00216787</text:p>
          </table:table-cell>
          <table:table-cell table:number-columns-repeated="1022"/>
        </table:table-row>
        <table:table-row table:style-name="ro1">
          <table:table-cell office:value-type="float" office:value="3.43558349">
            <text:p>3,43558349</text:p>
          </table:table-cell>
          <table:table-cell office:value-type="float" office:value="0.00207453">
            <text:p>0,00207453</text:p>
          </table:table-cell>
          <table:table-cell table:number-columns-repeated="1022"/>
        </table:table-row>
        <table:table-row table:style-name="ro1">
          <table:table-cell office:value-type="float" office:value="3.43635941">
            <text:p>3,43635941</text:p>
          </table:table-cell>
          <table:table-cell office:value-type="float" office:value="0.00207131">
            <text:p>0,00207131</text:p>
          </table:table-cell>
          <table:table-cell table:number-columns-repeated="1022"/>
        </table:table-row>
        <table:table-row table:style-name="ro1">
          <table:table-cell office:value-type="float" office:value="3.44709502">
            <text:p>3,44709502</text:p>
          </table:table-cell>
          <table:table-cell office:value-type="float" office:value="0.00202732">
            <text:p>0,00202732</text:p>
          </table:table-cell>
          <table:table-cell table:number-columns-repeated="1022"/>
        </table:table-row>
        <table:table-row table:style-name="ro1">
          <table:table-cell office:value-type="float" office:value="3.44731579">
            <text:p>3,44731579</text:p>
          </table:table-cell>
          <table:table-cell office:value-type="float" office:value="0.00202642">
            <text:p>0,00202642</text:p>
          </table:table-cell>
          <table:table-cell table:number-columns-repeated="1022"/>
        </table:table-row>
        <table:table-row table:style-name="ro1">
          <table:table-cell office:value-type="float" office:value="3.4531526">
            <text:p>3,45315260</text:p>
          </table:table-cell>
          <table:table-cell office:value-type="float" office:value="0.0020029">
            <text:p>0,00200290</text:p>
          </table:table-cell>
          <table:table-cell table:number-columns-repeated="1022"/>
        </table:table-row>
        <table:table-row table:style-name="ro1">
          <table:table-cell office:value-type="float" office:value="3.46080081">
            <text:p>3,46080081</text:p>
          </table:table-cell>
          <table:table-cell office:value-type="float" office:value="0.0019725">
            <text:p>0,00197250</text:p>
          </table:table-cell>
          <table:table-cell table:number-columns-repeated="1022"/>
        </table:table-row>
        <table:table-row table:style-name="ro1">
          <table:table-cell office:value-type="float" office:value="3.46221267">
            <text:p>3,46221267</text:p>
          </table:table-cell>
          <table:table-cell office:value-type="float" office:value="0.00196694">
            <text:p>0,00196694</text:p>
          </table:table-cell>
          <table:table-cell table:number-columns-repeated="1022"/>
        </table:table-row>
        <table:table-row table:style-name="ro1">
          <table:table-cell office:value-type="float" office:value="3.46902195">
            <text:p>3,46902195</text:p>
          </table:table-cell>
          <table:table-cell office:value-type="float" office:value="0.00194033">
            <text:p>0,00194033</text:p>
          </table:table-cell>
          <table:table-cell table:number-columns-repeated="1022"/>
        </table:table-row>
        <table:table-row table:style-name="ro1">
          <table:table-cell office:value-type="float" office:value="3.4961735">
            <text:p>3,49617350</text:p>
          </table:table-cell>
          <table:table-cell office:value-type="float" office:value="0.00183777">
            <text:p>0,00183777</text:p>
          </table:table-cell>
          <table:table-cell table:number-columns-repeated="1022"/>
        </table:table-row>
        <table:table-row table:style-name="ro1">
          <table:table-cell office:value-type="float" office:value="3.50164117">
            <text:p>3,50164117</text:p>
          </table:table-cell>
          <table:table-cell office:value-type="float" office:value="0.00181779">
            <text:p>0,00181779</text:p>
          </table:table-cell>
          <table:table-cell table:number-columns-repeated="1022"/>
        </table:table-row>
        <table:table-row table:style-name="ro1">
          <table:table-cell office:value-type="float" office:value="3.51208267">
            <text:p>3,51208267</text:p>
          </table:table-cell>
          <table:table-cell office:value-type="float" office:value="0.00178022">
            <text:p>0,00178022</text:p>
          </table:table-cell>
          <table:table-cell table:number-columns-repeated="1022"/>
        </table:table-row>
        <table:table-row table:style-name="ro1">
          <table:table-cell office:value-type="float" office:value="3.51820888">
            <text:p>3,51820888</text:p>
          </table:table-cell>
          <table:table-cell office:value-type="float" office:value="0.00175854">
            <text:p>0,00175854</text:p>
          </table:table-cell>
          <table:table-cell table:number-columns-repeated="1022"/>
        </table:table-row>
        <table:table-row table:style-name="ro1">
          <table:table-cell office:value-type="float" office:value="3.52160931">
            <text:p>3,52160931</text:p>
          </table:table-cell>
          <table:table-cell office:value-type="float" office:value="0.00174662">
            <text:p>0,00174662</text:p>
          </table:table-cell>
          <table:table-cell table:number-columns-repeated="1022"/>
        </table:table-row>
        <table:table-row table:style-name="ro1">
          <table:table-cell office:value-type="float" office:value="3.52755202">
            <text:p>3,52755202</text:p>
          </table:table-cell>
          <table:table-cell office:value-type="float" office:value="0.00172599">
            <text:p>0,00172599</text:p>
          </table:table-cell>
          <table:table-cell table:number-columns-repeated="1022"/>
        </table:table-row>
        <table:table-row table:style-name="ro1">
          <table:table-cell office:value-type="float" office:value="3.52835383">
            <text:p>3,52835383</text:p>
          </table:table-cell>
          <table:table-cell office:value-type="float" office:value="0.00172322">
            <text:p>0,00172322</text:p>
          </table:table-cell>
          <table:table-cell table:number-columns-repeated="1022"/>
        </table:table-row>
        <table:table-row table:style-name="ro1">
          <table:table-cell office:value-type="float" office:value="3.53275676">
            <text:p>3,53275676</text:p>
          </table:table-cell>
          <table:table-cell office:value-type="float" office:value="0.00170811">
            <text:p>0,00170811</text:p>
          </table:table-cell>
          <table:table-cell table:number-columns-repeated="1022"/>
        </table:table-row>
        <table:table-row table:style-name="ro1">
          <table:table-cell office:value-type="float" office:value="3.54033025">
            <text:p>3,54033025</text:p>
          </table:table-cell>
          <table:table-cell office:value-type="float" office:value="0.00168243">
            <text:p>0,00168243</text:p>
          </table:table-cell>
          <table:table-cell table:number-columns-repeated="1022"/>
        </table:table-row>
        <table:table-row table:style-name="ro1">
          <table:table-cell office:value-type="float" office:value="3.54415871">
            <text:p>3,54415871</text:p>
          </table:table-cell>
          <table:table-cell office:value-type="float" office:value="0.0016696">
            <text:p>0,00166960</text:p>
          </table:table-cell>
          <table:table-cell table:number-columns-repeated="1022"/>
        </table:table-row>
        <table:table-row table:style-name="ro1">
          <table:table-cell office:value-type="float" office:value="3.54875907">
            <text:p>3,54875907</text:p>
          </table:table-cell>
          <table:table-cell office:value-type="float" office:value="0.00165431">
            <text:p>0,00165431</text:p>
          </table:table-cell>
          <table:table-cell table:number-columns-repeated="1022"/>
        </table:table-row>
        <table:table-row table:style-name="ro1">
          <table:table-cell office:value-type="float" office:value="3.56238951">
            <text:p>3,56238951</text:p>
          </table:table-cell>
          <table:table-cell office:value-type="float" office:value="0.00160982">
            <text:p>0,00160982</text:p>
          </table:table-cell>
          <table:table-cell table:number-columns-repeated="1022"/>
        </table:table-row>
        <table:table-row table:style-name="ro1">
          <table:table-cell office:value-type="float" office:value="3.57063428">
            <text:p>3,57063428</text:p>
          </table:table-cell>
          <table:table-cell office:value-type="float" office:value="0.00158349">
            <text:p>0,00158349</text:p>
          </table:table-cell>
          <table:table-cell table:number-columns-repeated="1022"/>
        </table:table-row>
        <table:table-row table:style-name="ro1">
          <table:table-cell office:value-type="float" office:value="3.61060246">
            <text:p>3,61060246</text:p>
          </table:table-cell>
          <table:table-cell office:value-type="float" office:value="0.00146184">
            <text:p>0,00146184</text:p>
          </table:table-cell>
          <table:table-cell table:number-columns-repeated="1022"/>
        </table:table-row>
        <table:table-row table:style-name="ro1">
          <table:table-cell office:value-type="float" office:value="3.61911661">
            <text:p>3,61911661</text:p>
          </table:table-cell>
          <table:table-cell office:value-type="float" office:value="0.00143716">
            <text:p>0,00143716</text:p>
          </table:table-cell>
          <table:table-cell table:number-columns-repeated="1022"/>
        </table:table-row>
        <table:table-row table:style-name="ro1">
          <table:table-cell office:value-type="float" office:value="3.62150529">
            <text:p>3,62150529</text:p>
          </table:table-cell>
          <table:table-cell office:value-type="float" office:value="0.00143031">
            <text:p>0,00143031</text:p>
          </table:table-cell>
          <table:table-cell table:number-columns-repeated="1022"/>
        </table:table-row>
        <table:table-row table:style-name="ro1">
          <table:table-cell office:value-type="float" office:value="3.63541352">
            <text:p>3,63541352</text:p>
          </table:table-cell>
          <table:table-cell office:value-type="float" office:value="0.00139107">
            <text:p>0,00139107</text:p>
          </table:table-cell>
          <table:table-cell table:number-columns-repeated="1022"/>
        </table:table-row>
        <table:table-row table:style-name="ro1">
          <table:table-cell office:value-type="float" office:value="3.64206465">
            <text:p>3,64206465</text:p>
          </table:table-cell>
          <table:table-cell office:value-type="float" office:value="0.00137269">
            <text:p>0,00137269</text:p>
          </table:table-cell>
          <table:table-cell table:number-columns-repeated="1022"/>
        </table:table-row>
        <table:table-row table:style-name="ro1">
          <table:table-cell office:value-type="float" office:value="3.64564525">
            <text:p>3,64564525</text:p>
          </table:table-cell>
          <table:table-cell office:value-type="float" office:value="0.0013629">
            <text:p>0,00136290</text:p>
          </table:table-cell>
          <table:table-cell table:number-columns-repeated="1022"/>
        </table:table-row>
        <table:table-row table:style-name="ro1">
          <table:table-cell office:value-type="float" office:value="3.65321958">
            <text:p>3,65321958</text:p>
          </table:table-cell>
          <table:table-cell office:value-type="float" office:value="0.00134241">
            <text:p>0,00134241</text:p>
          </table:table-cell>
          <table:table-cell table:number-columns-repeated="1022"/>
        </table:table-row>
        <table:table-row table:style-name="ro1">
          <table:table-cell office:value-type="float" office:value="3.66465343">
            <text:p>3,66465343</text:p>
          </table:table-cell>
          <table:table-cell office:value-type="float" office:value="0.00131206">
            <text:p>0,00131206</text:p>
          </table:table-cell>
          <table:table-cell table:number-columns-repeated="1022"/>
        </table:table-row>
        <table:table-row table:style-name="ro1">
          <table:table-cell office:value-type="float" office:value="3.67722209">
            <text:p>3,67722209</text:p>
          </table:table-cell>
          <table:table-cell office:value-type="float" office:value="0.00127949">
            <text:p>0,00127949</text:p>
          </table:table-cell>
          <table:table-cell table:number-columns-repeated="1022"/>
        </table:table-row>
        <table:table-row table:style-name="ro1">
          <table:table-cell office:value-type="float" office:value="3.68251522">
            <text:p>3,68251522</text:p>
          </table:table-cell>
          <table:table-cell office:value-type="float" office:value="0.00126601">
            <text:p>0,00126601</text:p>
          </table:table-cell>
          <table:table-cell table:number-columns-repeated="1022"/>
        </table:table-row>
        <table:table-row table:style-name="ro1">
          <table:table-cell office:value-type="float" office:value="3.69318401">
            <text:p>3,69318401</text:p>
          </table:table-cell>
          <table:table-cell office:value-type="float" office:value="0.00123928">
            <text:p>0,00123928</text:p>
          </table:table-cell>
          <table:table-cell table:number-columns-repeated="1022"/>
        </table:table-row>
        <table:table-row table:style-name="ro1">
          <table:table-cell office:value-type="float" office:value="3.69821473">
            <text:p>3,69821473</text:p>
          </table:table-cell>
          <table:table-cell office:value-type="float" office:value="0.00122688">
            <text:p>0,00122688</text:p>
          </table:table-cell>
          <table:table-cell table:number-columns-repeated="1022"/>
        </table:table-row>
        <table:table-row table:style-name="ro1">
          <table:table-cell office:value-type="float" office:value="3.71990641">
            <text:p>3,71990641</text:p>
          </table:table-cell>
          <table:table-cell office:value-type="float" office:value="0.00117479">
            <text:p>0,00117479</text:p>
          </table:table-cell>
          <table:table-cell table:number-columns-repeated="1022"/>
        </table:table-row>
        <table:table-row table:style-name="ro1">
          <table:table-cell office:value-type="float" office:value="3.73885694">
            <text:p>3,73885694</text:p>
          </table:table-cell>
          <table:table-cell office:value-type="float" office:value="0.0011311">
            <text:p>0,00113110</text:p>
          </table:table-cell>
          <table:table-cell table:number-columns-repeated="1022"/>
        </table:table-row>
        <table:table-row table:style-name="ro1">
          <table:table-cell office:value-type="float" office:value="3.74219912">
            <text:p>3,74219912</text:p>
          </table:table-cell>
          <table:table-cell office:value-type="float" office:value="0.00112356">
            <text:p>0,00112356</text:p>
          </table:table-cell>
          <table:table-cell table:number-columns-repeated="1022"/>
        </table:table-row>
        <table:table-row table:style-name="ro1">
          <table:table-cell office:value-type="float" office:value="3.75040143">
            <text:p>3,75040143</text:p>
          </table:table-cell>
          <table:table-cell office:value-type="float" office:value="0.00110528">
            <text:p>0,00110528</text:p>
          </table:table-cell>
          <table:table-cell table:number-columns-repeated="1022"/>
        </table:table-row>
        <table:table-row table:style-name="ro1">
          <table:table-cell office:value-type="float" office:value="3.76224432">
            <text:p>3,76224432</text:p>
          </table:table-cell>
          <table:table-cell office:value-type="float" office:value="0.00107941">
            <text:p>0,00107941</text:p>
          </table:table-cell>
          <table:table-cell table:number-columns-repeated="1022"/>
        </table:table-row>
        <table:table-row table:style-name="ro1">
          <table:table-cell office:value-type="float" office:value="3.77754223">
            <text:p>3,77754223</text:p>
          </table:table-cell>
          <table:table-cell office:value-type="float" office:value="0.00104688">
            <text:p>0,00104688</text:p>
          </table:table-cell>
          <table:table-cell table:number-columns-repeated="1022"/>
        </table:table-row>
        <table:table-row table:style-name="ro1">
          <table:table-cell office:value-type="float" office:value="3.78599342">
            <text:p>3,78599342</text:p>
          </table:table-cell>
          <table:table-cell office:value-type="float" office:value="0.00102934">
            <text:p>0,00102934</text:p>
          </table:table-cell>
          <table:table-cell table:number-columns-repeated="1022"/>
        </table:table-row>
        <table:table-row table:style-name="ro1">
          <table:table-cell office:value-type="float" office:value="3.79055214">
            <text:p>3,79055214</text:p>
          </table:table-cell>
          <table:table-cell office:value-type="float" office:value="0.00102">
            <text:p>0,00102000</text:p>
          </table:table-cell>
          <table:table-cell table:number-columns-repeated="1022"/>
        </table:table-row>
        <table:table-row table:style-name="ro1">
          <table:table-cell office:value-type="float" office:value="3.80034513">
            <text:p>3,80034513</text:p>
          </table:table-cell>
          <table:table-cell office:value-type="float" office:value="0.00100021">
            <text:p>0,00100021</text:p>
          </table:table-cell>
          <table:table-cell table:number-columns-repeated="1022"/>
        </table:table-row>
        <table:table-row table:style-name="ro1">
          <table:table-cell office:value-type="float" office:value="3.8137572">
            <text:p>3,81375720</text:p>
          </table:table-cell>
          <table:table-cell office:value-type="float" office:value="0.00097374">
            <text:p>0,00097374</text:p>
          </table:table-cell>
          <table:table-cell table:number-columns-repeated="1022"/>
        </table:table-row>
        <table:table-row table:style-name="ro1">
          <table:table-cell office:value-type="float" office:value="3.8323287">
            <text:p>3,83232870</text:p>
          </table:table-cell>
          <table:table-cell office:value-type="float" office:value="0.00093823">
            <text:p>0,00093823</text:p>
          </table:table-cell>
          <table:table-cell table:number-columns-repeated="1022"/>
        </table:table-row>
        <table:table-row table:style-name="ro1">
          <table:table-cell office:value-type="float" office:value="3.84201049">
            <text:p>3,84201049</text:p>
          </table:table-cell>
          <table:table-cell office:value-type="float" office:value="0.00092024">
            <text:p>0,00092024</text:p>
          </table:table-cell>
          <table:table-cell table:number-columns-repeated="1022"/>
        </table:table-row>
        <table:table-row table:style-name="ro1">
          <table:table-cell office:value-type="float" office:value="3.85530383">
            <text:p>3,85530383</text:p>
          </table:table-cell>
          <table:table-cell office:value-type="float" office:value="0.0008961">
            <text:p>0,00089610</text:p>
          </table:table-cell>
          <table:table-cell table:number-columns-repeated="1022"/>
        </table:table-row>
        <table:table-row table:style-name="ro1">
          <table:table-cell office:value-type="float" office:value="3.85767461">
            <text:p>3,85767461</text:p>
          </table:table-cell>
          <table:table-cell office:value-type="float" office:value="0.00089186">
            <text:p>0,00089186</text:p>
          </table:table-cell>
          <table:table-cell table:number-columns-repeated="1022"/>
        </table:table-row>
        <table:table-row table:style-name="ro1">
          <table:table-cell office:value-type="float" office:value="3.87565215">
            <text:p>3,87565215</text:p>
          </table:table-cell>
          <table:table-cell office:value-type="float" office:value="0.00086036">
            <text:p>0,00086036</text:p>
          </table:table-cell>
          <table:table-cell table:number-columns-repeated="1022"/>
        </table:table-row>
        <table:table-row table:style-name="ro1">
          <table:table-cell office:value-type="float" office:value="3.88240009">
            <text:p>3,88240009</text:p>
          </table:table-cell>
          <table:table-cell office:value-type="float" office:value="0.00084883">
            <text:p>0,00084883</text:p>
          </table:table-cell>
          <table:table-cell table:number-columns-repeated="1022"/>
        </table:table-row>
        <table:table-row table:style-name="ro1">
          <table:table-cell office:value-type="float" office:value="3.88846987">
            <text:p>3,88846987</text:p>
          </table:table-cell>
          <table:table-cell office:value-type="float" office:value="0.00083859">
            <text:p>0,00083859</text:p>
          </table:table-cell>
          <table:table-cell table:number-columns-repeated="1022"/>
        </table:table-row>
        <table:table-row table:style-name="ro1">
          <table:table-cell office:value-type="float" office:value="3.95816463">
            <text:p>3,95816463</text:p>
          </table:table-cell>
          <table:table-cell office:value-type="float" office:value="0.00072948">
            <text:p>0,00072948</text:p>
          </table:table-cell>
          <table:table-cell table:number-columns-repeated="1022"/>
        </table:table-row>
        <table:table-row table:style-name="ro1">
          <table:table-cell office:value-type="float" office:value="3.96091234">
            <text:p>3,96091234</text:p>
          </table:table-cell>
          <table:table-cell office:value-type="float" office:value="0.00072548">
            <text:p>0,00072548</text:p>
          </table:table-cell>
          <table:table-cell table:number-columns-repeated="1022"/>
        </table:table-row>
        <table:table-row table:style-name="ro1">
          <table:table-cell office:value-type="float" office:value="3.96609906">
            <text:p>3,96609906</text:p>
          </table:table-cell>
          <table:table-cell office:value-type="float" office:value="0.00071799">
            <text:p>0,00071799</text:p>
          </table:table-cell>
          <table:table-cell table:number-columns-repeated="1022"/>
        </table:table-row>
        <table:table-row table:style-name="ro1">
          <table:table-cell office:value-type="float" office:value="3.99326057">
            <text:p>3,99326057</text:p>
          </table:table-cell>
          <table:table-cell office:value-type="float" office:value="0.00068003">
            <text:p>0,00068003</text:p>
          </table:table-cell>
          <table:table-cell table:number-columns-repeated="1022"/>
        </table:table-row>
        <table:table-row table:style-name="ro1">
          <table:table-cell office:value-type="float" office:value="4.00614337">
            <text:p>4,00614337</text:p>
          </table:table-cell>
          <table:table-cell office:value-type="float" office:value="0.00066273">
            <text:p>0,00066273</text:p>
          </table:table-cell>
          <table:table-cell table:number-columns-repeated="1022"/>
        </table:table-row>
        <table:table-row table:style-name="ro1">
          <table:table-cell office:value-type="float" office:value="4.00666752">
            <text:p>4,00666752</text:p>
          </table:table-cell>
          <table:table-cell office:value-type="float" office:value="0.00066204">
            <text:p>0,00066204</text:p>
          </table:table-cell>
          <table:table-cell table:number-columns-repeated="1022"/>
        </table:table-row>
        <table:table-row table:style-name="ro1">
          <table:table-cell office:value-type="float" office:value="4.01780631">
            <text:p>4,01780631</text:p>
          </table:table-cell>
          <table:table-cell office:value-type="float" office:value="0.00064745">
            <text:p>0,00064745</text:p>
          </table:table-cell>
          <table:table-cell table:number-columns-repeated="1022"/>
        </table:table-row>
        <table:table-row table:style-name="ro1">
          <table:table-cell office:value-type="float" office:value="4.05169229">
            <text:p>4,05169229</text:p>
          </table:table-cell>
          <table:table-cell office:value-type="float" office:value="0.00060503">
            <text:p>0,00060503</text:p>
          </table:table-cell>
          <table:table-cell table:number-columns-repeated="1022"/>
        </table:table-row>
        <table:table-row table:style-name="ro1">
          <table:table-cell office:value-type="float" office:value="4.0755433">
            <text:p>4,07554330</text:p>
          </table:table-cell>
          <table:table-cell office:value-type="float" office:value="0.00057684">
            <text:p>0,00057684</text:p>
          </table:table-cell>
          <table:table-cell table:number-columns-repeated="1022"/>
        </table:table-row>
        <table:table-row table:style-name="ro1">
          <table:table-cell office:value-type="float" office:value="4.08587582">
            <text:p>4,08587582</text:p>
          </table:table-cell>
          <table:table-cell office:value-type="float" office:value="0.00056505">
            <text:p>0,00056505</text:p>
          </table:table-cell>
          <table:table-cell table:number-columns-repeated="1022"/>
        </table:table-row>
        <table:table-row table:style-name="ro1">
          <table:table-cell office:value-type="float" office:value="4.12913254">
            <text:p>4,12913254</text:p>
          </table:table-cell>
          <table:table-cell office:value-type="float" office:value="0.00051822">
            <text:p>0,00051822</text:p>
          </table:table-cell>
          <table:table-cell table:number-columns-repeated="1022"/>
        </table:table-row>
        <table:table-row table:style-name="ro1">
          <table:table-cell office:value-type="float" office:value="4.14288116">
            <text:p>4,14288116</text:p>
          </table:table-cell>
          <table:table-cell office:value-type="float" office:value="0.00050416">
            <text:p>0,00050416</text:p>
          </table:table-cell>
          <table:table-cell table:number-columns-repeated="1022"/>
        </table:table-row>
        <table:table-row table:style-name="ro1">
          <table:table-cell office:value-type="float" office:value="4.1504304">
            <text:p>4,15043040</text:p>
          </table:table-cell>
          <table:table-cell office:value-type="float" office:value="0.00049661">
            <text:p>0,00049661</text:p>
          </table:table-cell>
          <table:table-cell table:number-columns-repeated="1022"/>
        </table:table-row>
        <table:table-row table:style-name="ro1">
          <table:table-cell office:value-type="float" office:value="4.15771058">
            <text:p>4,15771058</text:p>
          </table:table-cell>
          <table:table-cell office:value-type="float" office:value="0.00048943">
            <text:p>0,00048943</text:p>
          </table:table-cell>
          <table:table-cell table:number-columns-repeated="1022"/>
        </table:table-row>
        <table:table-row table:style-name="ro1">
          <table:table-cell office:value-type="float" office:value="4.19711911">
            <text:p>4,19711911</text:p>
          </table:table-cell>
          <table:table-cell office:value-type="float" office:value="0.00045233">
            <text:p>0,00045233</text:p>
          </table:table-cell>
          <table:table-cell table:number-columns-repeated="1022"/>
        </table:table-row>
        <table:table-row table:style-name="ro1">
          <table:table-cell office:value-type="float" office:value="4.2024771">
            <text:p>4,20247710</text:p>
          </table:table-cell>
          <table:table-cell office:value-type="float" office:value="0.00044751">
            <text:p>0,00044751</text:p>
          </table:table-cell>
          <table:table-cell table:number-columns-repeated="1022"/>
        </table:table-row>
        <table:table-row table:style-name="ro1">
          <table:table-cell office:value-type="float" office:value="4.2233276">
            <text:p>4,22332760</text:p>
          </table:table-cell>
          <table:table-cell office:value-type="float" office:value="0.00042923">
            <text:p>0,00042923</text:p>
          </table:table-cell>
          <table:table-cell table:number-columns-repeated="1022"/>
        </table:table-row>
        <table:table-row table:style-name="ro1">
          <table:table-cell office:value-type="float" office:value="4.243347">
            <text:p>4,24334700</text:p>
          </table:table-cell>
          <table:table-cell office:value-type="float" office:value="0.00041239">
            <text:p>0,00041239</text:p>
          </table:table-cell>
          <table:table-cell table:number-columns-repeated="1022"/>
        </table:table-row>
        <table:table-row table:style-name="ro1">
          <table:table-cell office:value-type="float" office:value="4.25606656">
            <text:p>4,25606656</text:p>
          </table:table-cell>
          <table:table-cell office:value-type="float" office:value="0.00040203">
            <text:p>0,00040203</text:p>
          </table:table-cell>
          <table:table-cell table:number-columns-repeated="1022"/>
        </table:table-row>
        <table:table-row table:style-name="ro1">
          <table:table-cell office:value-type="float" office:value="4.26633486">
            <text:p>4,26633486</text:p>
          </table:table-cell>
          <table:table-cell office:value-type="float" office:value="0.00039386">
            <text:p>0,00039386</text:p>
          </table:table-cell>
          <table:table-cell table:number-columns-repeated="1022"/>
        </table:table-row>
        <table:table-row table:style-name="ro1">
          <table:table-cell office:value-type="float" office:value="4.2731183">
            <text:p>4,27311830</text:p>
          </table:table-cell>
          <table:table-cell office:value-type="float" office:value="0.00038855">
            <text:p>0,00038855</text:p>
          </table:table-cell>
          <table:table-cell table:number-columns-repeated="1022"/>
        </table:table-row>
        <table:table-row table:style-name="ro1">
          <table:table-cell office:value-type="float" office:value="4.29639367">
            <text:p>4,29639367</text:p>
          </table:table-cell>
          <table:table-cell office:value-type="float" office:value="0.00037088">
            <text:p>0,00037088</text:p>
          </table:table-cell>
          <table:table-cell table:number-columns-repeated="1022"/>
        </table:table-row>
        <table:table-row table:style-name="ro1">
          <table:table-cell office:value-type="float" office:value="4.30453618">
            <text:p>4,30453618</text:p>
          </table:table-cell>
          <table:table-cell office:value-type="float" office:value="0.00036489">
            <text:p>0,00036489</text:p>
          </table:table-cell>
          <table:table-cell table:number-columns-repeated="1022"/>
        </table:table-row>
        <table:table-row table:style-name="ro1">
          <table:table-cell office:value-type="float" office:value="4.3253732">
            <text:p>4,32537320</text:p>
          </table:table-cell>
          <table:table-cell office:value-type="float" office:value="0.00034999">
            <text:p>0,00034999</text:p>
          </table:table-cell>
          <table:table-cell table:number-columns-repeated="1022"/>
        </table:table-row>
        <table:table-row table:style-name="ro1">
          <table:table-cell office:value-type="float" office:value="4.32959488">
            <text:p>4,32959488</text:p>
          </table:table-cell>
          <table:table-cell office:value-type="float" office:value="0.00034705">
            <text:p>0,00034705</text:p>
          </table:table-cell>
          <table:table-cell table:number-columns-repeated="1022"/>
        </table:table-row>
        <table:table-row table:style-name="ro1">
          <table:table-cell office:value-type="float" office:value="4.34183534">
            <text:p>4,34183534</text:p>
          </table:table-cell>
          <table:table-cell office:value-type="float" office:value="0.00033866">
            <text:p>0,00033866</text:p>
          </table:table-cell>
          <table:table-cell table:number-columns-repeated="1022"/>
        </table:table-row>
        <table:table-row table:style-name="ro1">
          <table:table-cell office:value-type="float" office:value="4.3750577">
            <text:p>4,37505770</text:p>
          </table:table-cell>
          <table:table-cell office:value-type="float" office:value="0.00031689">
            <text:p>0,00031689</text:p>
          </table:table-cell>
          <table:table-cell table:number-columns-repeated="1022"/>
        </table:table-row>
        <table:table-row table:style-name="ro1">
          <table:table-cell office:value-type="float" office:value="4.37859041">
            <text:p>4,37859041</text:p>
          </table:table-cell>
          <table:table-cell office:value-type="float" office:value="0.00031466">
            <text:p>0,00031466</text:p>
          </table:table-cell>
          <table:table-cell table:number-columns-repeated="1022"/>
        </table:table-row>
        <table:table-row table:style-name="ro1">
          <table:table-cell office:value-type="float" office:value="4.39211988">
            <text:p>4,39211988</text:p>
          </table:table-cell>
          <table:table-cell office:value-type="float" office:value="0.00030625">
            <text:p>0,00030625</text:p>
          </table:table-cell>
          <table:table-cell table:number-columns-repeated="1022"/>
        </table:table-row>
        <table:table-row table:style-name="ro1">
          <table:table-cell office:value-type="float" office:value="4.41502815">
            <text:p>4,41502815</text:p>
          </table:table-cell>
          <table:table-cell office:value-type="float" office:value="0.00029254">
            <text:p>0,00029254</text:p>
          </table:table-cell>
          <table:table-cell table:number-columns-repeated="1022"/>
        </table:table-row>
        <table:table-row table:style-name="ro1">
          <table:table-cell office:value-type="float" office:value="4.42010816">
            <text:p>4,42010816</text:p>
          </table:table-cell>
          <table:table-cell office:value-type="float" office:value="0.00028958">
            <text:p>0,00028958</text:p>
          </table:table-cell>
          <table:table-cell table:number-columns-repeated="1022"/>
        </table:table-row>
        <table:table-row table:style-name="ro1">
          <table:table-cell office:value-type="float" office:value="4.4574678">
            <text:p>4,45746780</text:p>
          </table:table-cell>
          <table:table-cell office:value-type="float" office:value="0.00026873">
            <text:p>0,00026873</text:p>
          </table:table-cell>
          <table:table-cell table:number-columns-repeated="1022"/>
        </table:table-row>
        <table:table-row table:style-name="ro1">
          <table:table-cell office:value-type="float" office:value="4.46197382">
            <text:p>4,46197382</text:p>
          </table:table-cell>
          <table:table-cell office:value-type="float" office:value="0.00026632">
            <text:p>0,00026632</text:p>
          </table:table-cell>
          <table:table-cell table:number-columns-repeated="1022"/>
        </table:table-row>
        <table:table-row table:style-name="ro1">
          <table:table-cell office:value-type="float" office:value="4.46993232">
            <text:p>4,46993232</text:p>
          </table:table-cell>
          <table:table-cell office:value-type="float" office:value="0.00026212">
            <text:p>0,00026212</text:p>
          </table:table-cell>
          <table:table-cell table:number-columns-repeated="1022"/>
        </table:table-row>
        <table:table-row table:style-name="ro1">
          <table:table-cell office:value-type="float" office:value="4.49678865">
            <text:p>4,49678865</text:p>
          </table:table-cell>
          <table:table-cell office:value-type="float" office:value="0.00024841">
            <text:p>0,00024841</text:p>
          </table:table-cell>
          <table:table-cell table:number-columns-repeated="1022"/>
        </table:table-row>
        <table:table-row table:style-name="ro1">
          <table:table-cell office:value-type="float" office:value="4.55662499">
            <text:p>4,55662499</text:p>
          </table:table-cell>
          <table:table-cell office:value-type="float" office:value="0.00022039">
            <text:p>0,00022039</text:p>
          </table:table-cell>
          <table:table-cell table:number-columns-repeated="1022"/>
        </table:table-row>
        <table:table-row table:style-name="ro1">
          <table:table-cell office:value-type="float" office:value="4.55743797">
            <text:p>4,55743797</text:p>
          </table:table-cell>
          <table:table-cell office:value-type="float" office:value="0.00022003">
            <text:p>0,00022003</text:p>
          </table:table-cell>
          <table:table-cell table:number-columns-repeated="1022"/>
        </table:table-row>
        <table:table-row table:style-name="ro1">
          <table:table-cell office:value-type="float" office:value="4.57153986">
            <text:p>4,57153986</text:p>
          </table:table-cell>
          <table:table-cell office:value-type="float" office:value="0.00021391">
            <text:p>0,00021391</text:p>
          </table:table-cell>
          <table:table-cell table:number-columns-repeated="1022"/>
        </table:table-row>
        <table:table-row table:style-name="ro1">
          <table:table-cell office:value-type="float" office:value="4.57495171">
            <text:p>4,57495171</text:p>
          </table:table-cell>
          <table:table-cell office:value-type="float" office:value="0.00021246">
            <text:p>0,00021246</text:p>
          </table:table-cell>
          <table:table-cell table:number-columns-repeated="1022"/>
        </table:table-row>
        <table:table-row table:style-name="ro1">
          <table:table-cell office:value-type="float" office:value="4.61336332">
            <text:p>4,61336332</text:p>
          </table:table-cell>
          <table:table-cell office:value-type="float" office:value="0.00019675">
            <text:p>0,00019675</text:p>
          </table:table-cell>
          <table:table-cell table:number-columns-repeated="1022"/>
        </table:table-row>
        <table:table-row table:style-name="ro1">
          <table:table-cell office:value-type="float" office:value="4.61526744">
            <text:p>4,61526744</text:p>
          </table:table-cell>
          <table:table-cell office:value-type="float" office:value="0.000196">
            <text:p>0,00019600</text:p>
          </table:table-cell>
          <table:table-cell table:number-columns-repeated="1022"/>
        </table:table-row>
        <table:table-row table:style-name="ro1">
          <table:table-cell office:value-type="float" office:value="4.64072914">
            <text:p>4,64072914</text:p>
          </table:table-cell>
          <table:table-cell office:value-type="float" office:value="0.00018627">
            <text:p>0,00018627</text:p>
          </table:table-cell>
          <table:table-cell table:number-columns-repeated="1022"/>
        </table:table-row>
        <table:table-row table:style-name="ro1">
          <table:table-cell office:value-type="float" office:value="4.6448343">
            <text:p>4,64483430</text:p>
          </table:table-cell>
          <table:table-cell office:value-type="float" office:value="0.00018475">
            <text:p>0,00018475</text:p>
          </table:table-cell>
          <table:table-cell table:number-columns-repeated="1022"/>
        </table:table-row>
        <table:table-row table:style-name="ro1">
          <table:table-cell office:value-type="float" office:value="4.65364709">
            <text:p>4,65364709</text:p>
          </table:table-cell>
          <table:table-cell office:value-type="float" office:value="0.00018152">
            <text:p>0,00018152</text:p>
          </table:table-cell>
          <table:table-cell table:number-columns-repeated="1022"/>
        </table:table-row>
        <table:table-row table:style-name="ro1">
          <table:table-cell office:value-type="float" office:value="4.71897213">
            <text:p>4,71897213</text:p>
          </table:table-cell>
          <table:table-cell office:value-type="float" office:value="0.00015929">
            <text:p>0,00015929</text:p>
          </table:table-cell>
          <table:table-cell table:number-columns-repeated="1022"/>
        </table:table-row>
        <table:table-row table:style-name="ro1">
          <table:table-cell office:value-type="float" office:value="4.71919159">
            <text:p>4,71919159</text:p>
          </table:table-cell>
          <table:table-cell office:value-type="float" office:value="0.00015922">
            <text:p>0,00015922</text:p>
          </table:table-cell>
          <table:table-cell table:number-columns-repeated="1022"/>
        </table:table-row>
        <table:table-row table:style-name="ro1">
          <table:table-cell office:value-type="float" office:value="4.73258188">
            <text:p>4,73258188</text:p>
          </table:table-cell>
          <table:table-cell office:value-type="float" office:value="0.00015501">
            <text:p>0,00015501</text:p>
          </table:table-cell>
          <table:table-cell table:number-columns-repeated="1022"/>
        </table:table-row>
        <table:table-row table:style-name="ro1">
          <table:table-cell office:value-type="float" office:value="4.74987522">
            <text:p>4,74987522</text:p>
          </table:table-cell>
          <table:table-cell office:value-type="float" office:value="0.00014974">
            <text:p>0,00014974</text:p>
          </table:table-cell>
          <table:table-cell table:number-columns-repeated="1022"/>
        </table:table-row>
        <table:table-row table:style-name="ro1">
          <table:table-cell office:value-type="float" office:value="4.76140123">
            <text:p>4,76140123</text:p>
          </table:table-cell>
          <table:table-cell office:value-type="float" office:value="0.00014633">
            <text:p>0,00014633</text:p>
          </table:table-cell>
          <table:table-cell table:number-columns-repeated="1022"/>
        </table:table-row>
        <table:table-row table:style-name="ro1">
          <table:table-cell office:value-type="float" office:value="4.7717294">
            <text:p>4,77172940</text:p>
          </table:table-cell>
          <table:table-cell office:value-type="float" office:value="0.00014334">
            <text:p>0,00014334</text:p>
          </table:table-cell>
          <table:table-cell table:number-columns-repeated="1022"/>
        </table:table-row>
        <table:table-row table:style-name="ro1">
          <table:table-cell office:value-type="float" office:value="4.77219406">
            <text:p>4,77219406</text:p>
          </table:table-cell>
          <table:table-cell office:value-type="float" office:value="0.0001432">
            <text:p>0,00014320</text:p>
          </table:table-cell>
          <table:table-cell table:number-columns-repeated="1022"/>
        </table:table-row>
        <table:table-row table:style-name="ro1">
          <table:table-cell office:value-type="float" office:value="4.79090962">
            <text:p>4,79090962</text:p>
          </table:table-cell>
          <table:table-cell office:value-type="float" office:value="0.00013794">
            <text:p>0,00013794</text:p>
          </table:table-cell>
          <table:table-cell table:number-columns-repeated="1022"/>
        </table:table-row>
        <table:table-row table:style-name="ro1">
          <table:table-cell office:value-type="float" office:value="4.79507308">
            <text:p>4,79507308</text:p>
          </table:table-cell>
          <table:table-cell office:value-type="float" office:value="0.0001368">
            <text:p>0,00013680</text:p>
          </table:table-cell>
          <table:table-cell table:number-columns-repeated="1022"/>
        </table:table-row>
        <table:table-row table:style-name="ro1">
          <table:table-cell office:value-type="float" office:value="4.79688805">
            <text:p>4,79688805</text:p>
          </table:table-cell>
          <table:table-cell office:value-type="float" office:value="0.0001363">
            <text:p>0,00013630</text:p>
          </table:table-cell>
          <table:table-cell table:number-columns-repeated="1022"/>
        </table:table-row>
        <table:table-row table:style-name="ro1">
          <table:table-cell office:value-type="float" office:value="4.82249113">
            <text:p>4,82249113</text:p>
          </table:table-cell>
          <table:table-cell office:value-type="float" office:value="0.0001295">
            <text:p>0,00012950</text:p>
          </table:table-cell>
          <table:table-cell table:number-columns-repeated="1022"/>
        </table:table-row>
        <table:table-row table:style-name="ro1">
          <table:table-cell office:value-type="float" office:value="4.85499866">
            <text:p>4,85499866</text:p>
          </table:table-cell>
          <table:table-cell office:value-type="float" office:value="0.00012135">
            <text:p>0,00012135</text:p>
          </table:table-cell>
          <table:table-cell table:number-columns-repeated="1022"/>
        </table:table-row>
        <table:table-row table:style-name="ro1">
          <table:table-cell office:value-type="float" office:value="4.87329458">
            <text:p>4,87329458</text:p>
          </table:table-cell>
          <table:table-cell office:value-type="float" office:value="0.00011699">
            <text:p>0,00011699</text:p>
          </table:table-cell>
          <table:table-cell table:number-columns-repeated="1022"/>
        </table:table-row>
        <table:table-row table:style-name="ro1">
          <table:table-cell office:value-type="float" office:value="4.88772632">
            <text:p>4,88772632</text:p>
          </table:table-cell>
          <table:table-cell office:value-type="float" office:value="0.00011366">
            <text:p>0,00011366</text:p>
          </table:table-cell>
          <table:table-cell table:number-columns-repeated="1022"/>
        </table:table-row>
        <table:table-row table:style-name="ro1">
          <table:table-cell office:value-type="float" office:value="5.01696134">
            <text:p>5,01696134</text:p>
          </table:table-cell>
          <table:table-cell office:value-type="float" office:value="0.00008777">
            <text:p>0,00008777</text:p>
          </table:table-cell>
          <table:table-cell table:number-columns-repeated="1022"/>
        </table:table-row>
        <table:table-row table:style-name="ro1">
          <table:table-cell office:value-type="float" office:value="5.02173048">
            <text:p>5,02173048</text:p>
          </table:table-cell>
          <table:table-cell office:value-type="float" office:value="0.00008694">
            <text:p>0,00008694</text:p>
          </table:table-cell>
          <table:table-cell table:number-columns-repeated="1022"/>
        </table:table-row>
        <table:table-row table:style-name="ro1">
          <table:table-cell office:value-type="float" office:value="5.04774344">
            <text:p>5,04774344</text:p>
          </table:table-cell>
          <table:table-cell office:value-type="float" office:value="0.00008253">
            <text:p>0,00008253</text:p>
          </table:table-cell>
          <table:table-cell table:number-columns-repeated="1022"/>
        </table:table-row>
        <table:table-row table:style-name="ro1">
          <table:table-cell office:value-type="float" office:value="5.07976401">
            <text:p>5,07976401</text:p>
          </table:table-cell>
          <table:table-cell office:value-type="float" office:value="0.00007741">
            <text:p>0,00007741</text:p>
          </table:table-cell>
          <table:table-cell table:number-columns-repeated="1022"/>
        </table:table-row>
        <table:table-row table:style-name="ro1">
          <table:table-cell office:value-type="float" office:value="5.13090417">
            <text:p>5,13090417</text:p>
          </table:table-cell>
          <table:table-cell office:value-type="float" office:value="0.00006988">
            <text:p>0,00006988</text:p>
          </table:table-cell>
          <table:table-cell table:number-columns-repeated="1022"/>
        </table:table-row>
        <table:table-row table:style-name="ro1">
          <table:table-cell office:value-type="float" office:value="5.1322314">
            <text:p>5,13223140</text:p>
          </table:table-cell>
          <table:table-cell office:value-type="float" office:value="0.0000697">
            <text:p>0,00006970</text:p>
          </table:table-cell>
          <table:table-cell table:number-columns-repeated="1022"/>
        </table:table-row>
        <table:table-row table:style-name="ro1">
          <table:table-cell office:value-type="float" office:value="5.15499106">
            <text:p>5,15499106</text:p>
          </table:table-cell>
          <table:table-cell office:value-type="float" office:value="0.0000666">
            <text:p>0,00006660</text:p>
          </table:table-cell>
          <table:table-cell table:number-columns-repeated="1022"/>
        </table:table-row>
        <table:table-row table:style-name="ro1">
          <table:table-cell office:value-type="float" office:value="5.17825645">
            <text:p>5,17825645</text:p>
          </table:table-cell>
          <table:table-cell office:value-type="float" office:value="0.00006357">
            <text:p>0,00006357</text:p>
          </table:table-cell>
          <table:table-cell table:number-columns-repeated="1022"/>
        </table:table-row>
        <table:table-row table:style-name="ro1">
          <table:table-cell office:value-type="float" office:value="5.1909156">
            <text:p>5,19091560</text:p>
          </table:table-cell>
          <table:table-cell office:value-type="float" office:value="0.00006198">
            <text:p>0,00006198</text:p>
          </table:table-cell>
          <table:table-cell table:number-columns-repeated="1022"/>
        </table:table-row>
        <table:table-row table:style-name="ro1">
          <table:table-cell office:value-type="float" office:value="5.20415643">
            <text:p>5,20415643</text:p>
          </table:table-cell>
          <table:table-cell office:value-type="float" office:value="0.00006036">
            <text:p>0,00006036</text:p>
          </table:table-cell>
          <table:table-cell table:number-columns-repeated="1022"/>
        </table:table-row>
        <table:table-row table:style-name="ro1">
          <table:table-cell office:value-type="float" office:value="5.22381052">
            <text:p>5,22381052</text:p>
          </table:table-cell>
          <table:table-cell office:value-type="float" office:value="0.00005803">
            <text:p>0,00005803</text:p>
          </table:table-cell>
          <table:table-cell table:number-columns-repeated="1022"/>
        </table:table-row>
        <table:table-row table:style-name="ro1">
          <table:table-cell office:value-type="float" office:value="5.23979104">
            <text:p>5,23979104</text:p>
          </table:table-cell>
          <table:table-cell office:value-type="float" office:value="0.00005621">
            <text:p>0,00005621</text:p>
          </table:table-cell>
          <table:table-cell table:number-columns-repeated="1022"/>
        </table:table-row>
        <table:table-row table:style-name="ro1">
          <table:table-cell office:value-type="float" office:value="5.25249738">
            <text:p>5,25249738</text:p>
          </table:table-cell>
          <table:table-cell office:value-type="float" office:value="0.0000548">
            <text:p>0,00005480</text:p>
          </table:table-cell>
          <table:table-cell table:number-columns-repeated="1022"/>
        </table:table-row>
        <table:table-row table:style-name="ro1">
          <table:table-cell office:value-type="float" office:value="5.26572708">
            <text:p>5,26572708</text:p>
          </table:table-cell>
          <table:table-cell office:value-type="float" office:value="0.00005337">
            <text:p>0,00005337</text:p>
          </table:table-cell>
          <table:table-cell table:number-columns-repeated="1022"/>
        </table:table-row>
        <table:table-row table:style-name="ro1">
          <table:table-cell office:value-type="float" office:value="5.29444046">
            <text:p>5,29444046</text:p>
          </table:table-cell>
          <table:table-cell office:value-type="float" office:value="0.00005039">
            <text:p>0,00005039</text:p>
          </table:table-cell>
          <table:table-cell table:number-columns-repeated="1022"/>
        </table:table-row>
        <table:table-row table:style-name="ro1">
          <table:table-cell office:value-type="float" office:value="5.30986458">
            <text:p>5,30986458</text:p>
          </table:table-cell>
          <table:table-cell office:value-type="float" office:value="0.00004886">
            <text:p>0,00004886</text:p>
          </table:table-cell>
          <table:table-cell table:number-columns-repeated="1022"/>
        </table:table-row>
        <table:table-row table:style-name="ro1">
          <table:table-cell office:value-type="float" office:value="5.31613824">
            <text:p>5,31613824</text:p>
          </table:table-cell>
          <table:table-cell office:value-type="float" office:value="0.00004825">
            <text:p>0,00004825</text:p>
          </table:table-cell>
          <table:table-cell table:number-columns-repeated="1022"/>
        </table:table-row>
        <table:table-row table:style-name="ro1">
          <table:table-cell office:value-type="float" office:value="5.36703226">
            <text:p>5,36703226</text:p>
          </table:table-cell>
          <table:table-cell office:value-type="float" office:value="0.00004358">
            <text:p>0,00004358</text:p>
          </table:table-cell>
          <table:table-cell table:number-columns-repeated="1022"/>
        </table:table-row>
        <table:table-row table:style-name="ro1">
          <table:table-cell office:value-type="float" office:value="5.3872664">
            <text:p>5,38726640</text:p>
          </table:table-cell>
          <table:table-cell office:value-type="float" office:value="0.00004185">
            <text:p>0,00004185</text:p>
          </table:table-cell>
          <table:table-cell table:number-columns-repeated="1022"/>
        </table:table-row>
        <table:table-row table:style-name="ro1">
          <table:table-cell office:value-type="float" office:value="5.39943161">
            <text:p>5,39943161</text:p>
          </table:table-cell>
          <table:table-cell office:value-type="float" office:value="0.00004085">
            <text:p>0,00004085</text:p>
          </table:table-cell>
          <table:table-cell table:number-columns-repeated="1022"/>
        </table:table-row>
        <table:table-row table:style-name="ro1">
          <table:table-cell office:value-type="float" office:value="5.43622291">
            <text:p>5,43622291</text:p>
          </table:table-cell>
          <table:table-cell office:value-type="float" office:value="0.00003795">
            <text:p>0,00003795</text:p>
          </table:table-cell>
          <table:table-cell table:number-columns-repeated="1022"/>
        </table:table-row>
        <table:table-row table:style-name="ro1">
          <table:table-cell office:value-type="float" office:value="5.44420023">
            <text:p>5,44420023</text:p>
          </table:table-cell>
          <table:table-cell office:value-type="float" office:value="0.00003735">
            <text:p>0,00003735</text:p>
          </table:table-cell>
          <table:table-cell table:number-columns-repeated="1022"/>
        </table:table-row>
        <table:table-row table:style-name="ro1">
          <table:table-cell office:value-type="float" office:value="5.48496137">
            <text:p>5,48496137</text:p>
          </table:table-cell>
          <table:table-cell office:value-type="float" office:value="0.00003442">
            <text:p>0,00003442</text:p>
          </table:table-cell>
          <table:table-cell table:number-columns-repeated="1022"/>
        </table:table-row>
        <table:table-row table:style-name="ro1">
          <table:table-cell office:value-type="float" office:value="5.56373281">
            <text:p>5,56373281</text:p>
          </table:table-cell>
          <table:table-cell office:value-type="float" office:value="0.00002941">
            <text:p>0,00002941</text:p>
          </table:table-cell>
          <table:table-cell table:number-columns-repeated="1022"/>
        </table:table-row>
        <table:table-row table:style-name="ro1">
          <table:table-cell office:value-type="float" office:value="5.57890008">
            <text:p>5,57890008</text:p>
          </table:table-cell>
          <table:table-cell office:value-type="float" office:value="0.00002853">
            <text:p>0,00002853</text:p>
          </table:table-cell>
          <table:table-cell table:number-columns-repeated="1022"/>
        </table:table-row>
        <table:table-row table:style-name="ro1">
          <table:table-cell office:value-type="float" office:value="5.59329541">
            <text:p>5,59329541</text:p>
          </table:table-cell>
          <table:table-cell office:value-type="float" office:value="0.00002772">
            <text:p>0,00002772</text:p>
          </table:table-cell>
          <table:table-cell table:number-columns-repeated="1022"/>
        </table:table-row>
        <table:table-row table:style-name="ro1">
          <table:table-cell office:value-type="float" office:value="5.6247295">
            <text:p>5,62472950</text:p>
          </table:table-cell>
          <table:table-cell office:value-type="float" office:value="0.00002603">
            <text:p>0,00002603</text:p>
          </table:table-cell>
          <table:table-cell table:number-columns-repeated="1022"/>
        </table:table-row>
        <table:table-row table:style-name="ro1">
          <table:table-cell office:value-type="float" office:value="5.67684945">
            <text:p>5,67684945</text:p>
          </table:table-cell>
          <table:table-cell office:value-type="float" office:value="0.00002345">
            <text:p>0,00002345</text:p>
          </table:table-cell>
          <table:table-cell table:number-columns-repeated="1022"/>
        </table:table-row>
        <table:table-row table:style-name="ro1">
          <table:table-cell office:value-type="float" office:value="5.69805839">
            <text:p>5,69805839</text:p>
          </table:table-cell>
          <table:table-cell office:value-type="float" office:value="0.00002248">
            <text:p>0,00002248</text:p>
          </table:table-cell>
          <table:table-cell table:number-columns-repeated="1022"/>
        </table:table-row>
        <table:table-row table:style-name="ro1">
          <table:table-cell office:value-type="float" office:value="5.76698332">
            <text:p>5,76698332</text:p>
          </table:table-cell>
          <table:table-cell office:value-type="float" office:value="0.00001958">
            <text:p>0,00001958</text:p>
          </table:table-cell>
          <table:table-cell table:number-columns-repeated="1022"/>
        </table:table-row>
        <table:table-row table:style-name="ro1">
          <table:table-cell office:value-type="float" office:value="5.77643888">
            <text:p>5,77643888</text:p>
          </table:table-cell>
          <table:table-cell office:value-type="float" office:value="0.00001922">
            <text:p>0,00001922</text:p>
          </table:table-cell>
          <table:table-cell table:number-columns-repeated="1022"/>
        </table:table-row>
        <table:table-row table:style-name="ro1">
          <table:table-cell office:value-type="float" office:value="5.80834532">
            <text:p>5,80834532</text:p>
          </table:table-cell>
          <table:table-cell office:value-type="float" office:value="0.00001803">
            <text:p>0,00001803</text:p>
          </table:table-cell>
          <table:table-cell table:number-columns-repeated="1022"/>
        </table:table-row>
        <table:table-row table:style-name="ro1">
          <table:table-cell office:value-type="float" office:value="5.82793213">
            <text:p>5,82793213</text:p>
          </table:table-cell>
          <table:table-cell office:value-type="float" office:value="0.00001734">
            <text:p>0,00001734</text:p>
          </table:table-cell>
          <table:table-cell table:number-columns-repeated="1022"/>
        </table:table-row>
        <table:table-row table:style-name="ro1">
          <table:table-cell office:value-type="float" office:value="5.84129176">
            <text:p>5,84129176</text:p>
          </table:table-cell>
          <table:table-cell office:value-type="float" office:value="0.00001688">
            <text:p>0,00001688</text:p>
          </table:table-cell>
          <table:table-cell table:number-columns-repeated="1022"/>
        </table:table-row>
        <table:table-row table:style-name="ro1">
          <table:table-cell office:value-type="float" office:value="5.87471855">
            <text:p>5,87471855</text:p>
          </table:table-cell>
          <table:table-cell office:value-type="float" office:value="0.00001579">
            <text:p>0,00001579</text:p>
          </table:table-cell>
          <table:table-cell table:number-columns-repeated="1022"/>
        </table:table-row>
        <table:table-row table:style-name="ro1">
          <table:table-cell office:value-type="float" office:value="5.91083272">
            <text:p>5,91083272</text:p>
          </table:table-cell>
          <table:table-cell office:value-type="float" office:value="0.00001469">
            <text:p>0,00001469</text:p>
          </table:table-cell>
          <table:table-cell table:number-columns-repeated="1022"/>
        </table:table-row>
        <table:table-row table:style-name="ro1">
          <table:table-cell office:value-type="float" office:value="5.94114585">
            <text:p>5,94114585</text:p>
          </table:table-cell>
          <table:table-cell office:value-type="float" office:value="0.00001382">
            <text:p>0,00001382</text:p>
          </table:table-cell>
          <table:table-cell table:number-columns-repeated="1022"/>
        </table:table-row>
        <table:table-row table:style-name="ro1">
          <table:table-cell office:value-type="float" office:value="5.95061655">
            <text:p>5,95061655</text:p>
          </table:table-cell>
          <table:table-cell office:value-type="float" office:value="0.00001356">
            <text:p>0,00001356</text:p>
          </table:table-cell>
          <table:table-cell table:number-columns-repeated="1022"/>
        </table:table-row>
        <table:table-row table:style-name="ro1">
          <table:table-cell office:value-type="float" office:value="5.95199847">
            <text:p>5,95199847</text:p>
          </table:table-cell>
          <table:table-cell office:value-type="float" office:value="0.00001353">
            <text:p>0,00001353</text:p>
          </table:table-cell>
          <table:table-cell table:number-columns-repeated="1022"/>
        </table:table-row>
        <table:table-row table:style-name="ro1">
          <table:table-cell office:value-type="float" office:value="5.95516352">
            <text:p>5,95516352</text:p>
          </table:table-cell>
          <table:table-cell office:value-type="float" office:value="0.00001344">
            <text:p>0,00001344</text:p>
          </table:table-cell>
          <table:table-cell table:number-columns-repeated="1022"/>
        </table:table-row>
        <table:table-row table:style-name="ro1">
          <table:table-cell office:value-type="float" office:value="6.00697378">
            <text:p>6,00697378</text:p>
          </table:table-cell>
          <table:table-cell office:value-type="float" office:value="0.00001212">
            <text:p>0,00001212</text:p>
          </table:table-cell>
          <table:table-cell table:number-columns-repeated="1022"/>
        </table:table-row>
        <table:table-row table:style-name="ro1">
          <table:table-cell office:value-type="float" office:value="6.02951069">
            <text:p>6,02951069</text:p>
          </table:table-cell>
          <table:table-cell office:value-type="float" office:value="0.00001158">
            <text:p>0,00001158</text:p>
          </table:table-cell>
          <table:table-cell table:number-columns-repeated="1022"/>
        </table:table-row>
        <table:table-row table:style-name="ro1">
          <table:table-cell office:value-type="float" office:value="6.03406167">
            <text:p>6,03406167</text:p>
          </table:table-cell>
          <table:table-cell office:value-type="float" office:value="0.00001148">
            <text:p>0,00001148</text:p>
          </table:table-cell>
          <table:table-cell table:number-columns-repeated="1022"/>
        </table:table-row>
        <table:table-row table:style-name="ro1">
          <table:table-cell office:value-type="float" office:value="6.08788444">
            <text:p>6,08788444</text:p>
          </table:table-cell>
          <table:table-cell office:value-type="float" office:value="0.00001031">
            <text:p>0,00001031</text:p>
          </table:table-cell>
          <table:table-cell table:number-columns-repeated="1022"/>
        </table:table-row>
        <table:table-row table:style-name="ro1">
          <table:table-cell office:value-type="float" office:value="6.09385665">
            <text:p>6,09385665</text:p>
          </table:table-cell>
          <table:table-cell office:value-type="float" office:value="0.00001019">
            <text:p>0,00001019</text:p>
          </table:table-cell>
          <table:table-cell table:number-columns-repeated="1022"/>
        </table:table-row>
        <table:table-row table:style-name="ro1">
          <table:table-cell office:value-type="float" office:value="6.15523186">
            <text:p>6,15523186</text:p>
          </table:table-cell>
          <table:table-cell office:value-type="float" office:value="0.00000901">
            <text:p>0,00000901</text:p>
          </table:table-cell>
          <table:table-cell table:number-columns-repeated="1022"/>
        </table:table-row>
        <table:table-row table:style-name="ro1">
          <table:table-cell office:value-type="float" office:value="6.16099601">
            <text:p>6,16099601</text:p>
          </table:table-cell>
          <table:table-cell office:value-type="float" office:value="0.00000891">
            <text:p>0,00000891</text:p>
          </table:table-cell>
          <table:table-cell table:number-columns-repeated="1022"/>
        </table:table-row>
        <table:table-row table:style-name="ro1">
          <table:table-cell office:value-type="float" office:value="6.1695357">
            <text:p>6,16953570</text:p>
          </table:table-cell>
          <table:table-cell office:value-type="float" office:value="0.00000875">
            <text:p>0,00000875</text:p>
          </table:table-cell>
          <table:table-cell table:number-columns-repeated="1022"/>
        </table:table-row>
        <table:table-row table:style-name="ro1">
          <table:table-cell office:value-type="float" office:value="6.17750421">
            <text:p>6,17750421</text:p>
          </table:table-cell>
          <table:table-cell office:value-type="float" office:value="0.00000862">
            <text:p>0,00000862</text:p>
          </table:table-cell>
          <table:table-cell table:number-columns-repeated="1022"/>
        </table:table-row>
        <table:table-row table:style-name="ro1">
          <table:table-cell office:value-type="float" office:value="6.20962646">
            <text:p>6,20962646</text:p>
          </table:table-cell>
          <table:table-cell office:value-type="float" office:value="0.00000808">
            <text:p>0,00000808</text:p>
          </table:table-cell>
          <table:table-cell table:number-columns-repeated="1022"/>
        </table:table-row>
        <table:table-row table:style-name="ro1">
          <table:table-cell office:value-type="float" office:value="6.24085243">
            <text:p>6,24085243</text:p>
          </table:table-cell>
          <table:table-cell office:value-type="float" office:value="0.00000759">
            <text:p>0,00000759</text:p>
          </table:table-cell>
          <table:table-cell table:number-columns-repeated="1022"/>
        </table:table-row>
        <table:table-row table:style-name="ro1">
          <table:table-cell office:value-type="float" office:value="6.27953235">
            <text:p>6,27953235</text:p>
          </table:table-cell>
          <table:table-cell office:value-type="float" office:value="0.00000703">
            <text:p>0,00000703</text:p>
          </table:table-cell>
          <table:table-cell table:number-columns-repeated="1022"/>
        </table:table-row>
        <table:table-row table:style-name="ro1">
          <table:table-cell office:value-type="float" office:value="6.28345691">
            <text:p>6,28345691</text:p>
          </table:table-cell>
          <table:table-cell office:value-type="float" office:value="0.00000697">
            <text:p>0,00000697</text:p>
          </table:table-cell>
          <table:table-cell table:number-columns-repeated="1022"/>
        </table:table-row>
        <table:table-row table:style-name="ro1">
          <table:table-cell office:value-type="float" office:value="6.30310691">
            <text:p>6,30310691</text:p>
          </table:table-cell>
          <table:table-cell office:value-type="float" office:value="0.0000067">
            <text:p>0,00000670</text:p>
          </table:table-cell>
          <table:table-cell table:number-columns-repeated="1022"/>
        </table:table-row>
        <table:table-row table:style-name="ro1">
          <table:table-cell office:value-type="float" office:value="6.31997893">
            <text:p>6,31997893</text:p>
          </table:table-cell>
          <table:table-cell office:value-type="float" office:value="0.00000648">
            <text:p>0,00000648</text:p>
          </table:table-cell>
          <table:table-cell table:number-columns-repeated="1022"/>
        </table:table-row>
        <table:table-row table:style-name="ro1">
          <table:table-cell office:value-type="float" office:value="6.3524938">
            <text:p>6,35249380</text:p>
          </table:table-cell>
          <table:table-cell office:value-type="float" office:value="0.00000607">
            <text:p>0,00000607</text:p>
          </table:table-cell>
          <table:table-cell table:number-columns-repeated="1022"/>
        </table:table-row>
        <table:table-row table:style-name="ro1">
          <table:table-cell office:value-type="float" office:value="6.42553685">
            <text:p>6,42553685</text:p>
          </table:table-cell>
          <table:table-cell office:value-type="float" office:value="0.00000525">
            <text:p>0,00000525</text:p>
          </table:table-cell>
          <table:table-cell table:number-columns-repeated="1022"/>
        </table:table-row>
        <table:table-row table:style-name="ro1">
          <table:table-cell office:value-type="float" office:value="6.44635892">
            <text:p>6,44635892</text:p>
          </table:table-cell>
          <table:table-cell office:value-type="float" office:value="0.00000503">
            <text:p>0,00000503</text:p>
          </table:table-cell>
          <table:table-cell table:number-columns-repeated="1022"/>
        </table:table-row>
        <table:table-row table:style-name="ro1">
          <table:table-cell office:value-type="float" office:value="6.47180182">
            <text:p>6,47180182</text:p>
          </table:table-cell>
          <table:table-cell office:value-type="float" office:value="0.00000478">
            <text:p>0,00000478</text:p>
          </table:table-cell>
          <table:table-cell table:number-columns-repeated="1022"/>
        </table:table-row>
        <table:table-row table:style-name="ro1">
          <table:table-cell office:value-type="float" office:value="6.47642855">
            <text:p>6,47642855</text:p>
          </table:table-cell>
          <table:table-cell office:value-type="float" office:value="0.00000474">
            <text:p>0,00000474</text:p>
          </table:table-cell>
          <table:table-cell table:number-columns-repeated="1022"/>
        </table:table-row>
        <table:table-row table:style-name="ro1">
          <table:table-cell office:value-type="float" office:value="6.48687683">
            <text:p>6,48687683</text:p>
          </table:table-cell>
          <table:table-cell office:value-type="float" office:value="0.00000464">
            <text:p>0,00000464</text:p>
          </table:table-cell>
          <table:table-cell table:number-columns-repeated="1022"/>
        </table:table-row>
        <table:table-row table:style-name="ro1">
          <table:table-cell office:value-type="float" office:value="6.50541114">
            <text:p>6,50541114</text:p>
          </table:table-cell>
          <table:table-cell office:value-type="float" office:value="0.00000447">
            <text:p>0,00000447</text:p>
          </table:table-cell>
          <table:table-cell table:number-columns-repeated="1022"/>
        </table:table-row>
        <table:table-row table:style-name="ro1">
          <table:table-cell office:value-type="float" office:value="6.59457127">
            <text:p>6,59457127</text:p>
          </table:table-cell>
          <table:table-cell office:value-type="float" office:value="0.00000374">
            <text:p>0,00000374</text:p>
          </table:table-cell>
          <table:table-cell table:number-columns-repeated="1022"/>
        </table:table-row>
        <table:table-row table:style-name="ro1">
          <table:table-cell office:value-type="float" office:value="6.7007758">
            <text:p>6,70077580</text:p>
          </table:table-cell>
          <table:table-cell office:value-type="float" office:value="0.00000303">
            <text:p>0,00000303</text:p>
          </table:table-cell>
          <table:table-cell table:number-columns-repeated="1022"/>
        </table:table-row>
        <table:table-row table:style-name="ro1">
          <table:table-cell office:value-type="float" office:value="6.7530293">
            <text:p>6,75302930</text:p>
          </table:table-cell>
          <table:table-cell office:value-type="float" office:value="0.00000273">
            <text:p>0,00000273</text:p>
          </table:table-cell>
          <table:table-cell table:number-columns-repeated="1022"/>
        </table:table-row>
        <table:table-row table:style-name="ro1">
          <table:table-cell office:value-type="float" office:value="6.77143988">
            <text:p>6,77143988</text:p>
          </table:table-cell>
          <table:table-cell office:value-type="float" office:value="0.00000263">
            <text:p>0,00000263</text:p>
          </table:table-cell>
          <table:table-cell table:number-columns-repeated="1022"/>
        </table:table-row>
        <table:table-row table:style-name="ro1">
          <table:table-cell office:value-type="float" office:value="6.78979705">
            <text:p>6,78979705</text:p>
          </table:table-cell>
          <table:table-cell office:value-type="float" office:value="0.00000253">
            <text:p>0,00000253</text:p>
          </table:table-cell>
          <table:table-cell table:number-columns-repeated="1022"/>
        </table:table-row>
        <table:table-row table:style-name="ro1">
          <table:table-cell office:value-type="float" office:value="6.9793541">
            <text:p>6,97935410</text:p>
          </table:table-cell>
          <table:table-cell office:value-type="float" office:value="0.00000173">
            <text:p>0,00000173</text:p>
          </table:table-cell>
          <table:table-cell table:number-columns-repeated="1022"/>
        </table:table-row>
        <table:table-row table:style-name="ro1">
          <table:table-cell office:value-type="float" office:value="7.02005314">
            <text:p>7,02005314</text:p>
          </table:table-cell>
          <table:table-cell office:value-type="float" office:value="0.0000016">
            <text:p>0,00000160</text:p>
          </table:table-cell>
          <table:table-cell table:number-columns-repeated="1022"/>
        </table:table-row>
        <table:table-row table:style-name="ro1">
          <table:table-cell office:value-type="float" office:value="7.11544094">
            <text:p>7,11544094</text:p>
          </table:table-cell>
          <table:table-cell office:value-type="float" office:value="0.00000132">
            <text:p>0,00000132</text:p>
          </table:table-cell>
          <table:table-cell table:number-columns-repeated="1022"/>
        </table:table-row>
        <table:table-row table:style-name="ro1">
          <table:table-cell office:value-type="float" office:value="7.25416029">
            <text:p>7,25416029</text:p>
          </table:table-cell>
          <table:table-cell office:value-type="float" office:value="0.000001">
            <text:p>0,00000100</text:p>
          </table:table-cell>
          <table:table-cell table:number-columns-repeated="1022"/>
        </table:table-row>
        <table:table-row table:style-name="ro1">
          <table:table-cell office:value-type="float" office:value="7.37680078">
            <text:p>7,37680078</text:p>
          </table:table-cell>
          <table:table-cell office:value-type="float" office:value="0.00000078">
            <text:p>0,00000078</text:p>
          </table:table-cell>
          <table:table-cell table:number-columns-repeated="1022"/>
        </table:table-row>
        <table:table-row table:style-name="ro1">
          <table:table-cell office:value-type="float" office:value="7.59179692">
            <text:p>7,59179692</text:p>
          </table:table-cell>
          <table:table-cell office:value-type="float" office:value="0.00000051">
            <text:p>0,00000051</text:p>
          </table:table-cell>
          <table:table-cell table:number-columns-repeated="1022"/>
        </table:table-row>
        <table:table-row table:style-name="ro1">
          <table:table-cell office:value-type="float" office:value="7.62044894">
            <text:p>7,62044894</text:p>
          </table:table-cell>
          <table:table-cell office:value-type="float" office:value="0.00000048">
            <text:p>0,00000048</text:p>
          </table:table-cell>
          <table:table-cell table:number-columns-repeated="1022"/>
        </table:table-row>
        <table:table-row table:style-name="ro1">
          <table:table-cell office:value-type="float" office:value="7.89225766">
            <text:p>7,89225766</text:p>
          </table:table-cell>
          <table:table-cell office:value-type="float" office:value="0.00000028">
            <text:p>0,00000028</text:p>
          </table:table-cell>
          <table:table-cell table:number-columns-repeated="1022"/>
        </table:table-row>
        <table:table-row table:style-name="ro1">
          <table:table-cell office:value-type="float" office:value="8.2827419">
            <text:p>8,28274190</text:p>
          </table:table-cell>
          <table:table-cell office:value-type="float" office:value="0.00000013">
            <text:p>0,00000013</text:p>
          </table:table-cell>
          <table:table-cell table:number-columns-repeated="1022"/>
        </table:table-row>
        <table:table-row table:style-name="ro1">
          <table:table-cell office:value-type="float" office:value="8.75428209">
            <text:p>8,75428209</text:p>
          </table:table-cell>
          <table:table-cell office:value-type="float" office:value="0.00000005">
            <text:p>0,00000005</text:p>
          </table:table-cell>
          <table:table-cell table:number-columns-repeated="1022"/>
        </table:table-row>
        <table:table-row table:style-name="ro1">
          <table:table-cell office:value-type="float" office:value="8.99316434">
            <text:p>8,99316434</text:p>
          </table:table-cell>
          <table:table-cell office:value-type="float" office:value="0.00000003">
            <text:p>0,00000003</text:p>
          </table:table-cell>
          <table:table-cell table:number-columns-repeated="1022"/>
        </table:table-row>
        <table:table-row table:style-name="ro1">
          <table:table-cell office:value-type="float" office:value="9.32547515">
            <text:p>9,32547515</text:p>
          </table:table-cell>
          <table:table-cell office:value-type="float" office:value="0.00000002">
            <text:p>0,00000002</text:p>
          </table:table-cell>
          <table:table-cell table:number-columns-repeated="1022"/>
        </table:table-row>
        <table:table-row table:style-name="ro1">
          <table:table-cell office:value-type="float" office:value="9.4465497">
            <text:p>9,44654970</text:p>
          </table:table-cell>
          <table:table-cell office:value-type="float" office:value="0.00000001">
            <text:p>0,00000001</text:p>
          </table:table-cell>
          <table:table-cell table:number-columns-repeated="1022"/>
        </table:table-row>
        <table:table-row table:style-name="ro1">
          <table:table-cell office:value-type="float" office:value="9.6081339">
            <text:p>9,60813390</text:p>
          </table:table-cell>
          <table:table-cell office:value-type="float" office:value="0.00000001">
            <text:p>0,00000001</text:p>
          </table:table-cell>
          <table:table-cell table:number-columns-repeated="1022"/>
        </table:table-row>
        <table:table-row table:style-name="ro1">
          <table:table-cell office:value-type="float" office:value="9.6402827">
            <text:p>9,64028270</text:p>
          </table:table-cell>
          <table:table-cell office:value-type="float" office:value="0.00000001">
            <text:p>0,00000001</text:p>
          </table:table-cell>
          <table:table-cell table:number-columns-repeated="1022"/>
        </table:table-row>
        <table:table-row table:style-name="ro1">
          <table:table-cell office:value-type="float" office:value="9.65247439">
            <text:p>9,65247439</text:p>
          </table:table-cell>
          <table:table-cell office:value-type="float" office:value="0.00000001">
            <text:p>0,00000001</text:p>
          </table:table-cell>
          <table:table-cell table:number-columns-repeated="1022"/>
        </table:table-row>
        <table:table-row table:style-name="ro1">
          <table:table-cell office:value-type="float" office:value="10.24834979">
            <text:p>10,24834979</text:p>
          </table:table-cell>
          <table:table-cell office:value-type="float" office:value="0">
            <text:p>0,00000000</text:p>
          </table:table-cell>
          <table:table-cell table:number-columns-repeated="1022"/>
        </table:table-row>
        <table:table-row table:style-name="ro1">
          <table:table-cell office:value-type="float" office:value="10.50862468">
            <text:p>10,50862468</text:p>
          </table:table-cell>
          <table:table-cell office:value-type="float" office:value="0">
            <text:p>0,00000000</text:p>
          </table:table-cell>
          <table:table-cell table:number-columns-repeated="1022"/>
        </table:table-row>
        <table:table-row table:style-name="ro1">
          <table:table-cell office:value-type="float" office:value="10.52845302">
            <text:p>10,52845302</text:p>
          </table:table-cell>
          <table:table-cell office:value-type="float" office:value="0">
            <text:p>0,00000000</text:p>
          </table:table-cell>
          <table:table-cell table:number-columns-repeated="1022"/>
        </table:table-row>
        <table:table-row table:style-name="ro1">
          <table:table-cell office:value-type="float" office:value="10.68648117">
            <text:p>10,68648117</text:p>
          </table:table-cell>
          <table:table-cell office:value-type="float" office:value="0">
            <text:p>0,00000000</text:p>
          </table:table-cell>
          <table:table-cell table:number-columns-repeated="1022"/>
        </table:table-row>
        <table:table-row table:style-name="ro1">
          <table:table-cell office:value-type="float" office:value="12.06689333">
            <text:p>12,06689333</text:p>
          </table:table-cell>
          <table:table-cell office:value-type="float" office:value="0">
            <text:p>0,00000000</text:p>
          </table:table-cell>
          <table:table-cell table:number-columns-repeated="1022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Foglio1.A1:Foglio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16" number:min-integer-digits="1"/>
    </number:number-style>
    <number:number-style style:name="N105">
      <number:number number:decimal-places="5" number:min-integer-digits="1"/>
    </number:number-style>
    <number:number-style style:name="N106">
      <number:number number:decimal-places="8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07/12/2010</text:date>, <text:time>13.29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Ferrari</meta:initial-creator>
    <meta:creation-date>2010-12-07T12:30:04.44</meta:creation-date>
    <dc:date>2010-12-07T13:29:02.38</dc:date>
    <dc:creator>Marco Ferrari</dc:creator>
    <meta:editing-duration>PT00H11M26S</meta:editing-duration>
    <meta:editing-cycles>1</meta:editing-cycles>
    <meta:document-statistic meta:table-count="3" meta:cell-count="2000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3cm" svg:height="6.988cm" xlink:href=".." chart:class="chart:bar" chart:style-name="ch1">
        <chart:legend chart:legend-position="end" svg:x="23.956cm" svg:y="3.186cm" chart:style-name="ch2"/>
        <chart:plot-area chart:style-name="ch3" table:cell-range-address="Foglio1.A1:Foglio1.B1000" chart:data-source-has-labels="column" svg:x="0.528cm" svg:y="0.139cm" svg:width="22.901cm" svg:height="6.571cm">
          <chart:axis chart:dimension="x" chart:name="primary-x" chart:style-name="ch4">
            <chart:categories table:cell-range-address="Foglio1.A1:Foglio1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:Foglio1.B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 text:id="Foglio1.A1:Foglio1.A1000">0,00040939</text:p>
              </table:table-cell>
              <table:table-cell office:value-type="float" office:value="1.99836309">
                <text:p text:id="Foglio1.B1:Foglio1.B1000">1.99836309</text:p>
              </table:table-cell>
            </table:table-row>
            <table:table-row>
              <table:table-cell office:value-type="string">
                <text:p>0,00196415</text:p>
              </table:table-cell>
              <table:table-cell office:value-type="float" office:value="1.99215881">
                <text:p>1.99215881</text:p>
              </table:table-cell>
            </table:table-row>
            <table:table-row>
              <table:table-cell office:value-type="string">
                <text:p>0,00544543</text:p>
              </table:table-cell>
              <table:table-cell office:value-type="float" office:value="1.97833647">
                <text:p>1.97833647</text:p>
              </table:table-cell>
            </table:table-row>
            <table:table-row>
              <table:table-cell office:value-type="string">
                <text:p>0,00759298</text:p>
              </table:table-cell>
              <table:table-cell office:value-type="float" office:value="1.96985752">
                <text:p>1.96985752</text:p>
              </table:table-cell>
            </table:table-row>
            <table:table-row>
              <table:table-cell office:value-type="string">
                <text:p>0,01183191</text:p>
              </table:table-cell>
              <table:table-cell office:value-type="float" office:value="1.95322796">
                <text:p>1.95322796</text:p>
              </table:table-cell>
            </table:table-row>
            <table:table-row>
              <table:table-cell office:value-type="string">
                <text:p>0,01325324</text:p>
              </table:table-cell>
              <table:table-cell office:value-type="float" office:value="1.94768347">
                <text:p>1.94768347</text:p>
              </table:table-cell>
            </table:table-row>
            <table:table-row>
              <table:table-cell office:value-type="string">
                <text:p>0,01464111</text:p>
              </table:table-cell>
              <table:table-cell office:value-type="float" office:value="1.9422847">
                <text:p>1.9422847</text:p>
              </table:table-cell>
            </table:table-row>
            <table:table-row>
              <table:table-cell office:value-type="string">
                <text:p>0,01822966</text:p>
              </table:table-cell>
              <table:table-cell office:value-type="float" office:value="1.92839465">
                <text:p>1.92839465</text:p>
              </table:table-cell>
            </table:table-row>
            <table:table-row>
              <table:table-cell office:value-type="string">
                <text:p>0,02176003</text:p>
              </table:table-cell>
              <table:table-cell office:value-type="float" office:value="1.91482669">
                <text:p>1.91482669</text:p>
              </table:table-cell>
            </table:table-row>
            <table:table-row>
              <table:table-cell office:value-type="string">
                <text:p>0,03207162</text:p>
              </table:table-cell>
              <table:table-cell office:value-type="float" office:value="1.87574132">
                <text:p>1.87574132</text:p>
              </table:table-cell>
            </table:table-row>
            <table:table-row>
              <table:table-cell office:value-type="string">
                <text:p>0,03376131</text:p>
              </table:table-cell>
              <table:table-cell office:value-type="float" office:value="1.86941316">
                <text:p>1.86941316</text:p>
              </table:table-cell>
            </table:table-row>
            <table:table-row>
              <table:table-cell office:value-type="string">
                <text:p>0,03694955</text:p>
              </table:table-cell>
              <table:table-cell office:value-type="float" office:value="1.85753081">
                <text:p>1.85753081</text:p>
              </table:table-cell>
            </table:table-row>
            <table:table-row>
              <table:table-cell office:value-type="string">
                <text:p>0,03699346</text:p>
              </table:table-cell>
              <table:table-cell office:value-type="float" office:value="1.85736768">
                <text:p>1.85736768</text:p>
              </table:table-cell>
            </table:table-row>
            <table:table-row>
              <table:table-cell office:value-type="string">
                <text:p>0,03837056</text:p>
              </table:table-cell>
              <table:table-cell office:value-type="float" office:value="1.85225915">
                <text:p>1.85225915</text:p>
              </table:table-cell>
            </table:table-row>
            <table:table-row>
              <table:table-cell office:value-type="string">
                <text:p>0,04060635</text:p>
              </table:table-cell>
              <table:table-cell office:value-type="float" office:value="1.84399513">
                <text:p>1.84399513</text:p>
              </table:table-cell>
            </table:table-row>
            <table:table-row>
              <table:table-cell office:value-type="string">
                <text:p>0,04080833</text:p>
              </table:table-cell>
              <table:table-cell office:value-type="float" office:value="1.84325037">
                <text:p>1.84325037</text:p>
              </table:table-cell>
            </table:table-row>
            <table:table-row>
              <table:table-cell office:value-type="string">
                <text:p>0,04220140</text:p>
              </table:table-cell>
              <table:table-cell office:value-type="float" office:value="1.83812197">
                <text:p>1.83812197</text:p>
              </table:table-cell>
            </table:table-row>
            <table:table-row>
              <table:table-cell office:value-type="string">
                <text:p>0,04361598</text:p>
              </table:table-cell>
              <table:table-cell office:value-type="float" office:value="1.83292899">
                <text:p>1.83292899</text:p>
              </table:table-cell>
            </table:table-row>
            <table:table-row>
              <table:table-cell office:value-type="string">
                <text:p>0,04476445</text:p>
              </table:table-cell>
              <table:table-cell office:value-type="float" office:value="1.82872368">
                <text:p>1.82872368</text:p>
              </table:table-cell>
            </table:table-row>
            <table:table-row>
              <table:table-cell office:value-type="string">
                <text:p>0,04518874</text:p>
              </table:table-cell>
              <table:table-cell office:value-type="float" office:value="1.82717253">
                <text:p>1.82717253</text:p>
              </table:table-cell>
            </table:table-row>
            <table:table-row>
              <table:table-cell office:value-type="string">
                <text:p>0,04861001</text:p>
              </table:table-cell>
              <table:table-cell office:value-type="float" office:value="1.8147127">
                <text:p>1.8147127</text:p>
              </table:table-cell>
            </table:table-row>
            <table:table-row>
              <table:table-cell office:value-type="string">
                <text:p>0,04975419</text:p>
              </table:table-cell>
              <table:table-cell office:value-type="float" office:value="1.81056472">
                <text:p>1.81056472</text:p>
              </table:table-cell>
            </table:table-row>
            <table:table-row>
              <table:table-cell office:value-type="string">
                <text:p>0,05051692</text:p>
              </table:table-cell>
              <table:table-cell office:value-type="float" office:value="1.8078049">
                <text:p>1.8078049</text:p>
              </table:table-cell>
            </table:table-row>
            <table:table-row>
              <table:table-cell office:value-type="string">
                <text:p>0,05398786</text:p>
              </table:table-cell>
              <table:table-cell office:value-type="float" office:value="1.79529878">
                <text:p>1.79529878</text:p>
              </table:table-cell>
            </table:table-row>
            <table:table-row>
              <table:table-cell office:value-type="string">
                <text:p>0,06092677</text:p>
              </table:table-cell>
              <table:table-cell office:value-type="float" office:value="1.77055605">
                <text:p>1.77055605</text:p>
              </table:table-cell>
            </table:table-row>
            <table:table-row>
              <table:table-cell office:value-type="string">
                <text:p>0,06121330</text:p>
              </table:table-cell>
              <table:table-cell office:value-type="float" office:value="1.7695417">
                <text:p>1.7695417</text:p>
              </table:table-cell>
            </table:table-row>
            <table:table-row>
              <table:table-cell office:value-type="string">
                <text:p>0,06132340</text:p>
              </table:table-cell>
              <table:table-cell office:value-type="float" office:value="1.76915209">
                <text:p>1.76915209</text:p>
              </table:table-cell>
            </table:table-row>
            <table:table-row>
              <table:table-cell office:value-type="string">
                <text:p>0,06446608</text:p>
              </table:table-cell>
              <table:table-cell office:value-type="float" office:value="1.75806719">
                <text:p>1.75806719</text:p>
              </table:table-cell>
            </table:table-row>
            <table:table-row>
              <table:table-cell office:value-type="string">
                <text:p>0,06657375</text:p>
              </table:table-cell>
              <table:table-cell office:value-type="float" office:value="1.75067195">
                <text:p>1.75067195</text:p>
              </table:table-cell>
            </table:table-row>
            <table:table-row>
              <table:table-cell office:value-type="string">
                <text:p>0,06982125</text:p>
              </table:table-cell>
              <table:table-cell office:value-type="float" office:value="1.73933818">
                <text:p>1.73933818</text:p>
              </table:table-cell>
            </table:table-row>
            <table:table-row>
              <table:table-cell office:value-type="string">
                <text:p>0,07495386</text:p>
              </table:table-cell>
              <table:table-cell office:value-type="float" office:value="1.72157482">
                <text:p>1.72157482</text:p>
              </table:table-cell>
            </table:table-row>
            <table:table-row>
              <table:table-cell office:value-type="string">
                <text:p>0,07495786</text:p>
              </table:table-cell>
              <table:table-cell office:value-type="float" office:value="1.72156105">
                <text:p>1.72156105</text:p>
              </table:table-cell>
            </table:table-row>
            <table:table-row>
              <table:table-cell office:value-type="string">
                <text:p>0,08168681</text:p>
              </table:table-cell>
              <table:table-cell office:value-type="float" office:value="1.69854764">
                <text:p>1.69854764</text:p>
              </table:table-cell>
            </table:table-row>
            <table:table-row>
              <table:table-cell office:value-type="string">
                <text:p>0,08377906</text:p>
              </table:table-cell>
              <table:table-cell office:value-type="float" office:value="1.69145493">
                <text:p>1.69145493</text:p>
              </table:table-cell>
            </table:table-row>
            <table:table-row>
              <table:table-cell office:value-type="string">
                <text:p>0,08503879</text:p>
              </table:table-cell>
              <table:table-cell office:value-type="float" office:value="1.68719875">
                <text:p>1.68719875</text:p>
              </table:table-cell>
            </table:table-row>
            <table:table-row>
              <table:table-cell office:value-type="string">
                <text:p>0,08893434</text:p>
              </table:table-cell>
              <table:table-cell office:value-type="float" office:value="1.67410467">
                <text:p>1.67410467</text:p>
              </table:table-cell>
            </table:table-row>
            <table:table-row>
              <table:table-cell office:value-type="string">
                <text:p>0,09487436</text:p>
              </table:table-cell>
              <table:table-cell office:value-type="float" office:value="1.65433393">
                <text:p>1.65433393</text:p>
              </table:table-cell>
            </table:table-row>
            <table:table-row>
              <table:table-cell office:value-type="string">
                <text:p>0,09886940</text:p>
              </table:table-cell>
              <table:table-cell office:value-type="float" office:value="1.64116833">
                <text:p>1.64116833</text:p>
              </table:table-cell>
            </table:table-row>
            <table:table-row>
              <table:table-cell office:value-type="string">
                <text:p>0,09903327</text:p>
              </table:table-cell>
              <table:table-cell office:value-type="float" office:value="1.64063053">
                <text:p>1.64063053</text:p>
              </table:table-cell>
            </table:table-row>
            <table:table-row>
              <table:table-cell office:value-type="string">
                <text:p>0,09942426</text:p>
              </table:table-cell>
              <table:table-cell office:value-type="float" office:value="1.63934811">
                <text:p>1.63934811</text:p>
              </table:table-cell>
            </table:table-row>
            <table:table-row>
              <table:table-cell office:value-type="string">
                <text:p>0,10116983</text:p>
              </table:table-cell>
              <table:table-cell office:value-type="float" office:value="1.63363489">
                <text:p>1.63363489</text:p>
              </table:table-cell>
            </table:table-row>
            <table:table-row>
              <table:table-cell office:value-type="string">
                <text:p>0,10190576</text:p>
              </table:table-cell>
              <table:table-cell office:value-type="float" office:value="1.63123218">
                <text:p>1.63123218</text:p>
              </table:table-cell>
            </table:table-row>
            <table:table-row>
              <table:table-cell office:value-type="string">
                <text:p>0,10219848</text:p>
              </table:table-cell>
              <table:table-cell office:value-type="float" office:value="1.63027746">
                <text:p>1.63027746</text:p>
              </table:table-cell>
            </table:table-row>
            <table:table-row>
              <table:table-cell office:value-type="string">
                <text:p>0,10754180</text:p>
              </table:table-cell>
              <table:table-cell office:value-type="float" office:value="1.61294804">
                <text:p>1.61294804</text:p>
              </table:table-cell>
            </table:table-row>
            <table:table-row>
              <table:table-cell office:value-type="string">
                <text:p>0,11749886</text:p>
              </table:table-cell>
              <table:table-cell office:value-type="float" office:value="1.5811453">
                <text:p>1.5811453</text:p>
              </table:table-cell>
            </table:table-row>
            <table:table-row>
              <table:table-cell office:value-type="string">
                <text:p>0,11820481</text:p>
              </table:table-cell>
              <table:table-cell office:value-type="float" office:value="1.57891446">
                <text:p>1.57891446</text:p>
              </table:table-cell>
            </table:table-row>
            <table:table-row>
              <table:table-cell office:value-type="string">
                <text:p>0,11950153</text:p>
              </table:table-cell>
              <table:table-cell office:value-type="float" office:value="1.57482494">
                <text:p>1.57482494</text:p>
              </table:table-cell>
            </table:table-row>
            <table:table-row>
              <table:table-cell office:value-type="string">
                <text:p>0,12515740</text:p>
              </table:table-cell>
              <table:table-cell office:value-type="float" office:value="1.55711129">
                <text:p>1.55711129</text:p>
              </table:table-cell>
            </table:table-row>
            <table:table-row>
              <table:table-cell office:value-type="string">
                <text:p>0,12661594</text:p>
              </table:table-cell>
              <table:table-cell office:value-type="float" office:value="1.5525757">
                <text:p>1.5525757</text:p>
              </table:table-cell>
            </table:table-row>
            <table:table-row>
              <table:table-cell office:value-type="string">
                <text:p>0,12776074</text:p>
              </table:table-cell>
              <table:table-cell office:value-type="float" office:value="1.54902501">
                <text:p>1.54902501</text:p>
              </table:table-cell>
            </table:table-row>
            <table:table-row>
              <table:table-cell office:value-type="string">
                <text:p>0,12798218</text:p>
              </table:table-cell>
              <table:table-cell office:value-type="float" office:value="1.54833912">
                <text:p>1.54833912</text:p>
              </table:table-cell>
            </table:table-row>
            <table:table-row>
              <table:table-cell office:value-type="string">
                <text:p>0,13000804</text:p>
              </table:table-cell>
              <table:table-cell office:value-type="float" office:value="1.54207837">
                <text:p>1.54207837</text:p>
              </table:table-cell>
            </table:table-row>
            <table:table-row>
              <table:table-cell office:value-type="string">
                <text:p>0,13081473</text:p>
              </table:table-cell>
              <table:table-cell office:value-type="float" office:value="1.53959242">
                <text:p>1.53959242</text:p>
              </table:table-cell>
            </table:table-row>
            <table:table-row>
              <table:table-cell office:value-type="string">
                <text:p>0,13216665</text:p>
              </table:table-cell>
              <table:table-cell office:value-type="float" office:value="1.53543522">
                <text:p>1.53543522</text:p>
              </table:table-cell>
            </table:table-row>
            <table:table-row>
              <table:table-cell office:value-type="string">
                <text:p>0,13239417</text:p>
              </table:table-cell>
              <table:table-cell office:value-type="float" office:value="1.53473671">
                <text:p>1.53473671</text:p>
              </table:table-cell>
            </table:table-row>
            <table:table-row>
              <table:table-cell office:value-type="string">
                <text:p>0,13374021</text:p>
              </table:table-cell>
              <table:table-cell office:value-type="float" office:value="1.53061063">
                <text:p>1.53061063</text:p>
              </table:table-cell>
            </table:table-row>
            <table:table-row>
              <table:table-cell office:value-type="string">
                <text:p>0,14075647</text:p>
              </table:table-cell>
              <table:table-cell office:value-type="float" office:value="1.50928231">
                <text:p>1.50928231</text:p>
              </table:table-cell>
            </table:table-row>
            <table:table-row>
              <table:table-cell office:value-type="string">
                <text:p>0,14299195</text:p>
              </table:table-cell>
              <table:table-cell office:value-type="float" office:value="1.50254943">
                <text:p>1.50254943</text:p>
              </table:table-cell>
            </table:table-row>
            <table:table-row>
              <table:table-cell office:value-type="string">
                <text:p>0,14334575</text:p>
              </table:table-cell>
              <table:table-cell office:value-type="float" office:value="1.50148659">
                <text:p>1.50148659</text:p>
              </table:table-cell>
            </table:table-row>
            <table:table-row>
              <table:table-cell office:value-type="string">
                <text:p>0,14503371</text:p>
              </table:table-cell>
              <table:table-cell office:value-type="float" office:value="1.49642625">
                <text:p>1.49642625</text:p>
              </table:table-cell>
            </table:table-row>
            <table:table-row>
              <table:table-cell office:value-type="string">
                <text:p>0,14715276</text:p>
              </table:table-cell>
              <table:table-cell office:value-type="float" office:value="1.49009765">
                <text:p>1.49009765</text:p>
              </table:table-cell>
            </table:table-row>
            <table:table-row>
              <table:table-cell office:value-type="string">
                <text:p>0,14776760</text:p>
              </table:table-cell>
              <table:table-cell office:value-type="float" office:value="1.48826644">
                <text:p>1.48826644</text:p>
              </table:table-cell>
            </table:table-row>
            <table:table-row>
              <table:table-cell office:value-type="string">
                <text:p>0,14877099</text:p>
              </table:table-cell>
              <table:table-cell office:value-type="float" office:value="1.4852828">
                <text:p>1.4852828</text:p>
              </table:table-cell>
            </table:table-row>
            <table:table-row>
              <table:table-cell office:value-type="string">
                <text:p>0,14973930</text:p>
              </table:table-cell>
              <table:table-cell office:value-type="float" office:value="1.48240918">
                <text:p>1.48240918</text:p>
              </table:table-cell>
            </table:table-row>
            <table:table-row>
              <table:table-cell office:value-type="string">
                <text:p>0,15040689</text:p>
              </table:table-cell>
              <table:table-cell office:value-type="float" office:value="1.48043119">
                <text:p>1.48043119</text:p>
              </table:table-cell>
            </table:table-row>
            <table:table-row>
              <table:table-cell office:value-type="string">
                <text:p>0,15127280</text:p>
              </table:table-cell>
              <table:table-cell office:value-type="float" office:value="1.4778696">
                <text:p>1.4778696</text:p>
              </table:table-cell>
            </table:table-row>
            <table:table-row>
              <table:table-cell office:value-type="string">
                <text:p>0,15308532</text:p>
              </table:table-cell>
              <table:table-cell office:value-type="float" office:value="1.47252195">
                <text:p>1.47252195</text:p>
              </table:table-cell>
            </table:table-row>
            <table:table-row>
              <table:table-cell office:value-type="string">
                <text:p>0,15643413</text:p>
              </table:table-cell>
              <table:table-cell office:value-type="float" office:value="1.46269252">
                <text:p>1.46269252</text:p>
              </table:table-cell>
            </table:table-row>
            <table:table-row>
              <table:table-cell office:value-type="string">
                <text:p>0,16184642</text:p>
              </table:table-cell>
              <table:table-cell office:value-type="float" office:value="1.44694487">
                <text:p>1.44694487</text:p>
              </table:table-cell>
            </table:table-row>
            <table:table-row>
              <table:table-cell office:value-type="string">
                <text:p>0,16509444</text:p>
              </table:table-cell>
              <table:table-cell office:value-type="float" office:value="1.4375759">
                <text:p>1.4375759</text:p>
              </table:table-cell>
            </table:table-row>
            <table:table-row>
              <table:table-cell office:value-type="string">
                <text:p>0,17182651</text:p>
              </table:table-cell>
              <table:table-cell office:value-type="float" office:value="1.41834992">
                <text:p>1.41834992</text:p>
              </table:table-cell>
            </table:table-row>
            <table:table-row>
              <table:table-cell office:value-type="string">
                <text:p>0,17282949</text:p>
              </table:table-cell>
              <table:table-cell office:value-type="float" office:value="1.41550762">
                <text:p>1.41550762</text:p>
              </table:table-cell>
            </table:table-row>
            <table:table-row>
              <table:table-cell office:value-type="string">
                <text:p>0,17592451</text:p>
              </table:table-cell>
              <table:table-cell office:value-type="float" office:value="1.40677263">
                <text:p>1.40677263</text:p>
              </table:table-cell>
            </table:table-row>
            <table:table-row>
              <table:table-cell office:value-type="string">
                <text:p>0,18538013</text:p>
              </table:table-cell>
              <table:table-cell office:value-type="float" office:value="1.38041878">
                <text:p>1.38041878</text:p>
              </table:table-cell>
            </table:table-row>
            <table:table-row>
              <table:table-cell office:value-type="string">
                <text:p>0,18714650</text:p>
              </table:table-cell>
              <table:table-cell office:value-type="float" office:value="1.37555073">
                <text:p>1.37555073</text:p>
              </table:table-cell>
            </table:table-row>
            <table:table-row>
              <table:table-cell office:value-type="string">
                <text:p>0,19036700</text:p>
              </table:table-cell>
              <table:table-cell office:value-type="float" office:value="1.36671928">
                <text:p>1.36671928</text:p>
              </table:table-cell>
            </table:table-row>
            <table:table-row>
              <table:table-cell office:value-type="string">
                <text:p>0,19438142</text:p>
              </table:table-cell>
              <table:table-cell office:value-type="float" office:value="1.35579003">
                <text:p>1.35579003</text:p>
              </table:table-cell>
            </table:table-row>
            <table:table-row>
              <table:table-cell office:value-type="string">
                <text:p>0,19512654</text:p>
              </table:table-cell>
              <table:table-cell office:value-type="float" office:value="1.35377111">
                <text:p>1.35377111</text:p>
              </table:table-cell>
            </table:table-row>
            <table:table-row>
              <table:table-cell office:value-type="string">
                <text:p>0,19592836</text:p>
              </table:table-cell>
              <table:table-cell office:value-type="float" office:value="1.35160188">
                <text:p>1.35160188</text:p>
              </table:table-cell>
            </table:table-row>
            <table:table-row>
              <table:table-cell office:value-type="string">
                <text:p>0,19656624</text:p>
              </table:table-cell>
              <table:table-cell office:value-type="float" office:value="1.34987865">
                <text:p>1.34987865</text:p>
              </table:table-cell>
            </table:table-row>
            <table:table-row>
              <table:table-cell office:value-type="string">
                <text:p>0,19999095</text:p>
              </table:table-cell>
              <table:table-cell office:value-type="float" office:value="1.34066436">
                <text:p>1.34066436</text:p>
              </table:table-cell>
            </table:table-row>
            <table:table-row>
              <table:table-cell office:value-type="string">
                <text:p>0,20037769</text:p>
              </table:table-cell>
              <table:table-cell office:value-type="float" office:value="1.33962778">
                <text:p>1.33962778</text:p>
              </table:table-cell>
            </table:table-row>
            <table:table-row>
              <table:table-cell office:value-type="string">
                <text:p>0,20484225</text:p>
              </table:table-cell>
              <table:table-cell office:value-type="float" office:value="1.32771934">
                <text:p>1.32771934</text:p>
              </table:table-cell>
            </table:table-row>
            <table:table-row>
              <table:table-cell office:value-type="string">
                <text:p>0,20537283</text:p>
              </table:table-cell>
              <table:table-cell office:value-type="float" office:value="1.32631116">
                <text:p>1.32631116</text:p>
              </table:table-cell>
            </table:table-row>
            <table:table-row>
              <table:table-cell office:value-type="string">
                <text:p>0,20570325</text:p>
              </table:table-cell>
              <table:table-cell office:value-type="float" office:value="1.32543497">
                <text:p>1.32543497</text:p>
              </table:table-cell>
            </table:table-row>
            <table:table-row>
              <table:table-cell office:value-type="string">
                <text:p>0,20996704</text:p>
              </table:table-cell>
              <table:table-cell office:value-type="float" office:value="1.31418028">
                <text:p>1.31418028</text:p>
              </table:table-cell>
            </table:table-row>
            <table:table-row>
              <table:table-cell office:value-type="string">
                <text:p>0,21124079</text:p>
              </table:table-cell>
              <table:table-cell office:value-type="float" office:value="1.31083665">
                <text:p>1.31083665</text:p>
              </table:table-cell>
            </table:table-row>
            <table:table-row>
              <table:table-cell office:value-type="string">
                <text:p>0,21359065</text:p>
              </table:table-cell>
              <table:table-cell office:value-type="float" office:value="1.30469055">
                <text:p>1.30469055</text:p>
              </table:table-cell>
            </table:table-row>
            <table:table-row>
              <table:table-cell office:value-type="string">
                <text:p>0,21528344</text:p>
              </table:table-cell>
              <table:table-cell office:value-type="float" office:value="1.30028087">
                <text:p>1.30028087</text:p>
              </table:table-cell>
            </table:table-row>
            <table:table-row>
              <table:table-cell office:value-type="string">
                <text:p>0,21699356</text:p>
              </table:table-cell>
              <table:table-cell office:value-type="float" office:value="1.29584121">
                <text:p>1.29584121</text:p>
              </table:table-cell>
            </table:table-row>
            <table:table-row>
              <table:table-cell office:value-type="string">
                <text:p>0,21857794</text:p>
              </table:table-cell>
              <table:table-cell office:value-type="float" office:value="1.29174148">
                <text:p>1.29174148</text:p>
              </table:table-cell>
            </table:table-row>
            <table:table-row>
              <table:table-cell office:value-type="string">
                <text:p>0,21862735</text:p>
              </table:table-cell>
              <table:table-cell office:value-type="float" office:value="1.29161385">
                <text:p>1.29161385</text:p>
              </table:table-cell>
            </table:table-row>
            <table:table-row>
              <table:table-cell office:value-type="string">
                <text:p>0,21961690</text:p>
              </table:table-cell>
              <table:table-cell office:value-type="float" office:value="1.28906015">
                <text:p>1.28906015</text:p>
              </table:table-cell>
            </table:table-row>
            <table:table-row>
              <table:table-cell office:value-type="string">
                <text:p>0,22080465</text:p>
              </table:table-cell>
              <table:table-cell office:value-type="float" office:value="1.28600161">
                <text:p>1.28600161</text:p>
              </table:table-cell>
            </table:table-row>
            <table:table-row>
              <table:table-cell office:value-type="string">
                <text:p>0,22276798</text:p>
              </table:table-cell>
              <table:table-cell office:value-type="float" office:value="1.28096182">
                <text:p>1.28096182</text:p>
              </table:table-cell>
            </table:table-row>
            <table:table-row>
              <table:table-cell office:value-type="string">
                <text:p>0,22365180</text:p>
              </table:table-cell>
              <table:table-cell office:value-type="float" office:value="1.27869955">
                <text:p>1.27869955</text:p>
              </table:table-cell>
            </table:table-row>
            <table:table-row>
              <table:table-cell office:value-type="string">
                <text:p>0,22702513</text:p>
              </table:table-cell>
              <table:table-cell office:value-type="float" office:value="1.27010163">
                <text:p>1.27010163</text:p>
              </table:table-cell>
            </table:table-row>
            <table:table-row>
              <table:table-cell office:value-type="string">
                <text:p>0,22957549</text:p>
              </table:table-cell>
              <table:table-cell office:value-type="float" office:value="1.26363969">
                <text:p>1.26363969</text:p>
              </table:table-cell>
            </table:table-row>
            <table:table-row>
              <table:table-cell office:value-type="string">
                <text:p>0,23078415</text:p>
              </table:table-cell>
              <table:table-cell office:value-type="float" office:value="1.26058876">
                <text:p>1.26058876</text:p>
              </table:table-cell>
            </table:table-row>
            <table:table-row>
              <table:table-cell office:value-type="string">
                <text:p>0,23098189</text:p>
              </table:table-cell>
              <table:table-cell office:value-type="float" office:value="1.26009032">
                <text:p>1.26009032</text:p>
              </table:table-cell>
            </table:table-row>
            <table:table-row>
              <table:table-cell office:value-type="string">
                <text:p>0,23320082</text:p>
              </table:table-cell>
              <table:table-cell office:value-type="float" office:value="1.25451061">
                <text:p>1.25451061</text:p>
              </table:table-cell>
            </table:table-row>
            <table:table-row>
              <table:table-cell office:value-type="string">
                <text:p>0,23472389</text:p>
              </table:table-cell>
              <table:table-cell office:value-type="float" office:value="1.250695">
                <text:p>1.250695</text:p>
              </table:table-cell>
            </table:table-row>
            <table:table-row>
              <table:table-cell office:value-type="string">
                <text:p>0,23658643</text:p>
              </table:table-cell>
              <table:table-cell office:value-type="float" office:value="1.24604474">
                <text:p>1.24604474</text:p>
              </table:table-cell>
            </table:table-row>
            <table:table-row>
              <table:table-cell office:value-type="string">
                <text:p>0,23779660</text:p>
              </table:table-cell>
              <table:table-cell office:value-type="float" office:value="1.24303253">
                <text:p>1.24303253</text:p>
              </table:table-cell>
            </table:table-row>
            <table:table-row>
              <table:table-cell office:value-type="string">
                <text:p>0,23799961</text:p>
              </table:table-cell>
              <table:table-cell office:value-type="float" office:value="1.24252793">
                <text:p>1.24252793</text:p>
              </table:table-cell>
            </table:table-row>
            <table:table-row>
              <table:table-cell office:value-type="string">
                <text:p>0,24102985</text:p>
              </table:table-cell>
              <table:table-cell office:value-type="float" office:value="1.2350204">
                <text:p>1.2350204</text:p>
              </table:table-cell>
            </table:table-row>
            <table:table-row>
              <table:table-cell office:value-type="string">
                <text:p>0,24561574</text:p>
              </table:table-cell>
              <table:table-cell office:value-type="float" office:value="1.22374485">
                <text:p>1.22374485</text:p>
              </table:table-cell>
            </table:table-row>
            <table:table-row>
              <table:table-cell office:value-type="string">
                <text:p>0,24574404</text:p>
              </table:table-cell>
              <table:table-cell office:value-type="float" office:value="1.22343087">
                <text:p>1.22343087</text:p>
              </table:table-cell>
            </table:table-row>
            <table:table-row>
              <table:table-cell office:value-type="string">
                <text:p>0,25323984</text:p>
              </table:table-cell>
              <table:table-cell office:value-type="float" office:value="1.20522648">
                <text:p>1.20522648</text:p>
              </table:table-cell>
            </table:table-row>
            <table:table-row>
              <table:table-cell office:value-type="string">
                <text:p>0,25330791</text:p>
              </table:table-cell>
              <table:table-cell office:value-type="float" office:value="1.20506242">
                <text:p>1.20506242</text:p>
              </table:table-cell>
            </table:table-row>
            <table:table-row>
              <table:table-cell office:value-type="string">
                <text:p>0,25406956</text:p>
              </table:table-cell>
              <table:table-cell office:value-type="float" office:value="1.20322813">
                <text:p>1.20322813</text:p>
              </table:table-cell>
            </table:table-row>
            <table:table-row>
              <table:table-cell office:value-type="string">
                <text:p>0,25414106</text:p>
              </table:table-cell>
              <table:table-cell office:value-type="float" office:value="1.20305608">
                <text:p>1.20305608</text:p>
              </table:table-cell>
            </table:table-row>
            <table:table-row>
              <table:table-cell office:value-type="string">
                <text:p>0,25477527</text:p>
              </table:table-cell>
              <table:table-cell office:value-type="float" office:value="1.20153107">
                <text:p>1.20153107</text:p>
              </table:table-cell>
            </table:table-row>
            <table:table-row>
              <table:table-cell office:value-type="string">
                <text:p>0,25778646</text:p>
              </table:table-cell>
              <table:table-cell office:value-type="float" office:value="1.19431675">
                <text:p>1.19431675</text:p>
              </table:table-cell>
            </table:table-row>
            <table:table-row>
              <table:table-cell office:value-type="string">
                <text:p>0,25788353</text:p>
              </table:table-cell>
              <table:table-cell office:value-type="float" office:value="1.19408489">
                <text:p>1.19408489</text:p>
              </table:table-cell>
            </table:table-row>
            <table:table-row>
              <table:table-cell office:value-type="string">
                <text:p>0,25834978</text:p>
              </table:table-cell>
              <table:table-cell office:value-type="float" office:value="1.19297194">
                <text:p>1.19297194</text:p>
              </table:table-cell>
            </table:table-row>
            <table:table-row>
              <table:table-cell office:value-type="string">
                <text:p>0,26379094</text:p>
              </table:table-cell>
              <table:table-cell office:value-type="float" office:value="1.18006002">
                <text:p>1.18006002</text:p>
              </table:table-cell>
            </table:table-row>
            <table:table-row>
              <table:table-cell office:value-type="string">
                <text:p>0,26485653</text:p>
              </table:table-cell>
              <table:table-cell office:value-type="float" office:value="1.17754778">
                <text:p>1.17754778</text:p>
              </table:table-cell>
            </table:table-row>
            <table:table-row>
              <table:table-cell office:value-type="string">
                <text:p>0,26663539</text:p>
              </table:table-cell>
              <table:table-cell office:value-type="float" office:value="1.17336584">
                <text:p>1.17336584</text:p>
              </table:table-cell>
            </table:table-row>
            <table:table-row>
              <table:table-cell office:value-type="string">
                <text:p>0,26754906</text:p>
              </table:table-cell>
              <table:table-cell office:value-type="float" office:value="1.17122366">
                <text:p>1.17122366</text:p>
              </table:table-cell>
            </table:table-row>
            <table:table-row>
              <table:table-cell office:value-type="string">
                <text:p>0,26915178</text:p>
              </table:table-cell>
              <table:table-cell office:value-type="float" office:value="1.16747538">
                <text:p>1.16747538</text:p>
              </table:table-cell>
            </table:table-row>
            <table:table-row>
              <table:table-cell office:value-type="string">
                <text:p>0,27263625</text:p>
              </table:table-cell>
              <table:table-cell office:value-type="float" office:value="1.1593676">
                <text:p>1.1593676</text:p>
              </table:table-cell>
            </table:table-row>
            <table:table-row>
              <table:table-cell office:value-type="string">
                <text:p>0,27402254</text:p>
              </table:table-cell>
              <table:table-cell office:value-type="float" office:value="1.1561576">
                <text:p>1.1561576</text:p>
              </table:table-cell>
            </table:table-row>
            <table:table-row>
              <table:table-cell office:value-type="string">
                <text:p>0,27610061</text:p>
              </table:table-cell>
              <table:table-cell office:value-type="float" office:value="1.15136243">
                <text:p>1.15136243</text:p>
              </table:table-cell>
            </table:table-row>
            <table:table-row>
              <table:table-cell office:value-type="string">
                <text:p>0,27821377</text:p>
              </table:table-cell>
              <table:table-cell office:value-type="float" office:value="1.14650668">
                <text:p>1.14650668</text:p>
              </table:table-cell>
            </table:table-row>
            <table:table-row>
              <table:table-cell office:value-type="string">
                <text:p>0,27885716</text:p>
              </table:table-cell>
              <table:table-cell office:value-type="float" office:value="1.14503231">
                <text:p>1.14503231</text:p>
              </table:table-cell>
            </table:table-row>
            <table:table-row>
              <table:table-cell office:value-type="string">
                <text:p>0,28070679</text:p>
              </table:table-cell>
              <table:table-cell office:value-type="float" office:value="1.14080437">
                <text:p>1.14080437</text:p>
              </table:table-cell>
            </table:table-row>
            <table:table-row>
              <table:table-cell office:value-type="string">
                <text:p>0,28076374</text:p>
              </table:table-cell>
              <table:table-cell office:value-type="float" office:value="1.14067444">
                <text:p>1.14067444</text:p>
              </table:table-cell>
            </table:table-row>
            <table:table-row>
              <table:table-cell office:value-type="string">
                <text:p>0,28307218</text:p>
              </table:table-cell>
              <table:table-cell office:value-type="float" office:value="1.13542022">
                <text:p>1.13542022</text:p>
              </table:table-cell>
            </table:table-row>
            <table:table-row>
              <table:table-cell office:value-type="string">
                <text:p>0,28504407</text:p>
              </table:table-cell>
              <table:table-cell office:value-type="float" office:value="1.1309512">
                <text:p>1.1309512</text:p>
              </table:table-cell>
            </table:table-row>
            <table:table-row>
              <table:table-cell office:value-type="string">
                <text:p>0,28541392</text:p>
              </table:table-cell>
              <table:table-cell office:value-type="float" office:value="1.13011495">
                <text:p>1.13011495</text:p>
              </table:table-cell>
            </table:table-row>
            <table:table-row>
              <table:table-cell office:value-type="string">
                <text:p>0,28714443</text:p>
              </table:table-cell>
              <table:table-cell office:value-type="float" office:value="1.12621034">
                <text:p>1.12621034</text:p>
              </table:table-cell>
            </table:table-row>
            <table:table-row>
              <table:table-cell office:value-type="string">
                <text:p>0,29529662</text:p>
              </table:table-cell>
              <table:table-cell office:value-type="float" office:value="1.10799708">
                <text:p>1.10799708</text:p>
              </table:table-cell>
            </table:table-row>
            <table:table-row>
              <table:table-cell office:value-type="string">
                <text:p>0,29634774</text:p>
              </table:table-cell>
              <table:table-cell office:value-type="float" office:value="1.10567024">
                <text:p>1.10567024</text:p>
              </table:table-cell>
            </table:table-row>
            <table:table-row>
              <table:table-cell office:value-type="string">
                <text:p>0,29790871</text:p>
              </table:table-cell>
              <table:table-cell office:value-type="float" office:value="1.10222379">
                <text:p>1.10222379</text:p>
              </table:table-cell>
            </table:table-row>
            <table:table-row>
              <table:table-cell office:value-type="string">
                <text:p>0,30020164</text:p>
              </table:table-cell>
              <table:table-cell office:value-type="float" office:value="1.09718072">
                <text:p>1.09718072</text:p>
              </table:table-cell>
            </table:table-row>
            <table:table-row>
              <table:table-cell office:value-type="string">
                <text:p>0,30310261</text:p>
              </table:table-cell>
              <table:table-cell office:value-type="float" office:value="1.09083336">
                <text:p>1.09083336</text:p>
              </table:table-cell>
            </table:table-row>
            <table:table-row>
              <table:table-cell office:value-type="string">
                <text:p>0,30469159</text:p>
              </table:table-cell>
              <table:table-cell office:value-type="float" office:value="1.08737225">
                <text:p>1.08737225</text:p>
              </table:table-cell>
            </table:table-row>
            <table:table-row>
              <table:table-cell office:value-type="string">
                <text:p>0,30852444</text:p>
              </table:table-cell>
              <table:table-cell office:value-type="float" office:value="1.07906864">
                <text:p>1.07906864</text:p>
              </table:table-cell>
            </table:table-row>
            <table:table-row>
              <table:table-cell office:value-type="string">
                <text:p>0,30892557</text:p>
              </table:table-cell>
              <table:table-cell office:value-type="float" office:value="1.07820329">
                <text:p>1.07820329</text:p>
              </table:table-cell>
            </table:table-row>
            <table:table-row>
              <table:table-cell office:value-type="string">
                <text:p>0,30915540</text:p>
              </table:table-cell>
              <table:table-cell office:value-type="float" office:value="1.0777078">
                <text:p>1.0777078</text:p>
              </table:table-cell>
            </table:table-row>
            <table:table-row>
              <table:table-cell office:value-type="string">
                <text:p>0,31112813</text:p>
              </table:table-cell>
              <table:table-cell office:value-type="float" office:value="1.07346412">
                <text:p>1.07346412</text:p>
              </table:table-cell>
            </table:table-row>
            <table:table-row>
              <table:table-cell office:value-type="string">
                <text:p>0,31445257</text:p>
              </table:table-cell>
              <table:table-cell office:value-type="float" office:value="1.06635047">
                <text:p>1.06635047</text:p>
              </table:table-cell>
            </table:table-row>
            <table:table-row>
              <table:table-cell office:value-type="string">
                <text:p>0,31508748</text:p>
              </table:table-cell>
              <table:table-cell office:value-type="float" office:value="1.06499726">
                <text:p>1.06499726</text:p>
              </table:table-cell>
            </table:table-row>
            <table:table-row>
              <table:table-cell office:value-type="string">
                <text:p>0,31535652</text:p>
              </table:table-cell>
              <table:table-cell office:value-type="float" office:value="1.06442436">
                <text:p>1.06442436</text:p>
              </table:table-cell>
            </table:table-row>
            <table:table-row>
              <table:table-cell office:value-type="string">
                <text:p>0,31616604</text:p>
              </table:table-cell>
              <table:table-cell office:value-type="float" office:value="1.06270241">
                <text:p>1.06270241</text:p>
              </table:table-cell>
            </table:table-row>
            <table:table-row>
              <table:table-cell office:value-type="string">
                <text:p>0,31859194</text:p>
              </table:table-cell>
              <table:table-cell office:value-type="float" office:value="1.05755886">
                <text:p>1.05755886</text:p>
              </table:table-cell>
            </table:table-row>
            <table:table-row>
              <table:table-cell office:value-type="string">
                <text:p>0,31889142</text:p>
              </table:table-cell>
              <table:table-cell office:value-type="float" office:value="1.05692562">
                <text:p>1.05692562</text:p>
              </table:table-cell>
            </table:table-row>
            <table:table-row>
              <table:table-cell office:value-type="string">
                <text:p>0,32258053</text:p>
              </table:table-cell>
              <table:table-cell office:value-type="float" office:value="1.04915609">
                <text:p>1.04915609</text:p>
              </table:table-cell>
            </table:table-row>
            <table:table-row>
              <table:table-cell office:value-type="string">
                <text:p>0,32403482</text:p>
              </table:table-cell>
              <table:table-cell office:value-type="float" office:value="1.04610897">
                <text:p>1.04610897</text:p>
              </table:table-cell>
            </table:table-row>
            <table:table-row>
              <table:table-cell office:value-type="string">
                <text:p>0,32822102</text:p>
              </table:table-cell>
              <table:table-cell office:value-type="float" office:value="1.03738709">
                <text:p>1.03738709</text:p>
              </table:table-cell>
            </table:table-row>
            <table:table-row>
              <table:table-cell office:value-type="string">
                <text:p>0,33024919</text:p>
              </table:table-cell>
              <table:table-cell office:value-type="float" office:value="1.03318761">
                <text:p>1.03318761</text:p>
              </table:table-cell>
            </table:table-row>
            <table:table-row>
              <table:table-cell office:value-type="string">
                <text:p>0,33375591</text:p>
              </table:table-cell>
              <table:table-cell office:value-type="float" office:value="1.02596678">
                <text:p>1.02596678</text:p>
              </table:table-cell>
            </table:table-row>
            <table:table-row>
              <table:table-cell office:value-type="string">
                <text:p>0,33516171</text:p>
              </table:table-cell>
              <table:table-cell office:value-type="float" office:value="1.02308622">
                <text:p>1.02308622</text:p>
              </table:table-cell>
            </table:table-row>
            <table:table-row>
              <table:table-cell office:value-type="string">
                <text:p>0,33675461</text:p>
              </table:table-cell>
              <table:table-cell office:value-type="float" office:value="1.01983205">
                <text:p>1.01983205</text:p>
              </table:table-cell>
            </table:table-row>
            <table:table-row>
              <table:table-cell office:value-type="string">
                <text:p>0,33706333</text:p>
              </table:table-cell>
              <table:table-cell office:value-type="float" office:value="1.01920257">
                <text:p>1.01920257</text:p>
              </table:table-cell>
            </table:table-row>
            <table:table-row>
              <table:table-cell office:value-type="string">
                <text:p>0,33865324</text:p>
              </table:table-cell>
              <table:table-cell office:value-type="float" office:value="1.01596684">
                <text:p>1.01596684</text:p>
              </table:table-cell>
            </table:table-row>
            <table:table-row>
              <table:table-cell office:value-type="string">
                <text:p>0,33926869</text:p>
              </table:table-cell>
              <table:table-cell office:value-type="float" office:value="1.01471704">
                <text:p>1.01471704</text:p>
              </table:table-cell>
            </table:table-row>
            <table:table-row>
              <table:table-cell office:value-type="string">
                <text:p>0,34307940</text:p>
              </table:table-cell>
              <table:table-cell office:value-type="float" office:value="1.00701286">
                <text:p>1.00701286</text:p>
              </table:table-cell>
            </table:table-row>
            <table:table-row>
              <table:table-cell office:value-type="string">
                <text:p>0,34598605</text:p>
              </table:table-cell>
              <table:table-cell office:value-type="float" office:value="1.00117577">
                <text:p>1.00117577</text:p>
              </table:table-cell>
            </table:table-row>
            <table:table-row>
              <table:table-cell office:value-type="string">
                <text:p>0,34696256</text:p>
              </table:table-cell>
              <table:table-cell office:value-type="float" office:value="0.99922237">
                <text:p>0.99922237</text:p>
              </table:table-cell>
            </table:table-row>
            <table:table-row>
              <table:table-cell office:value-type="string">
                <text:p>0,34747010</text:p>
              </table:table-cell>
              <table:table-cell office:value-type="float" office:value="0.99820859">
                <text:p>0.99820859</text:p>
              </table:table-cell>
            </table:table-row>
            <table:table-row>
              <table:table-cell office:value-type="string">
                <text:p>0,35029813</text:p>
              </table:table-cell>
              <table:table-cell office:value-type="float" office:value="0.99257859">
                <text:p>0.99257859</text:p>
              </table:table-cell>
            </table:table-row>
            <table:table-row>
              <table:table-cell office:value-type="string">
                <text:p>0,35078160</text:p>
              </table:table-cell>
              <table:table-cell office:value-type="float" office:value="0.9916193">
                <text:p>0.9916193</text:p>
              </table:table-cell>
            </table:table-row>
            <table:table-row>
              <table:table-cell office:value-type="string">
                <text:p>0,35152752</text:p>
              </table:table-cell>
              <table:table-cell office:value-type="float" office:value="0.99014106">
                <text:p>0.99014106</text:p>
              </table:table-cell>
            </table:table-row>
            <table:table-row>
              <table:table-cell office:value-type="string">
                <text:p>0,35894061</text:p>
              </table:table-cell>
              <table:table-cell office:value-type="float" office:value="0.97556935">
                <text:p>0.97556935</text:p>
              </table:table-cell>
            </table:table-row>
            <table:table-row>
              <table:table-cell office:value-type="string">
                <text:p>0,35944430</text:p>
              </table:table-cell>
              <table:table-cell office:value-type="float" office:value="0.97458707">
                <text:p>0.97458707</text:p>
              </table:table-cell>
            </table:table-row>
            <table:table-row>
              <table:table-cell office:value-type="string">
                <text:p>0,36402223</text:p>
              </table:table-cell>
              <table:table-cell office:value-type="float" office:value="0.96570462">
                <text:p>0.96570462</text:p>
              </table:table-cell>
            </table:table-row>
            <table:table-row>
              <table:table-cell office:value-type="string">
                <text:p>0,36436608</text:p>
              </table:table-cell>
              <table:table-cell office:value-type="float" office:value="0.96504072">
                <text:p>0.96504072</text:p>
              </table:table-cell>
            </table:table-row>
            <table:table-row>
              <table:table-cell office:value-type="string">
                <text:p>0,36442135</text:p>
              </table:table-cell>
              <table:table-cell office:value-type="float" office:value="0.96493405">
                <text:p>0.96493405</text:p>
              </table:table-cell>
            </table:table-row>
            <table:table-row>
              <table:table-cell office:value-type="string">
                <text:p>0,36692877</text:p>
              </table:table-cell>
              <table:table-cell office:value-type="float" office:value="0.96010718">
                <text:p>0.96010718</text:p>
              </table:table-cell>
            </table:table-row>
            <table:table-row>
              <table:table-cell office:value-type="string">
                <text:p>0,37226363</text:p>
              </table:table-cell>
              <table:table-cell office:value-type="float" office:value="0.94991756">
                <text:p>0.94991756</text:p>
              </table:table-cell>
            </table:table-row>
            <table:table-row>
              <table:table-cell office:value-type="string">
                <text:p>0,37345903</text:p>
              </table:table-cell>
              <table:table-cell office:value-type="float" office:value="0.9476492">
                <text:p>0.9476492</text:p>
              </table:table-cell>
            </table:table-row>
            <table:table-row>
              <table:table-cell office:value-type="string">
                <text:p>0,38123194</text:p>
              </table:table-cell>
              <table:table-cell office:value-type="float" office:value="0.93303114">
                <text:p>0.93303114</text:p>
              </table:table-cell>
            </table:table-row>
            <table:table-row>
              <table:table-cell office:value-type="string">
                <text:p>0,38133014</text:p>
              </table:table-cell>
              <table:table-cell office:value-type="float" office:value="0.93284791">
                <text:p>0.93284791</text:p>
              </table:table-cell>
            </table:table-row>
            <table:table-row>
              <table:table-cell office:value-type="string">
                <text:p>0,39406348</text:p>
              </table:table-cell>
              <table:table-cell office:value-type="float" office:value="0.90939132">
                <text:p>0.90939132</text:p>
              </table:table-cell>
            </table:table-row>
            <table:table-row>
              <table:table-cell office:value-type="string">
                <text:p>0,39791562</text:p>
              </table:table-cell>
              <table:table-cell office:value-type="float" office:value="0.90241204">
                <text:p>0.90241204</text:p>
              </table:table-cell>
            </table:table-row>
            <table:table-row>
              <table:table-cell office:value-type="string">
                <text:p>0,39971553</text:p>
              </table:table-cell>
              <table:table-cell office:value-type="float" office:value="0.89916936">
                <text:p>0.89916936</text:p>
              </table:table-cell>
            </table:table-row>
            <table:table-row>
              <table:table-cell office:value-type="string">
                <text:p>0,40000156</text:p>
              </table:table-cell>
              <table:table-cell office:value-type="float" office:value="0.89865513">
                <text:p>0.89865513</text:p>
              </table:table-cell>
            </table:table-row>
            <table:table-row>
              <table:table-cell office:value-type="string">
                <text:p>0,40287548</text:p>
              </table:table-cell>
              <table:table-cell office:value-type="float" office:value="0.89350462">
                <text:p>0.89350462</text:p>
              </table:table-cell>
            </table:table-row>
            <table:table-row>
              <table:table-cell office:value-type="string">
                <text:p>0,40314736</text:p>
              </table:table-cell>
              <table:table-cell office:value-type="float" office:value="0.8930189">
                <text:p>0.8930189</text:p>
              </table:table-cell>
            </table:table-row>
            <table:table-row>
              <table:table-cell office:value-type="string">
                <text:p>0,40386109</text:p>
              </table:table-cell>
              <table:table-cell office:value-type="float" office:value="0.89174505">
                <text:p>0.89174505</text:p>
              </table:table-cell>
            </table:table-row>
            <table:table-row>
              <table:table-cell office:value-type="string">
                <text:p>0,40411272</text:p>
              </table:table-cell>
              <table:table-cell office:value-type="float" office:value="0.8912964">
                <text:p>0.8912964</text:p>
              </table:table-cell>
            </table:table-row>
            <table:table-row>
              <table:table-cell office:value-type="string">
                <text:p>0,40603343</text:p>
              </table:table-cell>
              <table:table-cell office:value-type="float" office:value="0.88787912">
                <text:p>0.88787912</text:p>
              </table:table-cell>
            </table:table-row>
            <table:table-row>
              <table:table-cell office:value-type="string">
                <text:p>0,41228000</text:p>
              </table:table-cell>
              <table:table-cell office:value-type="float" office:value="0.87685571">
                <text:p>0.87685571</text:p>
              </table:table-cell>
            </table:table-row>
            <table:table-row>
              <table:table-cell office:value-type="string">
                <text:p>0,41340576</text:p>
              </table:table-cell>
              <table:table-cell office:value-type="float" office:value="0.87488368">
                <text:p>0.87488368</text:p>
              </table:table-cell>
            </table:table-row>
            <table:table-row>
              <table:table-cell office:value-type="string">
                <text:p>0,41617495</text:p>
              </table:table-cell>
              <table:table-cell office:value-type="float" office:value="0.87005164">
                <text:p>0.87005164</text:p>
              </table:table-cell>
            </table:table-row>
            <table:table-row>
              <table:table-cell office:value-type="string">
                <text:p>0,42305574</text:p>
              </table:table-cell>
              <table:table-cell office:value-type="float" office:value="0.85816036">
                <text:p>0.85816036</text:p>
              </table:table-cell>
            </table:table-row>
            <table:table-row>
              <table:table-cell office:value-type="string">
                <text:p>0,42333871</text:p>
              </table:table-cell>
              <table:table-cell office:value-type="float" office:value="0.85767482">
                <text:p>0.85767482</text:p>
              </table:table-cell>
            </table:table-row>
            <table:table-row>
              <table:table-cell office:value-type="string">
                <text:p>0,42396476</text:p>
              </table:table-cell>
              <table:table-cell office:value-type="float" office:value="0.85660161">
                <text:p>0.85660161</text:p>
              </table:table-cell>
            </table:table-row>
            <table:table-row>
              <table:table-cell office:value-type="string">
                <text:p>0,42475468</text:p>
              </table:table-cell>
              <table:table-cell office:value-type="float" office:value="0.85524938">
                <text:p>0.85524938</text:p>
              </table:table-cell>
            </table:table-row>
            <table:table-row>
              <table:table-cell office:value-type="string">
                <text:p>0,42592407</text:p>
              </table:table-cell>
              <table:table-cell office:value-type="float" office:value="0.85325148">
                <text:p>0.85325148</text:p>
              </table:table-cell>
            </table:table-row>
            <table:table-row>
              <table:table-cell office:value-type="string">
                <text:p>0,42739852</text:p>
              </table:table-cell>
              <table:table-cell office:value-type="float" office:value="0.85073903">
                <text:p>0.85073903</text:p>
              </table:table-cell>
            </table:table-row>
            <table:table-row>
              <table:table-cell office:value-type="string">
                <text:p>0,42802659</text:p>
              </table:table-cell>
              <table:table-cell office:value-type="float" office:value="0.84967105">
                <text:p>0.84967105</text:p>
              </table:table-cell>
            </table:table-row>
            <table:table-row>
              <table:table-cell office:value-type="string">
                <text:p>0,43003428</text:p>
              </table:table-cell>
              <table:table-cell office:value-type="float" office:value="0.84626614">
                <text:p>0.84626614</text:p>
              </table:table-cell>
            </table:table-row>
            <table:table-row>
              <table:table-cell office:value-type="string">
                <text:p>0,43028643</text:p>
              </table:table-cell>
              <table:table-cell office:value-type="float" office:value="0.84583948">
                <text:p>0.84583948</text:p>
              </table:table-cell>
            </table:table-row>
            <table:table-row>
              <table:table-cell office:value-type="string">
                <text:p>0,43084590</text:p>
              </table:table-cell>
              <table:table-cell office:value-type="float" office:value="0.84489356">
                <text:p>0.84489356</text:p>
              </table:table-cell>
            </table:table-row>
            <table:table-row>
              <table:table-cell office:value-type="string">
                <text:p>0,43262337</text:p>
              </table:table-cell>
              <table:table-cell office:value-type="float" office:value="0.84189534">
                <text:p>0.84189534</text:p>
              </table:table-cell>
            </table:table-row>
            <table:table-row>
              <table:table-cell office:value-type="string">
                <text:p>0,43283416</text:p>
              </table:table-cell>
              <table:table-cell office:value-type="float" office:value="0.84154049">
                <text:p>0.84154049</text:p>
              </table:table-cell>
            </table:table-row>
            <table:table-row>
              <table:table-cell office:value-type="string">
                <text:p>0,43631744</text:p>
              </table:table-cell>
              <table:table-cell office:value-type="float" office:value="0.83569823">
                <text:p>0.83569823</text:p>
              </table:table-cell>
            </table:table-row>
            <table:table-row>
              <table:table-cell office:value-type="string">
                <text:p>0,43842828</text:p>
              </table:table-cell>
              <table:table-cell office:value-type="float" office:value="0.83217761">
                <text:p>0.83217761</text:p>
              </table:table-cell>
            </table:table-row>
            <table:table-row>
              <table:table-cell office:value-type="string">
                <text:p>0,44391779</text:p>
              </table:table-cell>
              <table:table-cell office:value-type="float" office:value="0.82309109">
                <text:p>0.82309109</text:p>
              </table:table-cell>
            </table:table-row>
            <table:table-row>
              <table:table-cell office:value-type="string">
                <text:p>0,44465679</text:p>
              </table:table-cell>
              <table:table-cell office:value-type="float" office:value="0.82187546">
                <text:p>0.82187546</text:p>
              </table:table-cell>
            </table:table-row>
            <table:table-row>
              <table:table-cell office:value-type="string">
                <text:p>0,44495242</text:p>
              </table:table-cell>
              <table:table-cell office:value-type="float" office:value="0.82138966">
                <text:p>0.82138966</text:p>
              </table:table-cell>
            </table:table-row>
            <table:table-row>
              <table:table-cell office:value-type="string">
                <text:p>0,44818936</text:p>
              </table:table-cell>
              <table:table-cell office:value-type="float" office:value="0.81608926">
                <text:p>0.81608926</text:p>
              </table:table-cell>
            </table:table-row>
            <table:table-row>
              <table:table-cell office:value-type="string">
                <text:p>0,44941975</text:p>
              </table:table-cell>
              <table:table-cell office:value-type="float" office:value="0.81408351">
                <text:p>0.81408351</text:p>
              </table:table-cell>
            </table:table-row>
            <table:table-row>
              <table:table-cell office:value-type="string">
                <text:p>0,45031481</text:p>
              </table:table-cell>
              <table:table-cell office:value-type="float" office:value="0.81262751">
                <text:p>0.81262751</text:p>
              </table:table-cell>
            </table:table-row>
            <table:table-row>
              <table:table-cell office:value-type="string">
                <text:p>0,45360720</text:p>
              </table:table-cell>
              <table:table-cell office:value-type="float" office:value="0.80729412">
                <text:p>0.80729412</text:p>
              </table:table-cell>
            </table:table-row>
            <table:table-row>
              <table:table-cell office:value-type="string">
                <text:p>0,46272164</text:p>
              </table:table-cell>
              <table:table-cell office:value-type="float" office:value="0.79271137">
                <text:p>0.79271137</text:p>
              </table:table-cell>
            </table:table-row>
            <table:table-row>
              <table:table-cell office:value-type="string">
                <text:p>0,46463549</text:p>
              </table:table-cell>
              <table:table-cell office:value-type="float" office:value="0.78968291">
                <text:p>0.78968291</text:p>
              </table:table-cell>
            </table:table-row>
            <table:table-row>
              <table:table-cell office:value-type="string">
                <text:p>0,46574948</text:p>
              </table:table-cell>
              <table:table-cell office:value-type="float" office:value="0.78792547">
                <text:p>0.78792547</text:p>
              </table:table-cell>
            </table:table-row>
            <table:table-row>
              <table:table-cell office:value-type="string">
                <text:p>0,46681428</text:p>
              </table:table-cell>
              <table:table-cell office:value-type="float" office:value="0.78624928">
                <text:p>0.78624928</text:p>
              </table:table-cell>
            </table:table-row>
            <table:table-row>
              <table:table-cell office:value-type="string">
                <text:p>0,46681848</text:p>
              </table:table-cell>
              <table:table-cell office:value-type="float" office:value="0.78624268">
                <text:p>0.78624268</text:p>
              </table:table-cell>
            </table:table-row>
            <table:table-row>
              <table:table-cell office:value-type="string">
                <text:p>0,47103835</text:p>
              </table:table-cell>
              <table:table-cell office:value-type="float" office:value="0.77963493">
                <text:p>0.77963493</text:p>
              </table:table-cell>
            </table:table-row>
            <table:table-row>
              <table:table-cell office:value-type="string">
                <text:p>0,47190711</text:p>
              </table:table-cell>
              <table:table-cell office:value-type="float" office:value="0.77828146">
                <text:p>0.77828146</text:p>
              </table:table-cell>
            </table:table-row>
            <table:table-row>
              <table:table-cell office:value-type="string">
                <text:p>0,47602511</text:p>
              </table:table-cell>
              <table:table-cell office:value-type="float" office:value="0.77189786">
                <text:p>0.77189786</text:p>
              </table:table-cell>
            </table:table-row>
            <table:table-row>
              <table:table-cell office:value-type="string">
                <text:p>0,47608810</text:p>
              </table:table-cell>
              <table:table-cell office:value-type="float" office:value="0.77180063">
                <text:p>0.77180063</text:p>
              </table:table-cell>
            </table:table-row>
            <table:table-row>
              <table:table-cell office:value-type="string">
                <text:p>0,47877266</text:p>
              </table:table-cell>
              <table:table-cell office:value-type="float" office:value="0.76766784">
                <text:p>0.76766784</text:p>
              </table:table-cell>
            </table:table-row>
            <table:table-row>
              <table:table-cell office:value-type="string">
                <text:p>0,48037952</text:p>
              </table:table-cell>
              <table:table-cell office:value-type="float" office:value="0.76520473">
                <text:p>0.76520473</text:p>
              </table:table-cell>
            </table:table-row>
            <table:table-row>
              <table:table-cell office:value-type="string">
                <text:p>0,48608443</text:p>
              </table:table-cell>
              <table:table-cell office:value-type="float" office:value="0.7565235">
                <text:p>0.7565235</text:p>
              </table:table-cell>
            </table:table-row>
            <table:table-row>
              <table:table-cell office:value-type="string">
                <text:p>0,49043615</text:p>
              </table:table-cell>
              <table:table-cell office:value-type="float" office:value="0.74996771">
                <text:p>0.74996771</text:p>
              </table:table-cell>
            </table:table-row>
            <table:table-row>
              <table:table-cell office:value-type="string">
                <text:p>0,49397999</text:p>
              </table:table-cell>
              <table:table-cell office:value-type="float" office:value="0.74467098">
                <text:p>0.74467098</text:p>
              </table:table-cell>
            </table:table-row>
            <table:table-row>
              <table:table-cell office:value-type="string">
                <text:p>0,49949388</text:p>
              </table:table-cell>
              <table:table-cell office:value-type="float" office:value="0.73650402">
                <text:p>0.73650402</text:p>
              </table:table-cell>
            </table:table-row>
            <table:table-row>
              <table:table-cell office:value-type="string">
                <text:p>0,50021891</text:p>
              </table:table-cell>
              <table:table-cell office:value-type="float" office:value="0.73543682">
                <text:p>0.73543682</text:p>
              </table:table-cell>
            </table:table-row>
            <table:table-row>
              <table:table-cell office:value-type="string">
                <text:p>0,50111042</text:p>
              </table:table-cell>
              <table:table-cell office:value-type="float" office:value="0.73412669">
                <text:p>0.73412669</text:p>
              </table:table-cell>
            </table:table-row>
            <table:table-row>
              <table:table-cell office:value-type="string">
                <text:p>0,50281601</text:p>
              </table:table-cell>
              <table:table-cell office:value-type="float" office:value="0.73162673">
                <text:p>0.73162673</text:p>
              </table:table-cell>
            </table:table-row>
            <table:table-row>
              <table:table-cell office:value-type="string">
                <text:p>0,50543595</text:p>
              </table:table-cell>
              <table:table-cell office:value-type="float" office:value="0.72780312">
                <text:p>0.72780312</text:p>
              </table:table-cell>
            </table:table-row>
            <table:table-row>
              <table:table-cell office:value-type="string">
                <text:p>0,50780441</text:p>
              </table:table-cell>
              <table:table-cell office:value-type="float" office:value="0.72436372">
                <text:p>0.72436372</text:p>
              </table:table-cell>
            </table:table-row>
            <table:table-row>
              <table:table-cell office:value-type="string">
                <text:p>0,51009724</text:p>
              </table:table-cell>
              <table:table-cell office:value-type="float" office:value="0.72104964">
                <text:p>0.72104964</text:p>
              </table:table-cell>
            </table:table-row>
            <table:table-row>
              <table:table-cell office:value-type="string">
                <text:p>0,51276073</text:p>
              </table:table-cell>
              <table:table-cell office:value-type="float" office:value="0.71721884">
                <text:p>0.71721884</text:p>
              </table:table-cell>
            </table:table-row>
            <table:table-row>
              <table:table-cell office:value-type="string">
                <text:p>0,51298782</text:p>
              </table:table-cell>
              <table:table-cell office:value-type="float" office:value="0.71689316">
                <text:p>0.71689316</text:p>
              </table:table-cell>
            </table:table-row>
            <table:table-row>
              <table:table-cell office:value-type="string">
                <text:p>0,51347483</text:p>
              </table:table-cell>
              <table:table-cell office:value-type="float" office:value="0.71619523">
                <text:p>0.71619523</text:p>
              </table:table-cell>
            </table:table-row>
            <table:table-row>
              <table:table-cell office:value-type="string">
                <text:p>0,51659273</text:p>
              </table:table-cell>
              <table:table-cell office:value-type="float" office:value="0.71174307">
                <text:p>0.71174307</text:p>
              </table:table-cell>
            </table:table-row>
            <table:table-row>
              <table:table-cell office:value-type="string">
                <text:p>0,51878767</text:p>
              </table:table-cell>
              <table:table-cell office:value-type="float" office:value="0.70862547">
                <text:p>0.70862547</text:p>
              </table:table-cell>
            </table:table-row>
            <table:table-row>
              <table:table-cell office:value-type="string">
                <text:p>0,51989103</text:p>
              </table:table-cell>
              <table:table-cell office:value-type="float" office:value="0.70706344">
                <text:p>0.70706344</text:p>
              </table:table-cell>
            </table:table-row>
            <table:table-row>
              <table:table-cell office:value-type="string">
                <text:p>0,52009473</text:p>
              </table:table-cell>
              <table:table-cell office:value-type="float" office:value="0.70677544">
                <text:p>0.70677544</text:p>
              </table:table-cell>
            </table:table-row>
            <table:table-row>
              <table:table-cell office:value-type="string">
                <text:p>0,52174247</text:p>
              </table:table-cell>
              <table:table-cell office:value-type="float" office:value="0.70445012">
                <text:p>0.70445012</text:p>
              </table:table-cell>
            </table:table-row>
            <table:table-row>
              <table:table-cell office:value-type="string">
                <text:p>0,52201890</text:p>
              </table:table-cell>
              <table:table-cell office:value-type="float" office:value="0.70406076">
                <text:p>0.70406076</text:p>
              </table:table-cell>
            </table:table-row>
            <table:table-row>
              <table:table-cell office:value-type="string">
                <text:p>0,52618176</text:p>
              </table:table-cell>
              <table:table-cell office:value-type="float" office:value="0.69822329">
                <text:p>0.69822329</text:p>
              </table:table-cell>
            </table:table-row>
            <table:table-row>
              <table:table-cell office:value-type="string">
                <text:p>0,53405109</text:p>
              </table:table-cell>
              <table:table-cell office:value-type="float" office:value="0.68732021">
                <text:p>0.68732021</text:p>
              </table:table-cell>
            </table:table-row>
            <table:table-row>
              <table:table-cell office:value-type="string">
                <text:p>0,53633343</text:p>
              </table:table-cell>
              <table:table-cell office:value-type="float" office:value="0.68418996">
                <text:p>0.68418996</text:p>
              </table:table-cell>
            </table:table-row>
            <table:table-row>
              <table:table-cell office:value-type="string">
                <text:p>0,54692001</text:p>
              </table:table-cell>
              <table:table-cell office:value-type="float" office:value="0.66985579">
                <text:p>0.66985579</text:p>
              </table:table-cell>
            </table:table-row>
            <table:table-row>
              <table:table-cell office:value-type="string">
                <text:p>0,54816723</text:p>
              </table:table-cell>
              <table:table-cell office:value-type="float" office:value="0.66818696">
                <text:p>0.66818696</text:p>
              </table:table-cell>
            </table:table-row>
            <table:table-row>
              <table:table-cell office:value-type="string">
                <text:p>0,55165310</text:p>
              </table:table-cell>
              <table:table-cell office:value-type="float" office:value="0.66354472">
                <text:p>0.66354472</text:p>
              </table:table-cell>
            </table:table-row>
            <table:table-row>
              <table:table-cell office:value-type="string">
                <text:p>0,55192432</text:p>
              </table:table-cell>
              <table:table-cell office:value-type="float" office:value="0.66318489">
                <text:p>0.66318489</text:p>
              </table:table-cell>
            </table:table-row>
            <table:table-row>
              <table:table-cell office:value-type="string">
                <text:p>0,55409817</text:p>
              </table:table-cell>
              <table:table-cell office:value-type="float" office:value="0.66030782">
                <text:p>0.66030782</text:p>
              </table:table-cell>
            </table:table-row>
            <table:table-row>
              <table:table-cell office:value-type="string">
                <text:p>0,55526167</text:p>
              </table:table-cell>
              <table:table-cell office:value-type="float" office:value="0.65877307">
                <text:p>0.65877307</text:p>
              </table:table-cell>
            </table:table-row>
            <table:table-row>
              <table:table-cell office:value-type="string">
                <text:p>0,56095393</text:p>
              </table:table-cell>
              <table:table-cell office:value-type="float" office:value="0.65131578">
                <text:p>0.65131578</text:p>
              </table:table-cell>
            </table:table-row>
            <table:table-row>
              <table:table-cell office:value-type="string">
                <text:p>0,56558212</text:p>
              </table:table-cell>
              <table:table-cell office:value-type="float" office:value="0.64531478">
                <text:p>0.64531478</text:p>
              </table:table-cell>
            </table:table-row>
            <table:table-row>
              <table:table-cell office:value-type="string">
                <text:p>0,56781025</text:p>
              </table:table-cell>
              <table:table-cell office:value-type="float" office:value="0.64244548">
                <text:p>0.64244548</text:p>
              </table:table-cell>
            </table:table-row>
            <table:table-row>
              <table:table-cell office:value-type="string">
                <text:p>0,56783136</text:p>
              </table:table-cell>
              <table:table-cell office:value-type="float" office:value="0.64241836">
                <text:p>0.64241836</text:p>
              </table:table-cell>
            </table:table-row>
            <table:table-row>
              <table:table-cell office:value-type="string">
                <text:p>0,56814385</text:p>
              </table:table-cell>
              <table:table-cell office:value-type="float" office:value="0.64201699">
                <text:p>0.64201699</text:p>
              </table:table-cell>
            </table:table-row>
            <table:table-row>
              <table:table-cell office:value-type="string">
                <text:p>0,56904655</text:p>
              </table:table-cell>
              <table:table-cell office:value-type="float" office:value="0.64085894">
                <text:p>0.64085894</text:p>
              </table:table-cell>
            </table:table-row>
            <table:table-row>
              <table:table-cell office:value-type="string">
                <text:p>0,57648081</text:p>
              </table:table-cell>
              <table:table-cell office:value-type="float" office:value="0.6314008">
                <text:p>0.6314008</text:p>
              </table:table-cell>
            </table:table-row>
            <table:table-row>
              <table:table-cell office:value-type="string">
                <text:p>0,58046535</text:p>
              </table:table-cell>
              <table:table-cell office:value-type="float" office:value="0.62638912">
                <text:p>0.62638912</text:p>
              </table:table-cell>
            </table:table-row>
            <table:table-row>
              <table:table-cell office:value-type="string">
                <text:p>0,58103548</text:p>
              </table:table-cell>
              <table:table-cell office:value-type="float" office:value="0.62567527">
                <text:p>0.62567527</text:p>
              </table:table-cell>
            </table:table-row>
            <table:table-row>
              <table:table-cell office:value-type="string">
                <text:p>0,58141214</text:p>
              </table:table-cell>
              <table:table-cell office:value-type="float" office:value="0.62520411">
                <text:p>0.62520411</text:p>
              </table:table-cell>
            </table:table-row>
            <table:table-row>
              <table:table-cell office:value-type="string">
                <text:p>0,58436257</text:p>
              </table:table-cell>
              <table:table-cell office:value-type="float" office:value="0.62152574">
                <text:p>0.62152574</text:p>
              </table:table-cell>
            </table:table-row>
            <table:table-row>
              <table:table-cell office:value-type="string">
                <text:p>0,58773053</text:p>
              </table:table-cell>
              <table:table-cell office:value-type="float" office:value="0.61735325">
                <text:p>0.61735325</text:p>
              </table:table-cell>
            </table:table-row>
            <table:table-row>
              <table:table-cell office:value-type="string">
                <text:p>0,59122276</text:p>
              </table:table-cell>
              <table:table-cell office:value-type="float" office:value="0.6130564">
                <text:p>0.6130564</text:p>
              </table:table-cell>
            </table:table-row>
            <table:table-row>
              <table:table-cell office:value-type="string">
                <text:p>0,59254956</text:p>
              </table:table-cell>
              <table:table-cell office:value-type="float" office:value="0.61143175">
                <text:p>0.61143175</text:p>
              </table:table-cell>
            </table:table-row>
            <table:table-row>
              <table:table-cell office:value-type="string">
                <text:p>0,59468000</text:p>
              </table:table-cell>
              <table:table-cell office:value-type="float" office:value="0.60883206">
                <text:p>0.60883206</text:p>
              </table:table-cell>
            </table:table-row>
            <table:table-row>
              <table:table-cell office:value-type="string">
                <text:p>0,60431811</text:p>
              </table:table-cell>
              <table:table-cell office:value-type="float" office:value="0.59720846">
                <text:p>0.59720846</text:p>
              </table:table-cell>
            </table:table-row>
            <table:table-row>
              <table:table-cell office:value-type="string">
                <text:p>0,60826953</text:p>
              </table:table-cell>
              <table:table-cell office:value-type="float" office:value="0.59250743">
                <text:p>0.59250743</text:p>
              </table:table-cell>
            </table:table-row>
            <table:table-row>
              <table:table-cell office:value-type="string">
                <text:p>0,60958163</text:p>
              </table:table-cell>
              <table:table-cell office:value-type="float" office:value="0.5909546">
                <text:p>0.5909546</text:p>
              </table:table-cell>
            </table:table-row>
            <table:table-row>
              <table:table-cell office:value-type="string">
                <text:p>0,61308947</text:p>
              </table:table-cell>
              <table:table-cell office:value-type="float" office:value="0.58682316">
                <text:p>0.58682316</text:p>
              </table:table-cell>
            </table:table-row>
            <table:table-row>
              <table:table-cell office:value-type="string">
                <text:p>0,61560825</text:p>
              </table:table-cell>
              <table:table-cell office:value-type="float" office:value="0.58387444">
                <text:p>0.58387444</text:p>
              </table:table-cell>
            </table:table-row>
            <table:table-row>
              <table:table-cell office:value-type="string">
                <text:p>0,61906448</text:p>
              </table:table-cell>
              <table:table-cell office:value-type="float" office:value="0.57985235">
                <text:p>0.57985235</text:p>
              </table:table-cell>
            </table:table-row>
            <table:table-row>
              <table:table-cell office:value-type="string">
                <text:p>0,63930973</text:p>
              </table:table-cell>
              <table:table-cell office:value-type="float" office:value="0.55684281">
                <text:p>0.55684281</text:p>
              </table:table-cell>
            </table:table-row>
            <table:table-row>
              <table:table-cell office:value-type="string">
                <text:p>0,64010587</text:p>
              </table:table-cell>
              <table:table-cell office:value-type="float" office:value="0.55595687">
                <text:p>0.55595687</text:p>
              </table:table-cell>
            </table:table-row>
            <table:table-row>
              <table:table-cell office:value-type="string">
                <text:p>0,64490572</text:p>
              </table:table-cell>
              <table:table-cell office:value-type="float" office:value="0.55064539">
                <text:p>0.55064539</text:p>
              </table:table-cell>
            </table:table-row>
            <table:table-row>
              <table:table-cell office:value-type="string">
                <text:p>0,64859445</text:p>
              </table:table-cell>
              <table:table-cell office:value-type="float" office:value="0.54659798">
                <text:p>0.54659798</text:p>
              </table:table-cell>
            </table:table-row>
            <table:table-row>
              <table:table-cell office:value-type="string">
                <text:p>0,65286382</text:p>
              </table:table-cell>
              <table:table-cell office:value-type="float" office:value="0.54195058">
                <text:p>0.54195058</text:p>
              </table:table-cell>
            </table:table-row>
            <table:table-row>
              <table:table-cell office:value-type="string">
                <text:p>0,65411548</text:p>
              </table:table-cell>
              <table:table-cell office:value-type="float" office:value="0.54059561">
                <text:p>0.54059561</text:p>
              </table:table-cell>
            </table:table-row>
            <table:table-row>
              <table:table-cell office:value-type="string">
                <text:p>0,65636042</text:p>
              </table:table-cell>
              <table:table-cell office:value-type="float" office:value="0.53817384">
                <text:p>0.53817384</text:p>
              </table:table-cell>
            </table:table-row>
            <table:table-row>
              <table:table-cell office:value-type="string">
                <text:p>0,65834384</text:p>
              </table:table-cell>
              <table:table-cell office:value-type="float" office:value="0.53604321">
                <text:p>0.53604321</text:p>
              </table:table-cell>
            </table:table-row>
            <table:table-row>
              <table:table-cell office:value-type="string">
                <text:p>0,65835732</text:p>
              </table:table-cell>
              <table:table-cell office:value-type="float" office:value="0.53602876">
                <text:p>0.53602876</text:p>
              </table:table-cell>
            </table:table-row>
            <table:table-row>
              <table:table-cell office:value-type="string">
                <text:p>0,66075228</text:p>
              </table:table-cell>
              <table:table-cell office:value-type="float" office:value="0.53346737">
                <text:p>0.53346737</text:p>
              </table:table-cell>
            </table:table-row>
            <table:table-row>
              <table:table-cell office:value-type="string">
                <text:p>0,66321040</text:p>
              </table:table-cell>
              <table:table-cell office:value-type="float" office:value="0.53085115">
                <text:p>0.53085115</text:p>
              </table:table-cell>
            </table:table-row>
            <table:table-row>
              <table:table-cell office:value-type="string">
                <text:p>0,66749037</text:p>
              </table:table-cell>
              <table:table-cell office:value-type="float" office:value="0.52632649">
                <text:p>0.52632649</text:p>
              </table:table-cell>
            </table:table-row>
            <table:table-row>
              <table:table-cell office:value-type="string">
                <text:p>0,67187803</text:p>
              </table:table-cell>
              <table:table-cell office:value-type="float" office:value="0.52172801">
                <text:p>0.52172801</text:p>
              </table:table-cell>
            </table:table-row>
            <table:table-row>
              <table:table-cell office:value-type="string">
                <text:p>0,67465920</text:p>
              </table:table-cell>
              <table:table-cell office:value-type="float" office:value="0.51883404">
                <text:p>0.51883404</text:p>
              </table:table-cell>
            </table:table-row>
            <table:table-row>
              <table:table-cell office:value-type="string">
                <text:p>0,68249280</text:p>
              </table:table-cell>
              <table:table-cell office:value-type="float" office:value="0.5107687">
                <text:p>0.5107687</text:p>
              </table:table-cell>
            </table:table-row>
            <table:table-row>
              <table:table-cell office:value-type="string">
                <text:p>0,68327326</text:p>
              </table:table-cell>
              <table:table-cell office:value-type="float" office:value="0.50997206">
                <text:p>0.50997206</text:p>
              </table:table-cell>
            </table:table-row>
            <table:table-row>
              <table:table-cell office:value-type="string">
                <text:p>0,68356709</text:p>
              </table:table-cell>
              <table:table-cell office:value-type="float" office:value="0.50967246">
                <text:p>0.50967246</text:p>
              </table:table-cell>
            </table:table-row>
            <table:table-row>
              <table:table-cell office:value-type="string">
                <text:p>0,69312753</text:p>
              </table:table-cell>
              <table:table-cell office:value-type="float" office:value="0.50001966">
                <text:p>0.50001966</text:p>
              </table:table-cell>
            </table:table-row>
            <table:table-row>
              <table:table-cell office:value-type="string">
                <text:p>0,69553241</text:p>
              </table:table-cell>
              <table:table-cell office:value-type="float" office:value="0.49762045">
                <text:p>0.49762045</text:p>
              </table:table-cell>
            </table:table-row>
            <table:table-row>
              <table:table-cell office:value-type="string">
                <text:p>0,69696867</text:p>
              </table:table-cell>
              <table:table-cell office:value-type="float" office:value="0.49619308">
                <text:p>0.49619308</text:p>
              </table:table-cell>
            </table:table-row>
            <table:table-row>
              <table:table-cell office:value-type="string">
                <text:p>0,70244057</text:p>
              </table:table-cell>
              <table:table-cell office:value-type="float" office:value="0.49079245">
                <text:p>0.49079245</text:p>
              </table:table-cell>
            </table:table-row>
            <table:table-row>
              <table:table-cell office:value-type="string">
                <text:p>0,70592598</text:p>
              </table:table-cell>
              <table:table-cell office:value-type="float" office:value="0.48738311">
                <text:p>0.48738311</text:p>
              </table:table-cell>
            </table:table-row>
            <table:table-row>
              <table:table-cell office:value-type="string">
                <text:p>0,70699412</text:p>
              </table:table-cell>
              <table:table-cell office:value-type="float" office:value="0.48634304">
                <text:p>0.48634304</text:p>
              </table:table-cell>
            </table:table-row>
            <table:table-row>
              <table:table-cell office:value-type="string">
                <text:p>0,71047791</text:p>
              </table:table-cell>
              <table:table-cell office:value-type="float" office:value="0.48296619">
                <text:p>0.48296619</text:p>
              </table:table-cell>
            </table:table-row>
            <table:table-row>
              <table:table-cell office:value-type="string">
                <text:p>0,71064109</text:p>
              </table:table-cell>
              <table:table-cell office:value-type="float" office:value="0.48280859">
                <text:p>0.48280859</text:p>
              </table:table-cell>
            </table:table-row>
            <table:table-row>
              <table:table-cell office:value-type="string">
                <text:p>0,71305848</text:p>
              </table:table-cell>
              <table:table-cell office:value-type="float" office:value="0.48047995">
                <text:p>0.48047995</text:p>
              </table:table-cell>
            </table:table-row>
            <table:table-row>
              <table:table-cell office:value-type="string">
                <text:p>0,71333692</text:p>
              </table:table-cell>
              <table:table-cell office:value-type="float" office:value="0.48021245">
                <text:p>0.48021245</text:p>
              </table:table-cell>
            </table:table-row>
            <table:table-row>
              <table:table-cell office:value-type="string">
                <text:p>0,72140584</text:p>
              </table:table-cell>
              <table:table-cell office:value-type="float" office:value="0.47252506">
                <text:p>0.47252506</text:p>
              </table:table-cell>
            </table:table-row>
            <table:table-row>
              <table:table-cell office:value-type="string">
                <text:p>0,73026850</text:p>
              </table:table-cell>
              <table:table-cell office:value-type="float" office:value="0.46422319">
                <text:p>0.46422319</text:p>
              </table:table-cell>
            </table:table-row>
            <table:table-row>
              <table:table-cell office:value-type="string">
                <text:p>0,73254136</text:p>
              </table:table-cell>
              <table:table-cell office:value-type="float" office:value="0.46211776">
                <text:p>0.46211776</text:p>
              </table:table-cell>
            </table:table-row>
            <table:table-row>
              <table:table-cell office:value-type="string">
                <text:p>0,73389687</text:p>
              </table:table-cell>
              <table:table-cell office:value-type="float" office:value="0.46086664">
                <text:p>0.46086664</text:p>
              </table:table-cell>
            </table:table-row>
            <table:table-row>
              <table:table-cell office:value-type="string">
                <text:p>0,73415612</text:p>
              </table:table-cell>
              <table:table-cell office:value-type="float" office:value="0.46062775">
                <text:p>0.46062775</text:p>
              </table:table-cell>
            </table:table-row>
            <table:table-row>
              <table:table-cell office:value-type="string">
                <text:p>0,73823973</text:p>
              </table:table-cell>
              <table:table-cell office:value-type="float" office:value="0.45688101">
                <text:p>0.45688101</text:p>
              </table:table-cell>
            </table:table-row>
            <table:table-row>
              <table:table-cell office:value-type="string">
                <text:p>0,74177660</text:p>
              </table:table-cell>
              <table:table-cell office:value-type="float" office:value="0.45366056">
                <text:p>0.45366056</text:p>
              </table:table-cell>
            </table:table-row>
            <table:table-row>
              <table:table-cell office:value-type="string">
                <text:p>0,74268871</text:p>
              </table:table-cell>
              <table:table-cell office:value-type="float" office:value="0.45283374">
                <text:p>0.45283374</text:p>
              </table:table-cell>
            </table:table-row>
            <table:table-row>
              <table:table-cell office:value-type="string">
                <text:p>0,74538190</text:p>
              </table:table-cell>
              <table:table-cell office:value-type="float" office:value="0.45040116">
                <text:p>0.45040116</text:p>
              </table:table-cell>
            </table:table-row>
            <table:table-row>
              <table:table-cell office:value-type="string">
                <text:p>0,74693775</text:p>
              </table:table-cell>
              <table:table-cell office:value-type="float" office:value="0.44900183">
                <text:p>0.44900183</text:p>
              </table:table-cell>
            </table:table-row>
            <table:table-row>
              <table:table-cell office:value-type="string">
                <text:p>0,74968506</text:p>
              </table:table-cell>
              <table:table-cell office:value-type="float" office:value="0.4465415">
                <text:p>0.4465415</text:p>
              </table:table-cell>
            </table:table-row>
            <table:table-row>
              <table:table-cell office:value-type="string">
                <text:p>0,75045852</text:p>
              </table:table-cell>
              <table:table-cell office:value-type="float" office:value="0.44585127">
                <text:p>0.44585127</text:p>
              </table:table-cell>
            </table:table-row>
            <table:table-row>
              <table:table-cell office:value-type="string">
                <text:p>0,75253466</text:p>
              </table:table-cell>
              <table:table-cell office:value-type="float" office:value="0.44400381">
                <text:p>0.44400381</text:p>
              </table:table-cell>
            </table:table-row>
            <table:table-row>
              <table:table-cell office:value-type="string">
                <text:p>0,75732326</text:p>
              </table:table-cell>
              <table:table-cell office:value-type="float" office:value="0.4397718">
                <text:p>0.4397718</text:p>
              </table:table-cell>
            </table:table-row>
            <table:table-row>
              <table:table-cell office:value-type="string">
                <text:p>0,75883323</text:p>
              </table:table-cell>
              <table:table-cell office:value-type="float" office:value="0.43844571">
                <text:p>0.43844571</text:p>
              </table:table-cell>
            </table:table-row>
            <table:table-row>
              <table:table-cell office:value-type="string">
                <text:p>0,76289059</text:p>
              </table:table-cell>
              <table:table-cell office:value-type="float" office:value="0.43490225">
                <text:p>0.43490225</text:p>
              </table:table-cell>
            </table:table-row>
            <table:table-row>
              <table:table-cell office:value-type="string">
                <text:p>0,76369938</text:p>
              </table:table-cell>
              <table:table-cell office:value-type="float" office:value="0.43419932">
                <text:p>0.43419932</text:p>
              </table:table-cell>
            </table:table-row>
            <table:table-row>
              <table:table-cell office:value-type="string">
                <text:p>0,76626662</text:p>
              </table:table-cell>
              <table:table-cell office:value-type="float" office:value="0.43197565">
                <text:p>0.43197565</text:p>
              </table:table-cell>
            </table:table-row>
            <table:table-row>
              <table:table-cell office:value-type="string">
                <text:p>0,76659086</text:p>
              </table:table-cell>
              <table:table-cell office:value-type="float" office:value="0.43169561">
                <text:p>0.43169561</text:p>
              </table:table-cell>
            </table:table-row>
            <table:table-row>
              <table:table-cell office:value-type="string">
                <text:p>0,76989547</text:p>
              </table:table-cell>
              <table:table-cell office:value-type="float" office:value="0.42885185">
                <text:p>0.42885185</text:p>
              </table:table-cell>
            </table:table-row>
            <table:table-row>
              <table:table-cell office:value-type="string">
                <text:p>0,77016804</text:p>
              </table:table-cell>
              <table:table-cell office:value-type="float" office:value="0.42861813">
                <text:p>0.42861813</text:p>
              </table:table-cell>
            </table:table-row>
            <table:table-row>
              <table:table-cell office:value-type="string">
                <text:p>0,77496335</text:p>
              </table:table-cell>
              <table:table-cell office:value-type="float" office:value="0.42452706">
                <text:p>0.42452706</text:p>
              </table:table-cell>
            </table:table-row>
            <table:table-row>
              <table:table-cell office:value-type="string">
                <text:p>0,77732244</text:p>
              </table:table-cell>
              <table:table-cell office:value-type="float" office:value="0.42252879">
                <text:p>0.42252879</text:p>
              </table:table-cell>
            </table:table-row>
            <table:table-row>
              <table:table-cell office:value-type="string">
                <text:p>0,78025042</text:p>
              </table:table-cell>
              <table:table-cell office:value-type="float" office:value="0.4200617">
                <text:p>0.4200617</text:p>
              </table:table-cell>
            </table:table-row>
            <table:table-row>
              <table:table-cell office:value-type="string">
                <text:p>0,78044724</text:p>
              </table:table-cell>
              <table:table-cell office:value-type="float" office:value="0.41989639">
                <text:p>0.41989639</text:p>
              </table:table-cell>
            </table:table-row>
            <table:table-row>
              <table:table-cell office:value-type="string">
                <text:p>0,78181842</text:p>
              </table:table-cell>
              <table:table-cell office:value-type="float" office:value="0.41874646">
                <text:p>0.41874646</text:p>
              </table:table-cell>
            </table:table-row>
            <table:table-row>
              <table:table-cell office:value-type="string">
                <text:p>0,78422670</text:p>
              </table:table-cell>
              <table:table-cell office:value-type="float" office:value="0.41673439">
                <text:p>0.41673439</text:p>
              </table:table-cell>
            </table:table-row>
            <table:table-row>
              <table:table-cell office:value-type="string">
                <text:p>0,78922327</text:p>
              </table:table-cell>
              <table:table-cell office:value-type="float" office:value="0.41259064">
                <text:p>0.41259064</text:p>
              </table:table-cell>
            </table:table-row>
            <table:table-row>
              <table:table-cell office:value-type="string">
                <text:p>0,79041047</text:p>
              </table:table-cell>
              <table:table-cell office:value-type="float" office:value="0.41161215">
                <text:p>0.41161215</text:p>
              </table:table-cell>
            </table:table-row>
            <table:table-row>
              <table:table-cell office:value-type="string">
                <text:p>0,79109365</text:p>
              </table:table-cell>
              <table:table-cell office:value-type="float" office:value="0.41105012">
                <text:p>0.41105012</text:p>
              </table:table-cell>
            </table:table-row>
            <table:table-row>
              <table:table-cell office:value-type="string">
                <text:p>0,79543111</text:p>
              </table:table-cell>
              <table:table-cell office:value-type="float" office:value="0.40749972">
                <text:p>0.40749972</text:p>
              </table:table-cell>
            </table:table-row>
            <table:table-row>
              <table:table-cell office:value-type="string">
                <text:p>0,79736183</text:p>
              </table:table-cell>
              <table:table-cell office:value-type="float" office:value="0.40592921">
                <text:p>0.40592921</text:p>
              </table:table-cell>
            </table:table-row>
            <table:table-row>
              <table:table-cell office:value-type="string">
                <text:p>0,79760972</text:p>
              </table:table-cell>
              <table:table-cell office:value-type="float" office:value="0.40572802">
                <text:p>0.40572802</text:p>
              </table:table-cell>
            </table:table-row>
            <table:table-row>
              <table:table-cell office:value-type="string">
                <text:p>0,80097883</text:p>
              </table:table-cell>
              <table:table-cell office:value-type="float" office:value="0.40300332">
                <text:p>0.40300332</text:p>
              </table:table-cell>
            </table:table-row>
            <table:table-row>
              <table:table-cell office:value-type="string">
                <text:p>0,80170794</text:p>
              </table:table-cell>
              <table:table-cell office:value-type="float" office:value="0.40241608">
                <text:p>0.40241608</text:p>
              </table:table-cell>
            </table:table-row>
            <table:table-row>
              <table:table-cell office:value-type="string">
                <text:p>0,81099716</text:p>
              </table:table-cell>
              <table:table-cell office:value-type="float" office:value="0.39500884">
                <text:p>0.39500884</text:p>
              </table:table-cell>
            </table:table-row>
            <table:table-row>
              <table:table-cell office:value-type="string">
                <text:p>0,81133759</text:p>
              </table:table-cell>
              <table:table-cell office:value-type="float" office:value="0.39473999">
                <text:p>0.39473999</text:p>
              </table:table-cell>
            </table:table-row>
            <table:table-row>
              <table:table-cell office:value-type="string">
                <text:p>0,81413746</text:p>
              </table:table-cell>
              <table:table-cell office:value-type="float" office:value="0.39253572">
                <text:p>0.39253572</text:p>
              </table:table-cell>
            </table:table-row>
            <table:table-row>
              <table:table-cell office:value-type="string">
                <text:p>0,81415001</text:p>
              </table:table-cell>
              <table:table-cell office:value-type="float" office:value="0.39252587">
                <text:p>0.39252587</text:p>
              </table:table-cell>
            </table:table-row>
            <table:table-row>
              <table:table-cell office:value-type="string">
                <text:p>0,81419427</text:p>
              </table:table-cell>
              <table:table-cell office:value-type="float" office:value="0.39249113">
                <text:p>0.39249113</text:p>
              </table:table-cell>
            </table:table-row>
            <table:table-row>
              <table:table-cell office:value-type="string">
                <text:p>0,82220779</text:p>
              </table:table-cell>
              <table:table-cell office:value-type="float" office:value="0.38625079">
                <text:p>0.38625079</text:p>
              </table:table-cell>
            </table:table-row>
            <table:table-row>
              <table:table-cell office:value-type="string">
                <text:p>0,82470982</text:p>
              </table:table-cell>
              <table:table-cell office:value-type="float" office:value="0.3843228">
                <text:p>0.3843228</text:p>
              </table:table-cell>
            </table:table-row>
            <table:table-row>
              <table:table-cell office:value-type="string">
                <text:p>0,82664673</text:p>
              </table:table-cell>
              <table:table-cell office:value-type="float" office:value="0.38283688">
                <text:p>0.38283688</text:p>
              </table:table-cell>
            </table:table-row>
            <table:table-row>
              <table:table-cell office:value-type="string">
                <text:p>0,82700612</text:p>
              </table:table-cell>
              <table:table-cell office:value-type="float" office:value="0.3825618">
                <text:p>0.3825618</text:p>
              </table:table-cell>
            </table:table-row>
            <table:table-row>
              <table:table-cell office:value-type="string">
                <text:p>0,82817802</text:p>
              </table:table-cell>
              <table:table-cell office:value-type="float" office:value="0.3816662">
                <text:p>0.3816662</text:p>
              </table:table-cell>
            </table:table-row>
            <table:table-row>
              <table:table-cell office:value-type="string">
                <text:p>0,83307918</text:p>
              </table:table-cell>
              <table:table-cell office:value-type="float" office:value="0.37794326">
                <text:p>0.37794326</text:p>
              </table:table-cell>
            </table:table-row>
            <table:table-row>
              <table:table-cell office:value-type="string">
                <text:p>0,83526413</text:p>
              </table:table-cell>
              <table:table-cell office:value-type="float" office:value="0.3762953">
                <text:p>0.3762953</text:p>
              </table:table-cell>
            </table:table-row>
            <table:table-row>
              <table:table-cell office:value-type="string">
                <text:p>0,83954830</text:p>
              </table:table-cell>
              <table:table-cell office:value-type="float" office:value="0.37308484">
                <text:p>0.37308484</text:p>
              </table:table-cell>
            </table:table-row>
            <table:table-row>
              <table:table-cell office:value-type="string">
                <text:p>0,84102652</text:p>
              </table:table-cell>
              <table:table-cell office:value-type="float" office:value="0.37198347">
                <text:p>0.37198347</text:p>
              </table:table-cell>
            </table:table-row>
            <table:table-row>
              <table:table-cell office:value-type="string">
                <text:p>0,84917798</text:p>
              </table:table-cell>
              <table:table-cell office:value-type="float" office:value="0.36596822">
                <text:p>0.36596822</text:p>
              </table:table-cell>
            </table:table-row>
            <table:table-row>
              <table:table-cell office:value-type="string">
                <text:p>0,85882157</text:p>
              </table:table-cell>
              <table:table-cell office:value-type="float" office:value="0.35897736">
                <text:p>0.35897736</text:p>
              </table:table-cell>
            </table:table-row>
            <table:table-row>
              <table:table-cell office:value-type="string">
                <text:p>0,85922246</text:p>
              </table:table-cell>
              <table:table-cell office:value-type="float" office:value="0.35868965">
                <text:p>0.35868965</text:p>
              </table:table-cell>
            </table:table-row>
            <table:table-row>
              <table:table-cell office:value-type="string">
                <text:p>0,86115849</text:p>
              </table:table-cell>
              <table:table-cell office:value-type="float" office:value="0.35730347">
                <text:p>0.35730347</text:p>
              </table:table-cell>
            </table:table-row>
            <table:table-row>
              <table:table-cell office:value-type="string">
                <text:p>0,86200939</text:p>
              </table:table-cell>
              <table:table-cell office:value-type="float" office:value="0.35669593">
                <text:p>0.35669593</text:p>
              </table:table-cell>
            </table:table-row>
            <table:table-row>
              <table:table-cell office:value-type="string">
                <text:p>0,86588501</text:p>
              </table:table-cell>
              <table:table-cell office:value-type="float" office:value="0.35394178">
                <text:p>0.35394178</text:p>
              </table:table-cell>
            </table:table-row>
            <table:table-row>
              <table:table-cell office:value-type="string">
                <text:p>0,86844481</text:p>
              </table:table-cell>
              <table:table-cell office:value-type="float" office:value="0.35213437">
                <text:p>0.35213437</text:p>
              </table:table-cell>
            </table:table-row>
            <table:table-row>
              <table:table-cell office:value-type="string">
                <text:p>0,86962190</text:p>
              </table:table-cell>
              <table:table-cell office:value-type="float" office:value="0.35130636">
                <text:p>0.35130636</text:p>
              </table:table-cell>
            </table:table-row>
            <table:table-row>
              <table:table-cell office:value-type="string">
                <text:p>0,87085875</text:p>
              </table:table-cell>
              <table:table-cell office:value-type="float" office:value="0.35043841">
                <text:p>0.35043841</text:p>
              </table:table-cell>
            </table:table-row>
            <table:table-row>
              <table:table-cell office:value-type="string">
                <text:p>0,87576704</text:p>
              </table:table-cell>
              <table:table-cell office:value-type="float" office:value="0.34701513">
                <text:p>0.34701513</text:p>
              </table:table-cell>
            </table:table-row>
            <table:table-row>
              <table:table-cell office:value-type="string">
                <text:p>0,87922823</text:p>
              </table:table-cell>
              <table:table-cell office:value-type="float" office:value="0.34462126">
                <text:p>0.34462126</text:p>
              </table:table-cell>
            </table:table-row>
            <table:table-row>
              <table:table-cell office:value-type="string">
                <text:p>0,88671982</text:p>
              </table:table-cell>
              <table:table-cell office:value-type="float" office:value="0.33949622">
                <text:p>0.33949622</text:p>
              </table:table-cell>
            </table:table-row>
            <table:table-row>
              <table:table-cell office:value-type="string">
                <text:p>0,88969082</text:p>
              </table:table-cell>
              <table:table-cell office:value-type="float" office:value="0.33748492">
                <text:p>0.33748492</text:p>
              </table:table-cell>
            </table:table-row>
            <table:table-row>
              <table:table-cell office:value-type="string">
                <text:p>0,89799129</text:p>
              </table:table-cell>
              <table:table-cell office:value-type="float" office:value="0.3319286">
                <text:p>0.3319286</text:p>
              </table:table-cell>
            </table:table-row>
            <table:table-row>
              <table:table-cell office:value-type="string">
                <text:p>0,89807049</text:p>
              </table:table-cell>
              <table:table-cell office:value-type="float" office:value="0.33187603">
                <text:p>0.33187603</text:p>
              </table:table-cell>
            </table:table-row>
            <table:table-row>
              <table:table-cell office:value-type="string">
                <text:p>0,90617434</text:p>
              </table:table-cell>
              <table:table-cell office:value-type="float" office:value="0.32654043">
                <text:p>0.32654043</text:p>
              </table:table-cell>
            </table:table-row>
            <table:table-row>
              <table:table-cell office:value-type="string">
                <text:p>0,90741359</text:p>
              </table:table-cell>
              <table:table-cell office:value-type="float" office:value="0.3257321">
                <text:p>0.3257321</text:p>
              </table:table-cell>
            </table:table-row>
            <table:table-row>
              <table:table-cell office:value-type="string">
                <text:p>0,90770786</text:p>
              </table:table-cell>
              <table:table-cell office:value-type="float" office:value="0.32554045">
                <text:p>0.32554045</text:p>
              </table:table-cell>
            </table:table-row>
            <table:table-row>
              <table:table-cell office:value-type="string">
                <text:p>0,90791548</text:p>
              </table:table-cell>
              <table:table-cell office:value-type="float" office:value="0.32540531">
                <text:p>0.32540531</text:p>
              </table:table-cell>
            </table:table-row>
            <table:table-row>
              <table:table-cell office:value-type="string">
                <text:p>0,90874290</text:p>
              </table:table-cell>
              <table:table-cell office:value-type="float" office:value="0.32486725">
                <text:p>0.32486725</text:p>
              </table:table-cell>
            </table:table-row>
            <table:table-row>
              <table:table-cell office:value-type="string">
                <text:p>0,91508587</text:p>
              </table:table-cell>
              <table:table-cell office:value-type="float" office:value="0.32077204">
                <text:p>0.32077204</text:p>
              </table:table-cell>
            </table:table-row>
            <table:table-row>
              <table:table-cell office:value-type="string">
                <text:p>0,92286701</text:p>
              </table:table-cell>
              <table:table-cell office:value-type="float" office:value="0.31581874">
                <text:p>0.31581874</text:p>
              </table:table-cell>
            </table:table-row>
            <table:table-row>
              <table:table-cell office:value-type="string">
                <text:p>0,92829799</text:p>
              </table:table-cell>
              <table:table-cell office:value-type="float" office:value="0.31240689">
                <text:p>0.31240689</text:p>
              </table:table-cell>
            </table:table-row>
            <table:table-row>
              <table:table-cell office:value-type="string">
                <text:p>0,93010682</text:p>
              </table:table-cell>
              <table:table-cell office:value-type="float" office:value="0.31127875">
                <text:p>0.31127875</text:p>
              </table:table-cell>
            </table:table-row>
            <table:table-row>
              <table:table-cell office:value-type="string">
                <text:p>0,93092586</text:p>
              </table:table-cell>
              <table:table-cell office:value-type="float" office:value="0.31076927">
                <text:p>0.31076927</text:p>
              </table:table-cell>
            </table:table-row>
            <table:table-row>
              <table:table-cell office:value-type="string">
                <text:p>0,93250961</text:p>
              </table:table-cell>
              <table:table-cell office:value-type="float" office:value="0.30978647">
                <text:p>0.30978647</text:p>
              </table:table-cell>
            </table:table-row>
            <table:table-row>
              <table:table-cell office:value-type="string">
                <text:p>0,93441577</text:p>
              </table:table-cell>
              <table:table-cell office:value-type="float" office:value="0.30860771">
                <text:p>0.30860771</text:p>
              </table:table-cell>
            </table:table-row>
            <table:table-row>
              <table:table-cell office:value-type="string">
                <text:p>0,93473917</text:p>
              </table:table-cell>
              <table:table-cell office:value-type="float" office:value="0.30840816">
                <text:p>0.30840816</text:p>
              </table:table-cell>
            </table:table-row>
            <table:table-row>
              <table:table-cell office:value-type="string">
                <text:p>0,93579661</text:p>
              </table:table-cell>
              <table:table-cell office:value-type="float" office:value="0.30775661">
                <text:p>0.30775661</text:p>
              </table:table-cell>
            </table:table-row>
            <table:table-row>
              <table:table-cell office:value-type="string">
                <text:p>0,93777090</text:p>
              </table:table-cell>
              <table:table-cell office:value-type="float" office:value="0.3065438">
                <text:p>0.3065438</text:p>
              </table:table-cell>
            </table:table-row>
            <table:table-row>
              <table:table-cell office:value-type="string">
                <text:p>0,94115363</text:p>
              </table:table-cell>
              <table:table-cell office:value-type="float" office:value="0.30447689">
                <text:p>0.30447689</text:p>
              </table:table-cell>
            </table:table-row>
            <table:table-row>
              <table:table-cell office:value-type="string">
                <text:p>0,94472741</text:p>
              </table:table-cell>
              <table:table-cell office:value-type="float" office:value="0.30230839">
                <text:p>0.30230839</text:p>
              </table:table-cell>
            </table:table-row>
            <table:table-row>
              <table:table-cell office:value-type="string">
                <text:p>0,94494762</text:p>
              </table:table-cell>
              <table:table-cell office:value-type="float" office:value="0.30217527">
                <text:p>0.30217527</text:p>
              </table:table-cell>
            </table:table-row>
            <table:table-row>
              <table:table-cell office:value-type="string">
                <text:p>0,94535271</text:p>
              </table:table-cell>
              <table:table-cell office:value-type="float" office:value="0.30193056">
                <text:p>0.30193056</text:p>
              </table:table-cell>
            </table:table-row>
            <table:table-row>
              <table:table-cell office:value-type="string">
                <text:p>0,94823624</text:p>
              </table:table-cell>
              <table:table-cell office:value-type="float" office:value="0.30019431">
                <text:p>0.30019431</text:p>
              </table:table-cell>
            </table:table-row>
            <table:table-row>
              <table:table-cell office:value-type="string">
                <text:p>0,95506620</text:p>
              </table:table-cell>
              <table:table-cell office:value-type="float" office:value="0.29612157">
                <text:p>0.29612157</text:p>
              </table:table-cell>
            </table:table-row>
            <table:table-row>
              <table:table-cell office:value-type="string">
                <text:p>0,95554760</text:p>
              </table:table-cell>
              <table:table-cell office:value-type="float" office:value="0.29583659">
                <text:p>0.29583659</text:p>
              </table:table-cell>
            </table:table-row>
            <table:table-row>
              <table:table-cell office:value-type="string">
                <text:p>0,95591748</text:p>
              </table:table-cell>
              <table:table-cell office:value-type="float" office:value="0.29561783">
                <text:p>0.29561783</text:p>
              </table:table-cell>
            </table:table-row>
            <table:table-row>
              <table:table-cell office:value-type="string">
                <text:p>0,95767045</text:p>
              </table:table-cell>
              <table:table-cell office:value-type="float" office:value="0.29458323">
                <text:p>0.29458323</text:p>
              </table:table-cell>
            </table:table-row>
            <table:table-row>
              <table:table-cell office:value-type="string">
                <text:p>0,96228499</text:p>
              </table:table-cell>
              <table:table-cell office:value-type="float" office:value="0.291877">
                <text:p>0.291877</text:p>
              </table:table-cell>
            </table:table-row>
            <table:table-row>
              <table:table-cell office:value-type="string">
                <text:p>0,96348643</text:p>
              </table:table-cell>
              <table:table-cell office:value-type="float" office:value="0.2911765">
                <text:p>0.2911765</text:p>
              </table:table-cell>
            </table:table-row>
            <table:table-row>
              <table:table-cell office:value-type="string">
                <text:p>0,96901797</text:p>
              </table:table-cell>
              <table:table-cell office:value-type="float" office:value="0.28797294">
                <text:p>0.28797294</text:p>
              </table:table-cell>
            </table:table-row>
            <table:table-row>
              <table:table-cell office:value-type="string">
                <text:p>0,97027139</text:p>
              </table:table-cell>
              <table:table-cell office:value-type="float" office:value="0.28725194">
                <text:p>0.28725194</text:p>
              </table:table-cell>
            </table:table-row>
            <table:table-row>
              <table:table-cell office:value-type="string">
                <text:p>0,97124167</text:p>
              </table:table-cell>
              <table:table-cell office:value-type="float" office:value="0.28669505">
                <text:p>0.28669505</text:p>
              </table:table-cell>
            </table:table-row>
            <table:table-row>
              <table:table-cell office:value-type="string">
                <text:p>0,97823262</text:p>
              </table:table-cell>
              <table:table-cell office:value-type="float" office:value="0.28271441">
                <text:p>0.28271441</text:p>
              </table:table-cell>
            </table:table-row>
            <table:table-row>
              <table:table-cell office:value-type="string">
                <text:p>0,98191624</text:p>
              </table:table-cell>
              <table:table-cell office:value-type="float" office:value="0.28063923">
                <text:p>0.28063923</text:p>
              </table:table-cell>
            </table:table-row>
            <table:table-row>
              <table:table-cell office:value-type="string">
                <text:p>0,99410123</text:p>
              </table:table-cell>
              <table:table-cell office:value-type="float" office:value="0.27388272">
                <text:p>0.27388272</text:p>
              </table:table-cell>
            </table:table-row>
            <table:table-row>
              <table:table-cell office:value-type="string">
                <text:p>0,99597820</text:p>
              </table:table-cell>
              <table:table-cell office:value-type="float" office:value="0.27285651">
                <text:p>0.27285651</text:p>
              </table:table-cell>
            </table:table-row>
            <table:table-row>
              <table:table-cell office:value-type="string">
                <text:p>1,00040226</text:p>
              </table:table-cell>
              <table:table-cell office:value-type="float" office:value="0.27045289">
                <text:p>0.27045289</text:p>
              </table:table-cell>
            </table:table-row>
            <table:table-row>
              <table:table-cell office:value-type="string">
                <text:p>1,00041047</text:p>
              </table:table-cell>
              <table:table-cell office:value-type="float" office:value="0.27044845">
                <text:p>0.27044845</text:p>
              </table:table-cell>
            </table:table-row>
            <table:table-row>
              <table:table-cell office:value-type="string">
                <text:p>1,00096672</text:p>
              </table:table-cell>
              <table:table-cell office:value-type="float" office:value="0.27014775">
                <text:p>0.27014775</text:p>
              </table:table-cell>
            </table:table-row>
            <table:table-row>
              <table:table-cell office:value-type="string">
                <text:p>1,00309745</text:p>
              </table:table-cell>
              <table:table-cell office:value-type="float" office:value="0.26899897">
                <text:p>0.26899897</text:p>
              </table:table-cell>
            </table:table-row>
            <table:table-row>
              <table:table-cell office:value-type="string">
                <text:p>1,01230365</text:p>
              </table:table-cell>
              <table:table-cell office:value-type="float" office:value="0.26409137">
                <text:p>0.26409137</text:p>
              </table:table-cell>
            </table:table-row>
            <table:table-row>
              <table:table-cell office:value-type="string">
                <text:p>1,01538298</text:p>
              </table:table-cell>
              <table:table-cell office:value-type="float" office:value="0.26246992">
                <text:p>0.26246992</text:p>
              </table:table-cell>
            </table:table-row>
            <table:table-row>
              <table:table-cell office:value-type="string">
                <text:p>1,01935208</text:p>
              </table:table-cell>
              <table:table-cell office:value-type="float" office:value="0.26039463">
                <text:p>0.26039463</text:p>
              </table:table-cell>
            </table:table-row>
            <table:table-row>
              <table:table-cell office:value-type="string">
                <text:p>1,02038862</text:p>
              </table:table-cell>
              <table:table-cell office:value-type="float" office:value="0.25985537">
                <text:p>0.25985537</text:p>
              </table:table-cell>
            </table:table-row>
            <table:table-row>
              <table:table-cell office:value-type="string">
                <text:p>1,03247032</text:p>
              </table:table-cell>
              <table:table-cell office:value-type="float" office:value="0.25365164">
                <text:p>0.25365164</text:p>
              </table:table-cell>
            </table:table-row>
            <table:table-row>
              <table:table-cell office:value-type="string">
                <text:p>1,03377535</text:p>
              </table:table-cell>
              <table:table-cell office:value-type="float" office:value="0.25299045">
                <text:p>0.25299045</text:p>
              </table:table-cell>
            </table:table-row>
            <table:table-row>
              <table:table-cell office:value-type="string">
                <text:p>1,03503033</text:p>
              </table:table-cell>
              <table:table-cell office:value-type="float" office:value="0.25235626">
                <text:p>0.25235626</text:p>
              </table:table-cell>
            </table:table-row>
            <table:table-row>
              <table:table-cell office:value-type="string">
                <text:p>1,03810443</text:p>
              </table:table-cell>
              <table:table-cell office:value-type="float" office:value="0.25080948">
                <text:p>0.25080948</text:p>
              </table:table-cell>
            </table:table-row>
            <table:table-row>
              <table:table-cell office:value-type="string">
                <text:p>1,03962248</text:p>
              </table:table-cell>
              <table:table-cell office:value-type="float" office:value="0.25004915">
                <text:p>0.25004915</text:p>
              </table:table-cell>
            </table:table-row>
            <table:table-row>
              <table:table-cell office:value-type="string">
                <text:p>1,04368504</text:p>
              </table:table-cell>
              <table:table-cell office:value-type="float" office:value="0.2480257">
                <text:p>0.2480257</text:p>
              </table:table-cell>
            </table:table-row>
            <table:table-row>
              <table:table-cell office:value-type="string">
                <text:p>1,04439306</text:p>
              </table:table-cell>
              <table:table-cell office:value-type="float" office:value="0.24767474">
                <text:p>0.24767474</text:p>
              </table:table-cell>
            </table:table-row>
            <table:table-row>
              <table:table-cell office:value-type="string">
                <text:p>1,04887097</text:p>
              </table:table-cell>
              <table:table-cell office:value-type="float" office:value="0.24546651">
                <text:p>0.24546651</text:p>
              </table:table-cell>
            </table:table-row>
            <table:table-row>
              <table:table-cell office:value-type="string">
                <text:p>1,05218823</text:p>
              </table:table-cell>
              <table:table-cell office:value-type="float" office:value="0.24384335">
                <text:p>0.24384335</text:p>
              </table:table-cell>
            </table:table-row>
            <table:table-row>
              <table:table-cell office:value-type="string">
                <text:p>1,05575253</text:p>
              </table:table-cell>
              <table:table-cell office:value-type="float" office:value="0.24211127">
                <text:p>0.24211127</text:p>
              </table:table-cell>
            </table:table-row>
            <table:table-row>
              <table:table-cell office:value-type="string">
                <text:p>1,05995219</text:p>
              </table:table-cell>
              <table:table-cell office:value-type="float" office:value="0.24008621">
                <text:p>0.24008621</text:p>
              </table:table-cell>
            </table:table-row>
            <table:table-row>
              <table:table-cell office:value-type="string">
                <text:p>1,06638332</text:p>
              </table:table-cell>
              <table:table-cell office:value-type="float" office:value="0.23701794">
                <text:p>0.23701794</text:p>
              </table:table-cell>
            </table:table-row>
            <table:table-row>
              <table:table-cell office:value-type="string">
                <text:p>1,06741318</text:p>
              </table:table-cell>
              <table:table-cell office:value-type="float" office:value="0.23653025">
                <text:p>0.23653025</text:p>
              </table:table-cell>
            </table:table-row>
            <table:table-row>
              <table:table-cell office:value-type="string">
                <text:p>1,06953621</text:p>
              </table:table-cell>
              <table:table-cell office:value-type="float" office:value="0.23552805">
                <text:p>0.23552805</text:p>
              </table:table-cell>
            </table:table-row>
            <table:table-row>
              <table:table-cell office:value-type="string">
                <text:p>1,07639987</text:p>
              </table:table-cell>
              <table:table-cell office:value-type="float" office:value="0.23231698">
                <text:p>0.23231698</text:p>
              </table:table-cell>
            </table:table-row>
            <table:table-row>
              <table:table-cell office:value-type="string">
                <text:p>1,07769473</text:p>
              </table:table-cell>
              <table:table-cell office:value-type="float" office:value="0.23171612">
                <text:p>0.23171612</text:p>
              </table:table-cell>
            </table:table-row>
            <table:table-row>
              <table:table-cell office:value-type="string">
                <text:p>1,08415456</text:p>
              </table:table-cell>
              <table:table-cell office:value-type="float" office:value="0.22874168">
                <text:p>0.22874168</text:p>
              </table:table-cell>
            </table:table-row>
            <table:table-row>
              <table:table-cell office:value-type="string">
                <text:p>1,08453106</text:p>
              </table:table-cell>
              <table:table-cell office:value-type="float" office:value="0.2285695">
                <text:p>0.2285695</text:p>
              </table:table-cell>
            </table:table-row>
            <table:table-row>
              <table:table-cell office:value-type="string">
                <text:p>1,08597524</text:p>
              </table:table-cell>
              <table:table-cell office:value-type="float" office:value="0.22791027">
                <text:p>0.22791027</text:p>
              </table:table-cell>
            </table:table-row>
            <table:table-row>
              <table:table-cell office:value-type="string">
                <text:p>1,08705562</text:p>
              </table:table-cell>
              <table:table-cell office:value-type="float" office:value="0.22741834">
                <text:p>0.22741834</text:p>
              </table:table-cell>
            </table:table-row>
            <table:table-row>
              <table:table-cell office:value-type="string">
                <text:p>1,09750177</text:p>
              </table:table-cell>
              <table:table-cell office:value-type="float" office:value="0.22271633">
                <text:p>0.22271633</text:p>
              </table:table-cell>
            </table:table-row>
            <table:table-row>
              <table:table-cell office:value-type="string">
                <text:p>1,09794066</text:p>
              </table:table-cell>
              <table:table-cell office:value-type="float" office:value="0.22252093">
                <text:p>0.22252093</text:p>
              </table:table-cell>
            </table:table-row>
            <table:table-row>
              <table:table-cell office:value-type="string">
                <text:p>1,09954194</text:p>
              </table:table-cell>
              <table:table-cell office:value-type="float" office:value="0.22180943">
                <text:p>0.22180943</text:p>
              </table:table-cell>
            </table:table-row>
            <table:table-row>
              <table:table-cell office:value-type="string">
                <text:p>1,10276976</text:p>
              </table:table-cell>
              <table:table-cell office:value-type="float" office:value="0.22038212">
                <text:p>0.22038212</text:p>
              </table:table-cell>
            </table:table-row>
            <table:table-row>
              <table:table-cell office:value-type="string">
                <text:p>1,10334938</text:p>
              </table:table-cell>
              <table:table-cell office:value-type="float" office:value="0.22012679">
                <text:p>0.22012679</text:p>
              </table:table-cell>
            </table:table-row>
            <table:table-row>
              <table:table-cell office:value-type="string">
                <text:p>1,11114994</text:p>
              </table:table-cell>
              <table:table-cell office:value-type="float" office:value="0.21671922">
                <text:p>0.21671922</text:p>
              </table:table-cell>
            </table:table-row>
            <table:table-row>
              <table:table-cell office:value-type="string">
                <text:p>1,11230607</text:p>
              </table:table-cell>
              <table:table-cell office:value-type="float" office:value="0.21621869">
                <text:p>0.21621869</text:p>
              </table:table-cell>
            </table:table-row>
            <table:table-row>
              <table:table-cell office:value-type="string">
                <text:p>1,11329390</text:p>
              </table:table-cell>
              <table:table-cell office:value-type="float" office:value="0.21579193">
                <text:p>0.21579193</text:p>
              </table:table-cell>
            </table:table-row>
            <table:table-row>
              <table:table-cell office:value-type="string">
                <text:p>1,11614701</text:p>
              </table:table-cell>
              <table:table-cell office:value-type="float" office:value="0.21456408">
                <text:p>0.21456408</text:p>
              </table:table-cell>
            </table:table-row>
            <table:table-row>
              <table:table-cell office:value-type="string">
                <text:p>1,11664673</text:p>
              </table:table-cell>
              <table:table-cell office:value-type="float" office:value="0.21434975">
                <text:p>0.21434975</text:p>
              </table:table-cell>
            </table:table-row>
            <table:table-row>
              <table:table-cell office:value-type="string">
                <text:p>1,12899723</text:p>
              </table:table-cell>
              <table:table-cell office:value-type="float" office:value="0.20911995">
                <text:p>0.20911995</text:p>
              </table:table-cell>
            </table:table-row>
            <table:table-row>
              <table:table-cell office:value-type="string">
                <text:p>1,12973947</text:p>
              </table:table-cell>
              <table:table-cell office:value-type="float" office:value="0.20880974">
                <text:p>0.20880974</text:p>
              </table:table-cell>
            </table:table-row>
            <table:table-row>
              <table:table-cell office:value-type="string">
                <text:p>1,12996975</text:p>
              </table:table-cell>
              <table:table-cell office:value-type="float" office:value="0.2087136">
                <text:p>0.2087136</text:p>
              </table:table-cell>
            </table:table-row>
            <table:table-row>
              <table:table-cell office:value-type="string">
                <text:p>1,13038982</text:p>
              </table:table-cell>
              <table:table-cell office:value-type="float" office:value="0.20853832">
                <text:p>0.20853832</text:p>
              </table:table-cell>
            </table:table-row>
            <table:table-row>
              <table:table-cell office:value-type="string">
                <text:p>1,13273561</text:p>
              </table:table-cell>
              <table:table-cell office:value-type="float" office:value="0.20756224">
                <text:p>0.20756224</text:p>
              </table:table-cell>
            </table:table-row>
            <table:table-row>
              <table:table-cell office:value-type="string">
                <text:p>1,13698260</text:p>
              </table:table-cell>
              <table:table-cell office:value-type="float" office:value="0.20580667">
                <text:p>0.20580667</text:p>
              </table:table-cell>
            </table:table-row>
            <table:table-row>
              <table:table-cell office:value-type="string">
                <text:p>1,13794899</text:p>
              </table:table-cell>
              <table:table-cell office:value-type="float" office:value="0.20540928">
                <text:p>0.20540928</text:p>
              </table:table-cell>
            </table:table-row>
            <table:table-row>
              <table:table-cell office:value-type="string">
                <text:p>1,13872931</text:p>
              </table:table-cell>
              <table:table-cell office:value-type="float" office:value="0.20508896">
                <text:p>0.20508896</text:p>
              </table:table-cell>
            </table:table-row>
            <table:table-row>
              <table:table-cell office:value-type="string">
                <text:p>1,14691316</text:p>
              </table:table-cell>
              <table:table-cell office:value-type="float" office:value="0.20175945">
                <text:p>0.20175945</text:p>
              </table:table-cell>
            </table:table-row>
            <table:table-row>
              <table:table-cell office:value-type="string">
                <text:p>1,15239447</text:p>
              </table:table-cell>
              <table:table-cell office:value-type="float" office:value="0.19955971">
                <text:p>0.19955971</text:p>
              </table:table-cell>
            </table:table-row>
            <table:table-row>
              <table:table-cell office:value-type="string">
                <text:p>1,15451025</text:p>
              </table:table-cell>
              <table:table-cell office:value-type="float" office:value="0.19871705">
                <text:p>0.19871705</text:p>
              </table:table-cell>
            </table:table-row>
            <table:table-row>
              <table:table-cell office:value-type="string">
                <text:p>1,15599455</text:p>
              </table:table-cell>
              <table:table-cell office:value-type="float" office:value="0.19812801">
                <text:p>0.19812801</text:p>
              </table:table-cell>
            </table:table-row>
            <table:table-row>
              <table:table-cell office:value-type="string">
                <text:p>1,15662823</text:p>
              </table:table-cell>
              <table:table-cell office:value-type="float" office:value="0.19787708">
                <text:p>0.19787708</text:p>
              </table:table-cell>
            </table:table-row>
            <table:table-row>
              <table:table-cell office:value-type="string">
                <text:p>1,16257657</text:p>
              </table:table-cell>
              <table:table-cell office:value-type="float" office:value="0.19553694">
                <text:p>0.19553694</text:p>
              </table:table-cell>
            </table:table-row>
            <table:table-row>
              <table:table-cell office:value-type="string">
                <text:p>1,17617670</text:p>
              </table:table-cell>
              <table:table-cell office:value-type="float" office:value="0.19028997">
                <text:p>0.19028997</text:p>
              </table:table-cell>
            </table:table-row>
            <table:table-row>
              <table:table-cell office:value-type="string">
                <text:p>1,17713300</text:p>
              </table:table-cell>
              <table:table-cell office:value-type="float" office:value="0.18992637">
                <text:p>0.18992637</text:p>
              </table:table-cell>
            </table:table-row>
            <table:table-row>
              <table:table-cell office:value-type="string">
                <text:p>1,18186887</text:p>
              </table:table-cell>
              <table:table-cell office:value-type="float" office:value="0.18813593">
                <text:p>0.18813593</text:p>
              </table:table-cell>
            </table:table-row>
            <table:table-row>
              <table:table-cell office:value-type="string">
                <text:p>1,18774992</text:p>
              </table:table-cell>
              <table:table-cell office:value-type="float" office:value="0.18593602">
                <text:p>0.18593602</text:p>
              </table:table-cell>
            </table:table-row>
            <table:table-row>
              <table:table-cell office:value-type="string">
                <text:p>1,18886024</text:p>
              </table:table-cell>
              <table:table-cell office:value-type="float" office:value="0.18552358">
                <text:p>0.18552358</text:p>
              </table:table-cell>
            </table:table-row>
            <table:table-row>
              <table:table-cell office:value-type="string">
                <text:p>1,19072823</text:p>
              </table:table-cell>
              <table:table-cell office:value-type="float" office:value="0.18483176">
                <text:p>0.18483176</text:p>
              </table:table-cell>
            </table:table-row>
            <table:table-row>
              <table:table-cell office:value-type="string">
                <text:p>1,19536793</text:p>
              </table:table-cell>
              <table:table-cell office:value-type="float" office:value="0.18312456">
                <text:p>0.18312456</text:p>
              </table:table-cell>
            </table:table-row>
            <table:table-row>
              <table:table-cell office:value-type="string">
                <text:p>1,19588298</text:p>
              </table:table-cell>
              <table:table-cell office:value-type="float" office:value="0.18293602">
                <text:p>0.18293602</text:p>
              </table:table-cell>
            </table:table-row>
            <table:table-row>
              <table:table-cell office:value-type="string">
                <text:p>1,19614852</text:p>
              </table:table-cell>
              <table:table-cell office:value-type="float" office:value="0.1828389">
                <text:p>0.1828389</text:p>
              </table:table-cell>
            </table:table-row>
            <table:table-row>
              <table:table-cell office:value-type="string">
                <text:p>1,19840571</text:p>
              </table:table-cell>
              <table:table-cell office:value-type="float" office:value="0.18201535">
                <text:p>0.18201535</text:p>
              </table:table-cell>
            </table:table-row>
            <table:table-row>
              <table:table-cell office:value-type="string">
                <text:p>1,20575843</text:p>
              </table:table-cell>
              <table:table-cell office:value-type="float" office:value="0.17935832">
                <text:p>0.17935832</text:p>
              </table:table-cell>
            </table:table-row>
            <table:table-row>
              <table:table-cell office:value-type="string">
                <text:p>1,21550681</text:p>
              </table:table-cell>
              <table:table-cell office:value-type="float" office:value="0.17589528">
                <text:p>0.17589528</text:p>
              </table:table-cell>
            </table:table-row>
            <table:table-row>
              <table:table-cell office:value-type="string">
                <text:p>1,21634340</text:p>
              </table:table-cell>
              <table:table-cell office:value-type="float" office:value="0.17560122">
                <text:p>0.17560122</text:p>
              </table:table-cell>
            </table:table-row>
            <table:table-row>
              <table:table-cell office:value-type="string">
                <text:p>1,22307751</text:p>
              </table:table-cell>
              <table:table-cell office:value-type="float" office:value="0.17325205">
                <text:p>0.17325205</text:p>
              </table:table-cell>
            </table:table-row>
            <table:table-row>
              <table:table-cell office:value-type="string">
                <text:p>1,22380895</text:p>
              </table:table-cell>
              <table:table-cell office:value-type="float" office:value="0.17299878">
                <text:p>0.17299878</text:p>
              </table:table-cell>
            </table:table-row>
            <table:table-row>
              <table:table-cell office:value-type="string">
                <text:p>1,22515415</text:p>
              </table:table-cell>
              <table:table-cell office:value-type="float" office:value="0.17253397">
                <text:p>0.17253397</text:p>
              </table:table-cell>
            </table:table-row>
            <table:table-row>
              <table:table-cell office:value-type="string">
                <text:p>1,22743390</text:p>
              </table:table-cell>
              <table:table-cell office:value-type="float" office:value="0.17174909">
                <text:p>0.17174909</text:p>
              </table:table-cell>
            </table:table-row>
            <table:table-row>
              <table:table-cell office:value-type="string">
                <text:p>1,22768200</text:p>
              </table:table-cell>
              <table:table-cell office:value-type="float" office:value="0.17166389">
                <text:p>0.17166389</text:p>
              </table:table-cell>
            </table:table-row>
            <table:table-row>
              <table:table-cell office:value-type="string">
                <text:p>1,23484559</text:p>
              </table:table-cell>
              <table:table-cell office:value-type="float" office:value="0.16922197">
                <text:p>0.16922197</text:p>
              </table:table-cell>
            </table:table-row>
            <table:table-row>
              <table:table-cell office:value-type="string">
                <text:p>1,23493668</text:p>
              </table:table-cell>
              <table:table-cell office:value-type="float" office:value="0.16919114">
                <text:p>0.16919114</text:p>
              </table:table-cell>
            </table:table-row>
            <table:table-row>
              <table:table-cell office:value-type="string">
                <text:p>1,23842729</text:p>
              </table:table-cell>
              <table:table-cell office:value-type="float" office:value="0.16801409">
                <text:p>0.16801409</text:p>
              </table:table-cell>
            </table:table-row>
            <table:table-row>
              <table:table-cell office:value-type="string">
                <text:p>1,24779823</text:p>
              </table:table-cell>
              <table:table-cell office:value-type="float" office:value="0.16489452">
                <text:p>0.16489452</text:p>
              </table:table-cell>
            </table:table-row>
            <table:table-row>
              <table:table-cell office:value-type="string">
                <text:p>1,24789880</text:p>
              </table:table-cell>
              <table:table-cell office:value-type="float" office:value="0.16486136">
                <text:p>0.16486136</text:p>
              </table:table-cell>
            </table:table-row>
            <table:table-row>
              <table:table-cell office:value-type="string">
                <text:p>1,25160106</text:p>
              </table:table-cell>
              <table:table-cell office:value-type="float" office:value="0.16364515">
                <text:p>0.16364515</text:p>
              </table:table-cell>
            </table:table-row>
            <table:table-row>
              <table:table-cell office:value-type="string">
                <text:p>1,25727151</text:p>
              </table:table-cell>
              <table:table-cell office:value-type="float" office:value="0.16179975">
                <text:p>0.16179975</text:p>
              </table:table-cell>
            </table:table-row>
            <table:table-row>
              <table:table-cell office:value-type="string">
                <text:p>1,27227772</text:p>
              </table:table-cell>
              <table:table-cell office:value-type="float" office:value="0.15701589">
                <text:p>0.15701589</text:p>
              </table:table-cell>
            </table:table-row>
            <table:table-row>
              <table:table-cell office:value-type="string">
                <text:p>1,27513412</text:p>
              </table:table-cell>
              <table:table-cell office:value-type="float" office:value="0.15612145">
                <text:p>0.15612145</text:p>
              </table:table-cell>
            </table:table-row>
            <table:table-row>
              <table:table-cell office:value-type="string">
                <text:p>1,27728243</text:p>
              </table:table-cell>
              <table:table-cell office:value-type="float" office:value="0.15545209">
                <text:p>0.15545209</text:p>
              </table:table-cell>
            </table:table-row>
            <table:table-row>
              <table:table-cell office:value-type="string">
                <text:p>1,27946541</text:p>
              </table:table-cell>
              <table:table-cell office:value-type="float" office:value="0.15477488">
                <text:p>0.15477488</text:p>
              </table:table-cell>
            </table:table-row>
            <table:table-row>
              <table:table-cell office:value-type="string">
                <text:p>1,28234767</text:p>
              </table:table-cell>
              <table:table-cell office:value-type="float" office:value="0.15388524">
                <text:p>0.15388524</text:p>
              </table:table-cell>
            </table:table-row>
            <table:table-row>
              <table:table-cell office:value-type="string">
                <text:p>1,28950170</text:p>
              </table:table-cell>
              <table:table-cell office:value-type="float" office:value="0.15169911">
                <text:p>0.15169911</text:p>
              </table:table-cell>
            </table:table-row>
            <table:table-row>
              <table:table-cell office:value-type="string">
                <text:p>1,29024867</text:p>
              </table:table-cell>
              <table:table-cell office:value-type="float" office:value="0.15147266">
                <text:p>0.15147266</text:p>
              </table:table-cell>
            </table:table-row>
            <table:table-row>
              <table:table-cell office:value-type="string">
                <text:p>1,29070822</text:p>
              </table:table-cell>
              <table:table-cell office:value-type="float" office:value="0.1513335">
                <text:p>0.1513335</text:p>
              </table:table-cell>
            </table:table-row>
            <table:table-row>
              <table:table-cell office:value-type="string">
                <text:p>1,29189764</text:p>
              </table:table-cell>
              <table:table-cell office:value-type="float" office:value="0.15097393">
                <text:p>0.15097393</text:p>
              </table:table-cell>
            </table:table-row>
            <table:table-row>
              <table:table-cell office:value-type="string">
                <text:p>1,29340235</text:p>
              </table:table-cell>
              <table:table-cell office:value-type="float" office:value="0.15052027">
                <text:p>0.15052027</text:p>
              </table:table-cell>
            </table:table-row>
            <table:table-row>
              <table:table-cell office:value-type="string">
                <text:p>1,30057697</text:p>
              </table:table-cell>
              <table:table-cell office:value-type="float" office:value="0.14837584">
                <text:p>0.14837584</text:p>
              </table:table-cell>
            </table:table-row>
            <table:table-row>
              <table:table-cell office:value-type="string">
                <text:p>1,30197660</text:p>
              </table:table-cell>
              <table:table-cell office:value-type="float" office:value="0.14796108">
                <text:p>0.14796108</text:p>
              </table:table-cell>
            </table:table-row>
            <table:table-row>
              <table:table-cell office:value-type="string">
                <text:p>1,30944407</text:p>
              </table:table-cell>
              <table:table-cell office:value-type="float" office:value="0.14576771">
                <text:p>0.14576771</text:p>
              </table:table-cell>
            </table:table-row>
            <table:table-row>
              <table:table-cell office:value-type="string">
                <text:p>1,31936105</text:p>
              </table:table-cell>
              <table:table-cell office:value-type="float" office:value="0.14290504">
                <text:p>0.14290504</text:p>
              </table:table-cell>
            </table:table-row>
            <table:table-row>
              <table:table-cell office:value-type="string">
                <text:p>1,32236442</text:p>
              </table:table-cell>
              <table:table-cell office:value-type="float" office:value="0.14204922">
                <text:p>0.14204922</text:p>
              </table:table-cell>
            </table:table-row>
            <table:table-row>
              <table:table-cell office:value-type="string">
                <text:p>1,32697673</text:p>
              </table:table-cell>
              <table:table-cell office:value-type="float" office:value="0.14074489">
                <text:p>0.14074489</text:p>
              </table:table-cell>
            </table:table-row>
            <table:table-row>
              <table:table-cell office:value-type="string">
                <text:p>1,32815489</text:p>
              </table:table-cell>
              <table:table-cell office:value-type="float" office:value="0.14041365">
                <text:p>0.14041365</text:p>
              </table:table-cell>
            </table:table-row>
            <table:table-row>
              <table:table-cell office:value-type="string">
                <text:p>1,32843863</text:p>
              </table:table-cell>
              <table:table-cell office:value-type="float" office:value="0.14033399">
                <text:p>0.14033399</text:p>
              </table:table-cell>
            </table:table-row>
            <table:table-row>
              <table:table-cell office:value-type="string">
                <text:p>1,33265564</text:p>
              </table:table-cell>
              <table:table-cell office:value-type="float" office:value="0.13915538">
                <text:p>0.13915538</text:p>
              </table:table-cell>
            </table:table-row>
            <table:table-row>
              <table:table-cell office:value-type="string">
                <text:p>1,33797376</text:p>
              </table:table-cell>
              <table:table-cell office:value-type="float" office:value="0.13768314">
                <text:p>0.13768314</text:p>
              </table:table-cell>
            </table:table-row>
            <table:table-row>
              <table:table-cell office:value-type="string">
                <text:p>1,34204890</text:p>
              </table:table-cell>
              <table:table-cell office:value-type="float" office:value="0.13656554">
                <text:p>0.13656554</text:p>
              </table:table-cell>
            </table:table-row>
            <table:table-row>
              <table:table-cell office:value-type="string">
                <text:p>1,34207170</text:p>
              </table:table-cell>
              <table:table-cell office:value-type="float" office:value="0.13655932">
                <text:p>0.13655932</text:p>
              </table:table-cell>
            </table:table-row>
            <table:table-row>
              <table:table-cell office:value-type="string">
                <text:p>1,35099958</text:p>
              </table:table-cell>
              <table:table-cell office:value-type="float" office:value="0.13414259">
                <text:p>0.13414259</text:p>
              </table:table-cell>
            </table:table-row>
            <table:table-row>
              <table:table-cell office:value-type="string">
                <text:p>1,35267144</text:p>
              </table:table-cell>
              <table:table-cell office:value-type="float" office:value="0.1336948">
                <text:p>0.1336948</text:p>
              </table:table-cell>
            </table:table-row>
            <table:table-row>
              <table:table-cell office:value-type="string">
                <text:p>1,36597927</text:p>
              </table:table-cell>
              <table:table-cell office:value-type="float" office:value="0.13018336">
                <text:p>0.13018336</text:p>
              </table:table-cell>
            </table:table-row>
            <table:table-row>
              <table:table-cell office:value-type="string">
                <text:p>1,36633330</text:p>
              </table:table-cell>
              <table:table-cell office:value-type="float" office:value="0.13009121">
                <text:p>0.13009121</text:p>
              </table:table-cell>
            </table:table-row>
            <table:table-row>
              <table:table-cell office:value-type="string">
                <text:p>1,37160914</text:p>
              </table:table-cell>
              <table:table-cell office:value-type="float" office:value="0.12872575">
                <text:p>0.12872575</text:p>
              </table:table-cell>
            </table:table-row>
            <table:table-row>
              <table:table-cell office:value-type="string">
                <text:p>1,37499046</text:p>
              </table:table-cell>
              <table:table-cell office:value-type="float" office:value="0.12785816">
                <text:p>0.12785816</text:p>
              </table:table-cell>
            </table:table-row>
            <table:table-row>
              <table:table-cell office:value-type="string">
                <text:p>1,37502842</text:p>
              </table:table-cell>
              <table:table-cell office:value-type="float" office:value="0.12784846">
                <text:p>0.12784846</text:p>
              </table:table-cell>
            </table:table-row>
            <table:table-row>
              <table:table-cell office:value-type="string">
                <text:p>1,37518043</text:p>
              </table:table-cell>
              <table:table-cell office:value-type="float" office:value="0.12780959">
                <text:p>0.12780959</text:p>
              </table:table-cell>
            </table:table-row>
            <table:table-row>
              <table:table-cell office:value-type="string">
                <text:p>1,38278384</text:p>
              </table:table-cell>
              <table:table-cell office:value-type="float" office:value="0.12588072">
                <text:p>0.12588072</text:p>
              </table:table-cell>
            </table:table-row>
            <table:table-row>
              <table:table-cell office:value-type="string">
                <text:p>1,39395994</text:p>
              </table:table-cell>
              <table:table-cell office:value-type="float" office:value="0.12309822">
                <text:p>0.12309822</text:p>
              </table:table-cell>
            </table:table-row>
            <table:table-row>
              <table:table-cell office:value-type="string">
                <text:p>1,40009439</text:p>
              </table:table-cell>
              <table:table-cell office:value-type="float" office:value="0.12159717">
                <text:p>0.12159717</text:p>
              </table:table-cell>
            </table:table-row>
            <table:table-row>
              <table:table-cell office:value-type="string">
                <text:p>1,40340709</text:p>
              </table:table-cell>
              <table:table-cell office:value-type="float" office:value="0.1207942">
                <text:p>0.1207942</text:p>
              </table:table-cell>
            </table:table-row>
            <table:table-row>
              <table:table-cell office:value-type="string">
                <text:p>1,40348947</text:p>
              </table:table-cell>
              <table:table-cell office:value-type="float" office:value="0.1207743">
                <text:p>0.1207743</text:p>
              </table:table-cell>
            </table:table-row>
            <table:table-row>
              <table:table-cell office:value-type="string">
                <text:p>1,40350548</text:p>
              </table:table-cell>
              <table:table-cell office:value-type="float" office:value="0.12077043">
                <text:p>0.12077043</text:p>
              </table:table-cell>
            </table:table-row>
            <table:table-row>
              <table:table-cell office:value-type="string">
                <text:p>1,40545294</text:p>
              </table:table-cell>
              <table:table-cell office:value-type="float" office:value="0.12030096">
                <text:p>0.12030096</text:p>
              </table:table-cell>
            </table:table-row>
            <table:table-row>
              <table:table-cell office:value-type="string">
                <text:p>1,40685507</text:p>
              </table:table-cell>
              <table:table-cell office:value-type="float" office:value="0.11996407">
                <text:p>0.11996407</text:p>
              </table:table-cell>
            </table:table-row>
            <table:table-row>
              <table:table-cell office:value-type="string">
                <text:p>1,40991890</text:p>
              </table:table-cell>
              <table:table-cell office:value-type="float" office:value="0.11923122">
                <text:p>0.11923122</text:p>
              </table:table-cell>
            </table:table-row>
            <table:table-row>
              <table:table-cell office:value-type="string">
                <text:p>1,41134893</text:p>
              </table:table-cell>
              <table:table-cell office:value-type="float" office:value="0.1188907">
                <text:p>0.1188907</text:p>
              </table:table-cell>
            </table:table-row>
            <table:table-row>
              <table:table-cell office:value-type="string">
                <text:p>1,41636687</text:p>
              </table:table-cell>
              <table:table-cell office:value-type="float" office:value="0.1177035">
                <text:p>0.1177035</text:p>
              </table:table-cell>
            </table:table-row>
            <table:table-row>
              <table:table-cell office:value-type="string">
                <text:p>1,41914772</text:p>
              </table:table-cell>
              <table:table-cell office:value-type="float" office:value="0.11705068">
                <text:p>0.11705068</text:p>
              </table:table-cell>
            </table:table-row>
            <table:table-row>
              <table:table-cell office:value-type="string">
                <text:p>1,42522958</text:p>
              </table:table-cell>
              <table:table-cell office:value-type="float" office:value="0.11563553">
                <text:p>0.11563553</text:p>
              </table:table-cell>
            </table:table-row>
            <table:table-row>
              <table:table-cell office:value-type="string">
                <text:p>1,42665491</text:p>
              </table:table-cell>
              <table:table-cell office:value-type="float" office:value="0.11530637">
                <text:p>0.11530637</text:p>
              </table:table-cell>
            </table:table-row>
            <table:table-row>
              <table:table-cell office:value-type="string">
                <text:p>1,42964768</text:p>
              </table:table-cell>
              <table:table-cell office:value-type="float" office:value="0.11461826">
                <text:p>0.11461826</text:p>
              </table:table-cell>
            </table:table-row>
            <table:table-row>
              <table:table-cell office:value-type="string">
                <text:p>1,43188351</text:p>
              </table:table-cell>
              <table:table-cell office:value-type="float" office:value="0.11410687">
                <text:p>0.11410687</text:p>
              </table:table-cell>
            </table:table-row>
            <table:table-row>
              <table:table-cell office:value-type="string">
                <text:p>1,43273604</text:p>
              </table:table-cell>
              <table:table-cell office:value-type="float" office:value="0.11391247">
                <text:p>0.11391247</text:p>
              </table:table-cell>
            </table:table-row>
            <table:table-row>
              <table:table-cell office:value-type="string">
                <text:p>1,43521646</text:p>
              </table:table-cell>
              <table:table-cell office:value-type="float" office:value="0.11334877">
                <text:p>0.11334877</text:p>
              </table:table-cell>
            </table:table-row>
            <table:table-row>
              <table:table-cell office:value-type="string">
                <text:p>1,44299478</text:p>
              </table:table-cell>
              <table:table-cell office:value-type="float" office:value="0.11159909">
                <text:p>0.11159909</text:p>
              </table:table-cell>
            </table:table-row>
            <table:table-row>
              <table:table-cell office:value-type="string">
                <text:p>1,44723335</text:p>
              </table:table-cell>
              <table:table-cell office:value-type="float" office:value="0.11065705">
                <text:p>0.11065705</text:p>
              </table:table-cell>
            </table:table-row>
            <table:table-row>
              <table:table-cell office:value-type="string">
                <text:p>1,45052453</text:p>
              </table:table-cell>
              <table:table-cell office:value-type="float" office:value="0.10993106">
                <text:p>0.10993106</text:p>
              </table:table-cell>
            </table:table-row>
            <table:table-row>
              <table:table-cell office:value-type="string">
                <text:p>1,45079761</text:p>
              </table:table-cell>
              <table:table-cell office:value-type="float" office:value="0.10987103">
                <text:p>0.10987103</text:p>
              </table:table-cell>
            </table:table-row>
            <table:table-row>
              <table:table-cell office:value-type="string">
                <text:p>1,45809751</text:p>
              </table:table-cell>
              <table:table-cell office:value-type="float" office:value="0.10827859">
                <text:p>0.10827859</text:p>
              </table:table-cell>
            </table:table-row>
            <table:table-row>
              <table:table-cell office:value-type="string">
                <text:p>1,47125827</text:p>
              </table:table-cell>
              <table:table-cell office:value-type="float" office:value="0.10546571">
                <text:p>0.10546571</text:p>
              </table:table-cell>
            </table:table-row>
            <table:table-row>
              <table:table-cell office:value-type="string">
                <text:p>1,47993134</text:p>
              </table:table-cell>
              <table:table-cell office:value-type="float" office:value="0.10365207">
                <text:p>0.10365207</text:p>
              </table:table-cell>
            </table:table-row>
            <table:table-row>
              <table:table-cell office:value-type="string">
                <text:p>1,48964574</text:p>
              </table:table-cell>
              <table:table-cell office:value-type="float" office:value="0.10165767">
                <text:p>0.10165767</text:p>
              </table:table-cell>
            </table:table-row>
            <table:table-row>
              <table:table-cell office:value-type="string">
                <text:p>1,49486327</text:p>
              </table:table-cell>
              <table:table-cell office:value-type="float" office:value="0.10060238">
                <text:p>0.10060238</text:p>
              </table:table-cell>
            </table:table-row>
            <table:table-row>
              <table:table-cell office:value-type="string">
                <text:p>1,49528198</text:p>
              </table:table-cell>
              <table:table-cell office:value-type="float" office:value="0.10051817">
                <text:p>0.10051817</text:p>
              </table:table-cell>
            </table:table-row>
            <table:table-row>
              <table:table-cell office:value-type="string">
                <text:p>1,49546461</text:p>
              </table:table-cell>
              <table:table-cell office:value-type="float" office:value="0.10048146">
                <text:p>0.10048146</text:p>
              </table:table-cell>
            </table:table-row>
            <table:table-row>
              <table:table-cell office:value-type="string">
                <text:p>1,49689279</text:p>
              </table:table-cell>
              <table:table-cell office:value-type="float" office:value="0.10019486">
                <text:p>0.10019486</text:p>
              </table:table-cell>
            </table:table-row>
            <table:table-row>
              <table:table-cell office:value-type="string">
                <text:p>1,49759465</text:p>
              </table:table-cell>
              <table:table-cell office:value-type="float" office:value="0.10005431">
                <text:p>0.10005431</text:p>
              </table:table-cell>
            </table:table-row>
            <table:table-row>
              <table:table-cell office:value-type="string">
                <text:p>1,50798193</text:p>
              </table:table-cell>
              <table:table-cell office:value-type="float" office:value="0.09799717">
                <text:p>0.09799717</text:p>
              </table:table-cell>
            </table:table-row>
            <table:table-row>
              <table:table-cell office:value-type="string">
                <text:p>1,51020369</text:p>
              </table:table-cell>
              <table:table-cell office:value-type="float" office:value="0.09756268">
                <text:p>0.09756268</text:p>
              </table:table-cell>
            </table:table-row>
            <table:table-row>
              <table:table-cell office:value-type="string">
                <text:p>1,51373521</text:p>
              </table:table-cell>
              <table:table-cell office:value-type="float" office:value="0.09687602">
                <text:p>0.09687602</text:p>
              </table:table-cell>
            </table:table-row>
            <table:table-row>
              <table:table-cell office:value-type="string">
                <text:p>1,51459656</text:p>
              </table:table-cell>
              <table:table-cell office:value-type="float" office:value="0.09670928">
                <text:p>0.09670928</text:p>
              </table:table-cell>
            </table:table-row>
            <table:table-row>
              <table:table-cell office:value-type="string">
                <text:p>1,51474227</text:p>
              </table:table-cell>
              <table:table-cell office:value-type="float" office:value="0.0966811">
                <text:p>0.0966811</text:p>
              </table:table-cell>
            </table:table-row>
            <table:table-row>
              <table:table-cell office:value-type="string">
                <text:p>1,51598802</text:p>
              </table:table-cell>
              <table:table-cell office:value-type="float" office:value="0.09644052">
                <text:p>0.09644052</text:p>
              </table:table-cell>
            </table:table-row>
            <table:table-row>
              <table:table-cell office:value-type="string">
                <text:p>1,51608418</text:p>
              </table:table-cell>
              <table:table-cell office:value-type="float" office:value="0.09642197">
                <text:p>0.09642197</text:p>
              </table:table-cell>
            </table:table-row>
            <table:table-row>
              <table:table-cell office:value-type="string">
                <text:p>1,52235035</text:p>
              </table:table-cell>
              <table:table-cell office:value-type="float" office:value="0.09522112">
                <text:p>0.09522112</text:p>
              </table:table-cell>
            </table:table-row>
            <table:table-row>
              <table:table-cell office:value-type="string">
                <text:p>1,52530523</text:p>
              </table:table-cell>
              <table:table-cell office:value-type="float" office:value="0.09466004">
                <text:p>0.09466004</text:p>
              </table:table-cell>
            </table:table-row>
            <table:table-row>
              <table:table-cell office:value-type="string">
                <text:p>1,53316171</text:p>
              </table:table-cell>
              <table:table-cell office:value-type="float" office:value="0.09318428">
                <text:p>0.09318428</text:p>
              </table:table-cell>
            </table:table-row>
            <table:table-row>
              <table:table-cell office:value-type="string">
                <text:p>1,53900533</text:p>
              </table:table-cell>
              <table:table-cell office:value-type="float" office:value="0.09210155">
                <text:p>0.09210155</text:p>
              </table:table-cell>
            </table:table-row>
            <table:table-row>
              <table:table-cell office:value-type="string">
                <text:p>1,54337751</text:p>
              </table:table-cell>
              <table:table-cell office:value-type="float" office:value="0.0912997">
                <text:p>0.0912997</text:p>
              </table:table-cell>
            </table:table-row>
            <table:table-row>
              <table:table-cell office:value-type="string">
                <text:p>1,55513081</text:p>
              </table:table-cell>
              <table:table-cell office:value-type="float" office:value="0.08917858">
                <text:p>0.08917858</text:p>
              </table:table-cell>
            </table:table-row>
            <table:table-row>
              <table:table-cell office:value-type="string">
                <text:p>1,56106827</text:p>
              </table:table-cell>
              <table:table-cell office:value-type="float" office:value="0.08812585">
                <text:p>0.08812585</text:p>
              </table:table-cell>
            </table:table-row>
            <table:table-row>
              <table:table-cell office:value-type="string">
                <text:p>1,56568693</text:p>
              </table:table-cell>
              <table:table-cell office:value-type="float" office:value="0.08731555">
                <text:p>0.08731555</text:p>
              </table:table-cell>
            </table:table-row>
            <table:table-row>
              <table:table-cell office:value-type="string">
                <text:p>1,56739408</text:p>
              </table:table-cell>
              <table:table-cell office:value-type="float" office:value="0.08701794">
                <text:p>0.08701794</text:p>
              </table:table-cell>
            </table:table-row>
            <table:table-row>
              <table:table-cell office:value-type="string">
                <text:p>1,57382486</text:p>
              </table:table-cell>
              <table:table-cell office:value-type="float" office:value="0.08590592">
                <text:p>0.08590592</text:p>
              </table:table-cell>
            </table:table-row>
            <table:table-row>
              <table:table-cell office:value-type="string">
                <text:p>1,60403784</text:p>
              </table:table-cell>
              <table:table-cell office:value-type="float" office:value="0.08086869">
                <text:p>0.08086869</text:p>
              </table:table-cell>
            </table:table-row>
            <table:table-row>
              <table:table-cell office:value-type="string">
                <text:p>1,60510876</text:p>
              </table:table-cell>
              <table:table-cell office:value-type="float" office:value="0.08069567">
                <text:p>0.08069567</text:p>
              </table:table-cell>
            </table:table-row>
            <table:table-row>
              <table:table-cell office:value-type="string">
                <text:p>1,60793701</text:p>
              </table:table-cell>
              <table:table-cell office:value-type="float" office:value="0.08024051">
                <text:p>0.08024051</text:p>
              </table:table-cell>
            </table:table-row>
            <table:table-row>
              <table:table-cell office:value-type="string">
                <text:p>1,61190144</text:p>
              </table:table-cell>
              <table:table-cell office:value-type="float" office:value="0.0796068">
                <text:p>0.0796068</text:p>
              </table:table-cell>
            </table:table-row>
            <table:table-row>
              <table:table-cell office:value-type="string">
                <text:p>1,61598163</text:p>
              </table:table-cell>
              <table:table-cell office:value-type="float" office:value="0.07895983">
                <text:p>0.07895983</text:p>
              </table:table-cell>
            </table:table-row>
            <table:table-row>
              <table:table-cell office:value-type="string">
                <text:p>1,61707593</text:p>
              </table:table-cell>
              <table:table-cell office:value-type="float" office:value="0.0787872">
                <text:p>0.0787872</text:p>
              </table:table-cell>
            </table:table-row>
            <table:table-row>
              <table:table-cell office:value-type="string">
                <text:p>1,62258043</text:p>
              </table:table-cell>
              <table:table-cell office:value-type="float" office:value="0.07792459">
                <text:p>0.07792459</text:p>
              </table:table-cell>
            </table:table-row>
            <table:table-row>
              <table:table-cell office:value-type="string">
                <text:p>1,62529516</text:p>
              </table:table-cell>
              <table:table-cell office:value-type="float" office:value="0.07750265">
                <text:p>0.07750265</text:p>
              </table:table-cell>
            </table:table-row>
            <table:table-row>
              <table:table-cell office:value-type="string">
                <text:p>1,62625714</text:p>
              </table:table-cell>
              <table:table-cell office:value-type="float" office:value="0.07735368">
                <text:p>0.07735368</text:p>
              </table:table-cell>
            </table:table-row>
            <table:table-row>
              <table:table-cell office:value-type="string">
                <text:p>1,63181830</text:p>
              </table:table-cell>
              <table:table-cell office:value-type="float" office:value="0.0764981">
                <text:p>0.0764981</text:p>
              </table:table-cell>
            </table:table-row>
            <table:table-row>
              <table:table-cell office:value-type="string">
                <text:p>1,64815144</text:p>
              </table:table-cell>
              <table:table-cell office:value-type="float" office:value="0.07403956">
                <text:p>0.07403956</text:p>
              </table:table-cell>
            </table:table-row>
            <table:table-row>
              <table:table-cell office:value-type="string">
                <text:p>1,64907299</text:p>
              </table:table-cell>
              <table:table-cell office:value-type="float" office:value="0.07390323">
                <text:p>0.07390323</text:p>
              </table:table-cell>
            </table:table-row>
            <table:table-row>
              <table:table-cell office:value-type="string">
                <text:p>1,65119681</text:p>
              </table:table-cell>
              <table:table-cell office:value-type="float" office:value="0.07358998">
                <text:p>0.07358998</text:p>
              </table:table-cell>
            </table:table-row>
            <table:table-row>
              <table:table-cell office:value-type="string">
                <text:p>1,65336310</text:p>
              </table:table-cell>
              <table:table-cell office:value-type="float" office:value="0.07327183">
                <text:p>0.07327183</text:p>
              </table:table-cell>
            </table:table-row>
            <table:table-row>
              <table:table-cell office:value-type="string">
                <text:p>1,65450504</text:p>
              </table:table-cell>
              <table:table-cell office:value-type="float" office:value="0.07310468">
                <text:p>0.07310468</text:p>
              </table:table-cell>
            </table:table-row>
            <table:table-row>
              <table:table-cell office:value-type="string">
                <text:p>1,66041236</text:p>
              </table:table-cell>
              <table:table-cell office:value-type="float" office:value="0.07224606">
                <text:p>0.07224606</text:p>
              </table:table-cell>
            </table:table-row>
            <table:table-row>
              <table:table-cell office:value-type="string">
                <text:p>1,66176531</text:p>
              </table:table-cell>
              <table:table-cell office:value-type="float" office:value="0.07205083">
                <text:p>0.07205083</text:p>
              </table:table-cell>
            </table:table-row>
            <table:table-row>
              <table:table-cell office:value-type="string">
                <text:p>1,66297100</text:p>
              </table:table-cell>
              <table:table-cell office:value-type="float" office:value="0.0718773">
                <text:p>0.0718773</text:p>
              </table:table-cell>
            </table:table-row>
            <table:table-row>
              <table:table-cell office:value-type="string">
                <text:p>1,66625435</text:p>
              </table:table-cell>
              <table:table-cell office:value-type="float" office:value="0.07140685">
                <text:p>0.07140685</text:p>
              </table:table-cell>
            </table:table-row>
            <table:table-row>
              <table:table-cell office:value-type="string">
                <text:p>1,66962087</text:p>
              </table:table-cell>
              <table:table-cell office:value-type="float" office:value="0.07092768">
                <text:p>0.07092768</text:p>
              </table:table-cell>
            </table:table-row>
            <table:table-row>
              <table:table-cell office:value-type="string">
                <text:p>1,67356763</text:p>
              </table:table-cell>
              <table:table-cell office:value-type="float" office:value="0.07037001">
                <text:p>0.07037001</text:p>
              </table:table-cell>
            </table:table-row>
            <table:table-row>
              <table:table-cell office:value-type="string">
                <text:p>1,67679178</text:p>
              </table:table-cell>
              <table:table-cell office:value-type="float" office:value="0.0699177">
                <text:p>0.0699177</text:p>
              </table:table-cell>
            </table:table-row>
            <table:table-row>
              <table:table-cell office:value-type="string">
                <text:p>1,67721214</text:p>
              </table:table-cell>
              <table:table-cell office:value-type="float" office:value="0.06985895">
                <text:p>0.06985895</text:p>
              </table:table-cell>
            </table:table-row>
            <table:table-row>
              <table:table-cell office:value-type="string">
                <text:p>1,68057480</text:p>
              </table:table-cell>
              <table:table-cell office:value-type="float" office:value="0.0693907">
                <text:p>0.0693907</text:p>
              </table:table-cell>
            </table:table-row>
            <table:table-row>
              <table:table-cell office:value-type="string">
                <text:p>1,68260251</text:p>
              </table:table-cell>
              <table:table-cell office:value-type="float" office:value="0.06910986">
                <text:p>0.06910986</text:p>
              </table:table-cell>
            </table:table-row>
            <table:table-row>
              <table:table-cell office:value-type="string">
                <text:p>1,68305057</text:p>
              </table:table-cell>
              <table:table-cell office:value-type="float" office:value="0.06904796">
                <text:p>0.06904796</text:p>
              </table:table-cell>
            </table:table-row>
            <table:table-row>
              <table:table-cell office:value-type="string">
                <text:p>1,69379668</text:p>
              </table:table-cell>
              <table:table-cell office:value-type="float" office:value="0.0675798">
                <text:p>0.0675798</text:p>
              </table:table-cell>
            </table:table-row>
            <table:table-row>
              <table:table-cell office:value-type="string">
                <text:p>1,70919624</text:p>
              </table:table-cell>
              <table:table-cell office:value-type="float" office:value="0.06553013">
                <text:p>0.06553013</text:p>
              </table:table-cell>
            </table:table-row>
            <table:table-row>
              <table:table-cell office:value-type="string">
                <text:p>1,71218540</text:p>
              </table:table-cell>
              <table:table-cell office:value-type="float" office:value="0.06513953">
                <text:p>0.06513953</text:p>
              </table:table-cell>
            </table:table-row>
            <table:table-row>
              <table:table-cell office:value-type="string">
                <text:p>1,71743476</text:p>
              </table:table-cell>
              <table:table-cell office:value-type="float" office:value="0.06445923">
                <text:p>0.06445923</text:p>
              </table:table-cell>
            </table:table-row>
            <table:table-row>
              <table:table-cell office:value-type="string">
                <text:p>1,72497310</text:p>
              </table:table-cell>
              <table:table-cell office:value-type="float" office:value="0.06349469">
                <text:p>0.06349469</text:p>
              </table:table-cell>
            </table:table-row>
            <table:table-row>
              <table:table-cell office:value-type="string">
                <text:p>1,73136891</text:p>
              </table:table-cell>
              <table:table-cell office:value-type="float" office:value="0.06268766">
                <text:p>0.06268766</text:p>
              </table:table-cell>
            </table:table-row>
            <table:table-row>
              <table:table-cell office:value-type="string">
                <text:p>1,73270059</text:p>
              </table:table-cell>
              <table:table-cell office:value-type="float" office:value="0.06252092">
                <text:p>0.06252092</text:p>
              </table:table-cell>
            </table:table-row>
            <table:table-row>
              <table:table-cell office:value-type="string">
                <text:p>1,73889490</text:p>
              </table:table-cell>
              <table:table-cell office:value-type="float" office:value="0.06175115">
                <text:p>0.06175115</text:p>
              </table:table-cell>
            </table:table-row>
            <table:table-row>
              <table:table-cell office:value-type="string">
                <text:p>1,75343459</text:p>
              </table:table-cell>
              <table:table-cell office:value-type="float" office:value="0.05998133">
                <text:p>0.05998133</text:p>
              </table:table-cell>
            </table:table-row>
            <table:table-row>
              <table:table-cell office:value-type="string">
                <text:p>1,76010831</text:p>
              </table:table-cell>
              <table:table-cell office:value-type="float" office:value="0.05918605">
                <text:p>0.05918605</text:p>
              </table:table-cell>
            </table:table-row>
            <table:table-row>
              <table:table-cell office:value-type="string">
                <text:p>1,76016995</text:p>
              </table:table-cell>
              <table:table-cell office:value-type="float" office:value="0.05917875">
                <text:p>0.05917875</text:p>
              </table:table-cell>
            </table:table-row>
            <table:table-row>
              <table:table-cell office:value-type="string">
                <text:p>1,76376542</text:p>
              </table:table-cell>
              <table:table-cell office:value-type="float" office:value="0.05875473">
                <text:p>0.05875473</text:p>
              </table:table-cell>
            </table:table-row>
            <table:table-row>
              <table:table-cell office:value-type="string">
                <text:p>1,76405476</text:p>
              </table:table-cell>
              <table:table-cell office:value-type="float" office:value="0.05872074">
                <text:p>0.05872074</text:p>
              </table:table-cell>
            </table:table-row>
            <table:table-row>
              <table:table-cell office:value-type="string">
                <text:p>1,77007333</text:p>
              </table:table-cell>
              <table:table-cell office:value-type="float" office:value="0.05801814">
                <text:p>0.05801814</text:p>
              </table:table-cell>
            </table:table-row>
            <table:table-row>
              <table:table-cell office:value-type="string">
                <text:p>1,77332444</text:p>
              </table:table-cell>
              <table:table-cell office:value-type="float" office:value="0.05764212">
                <text:p>0.05764212</text:p>
              </table:table-cell>
            </table:table-row>
            <table:table-row>
              <table:table-cell office:value-type="string">
                <text:p>1,77409258</text:p>
              </table:table-cell>
              <table:table-cell office:value-type="float" office:value="0.05755364">
                <text:p>0.05755364</text:p>
              </table:table-cell>
            </table:table-row>
            <table:table-row>
              <table:table-cell office:value-type="string">
                <text:p>1,78515680</text:p>
              </table:table-cell>
              <table:table-cell office:value-type="float" office:value="0.05629405">
                <text:p>0.05629405</text:p>
              </table:table-cell>
            </table:table-row>
            <table:table-row>
              <table:table-cell office:value-type="string">
                <text:p>1,78587458</text:p>
              </table:table-cell>
              <table:table-cell office:value-type="float" office:value="0.0562133">
                <text:p>0.0562133</text:p>
              </table:table-cell>
            </table:table-row>
            <table:table-row>
              <table:table-cell office:value-type="string">
                <text:p>1,78613649</text:p>
              </table:table-cell>
              <table:table-cell office:value-type="float" office:value="0.05618386">
                <text:p>0.05618386</text:p>
              </table:table-cell>
            </table:table-row>
            <table:table-row>
              <table:table-cell office:value-type="string">
                <text:p>1,79173174</text:p>
              </table:table-cell>
              <table:table-cell office:value-type="float" office:value="0.05555864">
                <text:p>0.05555864</text:p>
              </table:table-cell>
            </table:table-row>
            <table:table-row>
              <table:table-cell office:value-type="string">
                <text:p>1,79200137</text:p>
              </table:table-cell>
              <table:table-cell office:value-type="float" office:value="0.05552868">
                <text:p>0.05552868</text:p>
              </table:table-cell>
            </table:table-row>
            <table:table-row>
              <table:table-cell office:value-type="string">
                <text:p>1,79907558</text:p>
              </table:table-cell>
              <table:table-cell office:value-type="float" office:value="0.05474857">
                <text:p>0.05474857</text:p>
              </table:table-cell>
            </table:table-row>
            <table:table-row>
              <table:table-cell office:value-type="string">
                <text:p>1,80207316</text:p>
              </table:table-cell>
              <table:table-cell office:value-type="float" office:value="0.05442133">
                <text:p>0.05442133</text:p>
              </table:table-cell>
            </table:table-row>
            <table:table-row>
              <table:table-cell office:value-type="string">
                <text:p>1,80540976</text:p>
              </table:table-cell>
              <table:table-cell office:value-type="float" office:value="0.05405937">
                <text:p>0.05405937</text:p>
              </table:table-cell>
            </table:table-row>
            <table:table-row>
              <table:table-cell office:value-type="string">
                <text:p>1,83072283</text:p>
              </table:table-cell>
              <table:table-cell office:value-type="float" office:value="0.05139068">
                <text:p>0.05139068</text:p>
              </table:table-cell>
            </table:table-row>
            <table:table-row>
              <table:table-cell office:value-type="string">
                <text:p>1,83247415</text:p>
              </table:table-cell>
              <table:table-cell office:value-type="float" office:value="0.05121099">
                <text:p>0.05121099</text:p>
              </table:table-cell>
            </table:table-row>
            <table:table-row>
              <table:table-cell office:value-type="string">
                <text:p>1,84008338</text:p>
              </table:table-cell>
              <table:table-cell office:value-type="float" office:value="0.05043754">
                <text:p>0.05043754</text:p>
              </table:table-cell>
            </table:table-row>
            <table:table-row>
              <table:table-cell office:value-type="string">
                <text:p>1,84089486</text:p>
              </table:table-cell>
              <table:table-cell office:value-type="float" office:value="0.05035575">
                <text:p>0.05035575</text:p>
              </table:table-cell>
            </table:table-row>
            <table:table-row>
              <table:table-cell office:value-type="string">
                <text:p>1,84224947</text:p>
              </table:table-cell>
              <table:table-cell office:value-type="float" office:value="0.05021951">
                <text:p>0.05021951</text:p>
              </table:table-cell>
            </table:table-row>
            <table:table-row>
              <table:table-cell office:value-type="string">
                <text:p>1,84426545</text:p>
              </table:table-cell>
              <table:table-cell office:value-type="float" office:value="0.05001743">
                <text:p>0.05001743</text:p>
              </table:table-cell>
            </table:table-row>
            <table:table-row>
              <table:table-cell office:value-type="string">
                <text:p>1,84486779</text:p>
              </table:table-cell>
              <table:table-cell office:value-type="float" office:value="0.04995721">
                <text:p>0.04995721</text:p>
              </table:table-cell>
            </table:table-row>
            <table:table-row>
              <table:table-cell office:value-type="string">
                <text:p>1,84498288</text:p>
              </table:table-cell>
              <table:table-cell office:value-type="float" office:value="0.04994571">
                <text:p>0.04994571</text:p>
              </table:table-cell>
            </table:table-row>
            <table:table-row>
              <table:table-cell office:value-type="string">
                <text:p>1,85058593</text:p>
              </table:table-cell>
              <table:table-cell office:value-type="float" office:value="0.04938914">
                <text:p>0.04938914</text:p>
              </table:table-cell>
            </table:table-row>
            <table:table-row>
              <table:table-cell office:value-type="string">
                <text:p>1,87672209</text:p>
              </table:table-cell>
              <table:table-cell office:value-type="float" office:value="0.04687377">
                <text:p>0.04687377</text:p>
              </table:table-cell>
            </table:table-row>
            <table:table-row>
              <table:table-cell office:value-type="string">
                <text:p>1,87951365</text:p>
              </table:table-cell>
              <table:table-cell office:value-type="float" office:value="0.0466128">
                <text:p>0.0466128</text:p>
              </table:table-cell>
            </table:table-row>
            <table:table-row>
              <table:table-cell office:value-type="string">
                <text:p>1,88193247</text:p>
              </table:table-cell>
              <table:table-cell office:value-type="float" office:value="0.04638785">
                <text:p>0.04638785</text:p>
              </table:table-cell>
            </table:table-row>
            <table:table-row>
              <table:table-cell office:value-type="string">
                <text:p>1,88873705</text:p>
              </table:table-cell>
              <table:table-cell office:value-type="float" office:value="0.04576082">
                <text:p>0.04576082</text:p>
              </table:table-cell>
            </table:table-row>
            <table:table-row>
              <table:table-cell office:value-type="string">
                <text:p>1,89024961</text:p>
              </table:table-cell>
              <table:table-cell office:value-type="float" office:value="0.0456226">
                <text:p>0.0456226</text:p>
              </table:table-cell>
            </table:table-row>
            <table:table-row>
              <table:table-cell office:value-type="string">
                <text:p>1,90028163</text:p>
              </table:table-cell>
              <table:table-cell office:value-type="float" office:value="0.04471635">
                <text:p>0.04471635</text:p>
              </table:table-cell>
            </table:table-row>
            <table:table-row>
              <table:table-cell office:value-type="string">
                <text:p>1,92805902</text:p>
              </table:table-cell>
              <table:table-cell office:value-type="float" office:value="0.04229989">
                <text:p>0.04229989</text:p>
              </table:table-cell>
            </table:table-row>
            <table:table-row>
              <table:table-cell office:value-type="string">
                <text:p>1,92922715</text:p>
              </table:table-cell>
              <table:table-cell office:value-type="float" office:value="0.04220118">
                <text:p>0.04220118</text:p>
              </table:table-cell>
            </table:table-row>
            <table:table-row>
              <table:table-cell office:value-type="string">
                <text:p>1,94137579</text:p>
              </table:table-cell>
              <table:table-cell office:value-type="float" office:value="0.04118816">
                <text:p>0.04118816</text:p>
              </table:table-cell>
            </table:table-row>
            <table:table-row>
              <table:table-cell office:value-type="string">
                <text:p>1,94235063</text:p>
              </table:table-cell>
              <table:table-cell office:value-type="float" office:value="0.04110794">
                <text:p>0.04110794</text:p>
              </table:table-cell>
            </table:table-row>
            <table:table-row>
              <table:table-cell office:value-type="string">
                <text:p>1,95166920</text:p>
              </table:table-cell>
              <table:table-cell office:value-type="float" office:value="0.0403489">
                <text:p>0.0403489</text:p>
              </table:table-cell>
            </table:table-row>
            <table:table-row>
              <table:table-cell office:value-type="string">
                <text:p>1,96271363</text:p>
              </table:table-cell>
              <table:table-cell office:value-type="float" office:value="0.03946741">
                <text:p>0.03946741</text:p>
              </table:table-cell>
            </table:table-row>
            <table:table-row>
              <table:table-cell office:value-type="string">
                <text:p>1,96949126</text:p>
              </table:table-cell>
              <table:table-cell office:value-type="float" office:value="0.03893603">
                <text:p>0.03893603</text:p>
              </table:table-cell>
            </table:table-row>
            <table:table-row>
              <table:table-cell office:value-type="string">
                <text:p>1,97050154</text:p>
              </table:table-cell>
              <table:table-cell office:value-type="float" office:value="0.03885743">
                <text:p>0.03885743</text:p>
              </table:table-cell>
            </table:table-row>
            <table:table-row>
              <table:table-cell office:value-type="string">
                <text:p>1,97118833</text:p>
              </table:table-cell>
              <table:table-cell office:value-type="float" office:value="0.0388041">
                <text:p>0.0388041</text:p>
              </table:table-cell>
            </table:table-row>
            <table:table-row>
              <table:table-cell office:value-type="string">
                <text:p>1,97513449</text:p>
              </table:table-cell>
              <table:table-cell office:value-type="float" office:value="0.03849905">
                <text:p>0.03849905</text:p>
              </table:table-cell>
            </table:table-row>
            <table:table-row>
              <table:table-cell office:value-type="string">
                <text:p>1,97922232</text:p>
              </table:table-cell>
              <table:table-cell office:value-type="float" office:value="0.03818557">
                <text:p>0.03818557</text:p>
              </table:table-cell>
            </table:table-row>
            <table:table-row>
              <table:table-cell office:value-type="string">
                <text:p>1,98271621</text:p>
              </table:table-cell>
              <table:table-cell office:value-type="float" office:value="0.03791967">
                <text:p>0.03791967</text:p>
              </table:table-cell>
            </table:table-row>
            <table:table-row>
              <table:table-cell office:value-type="string">
                <text:p>1,98907694</text:p>
              </table:table-cell>
              <table:table-cell office:value-type="float" office:value="0.03744033">
                <text:p>0.03744033</text:p>
              </table:table-cell>
            </table:table-row>
            <table:table-row>
              <table:table-cell office:value-type="string">
                <text:p>1,99080762</text:p>
              </table:table-cell>
              <table:table-cell office:value-type="float" office:value="0.03731096">
                <text:p>0.03731096</text:p>
              </table:table-cell>
            </table:table-row>
            <table:table-row>
              <table:table-cell office:value-type="string">
                <text:p>1,99763345</text:p>
              </table:table-cell>
              <table:table-cell office:value-type="float" office:value="0.03680507">
                <text:p>0.03680507</text:p>
              </table:table-cell>
            </table:table-row>
            <table:table-row>
              <table:table-cell office:value-type="string">
                <text:p>2,02560115</text:p>
              </table:table-cell>
              <table:table-cell office:value-type="float" office:value="0.03480288">
                <text:p>0.03480288</text:p>
              </table:table-cell>
            </table:table-row>
            <table:table-row>
              <table:table-cell office:value-type="string">
                <text:p>2,02699105</text:p>
              </table:table-cell>
              <table:table-cell office:value-type="float" office:value="0.03470627">
                <text:p>0.03470627</text:p>
              </table:table-cell>
            </table:table-row>
            <table:table-row>
              <table:table-cell office:value-type="string">
                <text:p>2,04256830</text:p>
              </table:table-cell>
              <table:table-cell office:value-type="float" office:value="0.03364168">
                <text:p>0.03364168</text:p>
              </table:table-cell>
            </table:table-row>
            <table:table-row>
              <table:table-cell office:value-type="string">
                <text:p>2,04803266</text:p>
              </table:table-cell>
              <table:table-cell office:value-type="float" office:value="0.03327602">
                <text:p>0.03327602</text:p>
              </table:table-cell>
            </table:table-row>
            <table:table-row>
              <table:table-cell office:value-type="string">
                <text:p>2,05404617</text:p>
              </table:table-cell>
              <table:table-cell office:value-type="float" office:value="0.03287821">
                <text:p>0.03287821</text:p>
              </table:table-cell>
            </table:table-row>
            <table:table-row>
              <table:table-cell office:value-type="string">
                <text:p>2,05416646</text:p>
              </table:table-cell>
              <table:table-cell office:value-type="float" office:value="0.0328703">
                <text:p>0.0328703</text:p>
              </table:table-cell>
            </table:table-row>
            <table:table-row>
              <table:table-cell office:value-type="string">
                <text:p>2,05543632</text:p>
              </table:table-cell>
              <table:table-cell office:value-type="float" office:value="0.03278693">
                <text:p>0.03278693</text:p>
              </table:table-cell>
            </table:table-row>
            <table:table-row>
              <table:table-cell office:value-type="string">
                <text:p>2,05680041</text:p>
              </table:table-cell>
              <table:table-cell office:value-type="float" office:value="0.0326976">
                <text:p>0.0326976</text:p>
              </table:table-cell>
            </table:table-row>
            <table:table-row>
              <table:table-cell office:value-type="string">
                <text:p>2,06538284</text:p>
              </table:table-cell>
              <table:table-cell office:value-type="float" office:value="0.03214114">
                <text:p>0.03214114</text:p>
              </table:table-cell>
            </table:table-row>
            <table:table-row>
              <table:table-cell office:value-type="string">
                <text:p>2,08897624</text:p>
              </table:table-cell>
              <table:table-cell office:value-type="float" office:value="0.03065973">
                <text:p>0.03065973</text:p>
              </table:table-cell>
            </table:table-row>
            <table:table-row>
              <table:table-cell office:value-type="string">
                <text:p>2,10854514</text:p>
              </table:table-cell>
              <table:table-cell office:value-type="float" office:value="0.02948295">
                <text:p>0.02948295</text:p>
              </table:table-cell>
            </table:table-row>
            <table:table-row>
              <table:table-cell office:value-type="string">
                <text:p>2,11551355</text:p>
              </table:table-cell>
              <table:table-cell office:value-type="float" office:value="0.0290749">
                <text:p>0.0290749</text:p>
              </table:table-cell>
            </table:table-row>
            <table:table-row>
              <table:table-cell office:value-type="string">
                <text:p>2,12340878</text:p>
              </table:table-cell>
              <table:table-cell office:value-type="float" office:value="0.0286194">
                <text:p>0.0286194</text:p>
              </table:table-cell>
            </table:table-row>
            <table:table-row>
              <table:table-cell office:value-type="string">
                <text:p>2,12542103</text:p>
              </table:table-cell>
              <table:table-cell office:value-type="float" office:value="0.02850446">
                <text:p>0.02850446</text:p>
              </table:table-cell>
            </table:table-row>
            <table:table-row>
              <table:table-cell office:value-type="string">
                <text:p>2,12822050</text:p>
              </table:table-cell>
              <table:table-cell office:value-type="float" office:value="0.02834531">
                <text:p>0.02834531</text:p>
              </table:table-cell>
            </table:table-row>
            <table:table-row>
              <table:table-cell office:value-type="string">
                <text:p>2,13407695</text:p>
              </table:table-cell>
              <table:table-cell office:value-type="float" office:value="0.02801524">
                <text:p>0.02801524</text:p>
              </table:table-cell>
            </table:table-row>
            <table:table-row>
              <table:table-cell office:value-type="string">
                <text:p>2,13416424</text:p>
              </table:table-cell>
              <table:table-cell office:value-type="float" office:value="0.02801035">
                <text:p>0.02801035</text:p>
              </table:table-cell>
            </table:table-row>
            <table:table-row>
              <table:table-cell office:value-type="string">
                <text:p>2,13637085</text:p>
              </table:table-cell>
              <table:table-cell office:value-type="float" office:value="0.027887">
                <text:p>0.027887</text:p>
              </table:table-cell>
            </table:table-row>
            <table:table-row>
              <table:table-cell office:value-type="string">
                <text:p>2,14645314</text:p>
              </table:table-cell>
              <table:table-cell office:value-type="float" office:value="0.02733031">
                <text:p>0.02733031</text:p>
              </table:table-cell>
            </table:table-row>
            <table:table-row>
              <table:table-cell office:value-type="string">
                <text:p>2,15310309</text:p>
              </table:table-cell>
              <table:table-cell office:value-type="float" office:value="0.02696922">
                <text:p>0.02696922</text:p>
              </table:table-cell>
            </table:table-row>
            <table:table-row>
              <table:table-cell office:value-type="string">
                <text:p>2,15812727</text:p>
              </table:table-cell>
              <table:table-cell office:value-type="float" office:value="0.02669958">
                <text:p>0.02669958</text:p>
              </table:table-cell>
            </table:table-row>
            <table:table-row>
              <table:table-cell office:value-type="string">
                <text:p>2,17248366</text:p>
              </table:table-cell>
              <table:table-cell office:value-type="float" office:value="0.02594386">
                <text:p>0.02594386</text:p>
              </table:table-cell>
            </table:table-row>
            <table:table-row>
              <table:table-cell office:value-type="string">
                <text:p>2,18441559</text:p>
              </table:table-cell>
              <table:table-cell office:value-type="float" office:value="0.02533207">
                <text:p>0.02533207</text:p>
              </table:table-cell>
            </table:table-row>
            <table:table-row>
              <table:table-cell office:value-type="string">
                <text:p>2,18617946</text:p>
              </table:table-cell>
              <table:table-cell office:value-type="float" office:value="0.02524287">
                <text:p>0.02524287</text:p>
              </table:table-cell>
            </table:table-row>
            <table:table-row>
              <table:table-cell office:value-type="string">
                <text:p>2,20044600</text:p>
              </table:table-cell>
              <table:table-cell office:value-type="float" office:value="0.02453279">
                <text:p>0.02453279</text:p>
              </table:table-cell>
            </table:table-row>
            <table:table-row>
              <table:table-cell office:value-type="string">
                <text:p>2,20155623</text:p>
              </table:table-cell>
              <table:table-cell office:value-type="float" office:value="0.02447837">
                <text:p>0.02447837</text:p>
              </table:table-cell>
            </table:table-row>
            <table:table-row>
              <table:table-cell office:value-type="string">
                <text:p>2,22038551</text:p>
              </table:table-cell>
              <table:table-cell office:value-type="float" office:value="0.02357369">
                <text:p>0.02357369</text:p>
              </table:table-cell>
            </table:table-row>
            <table:table-row>
              <table:table-cell office:value-type="string">
                <text:p>2,22723430</text:p>
              </table:table-cell>
              <table:table-cell office:value-type="float" office:value="0.02325299">
                <text:p>0.02325299</text:p>
              </table:table-cell>
            </table:table-row>
            <table:table-row>
              <table:table-cell office:value-type="string">
                <text:p>2,23193575</text:p>
              </table:table-cell>
              <table:table-cell office:value-type="float" office:value="0.02303537">
                <text:p>0.02303537</text:p>
              </table:table-cell>
            </table:table-row>
            <table:table-row>
              <table:table-cell office:value-type="string">
                <text:p>2,24765276</text:p>
              </table:table-cell>
              <table:table-cell office:value-type="float" office:value="0.02232254">
                <text:p>0.02232254</text:p>
              </table:table-cell>
            </table:table-row>
            <table:table-row>
              <table:table-cell office:value-type="string">
                <text:p>2,25274606</text:p>
              </table:table-cell>
              <table:table-cell office:value-type="float" office:value="0.0220963">
                <text:p>0.0220963</text:p>
              </table:table-cell>
            </table:table-row>
            <table:table-row>
              <table:table-cell office:value-type="string">
                <text:p>2,25681404</text:p>
              </table:table-cell>
              <table:table-cell office:value-type="float" office:value="0.02191726">
                <text:p>0.02191726</text:p>
              </table:table-cell>
            </table:table-row>
            <table:table-row>
              <table:table-cell office:value-type="string">
                <text:p>2,26959804</text:p>
              </table:table-cell>
              <table:table-cell office:value-type="float" office:value="0.02136398">
                <text:p>0.02136398</text:p>
              </table:table-cell>
            </table:table-row>
            <table:table-row>
              <table:table-cell office:value-type="string">
                <text:p>2,28730833</text:p>
              </table:table-cell>
              <table:table-cell office:value-type="float" office:value="0.0206205">
                <text:p>0.0206205</text:p>
              </table:table-cell>
            </table:table-row>
            <table:table-row>
              <table:table-cell office:value-type="string">
                <text:p>2,31991013</text:p>
              </table:table-cell>
              <table:table-cell office:value-type="float" office:value="0.01931887">
                <text:p>0.01931887</text:p>
              </table:table-cell>
            </table:table-row>
            <table:table-row>
              <table:table-cell office:value-type="string">
                <text:p>2,32950521</text:p>
              </table:table-cell>
              <table:table-cell office:value-type="float" office:value="0.01895167">
                <text:p>0.01895167</text:p>
              </table:table-cell>
            </table:table-row>
            <table:table-row>
              <table:table-cell office:value-type="string">
                <text:p>2,33537346</text:p>
              </table:table-cell>
              <table:table-cell office:value-type="float" office:value="0.01873054">
                <text:p>0.01873054</text:p>
              </table:table-cell>
            </table:table-row>
            <table:table-row>
              <table:table-cell office:value-type="string">
                <text:p>2,33744443</text:p>
              </table:table-cell>
              <table:table-cell office:value-type="float" office:value="0.01865312">
                <text:p>0.01865312</text:p>
              </table:table-cell>
            </table:table-row>
            <table:table-row>
              <table:table-cell office:value-type="string">
                <text:p>2,34251046</text:p>
              </table:table-cell>
              <table:table-cell office:value-type="float" office:value="0.01846508">
                <text:p>0.01846508</text:p>
              </table:table-cell>
            </table:table-row>
            <table:table-row>
              <table:table-cell office:value-type="string">
                <text:p>2,34267144</text:p>
              </table:table-cell>
              <table:table-cell office:value-type="float" office:value="0.01845914">
                <text:p>0.01845914</text:p>
              </table:table-cell>
            </table:table-row>
            <table:table-row>
              <table:table-cell office:value-type="string">
                <text:p>2,34772366</text:p>
              </table:table-cell>
              <table:table-cell office:value-type="float" office:value="0.01827356">
                <text:p>0.01827356</text:p>
              </table:table-cell>
            </table:table-row>
            <table:table-row>
              <table:table-cell office:value-type="string">
                <text:p>2,35550276</text:p>
              </table:table-cell>
              <table:table-cell office:value-type="float" office:value="0.01799146">
                <text:p>0.01799146</text:p>
              </table:table-cell>
            </table:table-row>
            <table:table-row>
              <table:table-cell office:value-type="string">
                <text:p>2,36315782</text:p>
              </table:table-cell>
              <table:table-cell office:value-type="float" office:value="0.0177181">
                <text:p>0.0177181</text:p>
              </table:table-cell>
            </table:table-row>
            <table:table-row>
              <table:table-cell office:value-type="string">
                <text:p>2,36352445</text:p>
              </table:table-cell>
              <table:table-cell office:value-type="float" office:value="0.01770511">
                <text:p>0.01770511</text:p>
              </table:table-cell>
            </table:table-row>
            <table:table-row>
              <table:table-cell office:value-type="string">
                <text:p>2,36548007</text:p>
              </table:table-cell>
              <table:table-cell office:value-type="float" office:value="0.017636">
                <text:p>0.017636</text:p>
              </table:table-cell>
            </table:table-row>
            <table:table-row>
              <table:table-cell office:value-type="string">
                <text:p>2,36896681</text:p>
              </table:table-cell>
              <table:table-cell office:value-type="float" office:value="0.01751344">
                <text:p>0.01751344</text:p>
              </table:table-cell>
            </table:table-row>
            <table:table-row>
              <table:table-cell office:value-type="string">
                <text:p>2,38059862</text:p>
              </table:table-cell>
              <table:table-cell office:value-type="float" office:value="0.01711072">
                <text:p>0.01711072</text:p>
              </table:table-cell>
            </table:table-row>
            <table:table-row>
              <table:table-cell office:value-type="string">
                <text:p>2,38696251</text:p>
              </table:table-cell>
              <table:table-cell office:value-type="float" office:value="0.01689432">
                <text:p>0.01689432</text:p>
              </table:table-cell>
            </table:table-row>
            <table:table-row>
              <table:table-cell office:value-type="string">
                <text:p>2,39209251</text:p>
              </table:table-cell>
              <table:table-cell office:value-type="float" office:value="0.01672187">
                <text:p>0.01672187</text:p>
              </table:table-cell>
            </table:table-row>
            <table:table-row>
              <table:table-cell office:value-type="string">
                <text:p>2,40188586</text:p>
              </table:table-cell>
              <table:table-cell office:value-type="float" office:value="0.01639753">
                <text:p>0.01639753</text:p>
              </table:table-cell>
            </table:table-row>
            <table:table-row>
              <table:table-cell office:value-type="string">
                <text:p>2,40698276</text:p>
              </table:table-cell>
              <table:table-cell office:value-type="float" office:value="0.01623123">
                <text:p>0.01623123</text:p>
              </table:table-cell>
            </table:table-row>
            <table:table-row>
              <table:table-cell office:value-type="string">
                <text:p>2,40731034</text:p>
              </table:table-cell>
              <table:table-cell office:value-type="float" office:value="0.0162206">
                <text:p>0.0162206</text:p>
              </table:table-cell>
            </table:table-row>
            <table:table-row>
              <table:table-cell office:value-type="string">
                <text:p>2,41018860</text:p>
              </table:table-cell>
              <table:table-cell office:value-type="float" office:value="0.01612749">
                <text:p>0.01612749</text:p>
              </table:table-cell>
            </table:table-row>
            <table:table-row>
              <table:table-cell office:value-type="string">
                <text:p>2,42853126</text:p>
              </table:table-cell>
              <table:table-cell office:value-type="float" office:value="0.01554657">
                <text:p>0.01554657</text:p>
              </table:table-cell>
            </table:table-row>
            <table:table-row>
              <table:table-cell office:value-type="string">
                <text:p>2,43421490</text:p>
              </table:table-cell>
              <table:table-cell office:value-type="float" office:value="0.01537085">
                <text:p>0.01537085</text:p>
              </table:table-cell>
            </table:table-row>
            <table:table-row>
              <table:table-cell office:value-type="string">
                <text:p>2,43648668</text:p>
              </table:table-cell>
              <table:table-cell office:value-type="float" office:value="0.01530117">
                <text:p>0.01530117</text:p>
              </table:table-cell>
            </table:table-row>
            <table:table-row>
              <table:table-cell office:value-type="string">
                <text:p>2,44189449</text:p>
              </table:table-cell>
              <table:table-cell office:value-type="float" office:value="0.01513657">
                <text:p>0.01513657</text:p>
              </table:table-cell>
            </table:table-row>
            <table:table-row>
              <table:table-cell office:value-type="string">
                <text:p>2,44624957</text:p>
              </table:table-cell>
              <table:table-cell office:value-type="float" office:value="0.0150053">
                <text:p>0.0150053</text:p>
              </table:table-cell>
            </table:table-row>
            <table:table-row>
              <table:table-cell office:value-type="string">
                <text:p>2,45460679</text:p>
              </table:table-cell>
              <table:table-cell office:value-type="float" office:value="0.01475658">
                <text:p>0.01475658</text:p>
              </table:table-cell>
            </table:table-row>
            <table:table-row>
              <table:table-cell office:value-type="string">
                <text:p>2,46335366</text:p>
              </table:table-cell>
              <table:table-cell office:value-type="float" office:value="0.01450067">
                <text:p>0.01450067</text:p>
              </table:table-cell>
            </table:table-row>
            <table:table-row>
              <table:table-cell office:value-type="string">
                <text:p>2,47519158</text:p>
              </table:table-cell>
              <table:table-cell office:value-type="float" office:value="0.01416139">
                <text:p>0.01416139</text:p>
              </table:table-cell>
            </table:table-row>
            <table:table-row>
              <table:table-cell office:value-type="string">
                <text:p>2,48308665</text:p>
              </table:table-cell>
              <table:table-cell office:value-type="float" office:value="0.01393954">
                <text:p>0.01393954</text:p>
              </table:table-cell>
            </table:table-row>
            <table:table-row>
              <table:table-cell office:value-type="string">
                <text:p>2,49598872</text:p>
              </table:table-cell>
              <table:table-cell office:value-type="float" office:value="0.01358444">
                <text:p>0.01358444</text:p>
              </table:table-cell>
            </table:table-row>
            <table:table-row>
              <table:table-cell office:value-type="string">
                <text:p>2,49908795</text:p>
              </table:table-cell>
              <table:table-cell office:value-type="float" office:value="0.0135005">
                <text:p>0.0135005</text:p>
              </table:table-cell>
            </table:table-row>
            <table:table-row>
              <table:table-cell office:value-type="string">
                <text:p>2,49984944</text:p>
              </table:table-cell>
              <table:table-cell office:value-type="float" office:value="0.01347995">
                <text:p>0.01347995</text:p>
              </table:table-cell>
            </table:table-row>
            <table:table-row>
              <table:table-cell office:value-type="string">
                <text:p>2,50178151</text:p>
              </table:table-cell>
              <table:table-cell office:value-type="float" office:value="0.01342796">
                <text:p>0.01342796</text:p>
              </table:table-cell>
            </table:table-row>
            <table:table-row>
              <table:table-cell office:value-type="string">
                <text:p>2,52056910</text:p>
              </table:table-cell>
              <table:table-cell office:value-type="float" office:value="0.01293277">
                <text:p>0.01293277</text:p>
              </table:table-cell>
            </table:table-row>
            <table:table-row>
              <table:table-cell office:value-type="string">
                <text:p>2,52758880</text:p>
              </table:table-cell>
              <table:table-cell office:value-type="float" office:value="0.01275247">
                <text:p>0.01275247</text:p>
              </table:table-cell>
            </table:table-row>
            <table:table-row>
              <table:table-cell office:value-type="string">
                <text:p>2,53488553</text:p>
              </table:table-cell>
              <table:table-cell office:value-type="float" office:value="0.01256772">
                <text:p>0.01256772</text:p>
              </table:table-cell>
            </table:table-row>
            <table:table-row>
              <table:table-cell office:value-type="string">
                <text:p>2,53779574</text:p>
              </table:table-cell>
              <table:table-cell office:value-type="float" office:value="0.01249478">
                <text:p>0.01249478</text:p>
              </table:table-cell>
            </table:table-row>
            <table:table-row>
              <table:table-cell office:value-type="string">
                <text:p>2,54151392</text:p>
              </table:table-cell>
              <table:table-cell office:value-type="float" office:value="0.01240221">
                <text:p>0.01240221</text:p>
              </table:table-cell>
            </table:table-row>
            <table:table-row>
              <table:table-cell office:value-type="string">
                <text:p>2,55125595</text:p>
              </table:table-cell>
              <table:table-cell office:value-type="float" office:value="0.0121629">
                <text:p>0.0121629</text:p>
              </table:table-cell>
            </table:table-row>
            <table:table-row>
              <table:table-cell office:value-type="string">
                <text:p>2,55386969</text:p>
              </table:table-cell>
              <table:table-cell office:value-type="float" office:value="0.01209949">
                <text:p>0.01209949</text:p>
              </table:table-cell>
            </table:table-row>
            <table:table-row>
              <table:table-cell office:value-type="string">
                <text:p>2,55725172</text:p>
              </table:table-cell>
              <table:table-cell office:value-type="float" office:value="0.01201792">
                <text:p>0.01201792</text:p>
              </table:table-cell>
            </table:table-row>
            <table:table-row>
              <table:table-cell office:value-type="string">
                <text:p>2,58351244</text:p>
              </table:table-cell>
              <table:table-cell office:value-type="float" office:value="0.01140301">
                <text:p>0.01140301</text:p>
              </table:table-cell>
            </table:table-row>
            <table:table-row>
              <table:table-cell office:value-type="string">
                <text:p>2,59051673</text:p>
              </table:table-cell>
              <table:table-cell office:value-type="float" office:value="0.01124439">
                <text:p>0.01124439</text:p>
              </table:table-cell>
            </table:table-row>
            <table:table-row>
              <table:table-cell office:value-type="string">
                <text:p>2,59743433</text:p>
              </table:table-cell>
              <table:table-cell office:value-type="float" office:value="0.01108989">
                <text:p>0.01108989</text:p>
              </table:table-cell>
            </table:table-row>
            <table:table-row>
              <table:table-cell office:value-type="string">
                <text:p>2,59987158</text:p>
              </table:table-cell>
              <table:table-cell office:value-type="float" office:value="0.01103596">
                <text:p>0.01103596</text:p>
              </table:table-cell>
            </table:table-row>
            <table:table-row>
              <table:table-cell office:value-type="string">
                <text:p>2,60528963</text:p>
              </table:table-cell>
              <table:table-cell office:value-type="float" office:value="0.01091702">
                <text:p>0.01091702</text:p>
              </table:table-cell>
            </table:table-row>
            <table:table-row>
              <table:table-cell office:value-type="string">
                <text:p>2,60579336</text:p>
              </table:table-cell>
              <table:table-cell office:value-type="float" office:value="0.01090603">
                <text:p>0.01090603</text:p>
              </table:table-cell>
            </table:table-row>
            <table:table-row>
              <table:table-cell office:value-type="string">
                <text:p>2,60688709</text:p>
              </table:table-cell>
              <table:table-cell office:value-type="float" office:value="0.0108822">
                <text:p>0.0108822</text:p>
              </table:table-cell>
            </table:table-row>
            <table:table-row>
              <table:table-cell office:value-type="string">
                <text:p>2,61843742</text:p>
              </table:table-cell>
              <table:table-cell office:value-type="float" office:value="0.01063369">
                <text:p>0.01063369</text:p>
              </table:table-cell>
            </table:table-row>
            <table:table-row>
              <table:table-cell office:value-type="string">
                <text:p>2,61988794</text:p>
              </table:table-cell>
              <table:table-cell office:value-type="float" office:value="0.01060289">
                <text:p>0.01060289</text:p>
              </table:table-cell>
            </table:table-row>
            <table:table-row>
              <table:table-cell office:value-type="string">
                <text:p>2,62947961</text:p>
              </table:table-cell>
              <table:table-cell office:value-type="float" office:value="0.01040143">
                <text:p>0.01040143</text:p>
              </table:table-cell>
            </table:table-row>
            <table:table-row>
              <table:table-cell office:value-type="string">
                <text:p>2,63733636</text:p>
              </table:table-cell>
              <table:table-cell office:value-type="float" office:value="0.01023926">
                <text:p>0.01023926</text:p>
              </table:table-cell>
            </table:table-row>
            <table:table-row>
              <table:table-cell office:value-type="string">
                <text:p>2,65147938</text:p>
              </table:table-cell>
              <table:table-cell office:value-type="float" office:value="0.00995369">
                <text:p>0.00995369</text:p>
              </table:table-cell>
            </table:table-row>
            <table:table-row>
              <table:table-cell office:value-type="string">
                <text:p>2,66446628</text:p>
              </table:table-cell>
              <table:table-cell office:value-type="float" office:value="0.00969849">
                <text:p>0.00969849</text:p>
              </table:table-cell>
            </table:table-row>
            <table:table-row>
              <table:table-cell office:value-type="string">
                <text:p>2,67091096</text:p>
              </table:table-cell>
              <table:table-cell office:value-type="float" office:value="0.00957428">
                <text:p>0.00957428</text:p>
              </table:table-cell>
            </table:table-row>
            <table:table-row>
              <table:table-cell office:value-type="string">
                <text:p>2,67877684</text:p>
              </table:table-cell>
              <table:table-cell office:value-type="float" office:value="0.00942484">
                <text:p>0.00942484</text:p>
              </table:table-cell>
            </table:table-row>
            <table:table-row>
              <table:table-cell office:value-type="string">
                <text:p>2,68382776</text:p>
              </table:table-cell>
              <table:table-cell office:value-type="float" office:value="0.00933011">
                <text:p>0.00933011</text:p>
              </table:table-cell>
            </table:table-row>
            <table:table-row>
              <table:table-cell office:value-type="string">
                <text:p>2,68922371</text:p>
              </table:table-cell>
              <table:table-cell office:value-type="float" office:value="0.00922996">
                <text:p>0.00922996</text:p>
              </table:table-cell>
            </table:table-row>
            <table:table-row>
              <table:table-cell office:value-type="string">
                <text:p>2,69745581</text:p>
              </table:table-cell>
              <table:table-cell office:value-type="float" office:value="0.00907924">
                <text:p>0.00907924</text:p>
              </table:table-cell>
            </table:table-row>
            <table:table-row>
              <table:table-cell office:value-type="string">
                <text:p>2,69770022</text:p>
              </table:table-cell>
              <table:table-cell office:value-type="float" office:value="0.00907481">
                <text:p>0.00907481</text:p>
              </table:table-cell>
            </table:table-row>
            <table:table-row>
              <table:table-cell office:value-type="string">
                <text:p>2,70060850</text:p>
              </table:table-cell>
              <table:table-cell office:value-type="float" office:value="0.00902218">
                <text:p>0.00902218</text:p>
              </table:table-cell>
            </table:table-row>
            <table:table-row>
              <table:table-cell office:value-type="string">
                <text:p>2,71464463</text:p>
              </table:table-cell>
              <table:table-cell office:value-type="float" office:value="0.00877242">
                <text:p>0.00877242</text:p>
              </table:table-cell>
            </table:table-row>
            <table:table-row>
              <table:table-cell office:value-type="string">
                <text:p>2,71976932</text:p>
              </table:table-cell>
              <table:table-cell office:value-type="float" office:value="0.00868297">
                <text:p>0.00868297</text:p>
              </table:table-cell>
            </table:table-row>
            <table:table-row>
              <table:table-cell office:value-type="string">
                <text:p>2,73070583</text:p>
              </table:table-cell>
              <table:table-cell office:value-type="float" office:value="0.00849511">
                <text:p>0.00849511</text:p>
              </table:table-cell>
            </table:table-row>
            <table:table-row>
              <table:table-cell office:value-type="string">
                <text:p>2,74625520</text:p>
              </table:table-cell>
              <table:table-cell office:value-type="float" office:value="0.00823499">
                <text:p>0.00823499</text:p>
              </table:table-cell>
            </table:table-row>
            <table:table-row>
              <table:table-cell office:value-type="string">
                <text:p>2,78681824</text:p>
              </table:table-cell>
              <table:table-cell office:value-type="float" office:value="0.0075933">
                <text:p>0.0075933</text:p>
              </table:table-cell>
            </table:table-row>
            <table:table-row>
              <table:table-cell office:value-type="string">
                <text:p>2,78714449</text:p>
              </table:table-cell>
              <table:table-cell office:value-type="float" office:value="0.00758834">
                <text:p>0.00758834</text:p>
              </table:table-cell>
            </table:table-row>
            <table:table-row>
              <table:table-cell office:value-type="string">
                <text:p>2,79143500</text:p>
              </table:table-cell>
              <table:table-cell office:value-type="float" office:value="0.00752351">
                <text:p>0.00752351</text:p>
              </table:table-cell>
            </table:table-row>
            <table:table-row>
              <table:table-cell office:value-type="string">
                <text:p>2,79681693</text:p>
              </table:table-cell>
              <table:table-cell office:value-type="float" office:value="0.00744296">
                <text:p>0.00744296</text:p>
              </table:table-cell>
            </table:table-row>
            <table:table-row>
              <table:table-cell office:value-type="string">
                <text:p>2,80781883</text:p>
              </table:table-cell>
              <table:table-cell office:value-type="float" office:value="0.00728098">
                <text:p>0.00728098</text:p>
              </table:table-cell>
            </table:table-row>
            <table:table-row>
              <table:table-cell office:value-type="string">
                <text:p>2,80853585</text:p>
              </table:table-cell>
              <table:table-cell office:value-type="float" office:value="0.00727054">
                <text:p>0.00727054</text:p>
              </table:table-cell>
            </table:table-row>
            <table:table-row>
              <table:table-cell office:value-type="string">
                <text:p>2,82753967</text:p>
              </table:table-cell>
              <table:table-cell office:value-type="float" office:value="0.00699939">
                <text:p>0.00699939</text:p>
              </table:table-cell>
            </table:table-row>
            <table:table-row>
              <table:table-cell office:value-type="string">
                <text:p>2,82873062</text:p>
              </table:table-cell>
              <table:table-cell office:value-type="float" office:value="0.00698274">
                <text:p>0.00698274</text:p>
              </table:table-cell>
            </table:table-row>
            <table:table-row>
              <table:table-cell office:value-type="string">
                <text:p>2,83321513</text:p>
              </table:table-cell>
              <table:table-cell office:value-type="float" office:value="0.00692039">
                <text:p>0.00692039</text:p>
              </table:table-cell>
            </table:table-row>
            <table:table-row>
              <table:table-cell office:value-type="string">
                <text:p>2,86370388</text:p>
              </table:table-cell>
              <table:table-cell office:value-type="float" office:value="0.00651101">
                <text:p>0.00651101</text:p>
              </table:table-cell>
            </table:table-row>
            <table:table-row>
              <table:table-cell office:value-type="string">
                <text:p>2,87194812</text:p>
              </table:table-cell>
              <table:table-cell office:value-type="float" office:value="0.00640453">
                <text:p>0.00640453</text:p>
              </table:table-cell>
            </table:table-row>
            <table:table-row>
              <table:table-cell office:value-type="string">
                <text:p>2,87327922</text:p>
              </table:table-cell>
              <table:table-cell office:value-type="float" office:value="0.00638751">
                <text:p>0.00638751</text:p>
              </table:table-cell>
            </table:table-row>
            <table:table-row>
              <table:table-cell office:value-type="string">
                <text:p>2,87546541</text:p>
              </table:table-cell>
              <table:table-cell office:value-type="float" office:value="0.00635964">
                <text:p>0.00635964</text:p>
              </table:table-cell>
            </table:table-row>
            <table:table-row>
              <table:table-cell office:value-type="string">
                <text:p>2,87913226</text:p>
              </table:table-cell>
              <table:table-cell office:value-type="float" office:value="0.00631317">
                <text:p>0.00631317</text:p>
              </table:table-cell>
            </table:table-row>
            <table:table-row>
              <table:table-cell office:value-type="string">
                <text:p>2,88544782</text:p>
              </table:table-cell>
              <table:table-cell office:value-type="float" office:value="0.00623393">
                <text:p>0.00623393</text:p>
              </table:table-cell>
            </table:table-row>
            <table:table-row>
              <table:table-cell office:value-type="string">
                <text:p>2,88593329</text:p>
              </table:table-cell>
              <table:table-cell office:value-type="float" office:value="0.00622788">
                <text:p>0.00622788</text:p>
              </table:table-cell>
            </table:table-row>
            <table:table-row>
              <table:table-cell office:value-type="string">
                <text:p>2,89433847</text:p>
              </table:table-cell>
              <table:table-cell office:value-type="float" office:value="0.00612406">
                <text:p>0.00612406</text:p>
              </table:table-cell>
            </table:table-row>
            <table:table-row>
              <table:table-cell office:value-type="string">
                <text:p>2,89970956</text:p>
              </table:table-cell>
              <table:table-cell office:value-type="float" office:value="0.00605863">
                <text:p>0.00605863</text:p>
              </table:table-cell>
            </table:table-row>
            <table:table-row>
              <table:table-cell office:value-type="string">
                <text:p>2,90551541</text:p>
              </table:table-cell>
              <table:table-cell office:value-type="float" office:value="0.00598868">
                <text:p>0.00598868</text:p>
              </table:table-cell>
            </table:table-row>
            <table:table-row>
              <table:table-cell office:value-type="string">
                <text:p>2,90557272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2,91051227</text:p>
              </table:table-cell>
              <table:table-cell office:value-type="float" office:value="0.00592913">
                <text:p>0.00592913</text:p>
              </table:table-cell>
            </table:table-row>
            <table:table-row>
              <table:table-cell office:value-type="string">
                <text:p>2,91734487</text:p>
              </table:table-cell>
              <table:table-cell office:value-type="float" office:value="0.00584866">
                <text:p>0.00584866</text:p>
              </table:table-cell>
            </table:table-row>
            <table:table-row>
              <table:table-cell office:value-type="string">
                <text:p>2,94945807</text:p>
              </table:table-cell>
              <table:table-cell office:value-type="float" office:value="0.00548483">
                <text:p>0.00548483</text:p>
              </table:table-cell>
            </table:table-row>
            <table:table-row>
              <table:table-cell office:value-type="string">
                <text:p>2,95072944</text:p>
              </table:table-cell>
              <table:table-cell office:value-type="float" office:value="0.0054709">
                <text:p>0.0054709</text:p>
              </table:table-cell>
            </table:table-row>
            <table:table-row>
              <table:table-cell office:value-type="string">
                <text:p>2,95727435</text:p>
              </table:table-cell>
              <table:table-cell office:value-type="float" office:value="0.00539976">
                <text:p>0.00539976</text:p>
              </table:table-cell>
            </table:table-row>
            <table:table-row>
              <table:table-cell office:value-type="string">
                <text:p>2,96384928</text:p>
              </table:table-cell>
              <table:table-cell office:value-type="float" office:value="0.00532921">
                <text:p>0.00532921</text:p>
              </table:table-cell>
            </table:table-row>
            <table:table-row>
              <table:table-cell office:value-type="string">
                <text:p>2,96792296</text:p>
              </table:table-cell>
              <table:table-cell office:value-type="float" office:value="0.00528597">
                <text:p>0.00528597</text:p>
              </table:table-cell>
            </table:table-row>
            <table:table-row>
              <table:table-cell office:value-type="string">
                <text:p>2,97679063</text:p>
              </table:table-cell>
              <table:table-cell office:value-type="float" office:value="0.00519305">
                <text:p>0.00519305</text:p>
              </table:table-cell>
            </table:table-row>
            <table:table-row>
              <table:table-cell office:value-type="string">
                <text:p>2,97912051</text:p>
              </table:table-cell>
              <table:table-cell office:value-type="float" office:value="0.00516891">
                <text:p>0.00516891</text:p>
              </table:table-cell>
            </table:table-row>
            <table:table-row>
              <table:table-cell office:value-type="string">
                <text:p>2,98171143</text:p>
              </table:table-cell>
              <table:table-cell office:value-type="float" office:value="0.00514219">
                <text:p>0.00514219</text:p>
              </table:table-cell>
            </table:table-row>
            <table:table-row>
              <table:table-cell office:value-type="string">
                <text:p>2,98236592</text:p>
              </table:table-cell>
              <table:table-cell office:value-type="float" office:value="0.00513547">
                <text:p>0.00513547</text:p>
              </table:table-cell>
            </table:table-row>
            <table:table-row>
              <table:table-cell office:value-type="string">
                <text:p>2,99617225</text:p>
              </table:table-cell>
              <table:table-cell office:value-type="float" office:value="0.0049956">
                <text:p>0.0049956</text:p>
              </table:table-cell>
            </table:table-row>
            <table:table-row>
              <table:table-cell office:value-type="string">
                <text:p>2,99935908</text:p>
              </table:table-cell>
              <table:table-cell office:value-type="float" office:value="0.00496386">
                <text:p>0.00496386</text:p>
              </table:table-cell>
            </table:table-row>
            <table:table-row>
              <table:table-cell office:value-type="string">
                <text:p>3,00983993</text:p>
              </table:table-cell>
              <table:table-cell office:value-type="float" office:value="0.0048609">
                <text:p>0.0048609</text:p>
              </table:table-cell>
            </table:table-row>
            <table:table-row>
              <table:table-cell office:value-type="string">
                <text:p>3,01392456</text:p>
              </table:table-cell>
              <table:table-cell office:value-type="float" office:value="0.00482135">
                <text:p>0.00482135</text:p>
              </table:table-cell>
            </table:table-row>
            <table:table-row>
              <table:table-cell office:value-type="string">
                <text:p>3,01617436</text:p>
              </table:table-cell>
              <table:table-cell office:value-type="float" office:value="0.0047997">
                <text:p>0.0047997</text:p>
              </table:table-cell>
            </table:table-row>
            <table:table-row>
              <table:table-cell office:value-type="string">
                <text:p>3,02517387</text:p>
              </table:table-cell>
              <table:table-cell office:value-type="float" office:value="0.00471408">
                <text:p>0.00471408</text:p>
              </table:table-cell>
            </table:table-row>
            <table:table-row>
              <table:table-cell office:value-type="string">
                <text:p>3,04152161</text:p>
              </table:table-cell>
              <table:table-cell office:value-type="float" office:value="0.00456245">
                <text:p>0.00456245</text:p>
              </table:table-cell>
            </table:table-row>
            <table:table-row>
              <table:table-cell office:value-type="string">
                <text:p>3,04352617</text:p>
              </table:table-cell>
              <table:table-cell office:value-type="float" office:value="0.00454419">
                <text:p>0.00454419</text:p>
              </table:table-cell>
            </table:table-row>
            <table:table-row>
              <table:table-cell office:value-type="string">
                <text:p>3,05245422</text:p>
              </table:table-cell>
              <table:table-cell office:value-type="float" office:value="0.00446377">
                <text:p>0.00446377</text:p>
              </table:table-cell>
            </table:table-row>
            <table:table-row>
              <table:table-cell office:value-type="string">
                <text:p>3,07104037</text:p>
              </table:table-cell>
              <table:table-cell office:value-type="float" office:value="0.00430089">
                <text:p>0.00430089</text:p>
              </table:table-cell>
            </table:table-row>
            <table:table-row>
              <table:table-cell office:value-type="string">
                <text:p>3,09278126</text:p>
              </table:table-cell>
              <table:table-cell office:value-type="float" office:value="0.00411789">
                <text:p>0.00411789</text:p>
              </table:table-cell>
            </table:table-row>
            <table:table-row>
              <table:table-cell office:value-type="string">
                <text:p>3,10906876</text:p>
              </table:table-cell>
              <table:table-cell office:value-type="float" office:value="0.00398591">
                <text:p>0.00398591</text:p>
              </table:table-cell>
            </table:table-row>
            <table:table-row>
              <table:table-cell office:value-type="string">
                <text:p>3,11046008</text:p>
              </table:table-cell>
              <table:table-cell office:value-type="float" office:value="0.00397483">
                <text:p>0.00397483</text:p>
              </table:table-cell>
            </table:table-row>
            <table:table-row>
              <table:table-cell office:value-type="string">
                <text:p>3,12056966</text:p>
              </table:table-cell>
              <table:table-cell office:value-type="float" office:value="0.00389527">
                <text:p>0.00389527</text:p>
              </table:table-cell>
            </table:table-row>
            <table:table-row>
              <table:table-cell office:value-type="string">
                <text:p>3,12836991</text:p>
              </table:table-cell>
              <table:table-cell office:value-type="float" office:value="0.00383497">
                <text:p>0.00383497</text:p>
              </table:table-cell>
            </table:table-row>
            <table:table-row>
              <table:table-cell office:value-type="string">
                <text:p>3,13071660</text:p>
              </table:table-cell>
              <table:table-cell office:value-type="float" office:value="0.00381702">
                <text:p>0.00381702</text:p>
              </table:table-cell>
            </table:table-row>
            <table:table-row>
              <table:table-cell office:value-type="string">
                <text:p>3,13408596</text:p>
              </table:table-cell>
              <table:table-cell office:value-type="float" office:value="0.00379138">
                <text:p>0.00379138</text:p>
              </table:table-cell>
            </table:table-row>
            <table:table-row>
              <table:table-cell office:value-type="string">
                <text:p>3,14293239</text:p>
              </table:table-cell>
              <table:table-cell office:value-type="float" office:value="0.00372489">
                <text:p>0.00372489</text:p>
              </table:table-cell>
            </table:table-row>
            <table:table-row>
              <table:table-cell office:value-type="string">
                <text:p>3,16308808</text:p>
              </table:table-cell>
              <table:table-cell office:value-type="float" office:value="0.00357772">
                <text:p>0.00357772</text:p>
              </table:table-cell>
            </table:table-row>
            <table:table-row>
              <table:table-cell office:value-type="string">
                <text:p>3,16860684</text:p>
              </table:table-cell>
              <table:table-cell office:value-type="float" office:value="0.00353845">
                <text:p>0.00353845</text:p>
              </table:table-cell>
            </table:table-row>
            <table:table-row>
              <table:table-cell office:value-type="string">
                <text:p>3,18352303</text:p>
              </table:table-cell>
              <table:table-cell office:value-type="float" office:value="0.00343445">
                <text:p>0.00343445</text:p>
              </table:table-cell>
            </table:table-row>
            <table:table-row>
              <table:table-cell office:value-type="string">
                <text:p>3,20098589</text:p>
              </table:table-cell>
              <table:table-cell office:value-type="float" office:value="0.00331657">
                <text:p>0.00331657</text:p>
              </table:table-cell>
            </table:table-row>
            <table:table-row>
              <table:table-cell office:value-type="string">
                <text:p>3,20796299</text:p>
              </table:table-cell>
              <table:table-cell office:value-type="float" office:value="0.00327061">
                <text:p>0.00327061</text:p>
              </table:table-cell>
            </table:table-row>
            <table:table-row>
              <table:table-cell office:value-type="string">
                <text:p>3,20802833</text:p>
              </table:table-cell>
              <table:table-cell office:value-type="float" office:value="0.00327018">
                <text:p>0.00327018</text:p>
              </table:table-cell>
            </table:table-row>
            <table:table-row>
              <table:table-cell office:value-type="string">
                <text:p>3,21564673</text:p>
              </table:table-cell>
              <table:table-cell office:value-type="float" office:value="0.00322073">
                <text:p>0.00322073</text:p>
              </table:table-cell>
            </table:table-row>
            <table:table-row>
              <table:table-cell office:value-type="string">
                <text:p>3,21880846</text:p>
              </table:table-cell>
              <table:table-cell office:value-type="float" office:value="0.00320043">
                <text:p>0.00320043</text:p>
              </table:table-cell>
            </table:table-row>
            <table:table-row>
              <table:table-cell office:value-type="string">
                <text:p>3,22077629</text:p>
              </table:table-cell>
              <table:table-cell office:value-type="float" office:value="0.00318786">
                <text:p>0.00318786</text:p>
              </table:table-cell>
            </table:table-row>
            <table:table-row>
              <table:table-cell office:value-type="string">
                <text:p>3,22986223</text:p>
              </table:table-cell>
              <table:table-cell office:value-type="float" office:value="0.00313045">
                <text:p>0.00313045</text:p>
              </table:table-cell>
            </table:table-row>
            <table:table-row>
              <table:table-cell office:value-type="string">
                <text:p>3,23502648</text:p>
              </table:table-cell>
              <table:table-cell office:value-type="float" office:value="0.00309829">
                <text:p>0.00309829</text:p>
              </table:table-cell>
            </table:table-row>
            <table:table-row>
              <table:table-cell office:value-type="string">
                <text:p>3,25400065</text:p>
              </table:table-cell>
              <table:table-cell office:value-type="float" office:value="0.00298292">
                <text:p>0.00298292</text:p>
              </table:table-cell>
            </table:table-row>
            <table:table-row>
              <table:table-cell office:value-type="string">
                <text:p>3,26150123</text:p>
              </table:table-cell>
              <table:table-cell office:value-type="float" office:value="0.0029385">
                <text:p>0.0029385</text:p>
              </table:table-cell>
            </table:table-row>
            <table:table-row>
              <table:table-cell office:value-type="string">
                <text:p>3,26156195</text:p>
              </table:table-cell>
              <table:table-cell office:value-type="float" office:value="0.00293815">
                <text:p>0.00293815</text:p>
              </table:table-cell>
            </table:table-row>
            <table:table-row>
              <table:table-cell office:value-type="string">
                <text:p>3,27218012</text:p>
              </table:table-cell>
              <table:table-cell office:value-type="float" office:value="0.00287641">
                <text:p>0.00287641</text:p>
              </table:table-cell>
            </table:table-row>
            <table:table-row>
              <table:table-cell office:value-type="string">
                <text:p>3,29041959</text:p>
              </table:table-cell>
              <table:table-cell office:value-type="float" office:value="0.00277337">
                <text:p>0.00277337</text:p>
              </table:table-cell>
            </table:table-row>
            <table:table-row>
              <table:table-cell office:value-type="string">
                <text:p>3,29203876</text:p>
              </table:table-cell>
              <table:table-cell office:value-type="float" office:value="0.0027644">
                <text:p>0.0027644</text:p>
              </table:table-cell>
            </table:table-row>
            <table:table-row>
              <table:table-cell office:value-type="string">
                <text:p>3,30242576</text:p>
              </table:table-cell>
              <table:table-cell office:value-type="float" office:value="0.00270757">
                <text:p>0.00270757</text:p>
              </table:table-cell>
            </table:table-row>
            <table:table-row>
              <table:table-cell office:value-type="string">
                <text:p>3,31681575</text:p>
              </table:table-cell>
              <table:table-cell office:value-type="float" office:value="0.00263076">
                <text:p>0.00263076</text:p>
              </table:table-cell>
            </table:table-row>
            <table:table-row>
              <table:table-cell office:value-type="string">
                <text:p>3,31969290</text:p>
              </table:table-cell>
              <table:table-cell office:value-type="float" office:value="0.00261566">
                <text:p>0.00261566</text:p>
              </table:table-cell>
            </table:table-row>
            <table:table-row>
              <table:table-cell office:value-type="string">
                <text:p>3,33343379</text:p>
              </table:table-cell>
              <table:table-cell office:value-type="float" office:value="0.00254476">
                <text:p>0.00254476</text:p>
              </table:table-cell>
            </table:table-row>
            <table:table-row>
              <table:table-cell office:value-type="string">
                <text:p>3,34011647</text:p>
              </table:table-cell>
              <table:table-cell office:value-type="float" office:value="0.00251097">
                <text:p>0.00251097</text:p>
              </table:table-cell>
            </table:table-row>
            <table:table-row>
              <table:table-cell office:value-type="string">
                <text:p>3,35890868</text:p>
              </table:table-cell>
              <table:table-cell office:value-type="float" office:value="0.00241835">
                <text:p>0.00241835</text:p>
              </table:table-cell>
            </table:table-row>
            <table:table-row>
              <table:table-cell office:value-type="string">
                <text:p>3,36058135</text:p>
              </table:table-cell>
              <table:table-cell office:value-type="float" office:value="0.00241027">
                <text:p>0.00241027</text:p>
              </table:table-cell>
            </table:table-row>
            <table:table-row>
              <table:table-cell office:value-type="string">
                <text:p>3,37383021</text:p>
              </table:table-cell>
              <table:table-cell office:value-type="float" office:value="0.00234724">
                <text:p>0.00234724</text:p>
              </table:table-cell>
            </table:table-row>
            <table:table-row>
              <table:table-cell office:value-type="string">
                <text:p>3,38592817</text:p>
              </table:table-cell>
              <table:table-cell office:value-type="float" office:value="0.00229113">
                <text:p>0.00229113</text:p>
              </table:table-cell>
            </table:table-row>
            <table:table-row>
              <table:table-cell office:value-type="string">
                <text:p>3,38792723</text:p>
              </table:table-cell>
              <table:table-cell office:value-type="float" office:value="0.00228199">
                <text:p>0.00228199</text:p>
              </table:table-cell>
            </table:table-row>
            <table:table-row>
              <table:table-cell office:value-type="string">
                <text:p>3,39231400</text:p>
              </table:table-cell>
              <table:table-cell office:value-type="float" office:value="0.00226206">
                <text:p>0.00226206</text:p>
              </table:table-cell>
            </table:table-row>
            <table:table-row>
              <table:table-cell office:value-type="string">
                <text:p>3,40489121</text:p>
              </table:table-cell>
              <table:table-cell office:value-type="float" office:value="0.00220587">
                <text:p>0.00220587</text:p>
              </table:table-cell>
            </table:table-row>
            <table:table-row>
              <table:table-cell office:value-type="string">
                <text:p>3,41357810</text:p>
              </table:table-cell>
              <table:table-cell office:value-type="float" office:value="0.00216787">
                <text:p>0.00216787</text:p>
              </table:table-cell>
            </table:table-row>
            <table:table-row>
              <table:table-cell office:value-type="string">
                <text:p>3,43558349</text:p>
              </table:table-cell>
              <table:table-cell office:value-type="float" office:value="0.00207453">
                <text:p>0.00207453</text:p>
              </table:table-cell>
            </table:table-row>
            <table:table-row>
              <table:table-cell office:value-type="string">
                <text:p>3,43635941</text:p>
              </table:table-cell>
              <table:table-cell office:value-type="float" office:value="0.00207131">
                <text:p>0.00207131</text:p>
              </table:table-cell>
            </table:table-row>
            <table:table-row>
              <table:table-cell office:value-type="string">
                <text:p>3,44709502</text:p>
              </table:table-cell>
              <table:table-cell office:value-type="float" office:value="0.00202732">
                <text:p>0.00202732</text:p>
              </table:table-cell>
            </table:table-row>
            <table:table-row>
              <table:table-cell office:value-type="string">
                <text:p>3,44731579</text:p>
              </table:table-cell>
              <table:table-cell office:value-type="float" office:value="0.00202642">
                <text:p>0.00202642</text:p>
              </table:table-cell>
            </table:table-row>
            <table:table-row>
              <table:table-cell office:value-type="string">
                <text:p>3,45315260</text:p>
              </table:table-cell>
              <table:table-cell office:value-type="float" office:value="0.0020029">
                <text:p>0.0020029</text:p>
              </table:table-cell>
            </table:table-row>
            <table:table-row>
              <table:table-cell office:value-type="string">
                <text:p>3,46080081</text:p>
              </table:table-cell>
              <table:table-cell office:value-type="float" office:value="0.0019725">
                <text:p>0.0019725</text:p>
              </table:table-cell>
            </table:table-row>
            <table:table-row>
              <table:table-cell office:value-type="string">
                <text:p>3,46221267</text:p>
              </table:table-cell>
              <table:table-cell office:value-type="float" office:value="0.00196694">
                <text:p>0.00196694</text:p>
              </table:table-cell>
            </table:table-row>
            <table:table-row>
              <table:table-cell office:value-type="string">
                <text:p>3,46902195</text:p>
              </table:table-cell>
              <table:table-cell office:value-type="float" office:value="0.00194033">
                <text:p>0.00194033</text:p>
              </table:table-cell>
            </table:table-row>
            <table:table-row>
              <table:table-cell office:value-type="string">
                <text:p>3,49617350</text:p>
              </table:table-cell>
              <table:table-cell office:value-type="float" office:value="0.00183777">
                <text:p>0.00183777</text:p>
              </table:table-cell>
            </table:table-row>
            <table:table-row>
              <table:table-cell office:value-type="string">
                <text:p>3,50164117</text:p>
              </table:table-cell>
              <table:table-cell office:value-type="float" office:value="0.00181779">
                <text:p>0.00181779</text:p>
              </table:table-cell>
            </table:table-row>
            <table:table-row>
              <table:table-cell office:value-type="string">
                <text:p>3,51208267</text:p>
              </table:table-cell>
              <table:table-cell office:value-type="float" office:value="0.00178022">
                <text:p>0.00178022</text:p>
              </table:table-cell>
            </table:table-row>
            <table:table-row>
              <table:table-cell office:value-type="string">
                <text:p>3,51820888</text:p>
              </table:table-cell>
              <table:table-cell office:value-type="float" office:value="0.00175854">
                <text:p>0.00175854</text:p>
              </table:table-cell>
            </table:table-row>
            <table:table-row>
              <table:table-cell office:value-type="string">
                <text:p>3,52160931</text:p>
              </table:table-cell>
              <table:table-cell office:value-type="float" office:value="0.00174662">
                <text:p>0.00174662</text:p>
              </table:table-cell>
            </table:table-row>
            <table:table-row>
              <table:table-cell office:value-type="string">
                <text:p>3,52755202</text:p>
              </table:table-cell>
              <table:table-cell office:value-type="float" office:value="0.00172599">
                <text:p>0.00172599</text:p>
              </table:table-cell>
            </table:table-row>
            <table:table-row>
              <table:table-cell office:value-type="string">
                <text:p>3,52835383</text:p>
              </table:table-cell>
              <table:table-cell office:value-type="float" office:value="0.00172322">
                <text:p>0.00172322</text:p>
              </table:table-cell>
            </table:table-row>
            <table:table-row>
              <table:table-cell office:value-type="string">
                <text:p>3,53275676</text:p>
              </table:table-cell>
              <table:table-cell office:value-type="float" office:value="0.00170811">
                <text:p>0.00170811</text:p>
              </table:table-cell>
            </table:table-row>
            <table:table-row>
              <table:table-cell office:value-type="string">
                <text:p>3,54033025</text:p>
              </table:table-cell>
              <table:table-cell office:value-type="float" office:value="0.00168243">
                <text:p>0.00168243</text:p>
              </table:table-cell>
            </table:table-row>
            <table:table-row>
              <table:table-cell office:value-type="string">
                <text:p>3,54415871</text:p>
              </table:table-cell>
              <table:table-cell office:value-type="float" office:value="0.0016696">
                <text:p>0.0016696</text:p>
              </table:table-cell>
            </table:table-row>
            <table:table-row>
              <table:table-cell office:value-type="string">
                <text:p>3,54875907</text:p>
              </table:table-cell>
              <table:table-cell office:value-type="float" office:value="0.00165431">
                <text:p>0.00165431</text:p>
              </table:table-cell>
            </table:table-row>
            <table:table-row>
              <table:table-cell office:value-type="string">
                <text:p>3,56238951</text:p>
              </table:table-cell>
              <table:table-cell office:value-type="float" office:value="0.00160982">
                <text:p>0.00160982</text:p>
              </table:table-cell>
            </table:table-row>
            <table:table-row>
              <table:table-cell office:value-type="string">
                <text:p>3,57063428</text:p>
              </table:table-cell>
              <table:table-cell office:value-type="float" office:value="0.00158349">
                <text:p>0.00158349</text:p>
              </table:table-cell>
            </table:table-row>
            <table:table-row>
              <table:table-cell office:value-type="string">
                <text:p>3,61060246</text:p>
              </table:table-cell>
              <table:table-cell office:value-type="float" office:value="0.00146184">
                <text:p>0.00146184</text:p>
              </table:table-cell>
            </table:table-row>
            <table:table-row>
              <table:table-cell office:value-type="string">
                <text:p>3,61911661</text:p>
              </table:table-cell>
              <table:table-cell office:value-type="float" office:value="0.00143716">
                <text:p>0.00143716</text:p>
              </table:table-cell>
            </table:table-row>
            <table:table-row>
              <table:table-cell office:value-type="string">
                <text:p>3,62150529</text:p>
              </table:table-cell>
              <table:table-cell office:value-type="float" office:value="0.00143031">
                <text:p>0.00143031</text:p>
              </table:table-cell>
            </table:table-row>
            <table:table-row>
              <table:table-cell office:value-type="string">
                <text:p>3,63541352</text:p>
              </table:table-cell>
              <table:table-cell office:value-type="float" office:value="0.00139107">
                <text:p>0.00139107</text:p>
              </table:table-cell>
            </table:table-row>
            <table:table-row>
              <table:table-cell office:value-type="string">
                <text:p>3,64206465</text:p>
              </table:table-cell>
              <table:table-cell office:value-type="float" office:value="0.00137269">
                <text:p>0.00137269</text:p>
              </table:table-cell>
            </table:table-row>
            <table:table-row>
              <table:table-cell office:value-type="string">
                <text:p>3,64564525</text:p>
              </table:table-cell>
              <table:table-cell office:value-type="float" office:value="0.0013629">
                <text:p>0.0013629</text:p>
              </table:table-cell>
            </table:table-row>
            <table:table-row>
              <table:table-cell office:value-type="string">
                <text:p>3,65321958</text:p>
              </table:table-cell>
              <table:table-cell office:value-type="float" office:value="0.00134241">
                <text:p>0.00134241</text:p>
              </table:table-cell>
            </table:table-row>
            <table:table-row>
              <table:table-cell office:value-type="string">
                <text:p>3,66465343</text:p>
              </table:table-cell>
              <table:table-cell office:value-type="float" office:value="0.00131206">
                <text:p>0.00131206</text:p>
              </table:table-cell>
            </table:table-row>
            <table:table-row>
              <table:table-cell office:value-type="string">
                <text:p>3,67722209</text:p>
              </table:table-cell>
              <table:table-cell office:value-type="float" office:value="0.00127949">
                <text:p>0.00127949</text:p>
              </table:table-cell>
            </table:table-row>
            <table:table-row>
              <table:table-cell office:value-type="string">
                <text:p>3,68251522</text:p>
              </table:table-cell>
              <table:table-cell office:value-type="float" office:value="0.00126601">
                <text:p>0.00126601</text:p>
              </table:table-cell>
            </table:table-row>
            <table:table-row>
              <table:table-cell office:value-type="string">
                <text:p>3,69318401</text:p>
              </table:table-cell>
              <table:table-cell office:value-type="float" office:value="0.00123928">
                <text:p>0.00123928</text:p>
              </table:table-cell>
            </table:table-row>
            <table:table-row>
              <table:table-cell office:value-type="string">
                <text:p>3,69821473</text:p>
              </table:table-cell>
              <table:table-cell office:value-type="float" office:value="0.00122688">
                <text:p>0.00122688</text:p>
              </table:table-cell>
            </table:table-row>
            <table:table-row>
              <table:table-cell office:value-type="string">
                <text:p>3,71990641</text:p>
              </table:table-cell>
              <table:table-cell office:value-type="float" office:value="0.00117479">
                <text:p>0.00117479</text:p>
              </table:table-cell>
            </table:table-row>
            <table:table-row>
              <table:table-cell office:value-type="string">
                <text:p>3,73885694</text:p>
              </table:table-cell>
              <table:table-cell office:value-type="float" office:value="0.0011311">
                <text:p>0.0011311</text:p>
              </table:table-cell>
            </table:table-row>
            <table:table-row>
              <table:table-cell office:value-type="string">
                <text:p>3,74219912</text:p>
              </table:table-cell>
              <table:table-cell office:value-type="float" office:value="0.00112356">
                <text:p>0.00112356</text:p>
              </table:table-cell>
            </table:table-row>
            <table:table-row>
              <table:table-cell office:value-type="string">
                <text:p>3,75040143</text:p>
              </table:table-cell>
              <table:table-cell office:value-type="float" office:value="0.00110528">
                <text:p>0.00110528</text:p>
              </table:table-cell>
            </table:table-row>
            <table:table-row>
              <table:table-cell office:value-type="string">
                <text:p>3,76224432</text:p>
              </table:table-cell>
              <table:table-cell office:value-type="float" office:value="0.00107941">
                <text:p>0.00107941</text:p>
              </table:table-cell>
            </table:table-row>
            <table:table-row>
              <table:table-cell office:value-type="string">
                <text:p>3,77754223</text:p>
              </table:table-cell>
              <table:table-cell office:value-type="float" office:value="0.00104688">
                <text:p>0.00104688</text:p>
              </table:table-cell>
            </table:table-row>
            <table:table-row>
              <table:table-cell office:value-type="string">
                <text:p>3,78599342</text:p>
              </table:table-cell>
              <table:table-cell office:value-type="float" office:value="0.00102934">
                <text:p>0.00102934</text:p>
              </table:table-cell>
            </table:table-row>
            <table:table-row>
              <table:table-cell office:value-type="string">
                <text:p>3,79055214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3,80034513</text:p>
              </table:table-cell>
              <table:table-cell office:value-type="float" office:value="0.00100021">
                <text:p>0.00100021</text:p>
              </table:table-cell>
            </table:table-row>
            <table:table-row>
              <table:table-cell office:value-type="string">
                <text:p>3,81375720</text:p>
              </table:table-cell>
              <table:table-cell office:value-type="float" office:value="0.00097374">
                <text:p>0.00097374</text:p>
              </table:table-cell>
            </table:table-row>
            <table:table-row>
              <table:table-cell office:value-type="string">
                <text:p>3,83232870</text:p>
              </table:table-cell>
              <table:table-cell office:value-type="float" office:value="0.00093823">
                <text:p>0.00093823</text:p>
              </table:table-cell>
            </table:table-row>
            <table:table-row>
              <table:table-cell office:value-type="string">
                <text:p>3,84201049</text:p>
              </table:table-cell>
              <table:table-cell office:value-type="float" office:value="0.00092024">
                <text:p>0.00092024</text:p>
              </table:table-cell>
            </table:table-row>
            <table:table-row>
              <table:table-cell office:value-type="string">
                <text:p>3,85530383</text:p>
              </table:table-cell>
              <table:table-cell office:value-type="float" office:value="0.0008961">
                <text:p>0.0008961</text:p>
              </table:table-cell>
            </table:table-row>
            <table:table-row>
              <table:table-cell office:value-type="string">
                <text:p>3,85767461</text:p>
              </table:table-cell>
              <table:table-cell office:value-type="float" office:value="0.00089186">
                <text:p>0.00089186</text:p>
              </table:table-cell>
            </table:table-row>
            <table:table-row>
              <table:table-cell office:value-type="string">
                <text:p>3,87565215</text:p>
              </table:table-cell>
              <table:table-cell office:value-type="float" office:value="0.00086036">
                <text:p>0.00086036</text:p>
              </table:table-cell>
            </table:table-row>
            <table:table-row>
              <table:table-cell office:value-type="string">
                <text:p>3,88240009</text:p>
              </table:table-cell>
              <table:table-cell office:value-type="float" office:value="0.00084883">
                <text:p>0.00084883</text:p>
              </table:table-cell>
            </table:table-row>
            <table:table-row>
              <table:table-cell office:value-type="string">
                <text:p>3,88846987</text:p>
              </table:table-cell>
              <table:table-cell office:value-type="float" office:value="0.00083859">
                <text:p>0.00083859</text:p>
              </table:table-cell>
            </table:table-row>
            <table:table-row>
              <table:table-cell office:value-type="string">
                <text:p>3,95816463</text:p>
              </table:table-cell>
              <table:table-cell office:value-type="float" office:value="0.00072948">
                <text:p>0.00072948</text:p>
              </table:table-cell>
            </table:table-row>
            <table:table-row>
              <table:table-cell office:value-type="string">
                <text:p>3,96091234</text:p>
              </table:table-cell>
              <table:table-cell office:value-type="float" office:value="0.00072548">
                <text:p>0.00072548</text:p>
              </table:table-cell>
            </table:table-row>
            <table:table-row>
              <table:table-cell office:value-type="string">
                <text:p>3,96609906</text:p>
              </table:table-cell>
              <table:table-cell office:value-type="float" office:value="0.00071799">
                <text:p>0.00071799</text:p>
              </table:table-cell>
            </table:table-row>
            <table:table-row>
              <table:table-cell office:value-type="string">
                <text:p>3,99326057</text:p>
              </table:table-cell>
              <table:table-cell office:value-type="float" office:value="0.00068003">
                <text:p>0.00068003</text:p>
              </table:table-cell>
            </table:table-row>
            <table:table-row>
              <table:table-cell office:value-type="string">
                <text:p>4,00614337</text:p>
              </table:table-cell>
              <table:table-cell office:value-type="float" office:value="0.00066273">
                <text:p>0.00066273</text:p>
              </table:table-cell>
            </table:table-row>
            <table:table-row>
              <table:table-cell office:value-type="string">
                <text:p>4,00666752</text:p>
              </table:table-cell>
              <table:table-cell office:value-type="float" office:value="0.00066204">
                <text:p>0.00066204</text:p>
              </table:table-cell>
            </table:table-row>
            <table:table-row>
              <table:table-cell office:value-type="string">
                <text:p>4,01780631</text:p>
              </table:table-cell>
              <table:table-cell office:value-type="float" office:value="0.00064745">
                <text:p>0.00064745</text:p>
              </table:table-cell>
            </table:table-row>
            <table:table-row>
              <table:table-cell office:value-type="string">
                <text:p>4,05169229</text:p>
              </table:table-cell>
              <table:table-cell office:value-type="float" office:value="0.00060503">
                <text:p>0.00060503</text:p>
              </table:table-cell>
            </table:table-row>
            <table:table-row>
              <table:table-cell office:value-type="string">
                <text:p>4,07554330</text:p>
              </table:table-cell>
              <table:table-cell office:value-type="float" office:value="0.00057684">
                <text:p>0.00057684</text:p>
              </table:table-cell>
            </table:table-row>
            <table:table-row>
              <table:table-cell office:value-type="string">
                <text:p>4,08587582</text:p>
              </table:table-cell>
              <table:table-cell office:value-type="float" office:value="0.00056505">
                <text:p>0.00056505</text:p>
              </table:table-cell>
            </table:table-row>
            <table:table-row>
              <table:table-cell office:value-type="string">
                <text:p>4,12913254</text:p>
              </table:table-cell>
              <table:table-cell office:value-type="float" office:value="0.00051822">
                <text:p>0.00051822</text:p>
              </table:table-cell>
            </table:table-row>
            <table:table-row>
              <table:table-cell office:value-type="string">
                <text:p>4,14288116</text:p>
              </table:table-cell>
              <table:table-cell office:value-type="float" office:value="0.00050416">
                <text:p>0.00050416</text:p>
              </table:table-cell>
            </table:table-row>
            <table:table-row>
              <table:table-cell office:value-type="string">
                <text:p>4,15043040</text:p>
              </table:table-cell>
              <table:table-cell office:value-type="float" office:value="0.00049661">
                <text:p>0.00049661</text:p>
              </table:table-cell>
            </table:table-row>
            <table:table-row>
              <table:table-cell office:value-type="string">
                <text:p>4,15771058</text:p>
              </table:table-cell>
              <table:table-cell office:value-type="float" office:value="0.00048943">
                <text:p>0.00048943</text:p>
              </table:table-cell>
            </table:table-row>
            <table:table-row>
              <table:table-cell office:value-type="string">
                <text:p>4,19711911</text:p>
              </table:table-cell>
              <table:table-cell office:value-type="float" office:value="0.00045233">
                <text:p>0.00045233</text:p>
              </table:table-cell>
            </table:table-row>
            <table:table-row>
              <table:table-cell office:value-type="string">
                <text:p>4,20247710</text:p>
              </table:table-cell>
              <table:table-cell office:value-type="float" office:value="0.00044751">
                <text:p>0.00044751</text:p>
              </table:table-cell>
            </table:table-row>
            <table:table-row>
              <table:table-cell office:value-type="string">
                <text:p>4,22332760</text:p>
              </table:table-cell>
              <table:table-cell office:value-type="float" office:value="0.00042923">
                <text:p>0.00042923</text:p>
              </table:table-cell>
            </table:table-row>
            <table:table-row>
              <table:table-cell office:value-type="string">
                <text:p>4,24334700</text:p>
              </table:table-cell>
              <table:table-cell office:value-type="float" office:value="0.00041239">
                <text:p>0.00041239</text:p>
              </table:table-cell>
            </table:table-row>
            <table:table-row>
              <table:table-cell office:value-type="string">
                <text:p>4,25606656</text:p>
              </table:table-cell>
              <table:table-cell office:value-type="float" office:value="0.00040203">
                <text:p>0.00040203</text:p>
              </table:table-cell>
            </table:table-row>
            <table:table-row>
              <table:table-cell office:value-type="string">
                <text:p>4,26633486</text:p>
              </table:table-cell>
              <table:table-cell office:value-type="float" office:value="0.00039386">
                <text:p>0.00039386</text:p>
              </table:table-cell>
            </table:table-row>
            <table:table-row>
              <table:table-cell office:value-type="string">
                <text:p>4,27311830</text:p>
              </table:table-cell>
              <table:table-cell office:value-type="float" office:value="0.00038855">
                <text:p>0.00038855</text:p>
              </table:table-cell>
            </table:table-row>
            <table:table-row>
              <table:table-cell office:value-type="string">
                <text:p>4,29639367</text:p>
              </table:table-cell>
              <table:table-cell office:value-type="float" office:value="0.00037088">
                <text:p>0.00037088</text:p>
              </table:table-cell>
            </table:table-row>
            <table:table-row>
              <table:table-cell office:value-type="string">
                <text:p>4,30453618</text:p>
              </table:table-cell>
              <table:table-cell office:value-type="float" office:value="0.00036489">
                <text:p>0.00036489</text:p>
              </table:table-cell>
            </table:table-row>
            <table:table-row>
              <table:table-cell office:value-type="string">
                <text:p>4,32537320</text:p>
              </table:table-cell>
              <table:table-cell office:value-type="float" office:value="0.00034999">
                <text:p>0.00034999</text:p>
              </table:table-cell>
            </table:table-row>
            <table:table-row>
              <table:table-cell office:value-type="string">
                <text:p>4,32959488</text:p>
              </table:table-cell>
              <table:table-cell office:value-type="float" office:value="0.00034705">
                <text:p>0.00034705</text:p>
              </table:table-cell>
            </table:table-row>
            <table:table-row>
              <table:table-cell office:value-type="string">
                <text:p>4,34183534</text:p>
              </table:table-cell>
              <table:table-cell office:value-type="float" office:value="0.00033866">
                <text:p>0.00033866</text:p>
              </table:table-cell>
            </table:table-row>
            <table:table-row>
              <table:table-cell office:value-type="string">
                <text:p>4,37505770</text:p>
              </table:table-cell>
              <table:table-cell office:value-type="float" office:value="0.00031689">
                <text:p>0.00031689</text:p>
              </table:table-cell>
            </table:table-row>
            <table:table-row>
              <table:table-cell office:value-type="string">
                <text:p>4,37859041</text:p>
              </table:table-cell>
              <table:table-cell office:value-type="float" office:value="0.00031466">
                <text:p>0.00031466</text:p>
              </table:table-cell>
            </table:table-row>
            <table:table-row>
              <table:table-cell office:value-type="string">
                <text:p>4,39211988</text:p>
              </table:table-cell>
              <table:table-cell office:value-type="float" office:value="0.00030625">
                <text:p>0.00030625</text:p>
              </table:table-cell>
            </table:table-row>
            <table:table-row>
              <table:table-cell office:value-type="string">
                <text:p>4,41502815</text:p>
              </table:table-cell>
              <table:table-cell office:value-type="float" office:value="0.00029254">
                <text:p>0.00029254</text:p>
              </table:table-cell>
            </table:table-row>
            <table:table-row>
              <table:table-cell office:value-type="string">
                <text:p>4,42010816</text:p>
              </table:table-cell>
              <table:table-cell office:value-type="float" office:value="0.00028958">
                <text:p>0.00028958</text:p>
              </table:table-cell>
            </table:table-row>
            <table:table-row>
              <table:table-cell office:value-type="string">
                <text:p>4,45746780</text:p>
              </table:table-cell>
              <table:table-cell office:value-type="float" office:value="0.00026873">
                <text:p>0.00026873</text:p>
              </table:table-cell>
            </table:table-row>
            <table:table-row>
              <table:table-cell office:value-type="string">
                <text:p>4,46197382</text:p>
              </table:table-cell>
              <table:table-cell office:value-type="float" office:value="0.00026632">
                <text:p>0.00026632</text:p>
              </table:table-cell>
            </table:table-row>
            <table:table-row>
              <table:table-cell office:value-type="string">
                <text:p>4,46993232</text:p>
              </table:table-cell>
              <table:table-cell office:value-type="float" office:value="0.00026212">
                <text:p>0.00026212</text:p>
              </table:table-cell>
            </table:table-row>
            <table:table-row>
              <table:table-cell office:value-type="string">
                <text:p>4,49678865</text:p>
              </table:table-cell>
              <table:table-cell office:value-type="float" office:value="0.00024841">
                <text:p>0.00024841</text:p>
              </table:table-cell>
            </table:table-row>
            <table:table-row>
              <table:table-cell office:value-type="string">
                <text:p>4,55662499</text:p>
              </table:table-cell>
              <table:table-cell office:value-type="float" office:value="0.00022039">
                <text:p>0.00022039</text:p>
              </table:table-cell>
            </table:table-row>
            <table:table-row>
              <table:table-cell office:value-type="string">
                <text:p>4,55743797</text:p>
              </table:table-cell>
              <table:table-cell office:value-type="float" office:value="0.00022003">
                <text:p>0.00022003</text:p>
              </table:table-cell>
            </table:table-row>
            <table:table-row>
              <table:table-cell office:value-type="string">
                <text:p>4,57153986</text:p>
              </table:table-cell>
              <table:table-cell office:value-type="float" office:value="0.00021391">
                <text:p>0.00021391</text:p>
              </table:table-cell>
            </table:table-row>
            <table:table-row>
              <table:table-cell office:value-type="string">
                <text:p>4,57495171</text:p>
              </table:table-cell>
              <table:table-cell office:value-type="float" office:value="0.00021246">
                <text:p>0.00021246</text:p>
              </table:table-cell>
            </table:table-row>
            <table:table-row>
              <table:table-cell office:value-type="string">
                <text:p>4,61336332</text:p>
              </table:table-cell>
              <table:table-cell office:value-type="float" office:value="0.00019675">
                <text:p>0.00019675</text:p>
              </table:table-cell>
            </table:table-row>
            <table:table-row>
              <table:table-cell office:value-type="string">
                <text:p>4,61526744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4,64072914</text:p>
              </table:table-cell>
              <table:table-cell office:value-type="float" office:value="0.00018627">
                <text:p>0.00018627</text:p>
              </table:table-cell>
            </table:table-row>
            <table:table-row>
              <table:table-cell office:value-type="string">
                <text:p>4,64483430</text:p>
              </table:table-cell>
              <table:table-cell office:value-type="float" office:value="0.00018475">
                <text:p>0.00018475</text:p>
              </table:table-cell>
            </table:table-row>
            <table:table-row>
              <table:table-cell office:value-type="string">
                <text:p>4,65364709</text:p>
              </table:table-cell>
              <table:table-cell office:value-type="float" office:value="0.00018152">
                <text:p>0.00018152</text:p>
              </table:table-cell>
            </table:table-row>
            <table:table-row>
              <table:table-cell office:value-type="string">
                <text:p>4,71897213</text:p>
              </table:table-cell>
              <table:table-cell office:value-type="float" office:value="0.00015929">
                <text:p>0.00015929</text:p>
              </table:table-cell>
            </table:table-row>
            <table:table-row>
              <table:table-cell office:value-type="string">
                <text:p>4,71919159</text:p>
              </table:table-cell>
              <table:table-cell office:value-type="float" office:value="0.00015922">
                <text:p>0.00015922</text:p>
              </table:table-cell>
            </table:table-row>
            <table:table-row>
              <table:table-cell office:value-type="string">
                <text:p>4,73258188</text:p>
              </table:table-cell>
              <table:table-cell office:value-type="float" office:value="0.00015501">
                <text:p>0.00015501</text:p>
              </table:table-cell>
            </table:table-row>
            <table:table-row>
              <table:table-cell office:value-type="string">
                <text:p>4,74987522</text:p>
              </table:table-cell>
              <table:table-cell office:value-type="float" office:value="0.00014974">
                <text:p>0.00014974</text:p>
              </table:table-cell>
            </table:table-row>
            <table:table-row>
              <table:table-cell office:value-type="string">
                <text:p>4,76140123</text:p>
              </table:table-cell>
              <table:table-cell office:value-type="float" office:value="0.00014633">
                <text:p>0.00014633</text:p>
              </table:table-cell>
            </table:table-row>
            <table:table-row>
              <table:table-cell office:value-type="string">
                <text:p>4,77172940</text:p>
              </table:table-cell>
              <table:table-cell office:value-type="float" office:value="0.00014334">
                <text:p>0.00014334</text:p>
              </table:table-cell>
            </table:table-row>
            <table:table-row>
              <table:table-cell office:value-type="string">
                <text:p>4,77219406</text:p>
              </table:table-cell>
              <table:table-cell office:value-type="float" office:value="0.0001432">
                <text:p>0.0001432</text:p>
              </table:table-cell>
            </table:table-row>
            <table:table-row>
              <table:table-cell office:value-type="string">
                <text:p>4,79090962</text:p>
              </table:table-cell>
              <table:table-cell office:value-type="float" office:value="0.00013794">
                <text:p>0.00013794</text:p>
              </table:table-cell>
            </table:table-row>
            <table:table-row>
              <table:table-cell office:value-type="string">
                <text:p>4,79507308</text:p>
              </table:table-cell>
              <table:table-cell office:value-type="float" office:value="0.0001368">
                <text:p>0.0001368</text:p>
              </table:table-cell>
            </table:table-row>
            <table:table-row>
              <table:table-cell office:value-type="string">
                <text:p>4,79688805</text:p>
              </table:table-cell>
              <table:table-cell office:value-type="float" office:value="0.0001363">
                <text:p>0.0001363</text:p>
              </table:table-cell>
            </table:table-row>
            <table:table-row>
              <table:table-cell office:value-type="string">
                <text:p>4,82249113</text:p>
              </table:table-cell>
              <table:table-cell office:value-type="float" office:value="0.0001295">
                <text:p>0.0001295</text:p>
              </table:table-cell>
            </table:table-row>
            <table:table-row>
              <table:table-cell office:value-type="string">
                <text:p>4,85499866</text:p>
              </table:table-cell>
              <table:table-cell office:value-type="float" office:value="0.00012135">
                <text:p>0.00012135</text:p>
              </table:table-cell>
            </table:table-row>
            <table:table-row>
              <table:table-cell office:value-type="string">
                <text:p>4,87329458</text:p>
              </table:table-cell>
              <table:table-cell office:value-type="float" office:value="0.00011699">
                <text:p>0.00011699</text:p>
              </table:table-cell>
            </table:table-row>
            <table:table-row>
              <table:table-cell office:value-type="string">
                <text:p>4,88772632</text:p>
              </table:table-cell>
              <table:table-cell office:value-type="float" office:value="0.00011366">
                <text:p>0.00011366</text:p>
              </table:table-cell>
            </table:table-row>
            <table:table-row>
              <table:table-cell office:value-type="string">
                <text:p>5,01696134</text:p>
              </table:table-cell>
              <table:table-cell office:value-type="float" office:value="0.00008777">
                <text:p>0.00008777</text:p>
              </table:table-cell>
            </table:table-row>
            <table:table-row>
              <table:table-cell office:value-type="string">
                <text:p>5,02173048</text:p>
              </table:table-cell>
              <table:table-cell office:value-type="float" office:value="0.00008694">
                <text:p>0.00008694</text:p>
              </table:table-cell>
            </table:table-row>
            <table:table-row>
              <table:table-cell office:value-type="string">
                <text:p>5,04774344</text:p>
              </table:table-cell>
              <table:table-cell office:value-type="float" office:value="0.00008253">
                <text:p>0.00008253</text:p>
              </table:table-cell>
            </table:table-row>
            <table:table-row>
              <table:table-cell office:value-type="string">
                <text:p>5,07976401</text:p>
              </table:table-cell>
              <table:table-cell office:value-type="float" office:value="0.00007741">
                <text:p>0.00007741</text:p>
              </table:table-cell>
            </table:table-row>
            <table:table-row>
              <table:table-cell office:value-type="string">
                <text:p>5,13090417</text:p>
              </table:table-cell>
              <table:table-cell office:value-type="float" office:value="0.00006988">
                <text:p>0.00006988</text:p>
              </table:table-cell>
            </table:table-row>
            <table:table-row>
              <table:table-cell office:value-type="string">
                <text:p>5,13223140</text:p>
              </table:table-cell>
              <table:table-cell office:value-type="float" office:value="0.0000697">
                <text:p>0.0000697</text:p>
              </table:table-cell>
            </table:table-row>
            <table:table-row>
              <table:table-cell office:value-type="string">
                <text:p>5,15499106</text:p>
              </table:table-cell>
              <table:table-cell office:value-type="float" office:value="0.0000666">
                <text:p>0.0000666</text:p>
              </table:table-cell>
            </table:table-row>
            <table:table-row>
              <table:table-cell office:value-type="string">
                <text:p>5,17825645</text:p>
              </table:table-cell>
              <table:table-cell office:value-type="float" office:value="0.00006357">
                <text:p>0.00006357</text:p>
              </table:table-cell>
            </table:table-row>
            <table:table-row>
              <table:table-cell office:value-type="string">
                <text:p>5,19091560</text:p>
              </table:table-cell>
              <table:table-cell office:value-type="float" office:value="0.00006198">
                <text:p>0.00006198</text:p>
              </table:table-cell>
            </table:table-row>
            <table:table-row>
              <table:table-cell office:value-type="string">
                <text:p>5,20415643</text:p>
              </table:table-cell>
              <table:table-cell office:value-type="float" office:value="0.00006036">
                <text:p>0.00006036</text:p>
              </table:table-cell>
            </table:table-row>
            <table:table-row>
              <table:table-cell office:value-type="string">
                <text:p>5,22381052</text:p>
              </table:table-cell>
              <table:table-cell office:value-type="float" office:value="0.00005803">
                <text:p>0.00005803</text:p>
              </table:table-cell>
            </table:table-row>
            <table:table-row>
              <table:table-cell office:value-type="string">
                <text:p>5,23979104</text:p>
              </table:table-cell>
              <table:table-cell office:value-type="float" office:value="0.00005621">
                <text:p>0.00005621</text:p>
              </table:table-cell>
            </table:table-row>
            <table:table-row>
              <table:table-cell office:value-type="string">
                <text:p>5,25249738</text:p>
              </table:table-cell>
              <table:table-cell office:value-type="float" office:value="0.0000548">
                <text:p>0.0000548</text:p>
              </table:table-cell>
            </table:table-row>
            <table:table-row>
              <table:table-cell office:value-type="string">
                <text:p>5,26572708</text:p>
              </table:table-cell>
              <table:table-cell office:value-type="float" office:value="0.00005337">
                <text:p>0.00005337</text:p>
              </table:table-cell>
            </table:table-row>
            <table:table-row>
              <table:table-cell office:value-type="string">
                <text:p>5,29444046</text:p>
              </table:table-cell>
              <table:table-cell office:value-type="float" office:value="0.00005039">
                <text:p>0.00005039</text:p>
              </table:table-cell>
            </table:table-row>
            <table:table-row>
              <table:table-cell office:value-type="string">
                <text:p>5,30986458</text:p>
              </table:table-cell>
              <table:table-cell office:value-type="float" office:value="0.00004886">
                <text:p>0.00004886</text:p>
              </table:table-cell>
            </table:table-row>
            <table:table-row>
              <table:table-cell office:value-type="string">
                <text:p>5,31613824</text:p>
              </table:table-cell>
              <table:table-cell office:value-type="float" office:value="0.00004825">
                <text:p>0.00004825</text:p>
              </table:table-cell>
            </table:table-row>
            <table:table-row>
              <table:table-cell office:value-type="string">
                <text:p>5,36703226</text:p>
              </table:table-cell>
              <table:table-cell office:value-type="float" office:value="0.00004358">
                <text:p>0.00004358</text:p>
              </table:table-cell>
            </table:table-row>
            <table:table-row>
              <table:table-cell office:value-type="string">
                <text:p>5,38726640</text:p>
              </table:table-cell>
              <table:table-cell office:value-type="float" office:value="0.00004185">
                <text:p>0.00004185</text:p>
              </table:table-cell>
            </table:table-row>
            <table:table-row>
              <table:table-cell office:value-type="string">
                <text:p>5,39943161</text:p>
              </table:table-cell>
              <table:table-cell office:value-type="float" office:value="0.00004085">
                <text:p>0.00004085</text:p>
              </table:table-cell>
            </table:table-row>
            <table:table-row>
              <table:table-cell office:value-type="string">
                <text:p>5,43622291</text:p>
              </table:table-cell>
              <table:table-cell office:value-type="float" office:value="0.00003795">
                <text:p>0.00003795</text:p>
              </table:table-cell>
            </table:table-row>
            <table:table-row>
              <table:table-cell office:value-type="string">
                <text:p>5,44420023</text:p>
              </table:table-cell>
              <table:table-cell office:value-type="float" office:value="0.00003735">
                <text:p>0.00003735</text:p>
              </table:table-cell>
            </table:table-row>
            <table:table-row>
              <table:table-cell office:value-type="string">
                <text:p>5,48496137</text:p>
              </table:table-cell>
              <table:table-cell office:value-type="float" office:value="0.00003442">
                <text:p>0.00003442</text:p>
              </table:table-cell>
            </table:table-row>
            <table:table-row>
              <table:table-cell office:value-type="string">
                <text:p>5,56373281</text:p>
              </table:table-cell>
              <table:table-cell office:value-type="float" office:value="0.00002941">
                <text:p>0.00002941</text:p>
              </table:table-cell>
            </table:table-row>
            <table:table-row>
              <table:table-cell office:value-type="string">
                <text:p>5,57890008</text:p>
              </table:table-cell>
              <table:table-cell office:value-type="float" office:value="0.00002853">
                <text:p>0.00002853</text:p>
              </table:table-cell>
            </table:table-row>
            <table:table-row>
              <table:table-cell office:value-type="string">
                <text:p>5,59329541</text:p>
              </table:table-cell>
              <table:table-cell office:value-type="float" office:value="0.00002772">
                <text:p>0.00002772</text:p>
              </table:table-cell>
            </table:table-row>
            <table:table-row>
              <table:table-cell office:value-type="string">
                <text:p>5,62472950</text:p>
              </table:table-cell>
              <table:table-cell office:value-type="float" office:value="0.00002603">
                <text:p>0.00002603</text:p>
              </table:table-cell>
            </table:table-row>
            <table:table-row>
              <table:table-cell office:value-type="string">
                <text:p>5,67684945</text:p>
              </table:table-cell>
              <table:table-cell office:value-type="float" office:value="0.00002345">
                <text:p>0.00002345</text:p>
              </table:table-cell>
            </table:table-row>
            <table:table-row>
              <table:table-cell office:value-type="string">
                <text:p>5,69805839</text:p>
              </table:table-cell>
              <table:table-cell office:value-type="float" office:value="0.00002248">
                <text:p>0.00002248</text:p>
              </table:table-cell>
            </table:table-row>
            <table:table-row>
              <table:table-cell office:value-type="string">
                <text:p>5,76698332</text:p>
              </table:table-cell>
              <table:table-cell office:value-type="float" office:value="0.00001958">
                <text:p>0.00001958</text:p>
              </table:table-cell>
            </table:table-row>
            <table:table-row>
              <table:table-cell office:value-type="string">
                <text:p>5,77643888</text:p>
              </table:table-cell>
              <table:table-cell office:value-type="float" office:value="0.00001922">
                <text:p>0.00001922</text:p>
              </table:table-cell>
            </table:table-row>
            <table:table-row>
              <table:table-cell office:value-type="string">
                <text:p>5,80834532</text:p>
              </table:table-cell>
              <table:table-cell office:value-type="float" office:value="0.00001803">
                <text:p>0.00001803</text:p>
              </table:table-cell>
            </table:table-row>
            <table:table-row>
              <table:table-cell office:value-type="string">
                <text:p>5,82793213</text:p>
              </table:table-cell>
              <table:table-cell office:value-type="float" office:value="0.00001734">
                <text:p>0.00001734</text:p>
              </table:table-cell>
            </table:table-row>
            <table:table-row>
              <table:table-cell office:value-type="string">
                <text:p>5,84129176</text:p>
              </table:table-cell>
              <table:table-cell office:value-type="float" office:value="0.00001688">
                <text:p>0.00001688</text:p>
              </table:table-cell>
            </table:table-row>
            <table:table-row>
              <table:table-cell office:value-type="string">
                <text:p>5,87471855</text:p>
              </table:table-cell>
              <table:table-cell office:value-type="float" office:value="0.00001579">
                <text:p>0.00001579</text:p>
              </table:table-cell>
            </table:table-row>
            <table:table-row>
              <table:table-cell office:value-type="string">
                <text:p>5,91083272</text:p>
              </table:table-cell>
              <table:table-cell office:value-type="float" office:value="0.00001469">
                <text:p>0.00001469</text:p>
              </table:table-cell>
            </table:table-row>
            <table:table-row>
              <table:table-cell office:value-type="string">
                <text:p>5,94114585</text:p>
              </table:table-cell>
              <table:table-cell office:value-type="float" office:value="0.00001382">
                <text:p>0.00001382</text:p>
              </table:table-cell>
            </table:table-row>
            <table:table-row>
              <table:table-cell office:value-type="string">
                <text:p>5,95061655</text:p>
              </table:table-cell>
              <table:table-cell office:value-type="float" office:value="0.00001356">
                <text:p>0.00001356</text:p>
              </table:table-cell>
            </table:table-row>
            <table:table-row>
              <table:table-cell office:value-type="string">
                <text:p>5,95199847</text:p>
              </table:table-cell>
              <table:table-cell office:value-type="float" office:value="0.00001353">
                <text:p>0.00001353</text:p>
              </table:table-cell>
            </table:table-row>
            <table:table-row>
              <table:table-cell office:value-type="string">
                <text:p>5,95516352</text:p>
              </table:table-cell>
              <table:table-cell office:value-type="float" office:value="0.00001344">
                <text:p>0.00001344</text:p>
              </table:table-cell>
            </table:table-row>
            <table:table-row>
              <table:table-cell office:value-type="string">
                <text:p>6,00697378</text:p>
              </table:table-cell>
              <table:table-cell office:value-type="float" office:value="0.00001212">
                <text:p>0.00001212</text:p>
              </table:table-cell>
            </table:table-row>
            <table:table-row>
              <table:table-cell office:value-type="string">
                <text:p>6,02951069</text:p>
              </table:table-cell>
              <table:table-cell office:value-type="float" office:value="0.00001158">
                <text:p>0.00001158</text:p>
              </table:table-cell>
            </table:table-row>
            <table:table-row>
              <table:table-cell office:value-type="string">
                <text:p>6,03406167</text:p>
              </table:table-cell>
              <table:table-cell office:value-type="float" office:value="0.00001148">
                <text:p>0.00001148</text:p>
              </table:table-cell>
            </table:table-row>
            <table:table-row>
              <table:table-cell office:value-type="string">
                <text:p>6,08788444</text:p>
              </table:table-cell>
              <table:table-cell office:value-type="float" office:value="0.00001031">
                <text:p>0.00001031</text:p>
              </table:table-cell>
            </table:table-row>
            <table:table-row>
              <table:table-cell office:value-type="string">
                <text:p>6,09385665</text:p>
              </table:table-cell>
              <table:table-cell office:value-type="float" office:value="0.00001019">
                <text:p>0.00001019</text:p>
              </table:table-cell>
            </table:table-row>
            <table:table-row>
              <table:table-cell office:value-type="string">
                <text:p>6,15523186</text:p>
              </table:table-cell>
              <table:table-cell office:value-type="float" office:value="0.00000901">
                <text:p>0.00000901</text:p>
              </table:table-cell>
            </table:table-row>
            <table:table-row>
              <table:table-cell office:value-type="string">
                <text:p>6,16099601</text:p>
              </table:table-cell>
              <table:table-cell office:value-type="float" office:value="0.00000891">
                <text:p>0.00000891</text:p>
              </table:table-cell>
            </table:table-row>
            <table:table-row>
              <table:table-cell office:value-type="string">
                <text:p>6,16953570</text:p>
              </table:table-cell>
              <table:table-cell office:value-type="float" office:value="0.00000875">
                <text:p>0.00000875</text:p>
              </table:table-cell>
            </table:table-row>
            <table:table-row>
              <table:table-cell office:value-type="string">
                <text:p>6,17750421</text:p>
              </table:table-cell>
              <table:table-cell office:value-type="float" office:value="0.00000862">
                <text:p>0.00000862</text:p>
              </table:table-cell>
            </table:table-row>
            <table:table-row>
              <table:table-cell office:value-type="string">
                <text:p>6,20962646</text:p>
              </table:table-cell>
              <table:table-cell office:value-type="float" office:value="0.00000808">
                <text:p>0.00000808</text:p>
              </table:table-cell>
            </table:table-row>
            <table:table-row>
              <table:table-cell office:value-type="string">
                <text:p>6,24085243</text:p>
              </table:table-cell>
              <table:table-cell office:value-type="float" office:value="0.00000759">
                <text:p>0.00000759</text:p>
              </table:table-cell>
            </table:table-row>
            <table:table-row>
              <table:table-cell office:value-type="string">
                <text:p>6,27953235</text:p>
              </table:table-cell>
              <table:table-cell office:value-type="float" office:value="0.00000703">
                <text:p>0.00000703</text:p>
              </table:table-cell>
            </table:table-row>
            <table:table-row>
              <table:table-cell office:value-type="string">
                <text:p>6,28345691</text:p>
              </table:table-cell>
              <table:table-cell office:value-type="float" office:value="0.00000697">
                <text:p>0.00000697</text:p>
              </table:table-cell>
            </table:table-row>
            <table:table-row>
              <table:table-cell office:value-type="string">
                <text:p>6,30310691</text:p>
              </table:table-cell>
              <table:table-cell office:value-type="float" office:value="0.0000067">
                <text:p>0.0000067</text:p>
              </table:table-cell>
            </table:table-row>
            <table:table-row>
              <table:table-cell office:value-type="string">
                <text:p>6,31997893</text:p>
              </table:table-cell>
              <table:table-cell office:value-type="float" office:value="0.00000648">
                <text:p>0.00000648</text:p>
              </table:table-cell>
            </table:table-row>
            <table:table-row>
              <table:table-cell office:value-type="string">
                <text:p>6,35249380</text:p>
              </table:table-cell>
              <table:table-cell office:value-type="float" office:value="0.00000607">
                <text:p>0.00000607</text:p>
              </table:table-cell>
            </table:table-row>
            <table:table-row>
              <table:table-cell office:value-type="string">
                <text:p>6,42553685</text:p>
              </table:table-cell>
              <table:table-cell office:value-type="float" office:value="0.00000525">
                <text:p>0.00000525</text:p>
              </table:table-cell>
            </table:table-row>
            <table:table-row>
              <table:table-cell office:value-type="string">
                <text:p>6,44635892</text:p>
              </table:table-cell>
              <table:table-cell office:value-type="float" office:value="0.00000503">
                <text:p>0.00000503</text:p>
              </table:table-cell>
            </table:table-row>
            <table:table-row>
              <table:table-cell office:value-type="string">
                <text:p>6,47180182</text:p>
              </table:table-cell>
              <table:table-cell office:value-type="float" office:value="0.00000478">
                <text:p>0.00000478</text:p>
              </table:table-cell>
            </table:table-row>
            <table:table-row>
              <table:table-cell office:value-type="string">
                <text:p>6,47642855</text:p>
              </table:table-cell>
              <table:table-cell office:value-type="float" office:value="0.00000474">
                <text:p>0.00000474</text:p>
              </table:table-cell>
            </table:table-row>
            <table:table-row>
              <table:table-cell office:value-type="string">
                <text:p>6,48687683</text:p>
              </table:table-cell>
              <table:table-cell office:value-type="float" office:value="0.00000464">
                <text:p>0.00000464</text:p>
              </table:table-cell>
            </table:table-row>
            <table:table-row>
              <table:table-cell office:value-type="string">
                <text:p>6,50541114</text:p>
              </table:table-cell>
              <table:table-cell office:value-type="float" office:value="0.00000447">
                <text:p>0.00000447</text:p>
              </table:table-cell>
            </table:table-row>
            <table:table-row>
              <table:table-cell office:value-type="string">
                <text:p>6,59457127</text:p>
              </table:table-cell>
              <table:table-cell office:value-type="float" office:value="0.00000374">
                <text:p>0.00000374</text:p>
              </table:table-cell>
            </table:table-row>
            <table:table-row>
              <table:table-cell office:value-type="string">
                <text:p>6,70077580</text:p>
              </table:table-cell>
              <table:table-cell office:value-type="float" office:value="0.00000303">
                <text:p>0.00000303</text:p>
              </table:table-cell>
            </table:table-row>
            <table:table-row>
              <table:table-cell office:value-type="string">
                <text:p>6,75302930</text:p>
              </table:table-cell>
              <table:table-cell office:value-type="float" office:value="0.00000273">
                <text:p>0.00000273</text:p>
              </table:table-cell>
            </table:table-row>
            <table:table-row>
              <table:table-cell office:value-type="string">
                <text:p>6,77143988</text:p>
              </table:table-cell>
              <table:table-cell office:value-type="float" office:value="0.00000263">
                <text:p>0.00000263</text:p>
              </table:table-cell>
            </table:table-row>
            <table:table-row>
              <table:table-cell office:value-type="string">
                <text:p>6,78979705</text:p>
              </table:table-cell>
              <table:table-cell office:value-type="float" office:value="0.00000253">
                <text:p>0.00000253</text:p>
              </table:table-cell>
            </table:table-row>
            <table:table-row>
              <table:table-cell office:value-type="string">
                <text:p>6,97935410</text:p>
              </table:table-cell>
              <table:table-cell office:value-type="float" office:value="0.00000173">
                <text:p>0.00000173</text:p>
              </table:table-cell>
            </table:table-row>
            <table:table-row>
              <table:table-cell office:value-type="string">
                <text:p>7,02005314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7,11544094</text:p>
              </table:table-cell>
              <table:table-cell office:value-type="float" office:value="0.00000132">
                <text:p>0.00000132</text:p>
              </table:table-cell>
            </table:table-row>
            <table:table-row>
              <table:table-cell office:value-type="string">
                <text:p>7,254160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,37680078</text:p>
              </table:table-cell>
              <table:table-cell office:value-type="float" office:value="0.00000078">
                <text:p>0.00000078</text:p>
              </table:table-cell>
            </table:table-row>
            <table:table-row>
              <table:table-cell office:value-type="string">
                <text:p>7,59179692</text:p>
              </table:table-cell>
              <table:table-cell office:value-type="float" office:value="0.00000051">
                <text:p>0.00000051</text:p>
              </table:table-cell>
            </table:table-row>
            <table:table-row>
              <table:table-cell office:value-type="string">
                <text:p>7,62044894</text:p>
              </table:table-cell>
              <table:table-cell office:value-type="float" office:value="0.00000048">
                <text:p>0.00000048</text:p>
              </table:table-cell>
            </table:table-row>
            <table:table-row>
              <table:table-cell office:value-type="string">
                <text:p>7,89225766</text:p>
              </table:table-cell>
              <table:table-cell office:value-type="float" office:value="0.00000028">
                <text:p>0.00000028</text:p>
              </table:table-cell>
            </table:table-row>
            <table:table-row>
              <table:table-cell office:value-type="string">
                <text:p>8,28274190</text:p>
              </table:table-cell>
              <table:table-cell office:value-type="float" office:value="0.00000013">
                <text:p>0.00000013</text:p>
              </table:table-cell>
            </table:table-row>
            <table:table-row>
              <table:table-cell office:value-type="string">
                <text:p>8,75428209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string">
                <text:p>8,99316434</text:p>
              </table:table-cell>
              <table:table-cell office:value-type="float" office:value="0.00000003">
                <text:p>0.00000003</text:p>
              </table:table-cell>
            </table:table-row>
            <table:table-row>
              <table:table-cell office:value-type="string">
                <text:p>9,32547515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string">
                <text:p>9,44654970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9,60813390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9,64028270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9,65247439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10,24834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,5086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,52845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,6864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,06689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